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563in"/>
    </style:style>
    <style:style style:name="co6" style:family="table-column">
      <style:table-column-properties fo:break-before="auto" style:column-width="1.772in"/>
    </style:style>
    <style:style style:name="co7" style:family="table-column">
      <style:table-column-properties fo:break-before="auto" style:column-width="2.0402in"/>
    </style:style>
    <style:style style:name="co8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map style:condition="cell-content()!=[$CPM.$B29]" style:apply-style-name="Untitled1" style:base-cell-address="CPM.B2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fo:color="#9999ff"/>
    </style:style>
    <style:style style:name="ce7" style:family="table-cell" style:parent-style-name="Default">
      <style:map style:condition="cell-content()!=[$CPM.$B29]" style:apply-style-name="Untitled1" style:base-cell-address="CPM.C29"/>
    </style:style>
    <style:style style:name="ce8" style:family="table-cell" style:parent-style-name="Default">
      <style:map style:condition="cell-content()!=[$CPM.$B30]" style:apply-style-name="Untitled1" style:base-cell-address="CPM.C30"/>
    </style:style>
    <style:style style:name="ce9" style:family="table-cell" style:parent-style-name="Default">
      <style:map style:condition="cell-content()!=[$CPM.$B33]" style:apply-style-name="Untitled1" style:base-cell-address="CPM.C33"/>
    </style:style>
    <style:style style:name="ce10" style:family="table-cell" style:parent-style-name="Default">
      <style:map style:condition="cell-content()!=[$CPM.$B34]" style:apply-style-name="Untitled1" style:base-cell-address="CPM.C34"/>
    </style:style>
    <style:style style:name="ce11" style:family="table-cell" style:parent-style-name="Default">
      <style:map style:condition="cell-content()!=[$CPM.$B37]" style:apply-style-name="Untitled1" style:base-cell-address="CPM.C37"/>
    </style:style>
    <style:style style:name="ce12" style:family="table-cell" style:parent-style-name="Default">
      <style:map style:condition="cell-content()!=[$CPM.$B38]" style:apply-style-name="Untitled1" style:base-cell-address="CPM.C38"/>
    </style:style>
    <style:style style:name="ce13" style:family="table-cell" style:parent-style-name="Default">
      <style:map style:condition="cell-content()!=[$CPM.$B41]" style:apply-style-name="Untitled1" style:base-cell-address="CPM.C41"/>
    </style:style>
    <style:style style:name="ce14" style:family="table-cell" style:parent-style-name="Default">
      <style:map style:condition="cell-content()!=[$CPM.$B42]" style:apply-style-name="Untitled1" style:base-cell-address="CPM.C42"/>
    </style:style>
    <style:style style:name="ce15" style:family="table-cell" style:parent-style-name="Default">
      <style:map style:condition="cell-content()!=[$CPM.$B45]" style:apply-style-name="Untitled1" style:base-cell-address="CPM.C45"/>
    </style:style>
    <style:style style:name="ce16" style:family="table-cell" style:parent-style-name="Default">
      <style:map style:condition="cell-content()!=[$CPM.$B46]" style:apply-style-name="Untitled1" style:base-cell-address="CPM.C46"/>
    </style:style>
    <style:style style:name="ce17" style:family="table-cell" style:parent-style-name="Default">
      <style:map style:condition="cell-content()!=[$CPM.$B49]" style:apply-style-name="Untitled1" style:base-cell-address="CPM.C49"/>
    </style:style>
    <style:style style:name="ce18" style:family="table-cell" style:parent-style-name="Default">
      <style:map style:condition="cell-content()!=[$CPM.$B53]" style:apply-style-name="Untitled1" style:base-cell-address="CPM.C53"/>
    </style:style>
    <style:style style:name="ce19" style:family="table-cell" style:parent-style-name="Default">
      <style:map style:condition="cell-content()!=[$CPM.$B54]" style:apply-style-name="Untitled1" style:base-cell-address="CPM.C54"/>
    </style:style>
    <style:style style:name="ce20" style:family="table-cell" style:parent-style-name="Default">
      <style:map style:condition="cell-content()!=[$CPM.$B64]" style:apply-style-name="Untitled1" style:base-cell-address="CPM.C64"/>
    </style:style>
    <style:style style:name="ce21" style:family="table-cell" style:parent-style-name="Default">
      <style:map style:condition="cell-content()!=[$CPM.$B67]" style:apply-style-name="Untitled1" style:base-cell-address="CPM.C67"/>
    </style:style>
    <style:style style:name="ce22" style:family="table-cell" style:parent-style-name="Default">
      <style:map style:condition="cell-content()!=[$CPM.$B71]" style:apply-style-name="Untitled1" style:base-cell-address="CPM.C71"/>
    </style:style>
    <style:style style:name="ce23" style:family="table-cell" style:parent-style-name="Default">
      <style:map style:condition="cell-content()!=[$CPM.$B75]" style:apply-style-name="Untitled1" style:base-cell-address="CPM.C75"/>
    </style:style>
    <style:style style:name="ce24" style:family="table-cell" style:parent-style-name="Default">
      <style:map style:condition="cell-content()!=[$CPM.$B79]" style:apply-style-name="Untitled1" style:base-cell-address="CPM.C79"/>
    </style:style>
    <style:style style:name="ce25" style:family="table-cell" style:parent-style-name="Default">
      <style:map style:condition="cell-content()!=[$CPM.$B83]" style:apply-style-name="Untitled1" style:base-cell-address="CPM.C83"/>
    </style:style>
    <style:style style:name="ce26" style:family="table-cell" style:parent-style-name="Default">
      <style:map style:condition="cell-content()!=[$CPM.$B86]" style:apply-style-name="Untitled1" style:base-cell-address="CPM.C86"/>
    </style:style>
    <style:style style:name="ce27" style:family="table-cell" style:parent-style-name="Default">
      <style:map style:condition="cell-content()!=[$CPM.$B89]" style:apply-style-name="Untitled1" style:base-cell-address="CPM.C89"/>
    </style:style>
    <style:style style:name="ce28" style:family="table-cell" style:parent-style-name="Default">
      <style:map style:condition="cell-content()!=[$CPM.$B92]" style:apply-style-name="Untitled1" style:base-cell-address="CPM.C92"/>
    </style:style>
    <style:style style:name="ce29" style:family="table-cell" style:parent-style-name="Default">
      <style:map style:condition="cell-content()!=[$CPM.$B96]" style:apply-style-name="Untitled1" style:base-cell-address="CPM.C96"/>
    </style:style>
    <style:style style:name="ce30" style:family="table-cell" style:parent-style-name="Default">
      <style:map style:condition="cell-content()!=[$CPM.$B97]" style:apply-style-name="Untitled1" style:base-cell-address="CPM.C97"/>
    </style:style>
    <style:style style:name="ce31" style:family="table-cell" style:parent-style-name="Default">
      <style:map style:condition="cell-content()!=[$CPM.$B104]" style:apply-style-name="Untitled1" style:base-cell-address="CPM.C104"/>
    </style:style>
    <style:style style:name="ce32" style:family="table-cell" style:parent-style-name="Default">
      <style:map style:condition="cell-content()!=[$CPM.$B108]" style:apply-style-name="Untitled1" style:base-cell-address="CPM.C108"/>
    </style:style>
    <style:style style:name="ce33" style:family="table-cell" style:parent-style-name="Default">
      <style:map style:condition="cell-content()!=[$CPM.$B111]" style:apply-style-name="Untitled1" style:base-cell-address="CPM.C111"/>
    </style:style>
    <style:style style:name="ce34" style:family="table-cell" style:parent-style-name="Default">
      <style:map style:condition="cell-content()!=[$CPM.$B114]" style:apply-style-name="Untitled1" style:base-cell-address="CPM.C114"/>
    </style:style>
    <style:style style:name="ce35" style:family="table-cell" style:parent-style-name="Default">
      <style:map style:condition="cell-content()!=[$CPM.$B117]" style:apply-style-name="Untitled1" style:base-cell-address="CPM.C117"/>
    </style:style>
    <style:style style:name="ce36" style:family="table-cell" style:parent-style-name="Default">
      <style:map style:condition="cell-content()!=[$CPM.$B120]" style:apply-style-name="Untitled1" style:base-cell-address="CPM.C120"/>
    </style:style>
    <style:style style:name="ce37" style:family="table-cell" style:parent-style-name="Default">
      <style:map style:condition="cell-content()!=[$CPM.$B123]" style:apply-style-name="Untitled1" style:base-cell-address="CPM.C123"/>
    </style:style>
    <style:style style:name="ce38" style:family="table-cell" style:parent-style-name="Default">
      <style:map style:condition="cell-content()!=[$CPM.$B126]" style:apply-style-name="Untitled1" style:base-cell-address="CPM.C126"/>
    </style:style>
    <style:style style:name="ce39" style:family="table-cell" style:parent-style-name="Default">
      <style:map style:condition="cell-content()!=[$CPM.$B129]" style:apply-style-name="Untitled1" style:base-cell-address="CPM.C129"/>
    </style:style>
    <style:style style:name="ce40" style:family="table-cell" style:parent-style-name="Default">
      <style:map style:condition="cell-content()!=[$CPM.$B132]" style:apply-style-name="Untitled1" style:base-cell-address="CPM.C132"/>
    </style:style>
    <style:style style:name="ce41" style:family="table-cell" style:parent-style-name="Default">
      <style:map style:condition="cell-content()!=[$CPM.$B140]" style:apply-style-name="Untitled1" style:base-cell-address="CPM.C140"/>
    </style:style>
    <style:style style:name="ce42" style:family="table-cell" style:parent-style-name="Default">
      <style:map style:condition="cell-content()!=[$CPM.$B29]" style:apply-style-name="Untitled1" style:base-cell-address="CPM.D29"/>
    </style:style>
    <style:style style:name="ce43" style:family="table-cell" style:parent-style-name="Default">
      <style:map style:condition="cell-content()!=[$CPM.$B30]" style:apply-style-name="Untitled1" style:base-cell-address="CPM.D30"/>
    </style:style>
    <style:style style:name="ce44" style:family="table-cell" style:parent-style-name="Default">
      <style:map style:condition="cell-content()!=[$CPM.$B33]" style:apply-style-name="Untitled1" style:base-cell-address="CPM.D33"/>
    </style:style>
    <style:style style:name="ce45" style:family="table-cell" style:parent-style-name="Default">
      <style:map style:condition="cell-content()!=[$CPM.$B34]" style:apply-style-name="Untitled1" style:base-cell-address="CPM.D34"/>
    </style:style>
    <style:style style:name="ce46" style:family="table-cell" style:parent-style-name="Default">
      <style:map style:condition="cell-content()!=[$CPM.$B37]" style:apply-style-name="Untitled1" style:base-cell-address="CPM.D37"/>
    </style:style>
    <style:style style:name="ce47" style:family="table-cell" style:parent-style-name="Default">
      <style:map style:condition="cell-content()!=[$CPM.$B38]" style:apply-style-name="Untitled1" style:base-cell-address="CPM.D38"/>
    </style:style>
    <style:style style:name="ce48" style:family="table-cell" style:parent-style-name="Default">
      <style:map style:condition="cell-content()!=[$CPM.$B41]" style:apply-style-name="Untitled1" style:base-cell-address="CPM.D41"/>
    </style:style>
    <style:style style:name="ce49" style:family="table-cell" style:parent-style-name="Default">
      <style:map style:condition="cell-content()!=[$CPM.$B42]" style:apply-style-name="Untitled1" style:base-cell-address="CPM.D42"/>
    </style:style>
    <style:style style:name="ce50" style:family="table-cell" style:parent-style-name="Default">
      <style:map style:condition="cell-content()!=[$CPM.$B45]" style:apply-style-name="Untitled1" style:base-cell-address="CPM.D45"/>
    </style:style>
    <style:style style:name="ce51" style:family="table-cell" style:parent-style-name="Default">
      <style:map style:condition="cell-content()!=[$CPM.$B46]" style:apply-style-name="Untitled1" style:base-cell-address="CPM.D46"/>
    </style:style>
    <style:style style:name="ce52" style:family="table-cell" style:parent-style-name="Default">
      <style:map style:condition="cell-content()!=[$CPM.$B49]" style:apply-style-name="Untitled1" style:base-cell-address="CPM.D49"/>
    </style:style>
    <style:style style:name="ce53" style:family="table-cell" style:parent-style-name="Default">
      <style:map style:condition="cell-content()!=[$CPM.$B53]" style:apply-style-name="Untitled1" style:base-cell-address="CPM.D53"/>
    </style:style>
    <style:style style:name="ce54" style:family="table-cell" style:parent-style-name="Default">
      <style:map style:condition="cell-content()!=[$CPM.$B54]" style:apply-style-name="Untitled1" style:base-cell-address="CPM.D54"/>
    </style:style>
    <style:style style:name="ce55" style:family="table-cell" style:parent-style-name="Default">
      <style:map style:condition="cell-content()!=[$CPM.$B64]" style:apply-style-name="Untitled1" style:base-cell-address="CPM.D64"/>
    </style:style>
    <style:style style:name="ce56" style:family="table-cell" style:parent-style-name="Default">
      <style:map style:condition="cell-content()!=[$CPM.$B67]" style:apply-style-name="Untitled1" style:base-cell-address="CPM.D67"/>
    </style:style>
    <style:style style:name="ce57" style:family="table-cell" style:parent-style-name="Default">
      <style:map style:condition="cell-content()!=[$CPM.$B71]" style:apply-style-name="Untitled1" style:base-cell-address="CPM.D71"/>
    </style:style>
    <style:style style:name="ce58" style:family="table-cell" style:parent-style-name="Default">
      <style:map style:condition="cell-content()!=[$CPM.$B75]" style:apply-style-name="Untitled1" style:base-cell-address="CPM.D75"/>
    </style:style>
    <style:style style:name="ce59" style:family="table-cell" style:parent-style-name="Default">
      <style:map style:condition="cell-content()!=[$CPM.$B79]" style:apply-style-name="Untitled1" style:base-cell-address="CPM.D79"/>
    </style:style>
    <style:style style:name="ce60" style:family="table-cell" style:parent-style-name="Default">
      <style:map style:condition="cell-content()!=[$CPM.$B83]" style:apply-style-name="Untitled1" style:base-cell-address="CPM.D83"/>
    </style:style>
    <style:style style:name="ce61" style:family="table-cell" style:parent-style-name="Default">
      <style:map style:condition="cell-content()!=[$CPM.$B86]" style:apply-style-name="Untitled1" style:base-cell-address="CPM.D86"/>
    </style:style>
    <style:style style:name="ce62" style:family="table-cell" style:parent-style-name="Default">
      <style:map style:condition="cell-content()!=[$CPM.$B89]" style:apply-style-name="Untitled1" style:base-cell-address="CPM.D89"/>
    </style:style>
    <style:style style:name="ce63" style:family="table-cell" style:parent-style-name="Default">
      <style:map style:condition="cell-content()!=[$CPM.$B92]" style:apply-style-name="Untitled1" style:base-cell-address="CPM.D92"/>
    </style:style>
    <style:style style:name="ce64" style:family="table-cell" style:parent-style-name="Default">
      <style:map style:condition="cell-content()!=[$CPM.$B96]" style:apply-style-name="Untitled1" style:base-cell-address="CPM.D96"/>
    </style:style>
    <style:style style:name="ce65" style:family="table-cell" style:parent-style-name="Default">
      <style:map style:condition="cell-content()!=[$CPM.$B97]" style:apply-style-name="Untitled1" style:base-cell-address="CPM.D97"/>
    </style:style>
    <style:style style:name="ce66" style:family="table-cell" style:parent-style-name="Default">
      <style:map style:condition="cell-content()!=[$CPM.$B104]" style:apply-style-name="Untitled1" style:base-cell-address="CPM.D104"/>
    </style:style>
    <style:style style:name="ce67" style:family="table-cell" style:parent-style-name="Default">
      <style:map style:condition="cell-content()!=[$CPM.$B108]" style:apply-style-name="Untitled1" style:base-cell-address="CPM.D108"/>
    </style:style>
    <style:style style:name="ce68" style:family="table-cell" style:parent-style-name="Default">
      <style:map style:condition="cell-content()!=[$CPM.$B111]" style:apply-style-name="Untitled1" style:base-cell-address="CPM.D111"/>
    </style:style>
    <style:style style:name="ce69" style:family="table-cell" style:parent-style-name="Default">
      <style:map style:condition="cell-content()!=[$CPM.$B114]" style:apply-style-name="Untitled1" style:base-cell-address="CPM.D114"/>
    </style:style>
    <style:style style:name="ce70" style:family="table-cell" style:parent-style-name="Default">
      <style:map style:condition="cell-content()!=[$CPM.$B117]" style:apply-style-name="Untitled1" style:base-cell-address="CPM.D117"/>
    </style:style>
    <style:style style:name="ce71" style:family="table-cell" style:parent-style-name="Default">
      <style:map style:condition="cell-content()!=[$CPM.$B120]" style:apply-style-name="Untitled1" style:base-cell-address="CPM.D120"/>
    </style:style>
    <style:style style:name="ce72" style:family="table-cell" style:parent-style-name="Default">
      <style:map style:condition="cell-content()!=[$CPM.$B123]" style:apply-style-name="Untitled1" style:base-cell-address="CPM.D123"/>
    </style:style>
    <style:style style:name="ce73" style:family="table-cell" style:parent-style-name="Default">
      <style:map style:condition="cell-content()!=[$CPM.$B126]" style:apply-style-name="Untitled1" style:base-cell-address="CPM.D126"/>
    </style:style>
    <style:style style:name="ce74" style:family="table-cell" style:parent-style-name="Default">
      <style:map style:condition="cell-content()!=[$CPM.$B129]" style:apply-style-name="Untitled1" style:base-cell-address="CPM.D129"/>
    </style:style>
    <style:style style:name="ce75" style:family="table-cell" style:parent-style-name="Default">
      <style:map style:condition="cell-content()!=[$CPM.$B132]" style:apply-style-name="Untitled1" style:base-cell-address="CPM.D132"/>
    </style:style>
    <style:style style:name="ce76" style:family="table-cell" style:parent-style-name="Default">
      <style:map style:condition="cell-content()!=[$CPM.$B140]" style:apply-style-name="Untitled1" style:base-cell-address="CPM.D140"/>
    </style:style>
    <style:style style:name="ce77" style:family="table-cell" style:parent-style-name="Default">
      <style:map style:condition="cell-content()!=[$CPM.$B29]" style:apply-style-name="Untitled1" style:base-cell-address="CPM.E29"/>
    </style:style>
    <style:style style:name="ce78" style:family="table-cell" style:parent-style-name="Default">
      <style:map style:condition="cell-content()!=[$CPM.$B30]" style:apply-style-name="Untitled1" style:base-cell-address="CPM.E30"/>
    </style:style>
    <style:style style:name="ce79" style:family="table-cell" style:parent-style-name="Default">
      <style:map style:condition="cell-content()!=[$CPM.$B33]" style:apply-style-name="Untitled1" style:base-cell-address="CPM.E33"/>
    </style:style>
    <style:style style:name="ce80" style:family="table-cell" style:parent-style-name="Default">
      <style:map style:condition="cell-content()!=[$CPM.$B34]" style:apply-style-name="Untitled1" style:base-cell-address="CPM.E34"/>
    </style:style>
    <style:style style:name="ce81" style:family="table-cell" style:parent-style-name="Default">
      <style:map style:condition="cell-content()!=[$CPM.$B37]" style:apply-style-name="Untitled1" style:base-cell-address="CPM.E37"/>
    </style:style>
    <style:style style:name="ce82" style:family="table-cell" style:parent-style-name="Default">
      <style:map style:condition="cell-content()!=[$CPM.$B38]" style:apply-style-name="Untitled1" style:base-cell-address="CPM.E38"/>
    </style:style>
    <style:style style:name="ce83" style:family="table-cell" style:parent-style-name="Default">
      <style:map style:condition="cell-content()!=[$CPM.$B41]" style:apply-style-name="Untitled1" style:base-cell-address="CPM.E41"/>
    </style:style>
    <style:style style:name="ce84" style:family="table-cell" style:parent-style-name="Default">
      <style:map style:condition="cell-content()!=[$CPM.$B42]" style:apply-style-name="Untitled1" style:base-cell-address="CPM.E42"/>
    </style:style>
    <style:style style:name="ce85" style:family="table-cell" style:parent-style-name="Default">
      <style:map style:condition="cell-content()!=[$CPM.$B45]" style:apply-style-name="Untitled1" style:base-cell-address="CPM.E45"/>
    </style:style>
    <style:style style:name="ce86" style:family="table-cell" style:parent-style-name="Default">
      <style:map style:condition="cell-content()!=[$CPM.$B46]" style:apply-style-name="Untitled1" style:base-cell-address="CPM.E46"/>
    </style:style>
    <style:style style:name="ce87" style:family="table-cell" style:parent-style-name="Default">
      <style:map style:condition="cell-content()!=[$CPM.$B49]" style:apply-style-name="Untitled1" style:base-cell-address="CPM.E49"/>
    </style:style>
    <style:style style:name="ce88" style:family="table-cell" style:parent-style-name="Default">
      <style:map style:condition="cell-content()!=[$CPM.$B53]" style:apply-style-name="Untitled1" style:base-cell-address="CPM.E53"/>
    </style:style>
    <style:style style:name="ce89" style:family="table-cell" style:parent-style-name="Default">
      <style:map style:condition="cell-content()!=[$CPM.$B54]" style:apply-style-name="Untitled1" style:base-cell-address="CPM.E54"/>
    </style:style>
    <style:style style:name="ce90" style:family="table-cell" style:parent-style-name="Default">
      <style:map style:condition="cell-content()!=[$CPM.$B64]" style:apply-style-name="Untitled1" style:base-cell-address="CPM.E64"/>
    </style:style>
    <style:style style:name="ce91" style:family="table-cell" style:parent-style-name="Default">
      <style:map style:condition="cell-content()!=[$CPM.$B67]" style:apply-style-name="Untitled1" style:base-cell-address="CPM.E67"/>
    </style:style>
    <style:style style:name="ce92" style:family="table-cell" style:parent-style-name="Default">
      <style:map style:condition="cell-content()!=[$CPM.$B71]" style:apply-style-name="Untitled1" style:base-cell-address="CPM.E71"/>
    </style:style>
    <style:style style:name="ce93" style:family="table-cell" style:parent-style-name="Default">
      <style:map style:condition="cell-content()!=[$CPM.$B75]" style:apply-style-name="Untitled1" style:base-cell-address="CPM.E75"/>
    </style:style>
    <style:style style:name="ce94" style:family="table-cell" style:parent-style-name="Default">
      <style:map style:condition="cell-content()!=[$CPM.$B79]" style:apply-style-name="Untitled1" style:base-cell-address="CPM.E79"/>
    </style:style>
    <style:style style:name="ce95" style:family="table-cell" style:parent-style-name="Default">
      <style:map style:condition="cell-content()!=[$CPM.$B83]" style:apply-style-name="Untitled1" style:base-cell-address="CPM.E83"/>
    </style:style>
    <style:style style:name="ce96" style:family="table-cell" style:parent-style-name="Default">
      <style:map style:condition="cell-content()!=[$CPM.$B86]" style:apply-style-name="Untitled1" style:base-cell-address="CPM.E86"/>
    </style:style>
    <style:style style:name="ce97" style:family="table-cell" style:parent-style-name="Default">
      <style:map style:condition="cell-content()!=[$CPM.$B89]" style:apply-style-name="Untitled1" style:base-cell-address="CPM.E89"/>
    </style:style>
    <style:style style:name="ce98" style:family="table-cell" style:parent-style-name="Default">
      <style:map style:condition="cell-content()!=[$CPM.$B92]" style:apply-style-name="Untitled1" style:base-cell-address="CPM.E92"/>
    </style:style>
    <style:style style:name="ce99" style:family="table-cell" style:parent-style-name="Default">
      <style:map style:condition="cell-content()!=[$CPM.$B96]" style:apply-style-name="Untitled1" style:base-cell-address="CPM.E96"/>
    </style:style>
    <style:style style:name="ce100" style:family="table-cell" style:parent-style-name="Default">
      <style:map style:condition="cell-content()!=[$CPM.$B97]" style:apply-style-name="Untitled1" style:base-cell-address="CPM.E97"/>
    </style:style>
    <style:style style:name="ce101" style:family="table-cell" style:parent-style-name="Default">
      <style:map style:condition="cell-content()!=[$CPM.$B104]" style:apply-style-name="Untitled1" style:base-cell-address="CPM.E104"/>
    </style:style>
    <style:style style:name="ce102" style:family="table-cell" style:parent-style-name="Default">
      <style:map style:condition="cell-content()!=[$CPM.$B108]" style:apply-style-name="Untitled1" style:base-cell-address="CPM.E108"/>
    </style:style>
    <style:style style:name="ce103" style:family="table-cell" style:parent-style-name="Default">
      <style:map style:condition="cell-content()!=[$CPM.$B111]" style:apply-style-name="Untitled1" style:base-cell-address="CPM.E111"/>
    </style:style>
    <style:style style:name="ce104" style:family="table-cell" style:parent-style-name="Default">
      <style:map style:condition="cell-content()!=[$CPM.$B114]" style:apply-style-name="Untitled1" style:base-cell-address="CPM.E114"/>
    </style:style>
    <style:style style:name="ce105" style:family="table-cell" style:parent-style-name="Default">
      <style:map style:condition="cell-content()!=[$CPM.$B117]" style:apply-style-name="Untitled1" style:base-cell-address="CPM.E117"/>
    </style:style>
    <style:style style:name="ce106" style:family="table-cell" style:parent-style-name="Default">
      <style:map style:condition="cell-content()!=[$CPM.$B120]" style:apply-style-name="Untitled1" style:base-cell-address="CPM.E120"/>
    </style:style>
    <style:style style:name="ce107" style:family="table-cell" style:parent-style-name="Default">
      <style:map style:condition="cell-content()!=[$CPM.$B123]" style:apply-style-name="Untitled1" style:base-cell-address="CPM.E123"/>
    </style:style>
    <style:style style:name="ce108" style:family="table-cell" style:parent-style-name="Default">
      <style:map style:condition="cell-content()!=[$CPM.$B126]" style:apply-style-name="Untitled1" style:base-cell-address="CPM.E126"/>
    </style:style>
    <style:style style:name="ce109" style:family="table-cell" style:parent-style-name="Default">
      <style:map style:condition="cell-content()!=[$CPM.$B129]" style:apply-style-name="Untitled1" style:base-cell-address="CPM.E129"/>
    </style:style>
    <style:style style:name="ce110" style:family="table-cell" style:parent-style-name="Default">
      <style:map style:condition="cell-content()!=[$CPM.$B132]" style:apply-style-name="Untitled1" style:base-cell-address="CPM.E132"/>
    </style:style>
    <style:style style:name="ce111" style:family="table-cell" style:parent-style-name="Default">
      <style:text-properties fo:color="#00ccff"/>
    </style:style>
    <style:style style:name="ce112" style:family="table-cell" style:parent-style-name="Default">
      <style:map style:condition="cell-content()!=[$CPM.$B140]" style:apply-style-name="Untitled1" style:base-cell-address="CPM.E140"/>
    </style:style>
    <style:style style:name="ce113" style:family="table-cell" style:parent-style-name="Default">
      <style:map style:condition="cell-content()!=[$CPM.$B29]" style:apply-style-name="Untitled1" style:base-cell-address="CPM.F29"/>
    </style:style>
    <style:style style:name="ce114" style:family="table-cell" style:parent-style-name="Default">
      <style:map style:condition="cell-content()!=[$CPM.$B30]" style:apply-style-name="Untitled1" style:base-cell-address="CPM.F30"/>
    </style:style>
    <style:style style:name="ce115" style:family="table-cell" style:parent-style-name="Default">
      <style:map style:condition="cell-content()!=[$CPM.$B33]" style:apply-style-name="Untitled1" style:base-cell-address="CPM.F33"/>
    </style:style>
    <style:style style:name="ce116" style:family="table-cell" style:parent-style-name="Default">
      <style:map style:condition="cell-content()!=[$CPM.$B34]" style:apply-style-name="Untitled1" style:base-cell-address="CPM.F34"/>
    </style:style>
    <style:style style:name="ce117" style:family="table-cell" style:parent-style-name="Default">
      <style:map style:condition="cell-content()!=[$CPM.$B37]" style:apply-style-name="Untitled1" style:base-cell-address="CPM.F37"/>
    </style:style>
    <style:style style:name="ce118" style:family="table-cell" style:parent-style-name="Default">
      <style:map style:condition="cell-content()!=[$CPM.$B38]" style:apply-style-name="Untitled1" style:base-cell-address="CPM.F38"/>
    </style:style>
    <style:style style:name="ce119" style:family="table-cell" style:parent-style-name="Default">
      <style:map style:condition="cell-content()!=[$CPM.$B41]" style:apply-style-name="Untitled1" style:base-cell-address="CPM.F41"/>
    </style:style>
    <style:style style:name="ce120" style:family="table-cell" style:parent-style-name="Default">
      <style:map style:condition="cell-content()!=[$CPM.$B42]" style:apply-style-name="Untitled1" style:base-cell-address="CPM.F42"/>
    </style:style>
    <style:style style:name="ce121" style:family="table-cell" style:parent-style-name="Default">
      <style:map style:condition="cell-content()!=[$CPM.$B45]" style:apply-style-name="Untitled1" style:base-cell-address="CPM.F45"/>
    </style:style>
    <style:style style:name="ce122" style:family="table-cell" style:parent-style-name="Default">
      <style:map style:condition="cell-content()!=[$CPM.$B46]" style:apply-style-name="Untitled1" style:base-cell-address="CPM.F46"/>
    </style:style>
    <style:style style:name="ce123" style:family="table-cell" style:parent-style-name="Default">
      <style:map style:condition="cell-content()!=[$CPM.$B49]" style:apply-style-name="Untitled1" style:base-cell-address="CPM.F49"/>
    </style:style>
    <style:style style:name="ce124" style:family="table-cell" style:parent-style-name="Default">
      <style:map style:condition="cell-content()!=[$CPM.$B53]" style:apply-style-name="Untitled1" style:base-cell-address="CPM.F53"/>
    </style:style>
    <style:style style:name="ce125" style:family="table-cell" style:parent-style-name="Default">
      <style:map style:condition="cell-content()!=[$CPM.$B54]" style:apply-style-name="Untitled1" style:base-cell-address="CPM.F54"/>
    </style:style>
    <style:style style:name="ce126" style:family="table-cell" style:parent-style-name="Default">
      <style:map style:condition="cell-content()!=[$CPM.$B64]" style:apply-style-name="Untitled1" style:base-cell-address="CPM.F64"/>
    </style:style>
    <style:style style:name="ce127" style:family="table-cell" style:parent-style-name="Default">
      <style:map style:condition="cell-content()!=[$CPM.$B67]" style:apply-style-name="Untitled1" style:base-cell-address="CPM.F67"/>
    </style:style>
    <style:style style:name="ce128" style:family="table-cell" style:parent-style-name="Default">
      <style:map style:condition="cell-content()!=[$CPM.$B71]" style:apply-style-name="Untitled1" style:base-cell-address="CPM.F71"/>
    </style:style>
    <style:style style:name="ce129" style:family="table-cell" style:parent-style-name="Default">
      <style:map style:condition="cell-content()!=[$CPM.$B75]" style:apply-style-name="Untitled1" style:base-cell-address="CPM.F75"/>
    </style:style>
    <style:style style:name="ce130" style:family="table-cell" style:parent-style-name="Default">
      <style:map style:condition="cell-content()!=[$CPM.$B79]" style:apply-style-name="Untitled1" style:base-cell-address="CPM.F79"/>
    </style:style>
    <style:style style:name="ce131" style:family="table-cell" style:parent-style-name="Default">
      <style:map style:condition="cell-content()!=[$CPM.$B83]" style:apply-style-name="Untitled1" style:base-cell-address="CPM.F83"/>
    </style:style>
    <style:style style:name="ce132" style:family="table-cell" style:parent-style-name="Default">
      <style:map style:condition="cell-content()!=[$CPM.$B86]" style:apply-style-name="Untitled1" style:base-cell-address="CPM.F86"/>
    </style:style>
    <style:style style:name="ce133" style:family="table-cell" style:parent-style-name="Default">
      <style:map style:condition="cell-content()!=[$CPM.$B89]" style:apply-style-name="Untitled1" style:base-cell-address="CPM.F89"/>
    </style:style>
    <style:style style:name="ce134" style:family="table-cell" style:parent-style-name="Default">
      <style:map style:condition="cell-content()!=[$CPM.$B92]" style:apply-style-name="Untitled1" style:base-cell-address="CPM.F92"/>
    </style:style>
    <style:style style:name="ce135" style:family="table-cell" style:parent-style-name="Default">
      <style:map style:condition="cell-content()!=[$CPM.$B96]" style:apply-style-name="Untitled1" style:base-cell-address="CPM.F96"/>
    </style:style>
    <style:style style:name="ce136" style:family="table-cell" style:parent-style-name="Default">
      <style:map style:condition="cell-content()!=[$CPM.$B97]" style:apply-style-name="Untitled1" style:base-cell-address="CPM.F97"/>
    </style:style>
    <style:style style:name="ce137" style:family="table-cell" style:parent-style-name="Default">
      <style:map style:condition="cell-content()!=[$CPM.$B104]" style:apply-style-name="Untitled1" style:base-cell-address="CPM.F104"/>
    </style:style>
    <style:style style:name="ce138" style:family="table-cell" style:parent-style-name="Default">
      <style:map style:condition="cell-content()!=[$CPM.$B108]" style:apply-style-name="Untitled1" style:base-cell-address="CPM.F108"/>
    </style:style>
    <style:style style:name="ce139" style:family="table-cell" style:parent-style-name="Default">
      <style:map style:condition="cell-content()!=[$CPM.$B111]" style:apply-style-name="Untitled1" style:base-cell-address="CPM.F111"/>
    </style:style>
    <style:style style:name="ce140" style:family="table-cell" style:parent-style-name="Default">
      <style:map style:condition="cell-content()!=[$CPM.$B114]" style:apply-style-name="Untitled1" style:base-cell-address="CPM.F114"/>
    </style:style>
    <style:style style:name="ce141" style:family="table-cell" style:parent-style-name="Default">
      <style:map style:condition="cell-content()!=[$CPM.$B117]" style:apply-style-name="Untitled1" style:base-cell-address="CPM.F117"/>
    </style:style>
    <style:style style:name="ce142" style:family="table-cell" style:parent-style-name="Default">
      <style:map style:condition="cell-content()!=[$CPM.$B120]" style:apply-style-name="Untitled1" style:base-cell-address="CPM.F120"/>
    </style:style>
    <style:style style:name="ce143" style:family="table-cell" style:parent-style-name="Default">
      <style:map style:condition="cell-content()!=[$CPM.$B123]" style:apply-style-name="Untitled1" style:base-cell-address="CPM.F123"/>
    </style:style>
    <style:style style:name="ce144" style:family="table-cell" style:parent-style-name="Default">
      <style:map style:condition="cell-content()!=[$CPM.$B126]" style:apply-style-name="Untitled1" style:base-cell-address="CPM.F126"/>
    </style:style>
    <style:style style:name="ce145" style:family="table-cell" style:parent-style-name="Default">
      <style:map style:condition="cell-content()!=[$CPM.$B129]" style:apply-style-name="Untitled1" style:base-cell-address="CPM.F129"/>
    </style:style>
    <style:style style:name="ce146" style:family="table-cell" style:parent-style-name="Default">
      <style:map style:condition="cell-content()!=[$CPM.$B132]" style:apply-style-name="Untitled1" style:base-cell-address="CPM.F132"/>
    </style:style>
    <style:style style:name="ce147" style:family="table-cell" style:parent-style-name="Default">
      <style:text-properties fo:color="#00ff66"/>
    </style:style>
    <style:style style:name="ce148" style:family="table-cell" style:parent-style-name="Default">
      <style:map style:condition="cell-content()!=[$CPM.$B140]" style:apply-style-name="Untitled1" style:base-cell-address="CPM.F140"/>
    </style:style>
    <style:style style:name="ce149" style:family="table-cell" style:parent-style-name="Default">
      <style:map style:condition="cell-content()!=[$CPM.$B29]" style:apply-style-name="Untitled1" style:base-cell-address="CPM.G29"/>
    </style:style>
    <style:style style:name="ce150" style:family="table-cell" style:parent-style-name="Default">
      <style:map style:condition="cell-content()!=[$CPM.$B30]" style:apply-style-name="Untitled1" style:base-cell-address="CPM.G30"/>
    </style:style>
    <style:style style:name="ce151" style:family="table-cell" style:parent-style-name="Default">
      <style:map style:condition="cell-content()!=[$CPM.$B33]" style:apply-style-name="Untitled1" style:base-cell-address="CPM.G33"/>
    </style:style>
    <style:style style:name="ce152" style:family="table-cell" style:parent-style-name="Default">
      <style:map style:condition="cell-content()!=[$CPM.$B34]" style:apply-style-name="Untitled1" style:base-cell-address="CPM.G34"/>
    </style:style>
    <style:style style:name="ce153" style:family="table-cell" style:parent-style-name="Default">
      <style:map style:condition="cell-content()!=[$CPM.$B37]" style:apply-style-name="Untitled1" style:base-cell-address="CPM.G37"/>
    </style:style>
    <style:style style:name="ce154" style:family="table-cell" style:parent-style-name="Default">
      <style:map style:condition="cell-content()!=[$CPM.$B38]" style:apply-style-name="Untitled1" style:base-cell-address="CPM.G38"/>
    </style:style>
    <style:style style:name="ce155" style:family="table-cell" style:parent-style-name="Default">
      <style:map style:condition="cell-content()!=[$CPM.$B41]" style:apply-style-name="Untitled1" style:base-cell-address="CPM.G41"/>
    </style:style>
    <style:style style:name="ce156" style:family="table-cell" style:parent-style-name="Default">
      <style:map style:condition="cell-content()!=[$CPM.$B42]" style:apply-style-name="Untitled1" style:base-cell-address="CPM.G42"/>
    </style:style>
    <style:style style:name="ce157" style:family="table-cell" style:parent-style-name="Default">
      <style:map style:condition="cell-content()!=[$CPM.$B45]" style:apply-style-name="Untitled1" style:base-cell-address="CPM.G45"/>
    </style:style>
    <style:style style:name="ce158" style:family="table-cell" style:parent-style-name="Default">
      <style:map style:condition="cell-content()!=[$CPM.$B46]" style:apply-style-name="Untitled1" style:base-cell-address="CPM.G46"/>
    </style:style>
    <style:style style:name="ce159" style:family="table-cell" style:parent-style-name="Default">
      <style:map style:condition="cell-content()!=[$CPM.$B49]" style:apply-style-name="Untitled1" style:base-cell-address="CPM.G49"/>
    </style:style>
    <style:style style:name="ce160" style:family="table-cell" style:parent-style-name="Default">
      <style:map style:condition="cell-content()!=[$CPM.$B53]" style:apply-style-name="Untitled1" style:base-cell-address="CPM.G53"/>
    </style:style>
    <style:style style:name="ce161" style:family="table-cell" style:parent-style-name="Default">
      <style:map style:condition="cell-content()!=[$CPM.$B54]" style:apply-style-name="Untitled1" style:base-cell-address="CPM.G54"/>
    </style:style>
    <style:style style:name="ce162" style:family="table-cell" style:parent-style-name="Default">
      <style:map style:condition="cell-content()!=[$CPM.$B64]" style:apply-style-name="Untitled1" style:base-cell-address="CPM.G64"/>
    </style:style>
    <style:style style:name="ce163" style:family="table-cell" style:parent-style-name="Default">
      <style:map style:condition="cell-content()!=[$CPM.$B67]" style:apply-style-name="Untitled1" style:base-cell-address="CPM.G67"/>
    </style:style>
    <style:style style:name="ce164" style:family="table-cell" style:parent-style-name="Default">
      <style:map style:condition="cell-content()!=[$CPM.$B71]" style:apply-style-name="Untitled1" style:base-cell-address="CPM.G71"/>
    </style:style>
    <style:style style:name="ce165" style:family="table-cell" style:parent-style-name="Default">
      <style:map style:condition="cell-content()!=[$CPM.$B75]" style:apply-style-name="Untitled1" style:base-cell-address="CPM.G75"/>
    </style:style>
    <style:style style:name="ce166" style:family="table-cell" style:parent-style-name="Default">
      <style:map style:condition="cell-content()!=[$CPM.$B79]" style:apply-style-name="Untitled1" style:base-cell-address="CPM.G79"/>
    </style:style>
    <style:style style:name="ce167" style:family="table-cell" style:parent-style-name="Default">
      <style:map style:condition="cell-content()!=[$CPM.$B83]" style:apply-style-name="Untitled1" style:base-cell-address="CPM.G83"/>
    </style:style>
    <style:style style:name="ce168" style:family="table-cell" style:parent-style-name="Default">
      <style:map style:condition="cell-content()!=[$CPM.$B86]" style:apply-style-name="Untitled1" style:base-cell-address="CPM.G86"/>
    </style:style>
    <style:style style:name="ce169" style:family="table-cell" style:parent-style-name="Default">
      <style:map style:condition="cell-content()!=[$CPM.$B89]" style:apply-style-name="Untitled1" style:base-cell-address="CPM.G89"/>
    </style:style>
    <style:style style:name="ce170" style:family="table-cell" style:parent-style-name="Default">
      <style:map style:condition="cell-content()!=[$CPM.$B92]" style:apply-style-name="Untitled1" style:base-cell-address="CPM.G92"/>
    </style:style>
    <style:style style:name="ce171" style:family="table-cell" style:parent-style-name="Default">
      <style:map style:condition="cell-content()!=[$CPM.$B96]" style:apply-style-name="Untitled1" style:base-cell-address="CPM.G96"/>
    </style:style>
    <style:style style:name="ce172" style:family="table-cell" style:parent-style-name="Default">
      <style:map style:condition="cell-content()!=[$CPM.$B97]" style:apply-style-name="Untitled1" style:base-cell-address="CPM.G97"/>
    </style:style>
    <style:style style:name="ce173" style:family="table-cell" style:parent-style-name="Default">
      <style:map style:condition="cell-content()!=[$CPM.$B104]" style:apply-style-name="Untitled1" style:base-cell-address="CPM.G104"/>
    </style:style>
    <style:style style:name="ce174" style:family="table-cell" style:parent-style-name="Default">
      <style:map style:condition="cell-content()!=[$CPM.$B108]" style:apply-style-name="Untitled1" style:base-cell-address="CPM.G108"/>
    </style:style>
    <style:style style:name="ce175" style:family="table-cell" style:parent-style-name="Default">
      <style:map style:condition="cell-content()!=[$CPM.$B111]" style:apply-style-name="Untitled1" style:base-cell-address="CPM.G111"/>
    </style:style>
    <style:style style:name="ce176" style:family="table-cell" style:parent-style-name="Default">
      <style:map style:condition="cell-content()!=[$CPM.$B114]" style:apply-style-name="Untitled1" style:base-cell-address="CPM.G114"/>
    </style:style>
    <style:style style:name="ce177" style:family="table-cell" style:parent-style-name="Default">
      <style:map style:condition="cell-content()!=[$CPM.$B117]" style:apply-style-name="Untitled1" style:base-cell-address="CPM.G117"/>
    </style:style>
    <style:style style:name="ce178" style:family="table-cell" style:parent-style-name="Default">
      <style:map style:condition="cell-content()!=[$CPM.$B120]" style:apply-style-name="Untitled1" style:base-cell-address="CPM.G120"/>
    </style:style>
    <style:style style:name="ce179" style:family="table-cell" style:parent-style-name="Default">
      <style:map style:condition="cell-content()!=[$CPM.$B123]" style:apply-style-name="Untitled1" style:base-cell-address="CPM.G123"/>
    </style:style>
    <style:style style:name="ce180" style:family="table-cell" style:parent-style-name="Default">
      <style:map style:condition="cell-content()!=[$CPM.$B126]" style:apply-style-name="Untitled1" style:base-cell-address="CPM.G126"/>
    </style:style>
    <style:style style:name="ce181" style:family="table-cell" style:parent-style-name="Default">
      <style:map style:condition="cell-content()!=[$CPM.$B129]" style:apply-style-name="Untitled1" style:base-cell-address="CPM.G129"/>
    </style:style>
    <style:style style:name="ce182" style:family="table-cell" style:parent-style-name="Default">
      <style:map style:condition="cell-content()!=[$CPM.$B132]" style:apply-style-name="Untitled1" style:base-cell-address="CPM.G132"/>
    </style:style>
    <style:style style:name="ce183" style:family="table-cell" style:parent-style-name="Default">
      <style:map style:condition="cell-content()!=[$CPM.$B140]" style:apply-style-name="Untitled1" style:base-cell-address="CPM.G140"/>
    </style:style>
    <style:style style:name="ce184" style:family="table-cell" style:parent-style-name="Default">
      <style:map style:condition="cell-content()!=[$CPM.$B29]" style:apply-style-name="Untitled1" style:base-cell-address="CPM.H29"/>
    </style:style>
    <style:style style:name="ce185" style:family="table-cell" style:parent-style-name="Default">
      <style:map style:condition="cell-content()!=[$CPM.$B30]" style:apply-style-name="Untitled1" style:base-cell-address="CPM.H30"/>
    </style:style>
    <style:style style:name="ce186" style:family="table-cell" style:parent-style-name="Default">
      <style:map style:condition="cell-content()!=[$CPM.$B33]" style:apply-style-name="Untitled1" style:base-cell-address="CPM.H33"/>
    </style:style>
    <style:style style:name="ce187" style:family="table-cell" style:parent-style-name="Default">
      <style:map style:condition="cell-content()!=[$CPM.$B34]" style:apply-style-name="Untitled1" style:base-cell-address="CPM.H34"/>
    </style:style>
    <style:style style:name="ce188" style:family="table-cell" style:parent-style-name="Default">
      <style:map style:condition="cell-content()!=[$CPM.$B37]" style:apply-style-name="Untitled1" style:base-cell-address="CPM.H37"/>
    </style:style>
    <style:style style:name="ce189" style:family="table-cell" style:parent-style-name="Default">
      <style:map style:condition="cell-content()!=[$CPM.$B38]" style:apply-style-name="Untitled1" style:base-cell-address="CPM.H38"/>
    </style:style>
    <style:style style:name="ce190" style:family="table-cell" style:parent-style-name="Default">
      <style:map style:condition="cell-content()!=[$CPM.$B41]" style:apply-style-name="Untitled1" style:base-cell-address="CPM.H41"/>
    </style:style>
    <style:style style:name="ce191" style:family="table-cell" style:parent-style-name="Default">
      <style:map style:condition="cell-content()!=[$CPM.$B42]" style:apply-style-name="Untitled1" style:base-cell-address="CPM.H42"/>
    </style:style>
    <style:style style:name="ce192" style:family="table-cell" style:parent-style-name="Default">
      <style:map style:condition="cell-content()!=[$CPM.$B45]" style:apply-style-name="Untitled1" style:base-cell-address="CPM.H45"/>
    </style:style>
    <style:style style:name="ce193" style:family="table-cell" style:parent-style-name="Default">
      <style:map style:condition="cell-content()!=[$CPM.$B46]" style:apply-style-name="Untitled1" style:base-cell-address="CPM.H46"/>
    </style:style>
    <style:style style:name="ce194" style:family="table-cell" style:parent-style-name="Default">
      <style:map style:condition="cell-content()!=[$CPM.$B49]" style:apply-style-name="Untitled1" style:base-cell-address="CPM.H49"/>
    </style:style>
    <style:style style:name="ce195" style:family="table-cell" style:parent-style-name="Default">
      <style:map style:condition="cell-content()!=[$CPM.$B53]" style:apply-style-name="Untitled1" style:base-cell-address="CPM.H53"/>
    </style:style>
    <style:style style:name="ce196" style:family="table-cell" style:parent-style-name="Default">
      <style:map style:condition="cell-content()!=[$CPM.$B54]" style:apply-style-name="Untitled1" style:base-cell-address="CPM.H54"/>
    </style:style>
    <style:style style:name="ce197" style:family="table-cell" style:parent-style-name="Default">
      <style:map style:condition="cell-content()!=[$CPM.$B64]" style:apply-style-name="Untitled1" style:base-cell-address="CPM.H64"/>
    </style:style>
    <style:style style:name="ce198" style:family="table-cell" style:parent-style-name="Default">
      <style:map style:condition="cell-content()!=[$CPM.$B67]" style:apply-style-name="Untitled1" style:base-cell-address="CPM.H67"/>
    </style:style>
    <style:style style:name="ce199" style:family="table-cell" style:parent-style-name="Default">
      <style:map style:condition="cell-content()!=[$CPM.$B71]" style:apply-style-name="Untitled1" style:base-cell-address="CPM.H71"/>
    </style:style>
    <style:style style:name="ce200" style:family="table-cell" style:parent-style-name="Default">
      <style:map style:condition="cell-content()!=[$CPM.$B75]" style:apply-style-name="Untitled1" style:base-cell-address="CPM.H75"/>
    </style:style>
    <style:style style:name="ce201" style:family="table-cell" style:parent-style-name="Default">
      <style:map style:condition="cell-content()!=[$CPM.$B79]" style:apply-style-name="Untitled1" style:base-cell-address="CPM.H79"/>
    </style:style>
    <style:style style:name="ce202" style:family="table-cell" style:parent-style-name="Default">
      <style:map style:condition="cell-content()!=[$CPM.$B83]" style:apply-style-name="Untitled1" style:base-cell-address="CPM.H83"/>
    </style:style>
    <style:style style:name="ce203" style:family="table-cell" style:parent-style-name="Default">
      <style:map style:condition="cell-content()!=[$CPM.$B86]" style:apply-style-name="Untitled1" style:base-cell-address="CPM.H86"/>
    </style:style>
    <style:style style:name="ce204" style:family="table-cell" style:parent-style-name="Default">
      <style:map style:condition="cell-content()!=[$CPM.$B89]" style:apply-style-name="Untitled1" style:base-cell-address="CPM.H89"/>
    </style:style>
    <style:style style:name="ce205" style:family="table-cell" style:parent-style-name="Default">
      <style:map style:condition="cell-content()!=[$CPM.$B92]" style:apply-style-name="Untitled1" style:base-cell-address="CPM.H92"/>
    </style:style>
    <style:style style:name="ce206" style:family="table-cell" style:parent-style-name="Default">
      <style:map style:condition="cell-content()!=[$CPM.$B96]" style:apply-style-name="Untitled1" style:base-cell-address="CPM.H96"/>
    </style:style>
    <style:style style:name="ce207" style:family="table-cell" style:parent-style-name="Default">
      <style:map style:condition="cell-content()!=[$CPM.$B97]" style:apply-style-name="Untitled1" style:base-cell-address="CPM.H97"/>
    </style:style>
    <style:style style:name="ce208" style:family="table-cell" style:parent-style-name="Default">
      <style:map style:condition="cell-content()!=[$CPM.$B104]" style:apply-style-name="Untitled1" style:base-cell-address="CPM.H104"/>
    </style:style>
    <style:style style:name="ce209" style:family="table-cell" style:parent-style-name="Default">
      <style:map style:condition="cell-content()!=[$CPM.$B108]" style:apply-style-name="Untitled1" style:base-cell-address="CPM.H108"/>
    </style:style>
    <style:style style:name="ce210" style:family="table-cell" style:parent-style-name="Default">
      <style:map style:condition="cell-content()!=[$CPM.$B111]" style:apply-style-name="Untitled1" style:base-cell-address="CPM.H111"/>
    </style:style>
    <style:style style:name="ce211" style:family="table-cell" style:parent-style-name="Default">
      <style:map style:condition="cell-content()!=[$CPM.$B114]" style:apply-style-name="Untitled1" style:base-cell-address="CPM.H114"/>
    </style:style>
    <style:style style:name="ce212" style:family="table-cell" style:parent-style-name="Default">
      <style:map style:condition="cell-content()!=[$CPM.$B117]" style:apply-style-name="Untitled1" style:base-cell-address="CPM.H117"/>
    </style:style>
    <style:style style:name="ce213" style:family="table-cell" style:parent-style-name="Default">
      <style:map style:condition="cell-content()!=[$CPM.$B120]" style:apply-style-name="Untitled1" style:base-cell-address="CPM.H120"/>
    </style:style>
    <style:style style:name="ce214" style:family="table-cell" style:parent-style-name="Default">
      <style:map style:condition="cell-content()!=[$CPM.$B123]" style:apply-style-name="Untitled1" style:base-cell-address="CPM.H123"/>
    </style:style>
    <style:style style:name="ce215" style:family="table-cell" style:parent-style-name="Default">
      <style:map style:condition="cell-content()!=[$CPM.$B126]" style:apply-style-name="Untitled1" style:base-cell-address="CPM.H126"/>
    </style:style>
    <style:style style:name="ce216" style:family="table-cell" style:parent-style-name="Default">
      <style:map style:condition="cell-content()!=[$CPM.$B129]" style:apply-style-name="Untitled1" style:base-cell-address="CPM.H129"/>
    </style:style>
    <style:style style:name="ce217" style:family="table-cell" style:parent-style-name="Default">
      <style:map style:condition="cell-content()!=[$CPM.$B132]" style:apply-style-name="Untitled1" style:base-cell-address="CPM.H132"/>
    </style:style>
    <style:style style:name="ce218" style:family="table-cell" style:parent-style-name="Default">
      <style:map style:condition="cell-content()!=[$CPM.$B140]" style:apply-style-name="Untitled1" style:base-cell-address="CPM.H140"/>
    </style:style>
    <style:style style:name="ce219" style:family="table-cell" style:parent-style-name="Default">
      <style:map style:condition="cell-content()!=[$CPM.$B29]" style:apply-style-name="Untitled1" style:base-cell-address="CPM.I29"/>
    </style:style>
    <style:style style:name="ce220" style:family="table-cell" style:parent-style-name="Default">
      <style:map style:condition="cell-content()!=[$CPM.$B30]" style:apply-style-name="Untitled1" style:base-cell-address="CPM.I30"/>
    </style:style>
    <style:style style:name="ce221" style:family="table-cell" style:parent-style-name="Default">
      <style:map style:condition="cell-content()!=[$CPM.$B33]" style:apply-style-name="Untitled1" style:base-cell-address="CPM.I33"/>
    </style:style>
    <style:style style:name="ce222" style:family="table-cell" style:parent-style-name="Default">
      <style:map style:condition="cell-content()!=[$CPM.$B34]" style:apply-style-name="Untitled1" style:base-cell-address="CPM.I34"/>
    </style:style>
    <style:style style:name="ce223" style:family="table-cell" style:parent-style-name="Default">
      <style:map style:condition="cell-content()!=[$CPM.$B37]" style:apply-style-name="Untitled1" style:base-cell-address="CPM.I37"/>
    </style:style>
    <style:style style:name="ce224" style:family="table-cell" style:parent-style-name="Default">
      <style:map style:condition="cell-content()!=[$CPM.$B38]" style:apply-style-name="Untitled1" style:base-cell-address="CPM.I38"/>
    </style:style>
    <style:style style:name="ce225" style:family="table-cell" style:parent-style-name="Default">
      <style:map style:condition="cell-content()!=[$CPM.$B41]" style:apply-style-name="Untitled1" style:base-cell-address="CPM.I41"/>
    </style:style>
    <style:style style:name="ce226" style:family="table-cell" style:parent-style-name="Default">
      <style:map style:condition="cell-content()!=[$CPM.$B42]" style:apply-style-name="Untitled1" style:base-cell-address="CPM.I42"/>
    </style:style>
    <style:style style:name="ce227" style:family="table-cell" style:parent-style-name="Default">
      <style:map style:condition="cell-content()!=[$CPM.$B45]" style:apply-style-name="Untitled1" style:base-cell-address="CPM.I45"/>
    </style:style>
    <style:style style:name="ce228" style:family="table-cell" style:parent-style-name="Default">
      <style:map style:condition="cell-content()!=[$CPM.$B46]" style:apply-style-name="Untitled1" style:base-cell-address="CPM.I46"/>
    </style:style>
    <style:style style:name="ce229" style:family="table-cell" style:parent-style-name="Default">
      <style:map style:condition="cell-content()!=[$CPM.$B49]" style:apply-style-name="Untitled1" style:base-cell-address="CPM.I49"/>
    </style:style>
    <style:style style:name="ce230" style:family="table-cell" style:parent-style-name="Default">
      <style:map style:condition="cell-content()!=[$CPM.$B53]" style:apply-style-name="Untitled1" style:base-cell-address="CPM.I53"/>
    </style:style>
    <style:style style:name="ce231" style:family="table-cell" style:parent-style-name="Default">
      <style:map style:condition="cell-content()!=[$CPM.$B54]" style:apply-style-name="Untitled1" style:base-cell-address="CPM.I54"/>
    </style:style>
    <style:style style:name="ce232" style:family="table-cell" style:parent-style-name="Default">
      <style:map style:condition="cell-content()!=[$CPM.$B64]" style:apply-style-name="Untitled1" style:base-cell-address="CPM.I64"/>
    </style:style>
    <style:style style:name="ce233" style:family="table-cell" style:parent-style-name="Default">
      <style:map style:condition="cell-content()!=[$CPM.$B67]" style:apply-style-name="Untitled1" style:base-cell-address="CPM.I67"/>
    </style:style>
    <style:style style:name="ce234" style:family="table-cell" style:parent-style-name="Default">
      <style:map style:condition="cell-content()!=[$CPM.$B71]" style:apply-style-name="Untitled1" style:base-cell-address="CPM.I71"/>
    </style:style>
    <style:style style:name="ce235" style:family="table-cell" style:parent-style-name="Default">
      <style:map style:condition="cell-content()!=[$CPM.$B75]" style:apply-style-name="Untitled1" style:base-cell-address="CPM.I75"/>
    </style:style>
    <style:style style:name="ce236" style:family="table-cell" style:parent-style-name="Default">
      <style:map style:condition="cell-content()!=[$CPM.$B79]" style:apply-style-name="Untitled1" style:base-cell-address="CPM.I79"/>
    </style:style>
    <style:style style:name="ce237" style:family="table-cell" style:parent-style-name="Default">
      <style:map style:condition="cell-content()!=[$CPM.$B83]" style:apply-style-name="Untitled1" style:base-cell-address="CPM.I83"/>
    </style:style>
    <style:style style:name="ce238" style:family="table-cell" style:parent-style-name="Default">
      <style:map style:condition="cell-content()!=[$CPM.$B86]" style:apply-style-name="Untitled1" style:base-cell-address="CPM.I86"/>
    </style:style>
    <style:style style:name="ce239" style:family="table-cell" style:parent-style-name="Default">
      <style:map style:condition="cell-content()!=[$CPM.$B89]" style:apply-style-name="Untitled1" style:base-cell-address="CPM.I89"/>
    </style:style>
    <style:style style:name="ce240" style:family="table-cell" style:parent-style-name="Default">
      <style:map style:condition="cell-content()!=[$CPM.$B92]" style:apply-style-name="Untitled1" style:base-cell-address="CPM.I92"/>
    </style:style>
    <style:style style:name="ce241" style:family="table-cell" style:parent-style-name="Default">
      <style:map style:condition="cell-content()!=[$CPM.$B96]" style:apply-style-name="Untitled1" style:base-cell-address="CPM.I96"/>
    </style:style>
    <style:style style:name="ce242" style:family="table-cell" style:parent-style-name="Default">
      <style:map style:condition="cell-content()!=[$CPM.$B97]" style:apply-style-name="Untitled1" style:base-cell-address="CPM.I97"/>
    </style:style>
    <style:style style:name="ce243" style:family="table-cell" style:parent-style-name="Default">
      <style:map style:condition="cell-content()!=[$CPM.$B104]" style:apply-style-name="Untitled1" style:base-cell-address="CPM.I104"/>
    </style:style>
    <style:style style:name="ce244" style:family="table-cell" style:parent-style-name="Default">
      <style:map style:condition="cell-content()!=[$CPM.$B108]" style:apply-style-name="Untitled1" style:base-cell-address="CPM.I108"/>
    </style:style>
    <style:style style:name="ce245" style:family="table-cell" style:parent-style-name="Default">
      <style:map style:condition="cell-content()!=[$CPM.$B111]" style:apply-style-name="Untitled1" style:base-cell-address="CPM.I111"/>
    </style:style>
    <style:style style:name="ce246" style:family="table-cell" style:parent-style-name="Default">
      <style:map style:condition="cell-content()!=[$CPM.$B114]" style:apply-style-name="Untitled1" style:base-cell-address="CPM.I114"/>
    </style:style>
    <style:style style:name="ce247" style:family="table-cell" style:parent-style-name="Default">
      <style:map style:condition="cell-content()!=[$CPM.$B117]" style:apply-style-name="Untitled1" style:base-cell-address="CPM.I117"/>
    </style:style>
    <style:style style:name="ce248" style:family="table-cell" style:parent-style-name="Default">
      <style:map style:condition="cell-content()!=[$CPM.$B120]" style:apply-style-name="Untitled1" style:base-cell-address="CPM.I120"/>
    </style:style>
    <style:style style:name="ce249" style:family="table-cell" style:parent-style-name="Default">
      <style:map style:condition="cell-content()!=[$CPM.$B123]" style:apply-style-name="Untitled1" style:base-cell-address="CPM.I123"/>
    </style:style>
    <style:style style:name="ce250" style:family="table-cell" style:parent-style-name="Default">
      <style:map style:condition="cell-content()!=[$CPM.$B126]" style:apply-style-name="Untitled1" style:base-cell-address="CPM.I126"/>
    </style:style>
    <style:style style:name="ce251" style:family="table-cell" style:parent-style-name="Default">
      <style:map style:condition="cell-content()!=[$CPM.$B129]" style:apply-style-name="Untitled1" style:base-cell-address="CPM.I129"/>
    </style:style>
    <style:style style:name="ce252" style:family="table-cell" style:parent-style-name="Default">
      <style:map style:condition="cell-content()!=[$CPM.$B132]" style:apply-style-name="Untitled1" style:base-cell-address="CPM.I132"/>
    </style:style>
    <style:style style:name="ce253" style:family="table-cell" style:parent-style-name="Default">
      <style:map style:condition="cell-content()!=[$CPM.$B140]" style:apply-style-name="Untitled1" style:base-cell-address="CPM.I140"/>
    </style:style>
    <style:style style:name="ce254" style:family="table-cell" style:parent-style-name="Default">
      <style:map style:condition="cell-content()!=[$CPM.$B29]" style:apply-style-name="Untitled1" style:base-cell-address="CPM.J29"/>
    </style:style>
    <style:style style:name="ce255" style:family="table-cell" style:parent-style-name="Default">
      <style:map style:condition="cell-content()!=[$CPM.$B30]" style:apply-style-name="Untitled1" style:base-cell-address="CPM.J30"/>
    </style:style>
    <style:style style:name="ce256" style:family="table-cell" style:parent-style-name="Default">
      <style:map style:condition="cell-content()!=[$CPM.$B33]" style:apply-style-name="Untitled1" style:base-cell-address="CPM.J33"/>
    </style:style>
    <style:style style:name="ce257" style:family="table-cell" style:parent-style-name="Default">
      <style:map style:condition="cell-content()!=[$CPM.$B34]" style:apply-style-name="Untitled1" style:base-cell-address="CPM.J34"/>
    </style:style>
    <style:style style:name="ce258" style:family="table-cell" style:parent-style-name="Default">
      <style:map style:condition="cell-content()!=[$CPM.$B37]" style:apply-style-name="Untitled1" style:base-cell-address="CPM.J37"/>
    </style:style>
    <style:style style:name="ce259" style:family="table-cell" style:parent-style-name="Default">
      <style:map style:condition="cell-content()!=[$CPM.$B38]" style:apply-style-name="Untitled1" style:base-cell-address="CPM.J38"/>
    </style:style>
    <style:style style:name="ce260" style:family="table-cell" style:parent-style-name="Default">
      <style:map style:condition="cell-content()!=[$CPM.$B41]" style:apply-style-name="Untitled1" style:base-cell-address="CPM.J41"/>
    </style:style>
    <style:style style:name="ce261" style:family="table-cell" style:parent-style-name="Default">
      <style:map style:condition="cell-content()!=[$CPM.$B42]" style:apply-style-name="Untitled1" style:base-cell-address="CPM.J42"/>
    </style:style>
    <style:style style:name="ce262" style:family="table-cell" style:parent-style-name="Default">
      <style:map style:condition="cell-content()!=[$CPM.$B45]" style:apply-style-name="Untitled1" style:base-cell-address="CPM.J45"/>
    </style:style>
    <style:style style:name="ce263" style:family="table-cell" style:parent-style-name="Default">
      <style:map style:condition="cell-content()!=[$CPM.$B46]" style:apply-style-name="Untitled1" style:base-cell-address="CPM.J46"/>
    </style:style>
    <style:style style:name="ce264" style:family="table-cell" style:parent-style-name="Default">
      <style:map style:condition="cell-content()!=[$CPM.$B49]" style:apply-style-name="Untitled1" style:base-cell-address="CPM.J49"/>
    </style:style>
    <style:style style:name="ce265" style:family="table-cell" style:parent-style-name="Default">
      <style:map style:condition="cell-content()!=[$CPM.$B53]" style:apply-style-name="Untitled1" style:base-cell-address="CPM.J53"/>
    </style:style>
    <style:style style:name="ce266" style:family="table-cell" style:parent-style-name="Default">
      <style:map style:condition="cell-content()!=[$CPM.$B54]" style:apply-style-name="Untitled1" style:base-cell-address="CPM.J54"/>
    </style:style>
    <style:style style:name="ce267" style:family="table-cell" style:parent-style-name="Default">
      <style:map style:condition="cell-content()!=[$CPM.$B64]" style:apply-style-name="Untitled1" style:base-cell-address="CPM.J64"/>
    </style:style>
    <style:style style:name="ce268" style:family="table-cell" style:parent-style-name="Default">
      <style:map style:condition="cell-content()!=[$CPM.$B67]" style:apply-style-name="Untitled1" style:base-cell-address="CPM.J67"/>
    </style:style>
    <style:style style:name="ce269" style:family="table-cell" style:parent-style-name="Default">
      <style:map style:condition="cell-content()!=[$CPM.$B71]" style:apply-style-name="Untitled1" style:base-cell-address="CPM.J71"/>
    </style:style>
    <style:style style:name="ce270" style:family="table-cell" style:parent-style-name="Default">
      <style:map style:condition="cell-content()!=[$CPM.$B75]" style:apply-style-name="Untitled1" style:base-cell-address="CPM.J75"/>
    </style:style>
    <style:style style:name="ce271" style:family="table-cell" style:parent-style-name="Default">
      <style:map style:condition="cell-content()!=[$CPM.$B79]" style:apply-style-name="Untitled1" style:base-cell-address="CPM.J79"/>
    </style:style>
    <style:style style:name="ce272" style:family="table-cell" style:parent-style-name="Default">
      <style:map style:condition="cell-content()!=[$CPM.$B83]" style:apply-style-name="Untitled1" style:base-cell-address="CPM.J83"/>
    </style:style>
    <style:style style:name="ce273" style:family="table-cell" style:parent-style-name="Default">
      <style:map style:condition="cell-content()!=[$CPM.$B86]" style:apply-style-name="Untitled1" style:base-cell-address="CPM.J86"/>
    </style:style>
    <style:style style:name="ce274" style:family="table-cell" style:parent-style-name="Default">
      <style:map style:condition="cell-content()!=[$CPM.$B89]" style:apply-style-name="Untitled1" style:base-cell-address="CPM.J89"/>
    </style:style>
    <style:style style:name="ce275" style:family="table-cell" style:parent-style-name="Default">
      <style:map style:condition="cell-content()!=[$CPM.$B92]" style:apply-style-name="Untitled1" style:base-cell-address="CPM.J92"/>
    </style:style>
    <style:style style:name="ce276" style:family="table-cell" style:parent-style-name="Default">
      <style:map style:condition="cell-content()!=[$CPM.$B96]" style:apply-style-name="Untitled1" style:base-cell-address="CPM.J96"/>
    </style:style>
    <style:style style:name="ce277" style:family="table-cell" style:parent-style-name="Default">
      <style:map style:condition="cell-content()!=[$CPM.$B97]" style:apply-style-name="Untitled1" style:base-cell-address="CPM.J97"/>
    </style:style>
    <style:style style:name="ce278" style:family="table-cell" style:parent-style-name="Default">
      <style:map style:condition="cell-content()!=[$CPM.$B104]" style:apply-style-name="Untitled1" style:base-cell-address="CPM.J104"/>
    </style:style>
    <style:style style:name="ce279" style:family="table-cell" style:parent-style-name="Default">
      <style:map style:condition="cell-content()!=[$CPM.$B108]" style:apply-style-name="Untitled1" style:base-cell-address="CPM.J108"/>
    </style:style>
    <style:style style:name="ce280" style:family="table-cell" style:parent-style-name="Default">
      <style:map style:condition="cell-content()!=[$CPM.$B111]" style:apply-style-name="Untitled1" style:base-cell-address="CPM.J111"/>
    </style:style>
    <style:style style:name="ce281" style:family="table-cell" style:parent-style-name="Default">
      <style:map style:condition="cell-content()!=[$CPM.$B114]" style:apply-style-name="Untitled1" style:base-cell-address="CPM.J114"/>
    </style:style>
    <style:style style:name="ce282" style:family="table-cell" style:parent-style-name="Default">
      <style:map style:condition="cell-content()!=[$CPM.$B117]" style:apply-style-name="Untitled1" style:base-cell-address="CPM.J117"/>
    </style:style>
    <style:style style:name="ce283" style:family="table-cell" style:parent-style-name="Default">
      <style:map style:condition="cell-content()!=[$CPM.$B120]" style:apply-style-name="Untitled1" style:base-cell-address="CPM.J120"/>
    </style:style>
    <style:style style:name="ce284" style:family="table-cell" style:parent-style-name="Default">
      <style:map style:condition="cell-content()!=[$CPM.$B123]" style:apply-style-name="Untitled1" style:base-cell-address="CPM.J123"/>
    </style:style>
    <style:style style:name="ce285" style:family="table-cell" style:parent-style-name="Default">
      <style:map style:condition="cell-content()!=[$CPM.$B126]" style:apply-style-name="Untitled1" style:base-cell-address="CPM.J126"/>
    </style:style>
    <style:style style:name="ce286" style:family="table-cell" style:parent-style-name="Default">
      <style:map style:condition="cell-content()!=[$CPM.$B129]" style:apply-style-name="Untitled1" style:base-cell-address="CPM.J129"/>
    </style:style>
    <style:style style:name="ce287" style:family="table-cell" style:parent-style-name="Default">
      <style:map style:condition="cell-content()!=[$CPM.$B132]" style:apply-style-name="Untitled1" style:base-cell-address="CPM.J132"/>
    </style:style>
    <style:style style:name="ce288" style:family="table-cell" style:parent-style-name="Default">
      <style:map style:condition="cell-content()!=[$CPM.$B140]" style:apply-style-name="Untitled1" style:base-cell-address="CPM.J140"/>
    </style:style>
    <style:style style:name="ce289" style:family="table-cell" style:parent-style-name="Default">
      <style:map style:condition="cell-content()!=[$CPM.$B29]" style:apply-style-name="Untitled1" style:base-cell-address="CPM.K29"/>
    </style:style>
    <style:style style:name="ce290" style:family="table-cell" style:parent-style-name="Default">
      <style:map style:condition="cell-content()!=[$CPM.$B30]" style:apply-style-name="Untitled1" style:base-cell-address="CPM.K30"/>
    </style:style>
    <style:style style:name="ce291" style:family="table-cell" style:parent-style-name="Default">
      <style:map style:condition="cell-content()!=[$CPM.$B33]" style:apply-style-name="Untitled1" style:base-cell-address="CPM.K33"/>
    </style:style>
    <style:style style:name="ce292" style:family="table-cell" style:parent-style-name="Default">
      <style:map style:condition="cell-content()!=[$CPM.$B34]" style:apply-style-name="Untitled1" style:base-cell-address="CPM.K34"/>
    </style:style>
    <style:style style:name="ce293" style:family="table-cell" style:parent-style-name="Default">
      <style:map style:condition="cell-content()!=[$CPM.$B37]" style:apply-style-name="Untitled1" style:base-cell-address="CPM.K37"/>
    </style:style>
    <style:style style:name="ce294" style:family="table-cell" style:parent-style-name="Default">
      <style:map style:condition="cell-content()!=[$CPM.$B38]" style:apply-style-name="Untitled1" style:base-cell-address="CPM.K38"/>
    </style:style>
    <style:style style:name="ce295" style:family="table-cell" style:parent-style-name="Default">
      <style:map style:condition="cell-content()!=[$CPM.$B41]" style:apply-style-name="Untitled1" style:base-cell-address="CPM.K41"/>
    </style:style>
    <style:style style:name="ce296" style:family="table-cell" style:parent-style-name="Default">
      <style:map style:condition="cell-content()!=[$CPM.$B42]" style:apply-style-name="Untitled1" style:base-cell-address="CPM.K42"/>
    </style:style>
    <style:style style:name="ce297" style:family="table-cell" style:parent-style-name="Default">
      <style:map style:condition="cell-content()!=[$CPM.$B45]" style:apply-style-name="Untitled1" style:base-cell-address="CPM.K45"/>
    </style:style>
    <style:style style:name="ce298" style:family="table-cell" style:parent-style-name="Default">
      <style:map style:condition="cell-content()!=[$CPM.$B46]" style:apply-style-name="Untitled1" style:base-cell-address="CPM.K46"/>
    </style:style>
    <style:style style:name="ce299" style:family="table-cell" style:parent-style-name="Default">
      <style:map style:condition="cell-content()!=[$CPM.$B49]" style:apply-style-name="Untitled1" style:base-cell-address="CPM.K49"/>
    </style:style>
    <style:style style:name="ce300" style:family="table-cell" style:parent-style-name="Default">
      <style:map style:condition="cell-content()!=[$CPM.$B53]" style:apply-style-name="Untitled1" style:base-cell-address="CPM.K53"/>
    </style:style>
    <style:style style:name="ce301" style:family="table-cell" style:parent-style-name="Default">
      <style:map style:condition="cell-content()!=[$CPM.$B54]" style:apply-style-name="Untitled1" style:base-cell-address="CPM.K54"/>
    </style:style>
    <style:style style:name="ce302" style:family="table-cell" style:parent-style-name="Default">
      <style:map style:condition="cell-content()!=[$CPM.$B64]" style:apply-style-name="Untitled1" style:base-cell-address="CPM.K64"/>
    </style:style>
    <style:style style:name="ce303" style:family="table-cell" style:parent-style-name="Default">
      <style:map style:condition="cell-content()!=[$CPM.$B67]" style:apply-style-name="Untitled1" style:base-cell-address="CPM.K67"/>
    </style:style>
    <style:style style:name="ce304" style:family="table-cell" style:parent-style-name="Default">
      <style:map style:condition="cell-content()!=[$CPM.$B71]" style:apply-style-name="Untitled1" style:base-cell-address="CPM.K71"/>
    </style:style>
    <style:style style:name="ce305" style:family="table-cell" style:parent-style-name="Default">
      <style:map style:condition="cell-content()!=[$CPM.$B75]" style:apply-style-name="Untitled1" style:base-cell-address="CPM.K75"/>
    </style:style>
    <style:style style:name="ce306" style:family="table-cell" style:parent-style-name="Default">
      <style:map style:condition="cell-content()!=[$CPM.$B79]" style:apply-style-name="Untitled1" style:base-cell-address="CPM.K79"/>
    </style:style>
    <style:style style:name="ce307" style:family="table-cell" style:parent-style-name="Default">
      <style:map style:condition="cell-content()!=[$CPM.$B83]" style:apply-style-name="Untitled1" style:base-cell-address="CPM.K83"/>
    </style:style>
    <style:style style:name="ce308" style:family="table-cell" style:parent-style-name="Default">
      <style:map style:condition="cell-content()!=[$CPM.$B86]" style:apply-style-name="Untitled1" style:base-cell-address="CPM.K86"/>
    </style:style>
    <style:style style:name="ce309" style:family="table-cell" style:parent-style-name="Default">
      <style:map style:condition="cell-content()!=[$CPM.$B89]" style:apply-style-name="Untitled1" style:base-cell-address="CPM.K89"/>
    </style:style>
    <style:style style:name="ce310" style:family="table-cell" style:parent-style-name="Default">
      <style:map style:condition="cell-content()!=[$CPM.$B92]" style:apply-style-name="Untitled1" style:base-cell-address="CPM.K92"/>
    </style:style>
    <style:style style:name="ce311" style:family="table-cell" style:parent-style-name="Default">
      <style:map style:condition="cell-content()!=[$CPM.$B96]" style:apply-style-name="Untitled1" style:base-cell-address="CPM.K96"/>
    </style:style>
    <style:style style:name="ce312" style:family="table-cell" style:parent-style-name="Default">
      <style:map style:condition="cell-content()!=[$CPM.$B97]" style:apply-style-name="Untitled1" style:base-cell-address="CPM.K97"/>
    </style:style>
    <style:style style:name="ce313" style:family="table-cell" style:parent-style-name="Default">
      <style:map style:condition="cell-content()!=[$CPM.$B104]" style:apply-style-name="Untitled1" style:base-cell-address="CPM.K104"/>
    </style:style>
    <style:style style:name="ce314" style:family="table-cell" style:parent-style-name="Default">
      <style:map style:condition="cell-content()!=[$CPM.$B108]" style:apply-style-name="Untitled1" style:base-cell-address="CPM.K108"/>
    </style:style>
    <style:style style:name="ce315" style:family="table-cell" style:parent-style-name="Default">
      <style:map style:condition="cell-content()!=[$CPM.$B111]" style:apply-style-name="Untitled1" style:base-cell-address="CPM.K111"/>
    </style:style>
    <style:style style:name="ce316" style:family="table-cell" style:parent-style-name="Default">
      <style:map style:condition="cell-content()!=[$CPM.$B114]" style:apply-style-name="Untitled1" style:base-cell-address="CPM.K114"/>
    </style:style>
    <style:style style:name="ce317" style:family="table-cell" style:parent-style-name="Default">
      <style:map style:condition="cell-content()!=[$CPM.$B117]" style:apply-style-name="Untitled1" style:base-cell-address="CPM.K117"/>
    </style:style>
    <style:style style:name="ce318" style:family="table-cell" style:parent-style-name="Default">
      <style:map style:condition="cell-content()!=[$CPM.$B120]" style:apply-style-name="Untitled1" style:base-cell-address="CPM.K120"/>
    </style:style>
    <style:style style:name="ce319" style:family="table-cell" style:parent-style-name="Default">
      <style:map style:condition="cell-content()!=[$CPM.$B123]" style:apply-style-name="Untitled1" style:base-cell-address="CPM.K123"/>
    </style:style>
    <style:style style:name="ce320" style:family="table-cell" style:parent-style-name="Default">
      <style:map style:condition="cell-content()!=[$CPM.$B126]" style:apply-style-name="Untitled1" style:base-cell-address="CPM.K126"/>
    </style:style>
    <style:style style:name="ce321" style:family="table-cell" style:parent-style-name="Default">
      <style:map style:condition="cell-content()!=[$CPM.$B129]" style:apply-style-name="Untitled1" style:base-cell-address="CPM.K129"/>
    </style:style>
    <style:style style:name="ce322" style:family="table-cell" style:parent-style-name="Default">
      <style:map style:condition="cell-content()!=[$CPM.$B132]" style:apply-style-name="Untitled1" style:base-cell-address="CPM.K132"/>
    </style:style>
    <style:style style:name="ce323" style:family="table-cell" style:parent-style-name="Default">
      <style:map style:condition="cell-content()!=[$CPM.$B140]" style:apply-style-name="Untitled1" style:base-cell-address="CPM.K140"/>
    </style:style>
    <style:style style:name="ce324" style:family="table-cell" style:parent-style-name="Default">
      <style:map style:condition="cell-content()!=[$CPM.$B29]" style:apply-style-name="Untitled1" style:base-cell-address="CPM.L29"/>
    </style:style>
    <style:style style:name="ce325" style:family="table-cell" style:parent-style-name="Default">
      <style:map style:condition="cell-content()!=[$CPM.$B30]" style:apply-style-name="Untitled1" style:base-cell-address="CPM.L30"/>
    </style:style>
    <style:style style:name="ce326" style:family="table-cell" style:parent-style-name="Default">
      <style:map style:condition="cell-content()!=[$CPM.$B33]" style:apply-style-name="Untitled1" style:base-cell-address="CPM.L33"/>
    </style:style>
    <style:style style:name="ce327" style:family="table-cell" style:parent-style-name="Default">
      <style:map style:condition="cell-content()!=[$CPM.$B34]" style:apply-style-name="Untitled1" style:base-cell-address="CPM.L34"/>
    </style:style>
    <style:style style:name="ce328" style:family="table-cell" style:parent-style-name="Default">
      <style:map style:condition="cell-content()!=[$CPM.$B37]" style:apply-style-name="Untitled1" style:base-cell-address="CPM.L37"/>
    </style:style>
    <style:style style:name="ce329" style:family="table-cell" style:parent-style-name="Default">
      <style:map style:condition="cell-content()!=[$CPM.$B38]" style:apply-style-name="Untitled1" style:base-cell-address="CPM.L38"/>
    </style:style>
    <style:style style:name="ce330" style:family="table-cell" style:parent-style-name="Default">
      <style:map style:condition="cell-content()!=[$CPM.$B41]" style:apply-style-name="Untitled1" style:base-cell-address="CPM.L41"/>
    </style:style>
    <style:style style:name="ce331" style:family="table-cell" style:parent-style-name="Default">
      <style:map style:condition="cell-content()!=[$CPM.$B42]" style:apply-style-name="Untitled1" style:base-cell-address="CPM.L42"/>
    </style:style>
    <style:style style:name="ce332" style:family="table-cell" style:parent-style-name="Default">
      <style:map style:condition="cell-content()!=[$CPM.$B45]" style:apply-style-name="Untitled1" style:base-cell-address="CPM.L45"/>
    </style:style>
    <style:style style:name="ce333" style:family="table-cell" style:parent-style-name="Default">
      <style:map style:condition="cell-content()!=[$CPM.$B46]" style:apply-style-name="Untitled1" style:base-cell-address="CPM.L46"/>
    </style:style>
    <style:style style:name="ce334" style:family="table-cell" style:parent-style-name="Default">
      <style:map style:condition="cell-content()!=[$CPM.$B49]" style:apply-style-name="Untitled1" style:base-cell-address="CPM.L49"/>
    </style:style>
    <style:style style:name="ce335" style:family="table-cell" style:parent-style-name="Default">
      <style:map style:condition="cell-content()!=[$CPM.$B53]" style:apply-style-name="Untitled1" style:base-cell-address="CPM.L53"/>
    </style:style>
    <style:style style:name="ce336" style:family="table-cell" style:parent-style-name="Default">
      <style:map style:condition="cell-content()!=[$CPM.$B54]" style:apply-style-name="Untitled1" style:base-cell-address="CPM.L54"/>
    </style:style>
    <style:style style:name="ce337" style:family="table-cell" style:parent-style-name="Default">
      <style:map style:condition="cell-content()!=[$CPM.$B64]" style:apply-style-name="Untitled1" style:base-cell-address="CPM.L64"/>
    </style:style>
    <style:style style:name="ce338" style:family="table-cell" style:parent-style-name="Default">
      <style:map style:condition="cell-content()!=[$CPM.$B67]" style:apply-style-name="Untitled1" style:base-cell-address="CPM.L67"/>
    </style:style>
    <style:style style:name="ce339" style:family="table-cell" style:parent-style-name="Default">
      <style:map style:condition="cell-content()!=[$CPM.$B71]" style:apply-style-name="Untitled1" style:base-cell-address="CPM.L71"/>
    </style:style>
    <style:style style:name="ce340" style:family="table-cell" style:parent-style-name="Default">
      <style:map style:condition="cell-content()!=[$CPM.$B75]" style:apply-style-name="Untitled1" style:base-cell-address="CPM.L75"/>
    </style:style>
    <style:style style:name="ce341" style:family="table-cell" style:parent-style-name="Default">
      <style:map style:condition="cell-content()!=[$CPM.$B79]" style:apply-style-name="Untitled1" style:base-cell-address="CPM.L79"/>
    </style:style>
    <style:style style:name="ce342" style:family="table-cell" style:parent-style-name="Default">
      <style:map style:condition="cell-content()!=[$CPM.$B83]" style:apply-style-name="Untitled1" style:base-cell-address="CPM.L83"/>
    </style:style>
    <style:style style:name="ce343" style:family="table-cell" style:parent-style-name="Default">
      <style:map style:condition="cell-content()!=[$CPM.$B86]" style:apply-style-name="Untitled1" style:base-cell-address="CPM.L86"/>
    </style:style>
    <style:style style:name="ce344" style:family="table-cell" style:parent-style-name="Default">
      <style:map style:condition="cell-content()!=[$CPM.$B89]" style:apply-style-name="Untitled1" style:base-cell-address="CPM.L89"/>
    </style:style>
    <style:style style:name="ce345" style:family="table-cell" style:parent-style-name="Default">
      <style:map style:condition="cell-content()!=[$CPM.$B92]" style:apply-style-name="Untitled1" style:base-cell-address="CPM.L92"/>
    </style:style>
    <style:style style:name="ce346" style:family="table-cell" style:parent-style-name="Default">
      <style:map style:condition="cell-content()!=[$CPM.$B96]" style:apply-style-name="Untitled1" style:base-cell-address="CPM.L96"/>
    </style:style>
    <style:style style:name="ce347" style:family="table-cell" style:parent-style-name="Default">
      <style:map style:condition="cell-content()!=[$CPM.$B97]" style:apply-style-name="Untitled1" style:base-cell-address="CPM.L97"/>
    </style:style>
    <style:style style:name="ce348" style:family="table-cell" style:parent-style-name="Default">
      <style:map style:condition="cell-content()!=[$CPM.$B104]" style:apply-style-name="Untitled1" style:base-cell-address="CPM.L104"/>
    </style:style>
    <style:style style:name="ce349" style:family="table-cell" style:parent-style-name="Default">
      <style:map style:condition="cell-content()!=[$CPM.$B108]" style:apply-style-name="Untitled1" style:base-cell-address="CPM.L108"/>
    </style:style>
    <style:style style:name="ce350" style:family="table-cell" style:parent-style-name="Default">
      <style:map style:condition="cell-content()!=[$CPM.$B111]" style:apply-style-name="Untitled1" style:base-cell-address="CPM.L111"/>
    </style:style>
    <style:style style:name="ce351" style:family="table-cell" style:parent-style-name="Default">
      <style:map style:condition="cell-content()!=[$CPM.$B114]" style:apply-style-name="Untitled1" style:base-cell-address="CPM.L114"/>
    </style:style>
    <style:style style:name="ce352" style:family="table-cell" style:parent-style-name="Default">
      <style:map style:condition="cell-content()!=[$CPM.$B117]" style:apply-style-name="Untitled1" style:base-cell-address="CPM.L117"/>
    </style:style>
    <style:style style:name="ce353" style:family="table-cell" style:parent-style-name="Default">
      <style:map style:condition="cell-content()!=[$CPM.$B120]" style:apply-style-name="Untitled1" style:base-cell-address="CPM.L120"/>
    </style:style>
    <style:style style:name="ce354" style:family="table-cell" style:parent-style-name="Default">
      <style:map style:condition="cell-content()!=[$CPM.$B123]" style:apply-style-name="Untitled1" style:base-cell-address="CPM.L123"/>
    </style:style>
    <style:style style:name="ce355" style:family="table-cell" style:parent-style-name="Default">
      <style:map style:condition="cell-content()!=[$CPM.$B126]" style:apply-style-name="Untitled1" style:base-cell-address="CPM.L126"/>
    </style:style>
    <style:style style:name="ce356" style:family="table-cell" style:parent-style-name="Default">
      <style:map style:condition="cell-content()!=[$CPM.$B129]" style:apply-style-name="Untitled1" style:base-cell-address="CPM.L129"/>
    </style:style>
    <style:style style:name="ce357" style:family="table-cell" style:parent-style-name="Default">
      <style:map style:condition="cell-content()!=[$CPM.$B132]" style:apply-style-name="Untitled1" style:base-cell-address="CPM.L132"/>
    </style:style>
    <style:style style:name="ce358" style:family="table-cell" style:parent-style-name="Default">
      <style:map style:condition="cell-content()!=[$CPM.$B140]" style:apply-style-name="Untitled1" style:base-cell-address="CPM.L140"/>
    </style:style>
    <style:style style:name="ce359" style:family="table-cell" style:parent-style-name="Default">
      <style:map style:condition="cell-content()!=[$CPM.$B29]" style:apply-style-name="Untitled1" style:base-cell-address="CPM.M29"/>
    </style:style>
    <style:style style:name="ce360" style:family="table-cell" style:parent-style-name="Default">
      <style:map style:condition="cell-content()!=[$CPM.$B30]" style:apply-style-name="Untitled1" style:base-cell-address="CPM.M30"/>
    </style:style>
    <style:style style:name="ce361" style:family="table-cell" style:parent-style-name="Default">
      <style:map style:condition="cell-content()!=[$CPM.$B33]" style:apply-style-name="Untitled1" style:base-cell-address="CPM.M33"/>
    </style:style>
    <style:style style:name="ce362" style:family="table-cell" style:parent-style-name="Default">
      <style:map style:condition="cell-content()!=[$CPM.$B34]" style:apply-style-name="Untitled1" style:base-cell-address="CPM.M34"/>
    </style:style>
    <style:style style:name="ce363" style:family="table-cell" style:parent-style-name="Default">
      <style:map style:condition="cell-content()!=[$CPM.$B37]" style:apply-style-name="Untitled1" style:base-cell-address="CPM.M37"/>
    </style:style>
    <style:style style:name="ce364" style:family="table-cell" style:parent-style-name="Default">
      <style:map style:condition="cell-content()!=[$CPM.$B38]" style:apply-style-name="Untitled1" style:base-cell-address="CPM.M38"/>
    </style:style>
    <style:style style:name="ce365" style:family="table-cell" style:parent-style-name="Default">
      <style:map style:condition="cell-content()!=[$CPM.$B41]" style:apply-style-name="Untitled1" style:base-cell-address="CPM.M41"/>
    </style:style>
    <style:style style:name="ce366" style:family="table-cell" style:parent-style-name="Default">
      <style:map style:condition="cell-content()!=[$CPM.$B42]" style:apply-style-name="Untitled1" style:base-cell-address="CPM.M42"/>
    </style:style>
    <style:style style:name="ce367" style:family="table-cell" style:parent-style-name="Default">
      <style:map style:condition="cell-content()!=[$CPM.$B45]" style:apply-style-name="Untitled1" style:base-cell-address="CPM.M45"/>
    </style:style>
    <style:style style:name="ce368" style:family="table-cell" style:parent-style-name="Default">
      <style:map style:condition="cell-content()!=[$CPM.$B46]" style:apply-style-name="Untitled1" style:base-cell-address="CPM.M46"/>
    </style:style>
    <style:style style:name="ce369" style:family="table-cell" style:parent-style-name="Default">
      <style:map style:condition="cell-content()!=[$CPM.$B49]" style:apply-style-name="Untitled1" style:base-cell-address="CPM.M49"/>
    </style:style>
    <style:style style:name="ce370" style:family="table-cell" style:parent-style-name="Default">
      <style:map style:condition="cell-content()!=[$CPM.$B53]" style:apply-style-name="Untitled1" style:base-cell-address="CPM.M53"/>
    </style:style>
    <style:style style:name="ce371" style:family="table-cell" style:parent-style-name="Default">
      <style:map style:condition="cell-content()!=[$CPM.$B54]" style:apply-style-name="Untitled1" style:base-cell-address="CPM.M54"/>
    </style:style>
    <style:style style:name="ce372" style:family="table-cell" style:parent-style-name="Default">
      <style:map style:condition="cell-content()!=[$CPM.$B64]" style:apply-style-name="Untitled1" style:base-cell-address="CPM.M64"/>
    </style:style>
    <style:style style:name="ce373" style:family="table-cell" style:parent-style-name="Default">
      <style:map style:condition="cell-content()!=[$CPM.$B67]" style:apply-style-name="Untitled1" style:base-cell-address="CPM.M67"/>
    </style:style>
    <style:style style:name="ce374" style:family="table-cell" style:parent-style-name="Default">
      <style:map style:condition="cell-content()!=[$CPM.$B71]" style:apply-style-name="Untitled1" style:base-cell-address="CPM.M71"/>
    </style:style>
    <style:style style:name="ce375" style:family="table-cell" style:parent-style-name="Default">
      <style:map style:condition="cell-content()!=[$CPM.$B75]" style:apply-style-name="Untitled1" style:base-cell-address="CPM.M75"/>
    </style:style>
    <style:style style:name="ce376" style:family="table-cell" style:parent-style-name="Default">
      <style:map style:condition="cell-content()!=[$CPM.$B79]" style:apply-style-name="Untitled1" style:base-cell-address="CPM.M79"/>
    </style:style>
    <style:style style:name="ce377" style:family="table-cell" style:parent-style-name="Default">
      <style:map style:condition="cell-content()!=[$CPM.$B83]" style:apply-style-name="Untitled1" style:base-cell-address="CPM.M83"/>
    </style:style>
    <style:style style:name="ce378" style:family="table-cell" style:parent-style-name="Default">
      <style:map style:condition="cell-content()!=[$CPM.$B86]" style:apply-style-name="Untitled1" style:base-cell-address="CPM.M86"/>
    </style:style>
    <style:style style:name="ce379" style:family="table-cell" style:parent-style-name="Default">
      <style:map style:condition="cell-content()!=[$CPM.$B89]" style:apply-style-name="Untitled1" style:base-cell-address="CPM.M89"/>
    </style:style>
    <style:style style:name="ce380" style:family="table-cell" style:parent-style-name="Default">
      <style:map style:condition="cell-content()!=[$CPM.$B92]" style:apply-style-name="Untitled1" style:base-cell-address="CPM.M92"/>
    </style:style>
    <style:style style:name="ce381" style:family="table-cell" style:parent-style-name="Default">
      <style:map style:condition="cell-content()!=[$CPM.$B96]" style:apply-style-name="Untitled1" style:base-cell-address="CPM.M96"/>
    </style:style>
    <style:style style:name="ce382" style:family="table-cell" style:parent-style-name="Default">
      <style:map style:condition="cell-content()!=[$CPM.$B97]" style:apply-style-name="Untitled1" style:base-cell-address="CPM.M97"/>
    </style:style>
    <style:style style:name="ce383" style:family="table-cell" style:parent-style-name="Default">
      <style:map style:condition="cell-content()!=[$CPM.$B104]" style:apply-style-name="Untitled1" style:base-cell-address="CPM.M104"/>
    </style:style>
    <style:style style:name="ce384" style:family="table-cell" style:parent-style-name="Default">
      <style:map style:condition="cell-content()!=[$CPM.$B108]" style:apply-style-name="Untitled1" style:base-cell-address="CPM.M108"/>
    </style:style>
    <style:style style:name="ce385" style:family="table-cell" style:parent-style-name="Default">
      <style:map style:condition="cell-content()!=[$CPM.$B111]" style:apply-style-name="Untitled1" style:base-cell-address="CPM.M111"/>
    </style:style>
    <style:style style:name="ce386" style:family="table-cell" style:parent-style-name="Default">
      <style:map style:condition="cell-content()!=[$CPM.$B114]" style:apply-style-name="Untitled1" style:base-cell-address="CPM.M114"/>
    </style:style>
    <style:style style:name="ce387" style:family="table-cell" style:parent-style-name="Default">
      <style:map style:condition="cell-content()!=[$CPM.$B117]" style:apply-style-name="Untitled1" style:base-cell-address="CPM.M117"/>
    </style:style>
    <style:style style:name="ce388" style:family="table-cell" style:parent-style-name="Default">
      <style:map style:condition="cell-content()!=[$CPM.$B120]" style:apply-style-name="Untitled1" style:base-cell-address="CPM.M120"/>
    </style:style>
    <style:style style:name="ce389" style:family="table-cell" style:parent-style-name="Default">
      <style:map style:condition="cell-content()!=[$CPM.$B123]" style:apply-style-name="Untitled1" style:base-cell-address="CPM.M123"/>
    </style:style>
    <style:style style:name="ce390" style:family="table-cell" style:parent-style-name="Default">
      <style:map style:condition="cell-content()!=[$CPM.$B126]" style:apply-style-name="Untitled1" style:base-cell-address="CPM.M126"/>
    </style:style>
    <style:style style:name="ce391" style:family="table-cell" style:parent-style-name="Default">
      <style:map style:condition="cell-content()!=[$CPM.$B129]" style:apply-style-name="Untitled1" style:base-cell-address="CPM.M129"/>
    </style:style>
    <style:style style:name="ce392" style:family="table-cell" style:parent-style-name="Default">
      <style:map style:condition="cell-content()!=[$CPM.$B132]" style:apply-style-name="Untitled1" style:base-cell-address="CPM.M132"/>
    </style:style>
    <style:style style:name="ce393" style:family="table-cell" style:parent-style-name="Default">
      <style:map style:condition="cell-content()!=[$CPM.$B140]" style:apply-style-name="Untitled1" style:base-cell-address="CPM.M140"/>
    </style:style>
    <style:style style:name="ce394" style:family="table-cell" style:parent-style-name="Default">
      <style:map style:condition="cell-content()!=[$CPM.$B29]" style:apply-style-name="Untitled1" style:base-cell-address="CPM.N29"/>
    </style:style>
    <style:style style:name="ce395" style:family="table-cell" style:parent-style-name="Default">
      <style:map style:condition="cell-content()!=[$CPM.$B30]" style:apply-style-name="Untitled1" style:base-cell-address="CPM.N30"/>
    </style:style>
    <style:style style:name="ce396" style:family="table-cell" style:parent-style-name="Default">
      <style:map style:condition="cell-content()!=[$CPM.$B33]" style:apply-style-name="Untitled1" style:base-cell-address="CPM.N33"/>
    </style:style>
    <style:style style:name="ce397" style:family="table-cell" style:parent-style-name="Default">
      <style:map style:condition="cell-content()!=[$CPM.$B34]" style:apply-style-name="Untitled1" style:base-cell-address="CPM.N34"/>
    </style:style>
    <style:style style:name="ce398" style:family="table-cell" style:parent-style-name="Default">
      <style:map style:condition="cell-content()!=[$CPM.$B37]" style:apply-style-name="Untitled1" style:base-cell-address="CPM.N37"/>
    </style:style>
    <style:style style:name="ce399" style:family="table-cell" style:parent-style-name="Default">
      <style:map style:condition="cell-content()!=[$CPM.$B38]" style:apply-style-name="Untitled1" style:base-cell-address="CPM.N38"/>
    </style:style>
    <style:style style:name="ce400" style:family="table-cell" style:parent-style-name="Default">
      <style:map style:condition="cell-content()!=[$CPM.$B41]" style:apply-style-name="Untitled1" style:base-cell-address="CPM.N41"/>
    </style:style>
    <style:style style:name="ce401" style:family="table-cell" style:parent-style-name="Default">
      <style:map style:condition="cell-content()!=[$CPM.$B42]" style:apply-style-name="Untitled1" style:base-cell-address="CPM.N42"/>
    </style:style>
    <style:style style:name="ce402" style:family="table-cell" style:parent-style-name="Default">
      <style:map style:condition="cell-content()!=[$CPM.$B45]" style:apply-style-name="Untitled1" style:base-cell-address="CPM.N45"/>
    </style:style>
    <style:style style:name="ce403" style:family="table-cell" style:parent-style-name="Default">
      <style:map style:condition="cell-content()!=[$CPM.$B46]" style:apply-style-name="Untitled1" style:base-cell-address="CPM.N46"/>
    </style:style>
    <style:style style:name="ce404" style:family="table-cell" style:parent-style-name="Default">
      <style:map style:condition="cell-content()!=[$CPM.$B49]" style:apply-style-name="Untitled1" style:base-cell-address="CPM.N49"/>
    </style:style>
    <style:style style:name="ce405" style:family="table-cell" style:parent-style-name="Default">
      <style:map style:condition="cell-content()!=[$CPM.$B53]" style:apply-style-name="Untitled1" style:base-cell-address="CPM.N53"/>
    </style:style>
    <style:style style:name="ce406" style:family="table-cell" style:parent-style-name="Default">
      <style:map style:condition="cell-content()!=[$CPM.$B54]" style:apply-style-name="Untitled1" style:base-cell-address="CPM.N54"/>
    </style:style>
    <style:style style:name="ce407" style:family="table-cell" style:parent-style-name="Default">
      <style:map style:condition="cell-content()!=[$CPM.$B64]" style:apply-style-name="Untitled1" style:base-cell-address="CPM.N64"/>
    </style:style>
    <style:style style:name="ce408" style:family="table-cell" style:parent-style-name="Default">
      <style:map style:condition="cell-content()!=[$CPM.$B67]" style:apply-style-name="Untitled1" style:base-cell-address="CPM.N67"/>
    </style:style>
    <style:style style:name="ce409" style:family="table-cell" style:parent-style-name="Default">
      <style:map style:condition="cell-content()!=[$CPM.$B71]" style:apply-style-name="Untitled1" style:base-cell-address="CPM.N71"/>
    </style:style>
    <style:style style:name="ce410" style:family="table-cell" style:parent-style-name="Default">
      <style:map style:condition="cell-content()!=[$CPM.$B75]" style:apply-style-name="Untitled1" style:base-cell-address="CPM.N75"/>
    </style:style>
    <style:style style:name="ce411" style:family="table-cell" style:parent-style-name="Default">
      <style:map style:condition="cell-content()!=[$CPM.$B79]" style:apply-style-name="Untitled1" style:base-cell-address="CPM.N79"/>
    </style:style>
    <style:style style:name="ce412" style:family="table-cell" style:parent-style-name="Default">
      <style:map style:condition="cell-content()!=[$CPM.$B83]" style:apply-style-name="Untitled1" style:base-cell-address="CPM.N83"/>
    </style:style>
    <style:style style:name="ce413" style:family="table-cell" style:parent-style-name="Default">
      <style:map style:condition="cell-content()!=[$CPM.$B86]" style:apply-style-name="Untitled1" style:base-cell-address="CPM.N86"/>
    </style:style>
    <style:style style:name="ce414" style:family="table-cell" style:parent-style-name="Default">
      <style:map style:condition="cell-content()!=[$CPM.$B89]" style:apply-style-name="Untitled1" style:base-cell-address="CPM.N89"/>
    </style:style>
    <style:style style:name="ce415" style:family="table-cell" style:parent-style-name="Default">
      <style:map style:condition="cell-content()!=[$CPM.$B92]" style:apply-style-name="Untitled1" style:base-cell-address="CPM.N92"/>
    </style:style>
    <style:style style:name="ce416" style:family="table-cell" style:parent-style-name="Default">
      <style:map style:condition="cell-content()!=[$CPM.$B96]" style:apply-style-name="Untitled1" style:base-cell-address="CPM.N96"/>
    </style:style>
    <style:style style:name="ce417" style:family="table-cell" style:parent-style-name="Default">
      <style:map style:condition="cell-content()!=[$CPM.$B97]" style:apply-style-name="Untitled1" style:base-cell-address="CPM.N97"/>
    </style:style>
    <style:style style:name="ce418" style:family="table-cell" style:parent-style-name="Default">
      <style:map style:condition="cell-content()!=[$CPM.$B104]" style:apply-style-name="Untitled1" style:base-cell-address="CPM.N104"/>
    </style:style>
    <style:style style:name="ce419" style:family="table-cell" style:parent-style-name="Default">
      <style:map style:condition="cell-content()!=[$CPM.$B108]" style:apply-style-name="Untitled1" style:base-cell-address="CPM.N108"/>
    </style:style>
    <style:style style:name="ce420" style:family="table-cell" style:parent-style-name="Default">
      <style:map style:condition="cell-content()!=[$CPM.$B111]" style:apply-style-name="Untitled1" style:base-cell-address="CPM.N111"/>
    </style:style>
    <style:style style:name="ce421" style:family="table-cell" style:parent-style-name="Default">
      <style:map style:condition="cell-content()!=[$CPM.$B114]" style:apply-style-name="Untitled1" style:base-cell-address="CPM.N114"/>
    </style:style>
    <style:style style:name="ce422" style:family="table-cell" style:parent-style-name="Default">
      <style:map style:condition="cell-content()!=[$CPM.$B117]" style:apply-style-name="Untitled1" style:base-cell-address="CPM.N117"/>
    </style:style>
    <style:style style:name="ce423" style:family="table-cell" style:parent-style-name="Default">
      <style:map style:condition="cell-content()!=[$CPM.$B120]" style:apply-style-name="Untitled1" style:base-cell-address="CPM.N120"/>
    </style:style>
    <style:style style:name="ce424" style:family="table-cell" style:parent-style-name="Default">
      <style:map style:condition="cell-content()!=[$CPM.$B123]" style:apply-style-name="Untitled1" style:base-cell-address="CPM.N123"/>
    </style:style>
    <style:style style:name="ce425" style:family="table-cell" style:parent-style-name="Default">
      <style:map style:condition="cell-content()!=[$CPM.$B126]" style:apply-style-name="Untitled1" style:base-cell-address="CPM.N126"/>
    </style:style>
    <style:style style:name="ce426" style:family="table-cell" style:parent-style-name="Default">
      <style:map style:condition="cell-content()!=[$CPM.$B129]" style:apply-style-name="Untitled1" style:base-cell-address="CPM.N129"/>
    </style:style>
    <style:style style:name="ce427" style:family="table-cell" style:parent-style-name="Default">
      <style:map style:condition="cell-content()!=[$CPM.$B132]" style:apply-style-name="Untitled1" style:base-cell-address="CPM.N132"/>
    </style:style>
    <style:style style:name="ce428" style:family="table-cell" style:parent-style-name="Default">
      <style:map style:condition="cell-content()!=[$CPM.$B140]" style:apply-style-name="Untitled1" style:base-cell-address="CPM.N140"/>
    </style:style>
    <style:style style:name="ce429" style:family="table-cell" style:parent-style-name="Default">
      <style:table-cell-properties fo:background-color="#ff3333"/>
      <style:text-properties fo:color="#ff0000"/>
    </style:style>
    <style:style style:name="ce430" style:family="table-cell" style:parent-style-name="Default">
      <style:table-cell-properties fo:background-color="#dddddd"/>
    </style:style>
    <style:style style:name="ce431" style:family="table-cell" style:parent-style-name="Default">
      <style:table-cell-properties fo:background-color="#ff3333"/>
    </style:style>
    <style:style style:name="ce43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33" style:family="table-cell" style:parent-style-name="Default">
      <style:text-properties fo:color="#ff0000"/>
    </style:style>
    <style:style style:name="ce434" style:family="table-cell" style:parent-style-name="Default">
      <style:text-properties fo:color="#ff33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CP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>
            <text:p>_BIOS_12_87_09_NIIJAF</text:p>
          </table:table-cell>
          <table:table-cell table:style-name="ce1" office:value-type="string" calcext:value-type="string">
            <text:p>﻿_BIOS_1x_88_EPSON_V104</text:p>
          </table:table-cell>
          <table:table-cell table:style-name="ce1" office:value-type="string" calcext:value-type="string">
            <text:p>_BIOS_1x_89_03_30_RAVI</text:p>
          </table:table-cell>
          <table:table-cell table:style-name="ce1" office:value-type="string" calcext:value-type="string">
            <text:p>﻿_BIOS_12_87_11_niijaf</text:p>
          </table:table-cell>
          <table:table-cell table:style-name="ce1" office:value-type="string" calcext:value-type="string">
            <text:p>﻿_BIOS_12_88_3_niijaf</text:p>
          </table:table-cell>
          <table:table-cell table:style-name="ce1" office:value-type="string" calcext:value-type="string">
            <text:p>﻿_BIOS_12_88_3_alternativa</text:p>
          </table:table-cell>
          <table:table-cell table:style-name="ce1" office:value-type="string" calcext:value-type="string">
            <text:p>﻿_BIOS_12_90_5_kontur</text:p>
          </table:table-cell>
          <table:table-cell table:style-name="ce1" office:value-type="string" calcext:value-type="string">
            <text:p>_BIOS_20_88___miks</text:p>
          </table:table-cell>
          <table:table-cell table:style-name="ce1" office:value-type="string" calcext:value-type="string">
            <text:p>_BIOS_21_89_2_niijaf</text:p>
          </table:table-cell>
          <table:table-cell table:style-name="ce1" office:value-type="string" calcext:value-type="string">
            <text:p>﻿_BIOS_21_89_2_niijaf2</text:p>
          </table:table-cell>
          <table:table-cell table:style-name="ce1" office:value-type="string" calcext:value-type="string">
            <text:p>﻿_BIOS_21_89___wiza</text:p>
          </table:table-cell>
          <table:table-cell table:style-name="ce1" office:value-type="string" calcext:value-type="string">
            <text:p>﻿_BIOS_21_91___LAP</text:p>
          </table:table-cell>
          <table:table-cell table:style-name="ce1" office:value-type="string" calcext:value-type="string">
            <text:p>﻿_BIOS_21m_____Shkanov</text:p>
          </table:table-cell>
          <table:table-cell table:style-name="ce1" office:value-type="string" calcext:value-type="string">
            <text:p>﻿_BIOS_21_EXTROM</text:p>
          </table:table-cell>
          <table:table-cell table:style-name="ce1" table:number-columns-repeated="1007"/>
          <table:table-cell table:number-columns-repeated="2"/>
        </table:table-row>
        <table:table-row table:style-name="ro1">
          <table:table-cell table:style-name="ce2" office:value-type="string" calcext:value-type="string">
            <text:p>Additional checks (bios specific)</text:p>
          </table:table-cell>
          <table:table-cell table:style-name="ce2" table:number-columns-repeated="5"/>
          <table:table-cell table:style-name="ce2" office:value-type="string" calcext:value-type="string">
            <text:p>db</text:p>
          </table:table-cell>
          <table:table-cell table:style-name="ce2" table:number-columns-repeated="4"/>
          <table:table-cell table:style-name="ce2" office:value-type="string" calcext:value-type="string">
            <text:p>dw</text:p>
          </table:table-cell>
          <table:table-cell table:style-name="ce2" table:number-columns-repeated="2"/>
          <table:table-cell table:style-name="ce2" office:value-type="string" calcext:value-type="string">
            <text:p>dw</text:p>
          </table:table-cell>
          <table:table-cell table:style-name="ce2" table:number-columns-repeated="100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0xE01D</text:p>
          </table:table-cell>
          <table:table-cell table:number-columns-repeated="4"/>
          <table:table-cell office:value-type="string" calcext:value-type="string">
            <text:p>0xDCBB+1</text:p>
          </table:table-cell>
          <table:table-cell table:number-columns-repeated="2"/>
          <table:table-cell office:value-type="string" calcext:value-type="string">
            <text:p>0xDA33+ 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0x21</text:p>
          </table:table-cell>
          <table:table-cell table:number-columns-repeated="4"/>
          <table:table-cell office:value-type="string" calcext:value-type="string">
            <text:p>0xE06E</text:p>
          </table:table-cell>
          <table:table-cell table:number-columns-repeated="2"/>
          <table:table-cell office:value-type="string" calcext:value-type="string">
            <text:p>0x5845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0x21</text:p>
          </table:table-cell>
          <table:table-cell table:number-columns-repeated="4"/>
          <table:table-cell office:value-type="string" calcext:value-type="string">
            <text:p>0xE06E</text:p>
          </table:table-cell>
          <table:table-cell table:number-columns-repeated="2"/>
          <table:table-cell office:value-type="string" calcext:value-type="string">
            <text:p>0x5845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dw</text:p>
          </table:table-cell>
          <table:table-cell table:number-columns-repeated="7"/>
          <table:table-cell office:value-type="string" calcext:value-type="string">
            <text:p>dw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0xE01D+1</text:p>
          </table:table-cell>
          <table:table-cell table:number-columns-repeated="7"/>
          <table:table-cell office:value-type="string" calcext:value-type="string">
            <text:p>0xDA33+ 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0xFB21</text:p>
          </table:table-cell>
          <table:table-cell table:number-columns-repeated="7"/>
          <table:table-cell office:value-type="string" calcext:value-type="string">
            <text:p>0x5254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0xFB21</text:p>
          </table:table-cell>
          <table:table-cell table:number-columns-repeated="7"/>
          <table:table-cell office:value-type="string" calcext:value-type="string">
            <text:p>0x52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w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DA33+ 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4D4F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4D4F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w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DA33+ 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49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49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w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DA33+ 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534F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534F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w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DA33+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31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0x315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urn cls off in bios logo</text:p>
          </table:table-cell>
          <table:table-cell table:number-columns-repeated="13" table:style-name="ce2" office:value-type="string" calcext:value-type="string">
            <text:p>db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table:number-columns-repeated="6" office:value-type="string" calcext:value-type="string">
            <text:p>0xDAEE</text:p>
          </table:table-cell>
          <table:table-cell office:value-type="string" calcext:value-type="string">
            <text:p>0xDAEF</text:p>
          </table:table-cell>
          <table:table-cell table:number-columns-repeated="6" office:value-type="string" calcext:value-type="string">
            <text:p>0xDAEE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0x1F</text:p>
          </table:table-cell>
          <table:table-cell table:style-name="ce7" office:value-type="string" calcext:value-type="string">
            <text:p>0x1F</text:p>
          </table:table-cell>
          <table:table-cell table:style-name="ce42" office:value-type="string" calcext:value-type="string">
            <text:p>0x1F</text:p>
          </table:table-cell>
          <table:table-cell table:style-name="ce77" office:value-type="string" calcext:value-type="string">
            <text:p>0x1F</text:p>
          </table:table-cell>
          <table:table-cell table:style-name="ce113" office:value-type="string" calcext:value-type="string">
            <text:p>0x1F</text:p>
          </table:table-cell>
          <table:table-cell table:style-name="ce149" office:value-type="string" calcext:value-type="string">
            <text:p>0x1F</text:p>
          </table:table-cell>
          <table:table-cell table:style-name="ce184" office:value-type="string" calcext:value-type="string">
            <text:p>0x1F</text:p>
          </table:table-cell>
          <table:table-cell table:style-name="ce219" office:value-type="string" calcext:value-type="string">
            <text:p>0x1F</text:p>
          </table:table-cell>
          <table:table-cell table:style-name="ce254" office:value-type="string" calcext:value-type="string">
            <text:p>0x1F</text:p>
          </table:table-cell>
          <table:table-cell table:style-name="ce289" office:value-type="string" calcext:value-type="string">
            <text:p>0x1F</text:p>
          </table:table-cell>
          <table:table-cell table:style-name="ce324" office:value-type="string" calcext:value-type="string">
            <text:p>0x1F</text:p>
          </table:table-cell>
          <table:table-cell table:style-name="ce359" office:value-type="string" calcext:value-type="string">
            <text:p>0x1F</text:p>
          </table:table-cell>
          <table:table-cell table:style-name="ce394" office:value-type="string" calcext:value-type="string">
            <text:p>0x1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20</text:p>
          </table:table-cell>
          <table:table-cell table:style-name="ce8" office:value-type="string" calcext:value-type="string">
            <text:p>0x20</text:p>
          </table:table-cell>
          <table:table-cell table:style-name="ce43" office:value-type="string" calcext:value-type="string">
            <text:p>0x20</text:p>
          </table:table-cell>
          <table:table-cell table:style-name="ce78" office:value-type="string" calcext:value-type="string">
            <text:p>0x20</text:p>
          </table:table-cell>
          <table:table-cell table:style-name="ce114" office:value-type="string" calcext:value-type="string">
            <text:p>0x20</text:p>
          </table:table-cell>
          <table:table-cell table:style-name="ce150" office:value-type="string" calcext:value-type="string">
            <text:p>0x20</text:p>
          </table:table-cell>
          <table:table-cell table:style-name="ce185" office:value-type="string" calcext:value-type="string">
            <text:p>0x20</text:p>
          </table:table-cell>
          <table:table-cell table:style-name="ce220" office:value-type="string" calcext:value-type="string">
            <text:p>0x20</text:p>
          </table:table-cell>
          <table:table-cell table:style-name="ce255" office:value-type="string" calcext:value-type="string">
            <text:p>0x20</text:p>
          </table:table-cell>
          <table:table-cell table:style-name="ce290" office:value-type="string" calcext:value-type="string">
            <text:p>0x20</text:p>
          </table:table-cell>
          <table:table-cell table:style-name="ce325" office:value-type="string" calcext:value-type="string">
            <text:p>0x20</text:p>
          </table:table-cell>
          <table:table-cell table:style-name="ce360" office:value-type="string" calcext:value-type="string">
            <text:p>0x20</text:p>
          </table:table-cell>
          <table:table-cell table:style-name="ce395" office:value-type="string" calcext:value-type="string">
            <text:p>0x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winit write to PPI1.C 0x49 -&gt; 0xC9</text:p>
          </table:table-cell>
          <table:table-cell table:number-columns-repeated="13" table:style-name="ce2" office:value-type="string" calcext:value-type="string">
            <text:p>db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office:value-type="string" calcext:value-type="string">
            <text:p>0xE738+1</text:p>
          </table:table-cell>
          <table:table-cell office:value-type="string" calcext:value-type="string">
            <text:p>0xE8B7+1</text:p>
          </table:table-cell>
          <table:table-cell office:value-type="string" calcext:value-type="string">
            <text:p>0xE8B8+1</text:p>
          </table:table-cell>
          <table:table-cell office:value-type="string" calcext:value-type="string">
            <text:p>0xE30E+1</text:p>
          </table:table-cell>
          <table:table-cell table:number-columns-repeated="2" office:value-type="string" calcext:value-type="string">
            <text:p>0xE077+1</text:p>
          </table:table-cell>
          <table:table-cell office:value-type="string" calcext:value-type="string">
            <text:p>0xE09B+1</text:p>
          </table:table-cell>
          <table:table-cell office:value-type="string" calcext:value-type="string">
            <text:p>0xE3DC+1</text:p>
          </table:table-cell>
          <table:table-cell office:value-type="string" calcext:value-type="string">
            <text:p>0xE48E+1</text:p>
          </table:table-cell>
          <table:table-cell office:value-type="string" calcext:value-type="string">
            <text:p>0xE487+1</text:p>
          </table:table-cell>
          <table:table-cell office:value-type="string" calcext:value-type="string">
            <text:p>0xE49F+1</text:p>
          </table:table-cell>
          <table:table-cell office:value-type="string" calcext:value-type="string">
            <text:p>0xE0D2+1</text:p>
          </table:table-cell>
          <table:table-cell office:value-type="string" calcext:value-type="string">
            <text:p>0xE135+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49</text:p>
          </table:table-cell>
          <table:table-cell table:style-name="ce9" office:value-type="string" calcext:value-type="string">
            <text:p>0x49</text:p>
          </table:table-cell>
          <table:table-cell table:style-name="ce44" office:value-type="string" calcext:value-type="string">
            <text:p>0x49</text:p>
          </table:table-cell>
          <table:table-cell table:style-name="ce79" office:value-type="string" calcext:value-type="string">
            <text:p>0x49</text:p>
          </table:table-cell>
          <table:table-cell table:style-name="ce115" office:value-type="string" calcext:value-type="string">
            <text:p>0x49</text:p>
          </table:table-cell>
          <table:table-cell table:style-name="ce151" office:value-type="string" calcext:value-type="string">
            <text:p>0x49</text:p>
          </table:table-cell>
          <table:table-cell table:style-name="ce186" office:value-type="string" calcext:value-type="string">
            <text:p>0x49</text:p>
          </table:table-cell>
          <table:table-cell table:style-name="ce221" office:value-type="string" calcext:value-type="string">
            <text:p>0x49</text:p>
          </table:table-cell>
          <table:table-cell table:style-name="ce256" office:value-type="string" calcext:value-type="string">
            <text:p>0x49</text:p>
          </table:table-cell>
          <table:table-cell table:style-name="ce291" office:value-type="string" calcext:value-type="string">
            <text:p>0x49</text:p>
          </table:table-cell>
          <table:table-cell table:style-name="ce326" office:value-type="string" calcext:value-type="string">
            <text:p>0x49</text:p>
          </table:table-cell>
          <table:table-cell table:style-name="ce361" office:value-type="string" calcext:value-type="string">
            <text:p>0x49</text:p>
          </table:table-cell>
          <table:table-cell table:style-name="ce396" office:value-type="string" calcext:value-type="string">
            <text:p>0x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c9</text:p>
          </table:table-cell>
          <table:table-cell table:style-name="ce10" office:value-type="string" calcext:value-type="string">
            <text:p>0xc9</text:p>
          </table:table-cell>
          <table:table-cell table:style-name="ce45" office:value-type="string" calcext:value-type="string">
            <text:p>0xc9</text:p>
          </table:table-cell>
          <table:table-cell table:style-name="ce80" office:value-type="string" calcext:value-type="string">
            <text:p>0xc9</text:p>
          </table:table-cell>
          <table:table-cell table:style-name="ce116" office:value-type="string" calcext:value-type="string">
            <text:p>0xc9</text:p>
          </table:table-cell>
          <table:table-cell table:style-name="ce152" office:value-type="string" calcext:value-type="string">
            <text:p>0xc9</text:p>
          </table:table-cell>
          <table:table-cell table:style-name="ce187" office:value-type="string" calcext:value-type="string">
            <text:p>0xc9</text:p>
          </table:table-cell>
          <table:table-cell table:style-name="ce222" office:value-type="string" calcext:value-type="string">
            <text:p>0xc9</text:p>
          </table:table-cell>
          <table:table-cell table:style-name="ce257" office:value-type="string" calcext:value-type="string">
            <text:p>0xc9</text:p>
          </table:table-cell>
          <table:table-cell table:style-name="ce292" office:value-type="string" calcext:value-type="string">
            <text:p>0xc9</text:p>
          </table:table-cell>
          <table:table-cell table:style-name="ce327" office:value-type="string" calcext:value-type="string">
            <text:p>0xc9</text:p>
          </table:table-cell>
          <table:table-cell table:style-name="ce362" office:value-type="string" calcext:value-type="string">
            <text:p>0xc9</text:p>
          </table:table-cell>
          <table:table-cell table:style-name="ce397" office:value-type="string" calcext:value-type="string">
            <text:p>0xc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v_A drvreg value, now EMUDISK 1</text:p>
          </table:table-cell>
          <table:table-cell table:number-columns-repeated="13" table:style-name="ce2" office:value-type="string" calcext:value-type="string">
            <text:p>db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table:number-columns-repeated="8" office:value-type="string" calcext:value-type="string">
            <text:p>0xDA88</text:p>
          </table:table-cell>
          <table:table-cell table:number-columns-repeated="3" office:value-type="string" calcext:value-type="string">
            <text:p>0xDA89</text:p>
          </table:table-cell>
          <table:table-cell office:value-type="string" calcext:value-type="string">
            <text:p>0xDA88</text:p>
          </table:table-cell>
          <table:table-cell office:value-type="string" calcext:value-type="string">
            <text:p>0xDA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table:style-name="ce11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81" office:value-type="string" calcext:value-type="string">
            <text:p>0x01</text:p>
          </table:table-cell>
          <table:table-cell table:style-name="ce117" office:value-type="string" calcext:value-type="string">
            <text:p>0x01</text:p>
          </table:table-cell>
          <table:table-cell table:style-name="ce153" office:value-type="string" calcext:value-type="string">
            <text:p>0x01</text:p>
          </table:table-cell>
          <table:table-cell table:style-name="ce188" office:value-type="string" calcext:value-type="string">
            <text:p>0x01</text:p>
          </table:table-cell>
          <table:table-cell table:style-name="ce223" office:value-type="string" calcext:value-type="string">
            <text:p>0x01</text:p>
          </table:table-cell>
          <table:table-cell table:style-name="ce258" office:value-type="string" calcext:value-type="string">
            <text:p>0x01</text:p>
          </table:table-cell>
          <table:table-cell table:style-name="ce293" office:value-type="string" calcext:value-type="string">
            <text:p>0x01</text:p>
          </table:table-cell>
          <table:table-cell table:style-name="ce328" office:value-type="string" calcext:value-type="string">
            <text:p>0x01</text:p>
          </table:table-cell>
          <table:table-cell table:style-name="ce363" office:value-type="string" calcext:value-type="string">
            <text:p>0x01</text:p>
          </table:table-cell>
          <table:table-cell table:style-name="ce398" office:value-type="string" calcext:value-type="string">
            <text:p>0x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table:style-name="ce12" office:value-type="string" calcext:value-type="string">
            <text:p>0x00</text:p>
          </table:table-cell>
          <table:table-cell table:style-name="ce47" office:value-type="string" calcext:value-type="string">
            <text:p>0x00</text:p>
          </table:table-cell>
          <table:table-cell table:style-name="ce82" office:value-type="string" calcext:value-type="string">
            <text:p>0x00</text:p>
          </table:table-cell>
          <table:table-cell table:style-name="ce118" office:value-type="string" calcext:value-type="string">
            <text:p>0x00</text:p>
          </table:table-cell>
          <table:table-cell table:style-name="ce154" office:value-type="string" calcext:value-type="string">
            <text:p>0x00</text:p>
          </table:table-cell>
          <table:table-cell table:style-name="ce189" office:value-type="string" calcext:value-type="string">
            <text:p>0x00</text:p>
          </table:table-cell>
          <table:table-cell table:style-name="ce224" office:value-type="string" calcext:value-type="string">
            <text:p>0x00</text:p>
          </table:table-cell>
          <table:table-cell table:style-name="ce259" office:value-type="string" calcext:value-type="string">
            <text:p>0x00</text:p>
          </table:table-cell>
          <table:table-cell table:style-name="ce294" office:value-type="string" calcext:value-type="string">
            <text:p>0x00</text:p>
          </table:table-cell>
          <table:table-cell table:style-name="ce329" office:value-type="string" calcext:value-type="string">
            <text:p>0x00</text:p>
          </table:table-cell>
          <table:table-cell table:style-name="ce364" office:value-type="string" calcext:value-type="string">
            <text:p>0x00</text:p>
          </table:table-cell>
          <table:table-cell table:style-name="ce399" office:value-type="string" calcext:value-type="string">
            <text:p>0x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v_A drvreg value, now EMUDISK 2</text:p>
          </table:table-cell>
          <table:table-cell table:number-columns-repeated="13" table:style-name="ce2" office:value-type="string" calcext:value-type="string">
            <text:p>db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table:number-columns-repeated="8" office:value-type="string" calcext:value-type="string">
            <text:p>0xDA9F</text:p>
          </table:table-cell>
          <table:table-cell table:number-columns-repeated="3" office:value-type="string" calcext:value-type="string">
            <text:p>0xDAA0</text:p>
          </table:table-cell>
          <table:table-cell office:value-type="string" calcext:value-type="string">
            <text:p>0xDA9F</text:p>
          </table:table-cell>
          <table:table-cell office:value-type="string" calcext:value-type="string">
            <text:p>0xDAA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13" office:value-type="string" calcext:value-type="string">
            <text:p>0x02</text:p>
          </table:table-cell>
          <table:table-cell table:style-name="ce48" office:value-type="string" calcext:value-type="string">
            <text:p>0x02</text:p>
          </table:table-cell>
          <table:table-cell table:style-name="ce83" office:value-type="string" calcext:value-type="string">
            <text:p>0x02</text:p>
          </table:table-cell>
          <table:table-cell table:style-name="ce119" office:value-type="string" calcext:value-type="string">
            <text:p>0x02</text:p>
          </table:table-cell>
          <table:table-cell table:style-name="ce155" office:value-type="string" calcext:value-type="string">
            <text:p>0x02</text:p>
          </table:table-cell>
          <table:table-cell table:style-name="ce190" office:value-type="string" calcext:value-type="string">
            <text:p>0x02</text:p>
          </table:table-cell>
          <table:table-cell table:style-name="ce225" office:value-type="string" calcext:value-type="string">
            <text:p>0x02</text:p>
          </table:table-cell>
          <table:table-cell table:style-name="ce260" office:value-type="string" calcext:value-type="string">
            <text:p>0x02</text:p>
          </table:table-cell>
          <table:table-cell table:style-name="ce295" office:value-type="string" calcext:value-type="string">
            <text:p>0x02</text:p>
          </table:table-cell>
          <table:table-cell table:style-name="ce330" office:value-type="string" calcext:value-type="string">
            <text:p>0x02</text:p>
          </table:table-cell>
          <table:table-cell table:style-name="ce365" office:value-type="string" calcext:value-type="string">
            <text:p>0x02</text:p>
          </table:table-cell>
          <table:table-cell table:style-name="ce400" office:value-type="string" calcext:value-type="string">
            <text:p>0x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table:style-name="ce14" office:value-type="string" calcext:value-type="string">
            <text:p>0x00</text:p>
          </table:table-cell>
          <table:table-cell table:style-name="ce49" office:value-type="string" calcext:value-type="string">
            <text:p>0x00</text:p>
          </table:table-cell>
          <table:table-cell table:style-name="ce84" office:value-type="string" calcext:value-type="string">
            <text:p>0x00</text:p>
          </table:table-cell>
          <table:table-cell table:style-name="ce120" office:value-type="string" calcext:value-type="string">
            <text:p>0x00</text:p>
          </table:table-cell>
          <table:table-cell table:style-name="ce156" office:value-type="string" calcext:value-type="string">
            <text:p>0x00</text:p>
          </table:table-cell>
          <table:table-cell table:style-name="ce191" office:value-type="string" calcext:value-type="string">
            <text:p>0x00</text:p>
          </table:table-cell>
          <table:table-cell table:style-name="ce226" office:value-type="string" calcext:value-type="string">
            <text:p>0x00</text:p>
          </table:table-cell>
          <table:table-cell table:style-name="ce261" office:value-type="string" calcext:value-type="string">
            <text:p>0x00</text:p>
          </table:table-cell>
          <table:table-cell table:style-name="ce296" office:value-type="string" calcext:value-type="string">
            <text:p>0x00</text:p>
          </table:table-cell>
          <table:table-cell table:style-name="ce331" office:value-type="string" calcext:value-type="string">
            <text:p>0x00</text:p>
          </table:table-cell>
          <table:table-cell table:style-name="ce366" office:value-type="string" calcext:value-type="string">
            <text:p>0x00</text:p>
          </table:table-cell>
          <table:table-cell table:style-name="ce401" office:value-type="string" calcext:value-type="string">
            <text:p>0x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v_C drvreg value, now real A</text:p>
          </table:table-cell>
          <table:table-cell table:number-columns-repeated="13" table:style-name="ce2" office:value-type="string" calcext:value-type="string">
            <text:p>db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table:number-columns-repeated="8" office:value-type="string" calcext:value-type="string">
            <text:p>0xDAB6</text:p>
          </table:table-cell>
          <table:table-cell table:number-columns-repeated="3" office:value-type="string" calcext:value-type="string">
            <text:p>0xDAB7</text:p>
          </table:table-cell>
          <table:table-cell office:value-type="string" calcext:value-type="string">
            <text:p>0xDAB6</text:p>
          </table:table-cell>
          <table:table-cell office:value-type="string" calcext:value-type="string">
            <text:p>0xDAB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table:style-name="ce15" office:value-type="string" calcext:value-type="string">
            <text:p>0x04</text:p>
          </table:table-cell>
          <table:table-cell table:style-name="ce50" office:value-type="string" calcext:value-type="string">
            <text:p>0x04</text:p>
          </table:table-cell>
          <table:table-cell table:style-name="ce85" office:value-type="string" calcext:value-type="string">
            <text:p>0x04</text:p>
          </table:table-cell>
          <table:table-cell table:style-name="ce121" office:value-type="string" calcext:value-type="string">
            <text:p>0x04</text:p>
          </table:table-cell>
          <table:table-cell table:style-name="ce157" office:value-type="string" calcext:value-type="string">
            <text:p>0x04</text:p>
          </table:table-cell>
          <table:table-cell table:style-name="ce192" office:value-type="string" calcext:value-type="string">
            <text:p>0x04</text:p>
          </table:table-cell>
          <table:table-cell table:style-name="ce227" office:value-type="string" calcext:value-type="string">
            <text:p>0x04</text:p>
          </table:table-cell>
          <table:table-cell table:style-name="ce262" office:value-type="string" calcext:value-type="string">
            <text:p>0x04</text:p>
          </table:table-cell>
          <table:table-cell table:style-name="ce297" office:value-type="string" calcext:value-type="string">
            <text:p>0x04</text:p>
          </table:table-cell>
          <table:table-cell table:style-name="ce332" office:value-type="string" calcext:value-type="string">
            <text:p>0x04</text:p>
          </table:table-cell>
          <table:table-cell table:style-name="ce367" office:value-type="string" calcext:value-type="string">
            <text:p>0x04</text:p>
          </table:table-cell>
          <table:table-cell table:style-name="ce402" office:value-type="string" calcext:value-type="string">
            <text:p>0x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table:style-name="ce16" office:value-type="string" calcext:value-type="string">
            <text:p>0x01</text:p>
          </table:table-cell>
          <table:table-cell table:style-name="ce51" office:value-type="string" calcext:value-type="string">
            <text:p>0x01</text:p>
          </table:table-cell>
          <table:table-cell table:style-name="ce86" office:value-type="string" calcext:value-type="string">
            <text:p>0x01</text:p>
          </table:table-cell>
          <table:table-cell table:style-name="ce122" office:value-type="string" calcext:value-type="string">
            <text:p>0x01</text:p>
          </table:table-cell>
          <table:table-cell table:style-name="ce158" office:value-type="string" calcext:value-type="string">
            <text:p>0x01</text:p>
          </table:table-cell>
          <table:table-cell table:style-name="ce193" office:value-type="string" calcext:value-type="string">
            <text:p>0x01</text:p>
          </table:table-cell>
          <table:table-cell table:style-name="ce228" office:value-type="string" calcext:value-type="string">
            <text:p>0x01</text:p>
          </table:table-cell>
          <table:table-cell table:style-name="ce263" office:value-type="string" calcext:value-type="string">
            <text:p>0x01</text:p>
          </table:table-cell>
          <table:table-cell table:style-name="ce298" office:value-type="string" calcext:value-type="string">
            <text:p>0x01</text:p>
          </table:table-cell>
          <table:table-cell table:style-name="ce333" office:value-type="string" calcext:value-type="string">
            <text:p>0x01</text:p>
          </table:table-cell>
          <table:table-cell table:style-name="ce368" office:value-type="string" calcext:value-type="string">
            <text:p>0x01</text:p>
          </table:table-cell>
          <table:table-cell table:style-name="ce403" office:value-type="string" calcext:value-type="string">
            <text:p>0x0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v_C drvreg value, now real B</text:p>
          </table:table-cell>
          <table:table-cell table:number-columns-repeated="13" table:style-name="ce2" office:value-type="string" calcext:value-type="string">
            <text:p>db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table:number-columns-repeated="8" office:value-type="string" calcext:value-type="string">
            <text:p>0xDACD</text:p>
          </table:table-cell>
          <table:table-cell table:number-columns-repeated="3" office:value-type="string" calcext:value-type="string">
            <text:p>0xDACE</text:p>
          </table:table-cell>
          <table:table-cell office:value-type="string" calcext:value-type="string">
            <text:p>0xDACD</text:p>
          </table:table-cell>
          <table:table-cell office:value-type="string" calcext:value-type="string">
            <text:p>0xDAC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8</text:p>
          </table:table-cell>
          <table:table-cell table:style-name="ce17" office:value-type="string" calcext:value-type="string">
            <text:p>0x08</text:p>
          </table:table-cell>
          <table:table-cell table:style-name="ce52" office:value-type="string" calcext:value-type="string">
            <text:p>0x08</text:p>
          </table:table-cell>
          <table:table-cell table:style-name="ce87" office:value-type="string" calcext:value-type="string">
            <text:p>0x08</text:p>
          </table:table-cell>
          <table:table-cell table:style-name="ce123" office:value-type="string" calcext:value-type="string">
            <text:p>0x08</text:p>
          </table:table-cell>
          <table:table-cell table:style-name="ce159" office:value-type="string" calcext:value-type="string">
            <text:p>0x08</text:p>
          </table:table-cell>
          <table:table-cell table:style-name="ce194" office:value-type="string" calcext:value-type="string">
            <text:p>0x08</text:p>
          </table:table-cell>
          <table:table-cell table:style-name="ce229" office:value-type="string" calcext:value-type="string">
            <text:p>0x08</text:p>
          </table:table-cell>
          <table:table-cell table:style-name="ce264" office:value-type="string" calcext:value-type="string">
            <text:p>0x08</text:p>
          </table:table-cell>
          <table:table-cell table:style-name="ce299" office:value-type="string" calcext:value-type="string">
            <text:p>0x08</text:p>
          </table:table-cell>
          <table:table-cell table:style-name="ce334" office:value-type="string" calcext:value-type="string">
            <text:p>0x08</text:p>
          </table:table-cell>
          <table:table-cell table:style-name="ce369" office:value-type="string" calcext:value-type="string">
            <text:p>0x08</text:p>
          </table:table-cell>
          <table:table-cell table:style-name="ce404" office:value-type="string" calcext:value-type="string">
            <text:p>0x08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13" table:style-name="ce3" office:value-type="string" calcext:value-type="string">
            <text:p>0x02</text:p>
          </table:table-cell>
          <table:table-cell table:style-name="ce3" table:number-columns-repeated="1008"/>
          <table:table-cell table:number-columns-repeated="2"/>
        </table:table-row>
        <table:table-row table:style-name="ro1">
          <table:table-cell table:style-name="ce2" office:value-type="string" calcext:value-type="string">
            <text:p>getinfo no more overwrite disk type</text:p>
          </table:table-cell>
          <table:table-cell table:number-columns-repeated="13" table:style-name="ce2" office:value-type="string" calcext:value-type="string">
            <text:p>db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office:value-type="string" calcext:value-type="string">
            <text:p>0xE531</text:p>
          </table:table-cell>
          <table:table-cell office:value-type="string" calcext:value-type="string">
            <text:p>0xE6DE</text:p>
          </table:table-cell>
          <table:table-cell office:value-type="string" calcext:value-type="string">
            <text:p>0xE6DF</text:p>
          </table:table-cell>
          <table:table-cell office:value-type="string" calcext:value-type="string">
            <text:p>0xE789</text:p>
          </table:table-cell>
          <table:table-cell table:number-columns-repeated="2" office:value-type="string" calcext:value-type="string">
            <text:p>0xE63E</text:p>
          </table:table-cell>
          <table:table-cell office:value-type="string" calcext:value-type="string">
            <text:p>0xE6C0</text:p>
          </table:table-cell>
          <table:table-cell office:value-type="string" calcext:value-type="string">
            <text:p>0xE64F</text:p>
          </table:table-cell>
          <table:table-cell office:value-type="string" calcext:value-type="string">
            <text:p>0xE6F9</text:p>
          </table:table-cell>
          <table:table-cell office:value-type="string" calcext:value-type="string">
            <text:p>0xE6F2</text:p>
          </table:table-cell>
          <table:table-cell office:value-type="string" calcext:value-type="string">
            <text:p>0xE70A</text:p>
          </table:table-cell>
          <table:table-cell office:value-type="string" calcext:value-type="string">
            <text:p>0xE69F</text:p>
          </table:table-cell>
          <table:table-cell office:value-type="string" calcext:value-type="string">
            <text:p>0xE6F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77</text:p>
          </table:table-cell>
          <table:table-cell table:style-name="ce18" office:value-type="string" calcext:value-type="string">
            <text:p>0x77</text:p>
          </table:table-cell>
          <table:table-cell table:style-name="ce53" office:value-type="string" calcext:value-type="string">
            <text:p>0x77</text:p>
          </table:table-cell>
          <table:table-cell table:style-name="ce88" office:value-type="string" calcext:value-type="string">
            <text:p>0x77</text:p>
          </table:table-cell>
          <table:table-cell table:style-name="ce124" office:value-type="string" calcext:value-type="string">
            <text:p>0x77</text:p>
          </table:table-cell>
          <table:table-cell table:style-name="ce160" office:value-type="string" calcext:value-type="string">
            <text:p>0x77</text:p>
          </table:table-cell>
          <table:table-cell table:style-name="ce195" office:value-type="string" calcext:value-type="string">
            <text:p>0x77</text:p>
          </table:table-cell>
          <table:table-cell table:style-name="ce230" office:value-type="string" calcext:value-type="string">
            <text:p>0x77</text:p>
          </table:table-cell>
          <table:table-cell table:style-name="ce265" office:value-type="string" calcext:value-type="string">
            <text:p>0x77</text:p>
          </table:table-cell>
          <table:table-cell table:style-name="ce300" office:value-type="string" calcext:value-type="string">
            <text:p>0x77</text:p>
          </table:table-cell>
          <table:table-cell table:style-name="ce335" office:value-type="string" calcext:value-type="string">
            <text:p>0x77</text:p>
          </table:table-cell>
          <table:table-cell table:style-name="ce370" office:value-type="string" calcext:value-type="string">
            <text:p>0x77</text:p>
          </table:table-cell>
          <table:table-cell table:style-name="ce405" office:value-type="string" calcext:value-type="string">
            <text:p>0x7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table:style-name="ce19" office:value-type="string" calcext:value-type="string">
            <text:p>0x00</text:p>
          </table:table-cell>
          <table:table-cell table:style-name="ce54" office:value-type="string" calcext:value-type="string">
            <text:p>0x00</text:p>
          </table:table-cell>
          <table:table-cell table:style-name="ce89" office:value-type="string" calcext:value-type="string">
            <text:p>0x00</text:p>
          </table:table-cell>
          <table:table-cell table:style-name="ce125" office:value-type="string" calcext:value-type="string">
            <text:p>0x00</text:p>
          </table:table-cell>
          <table:table-cell table:style-name="ce161" office:value-type="string" calcext:value-type="string">
            <text:p>0x00</text:p>
          </table:table-cell>
          <table:table-cell table:style-name="ce196" office:value-type="string" calcext:value-type="string">
            <text:p>0x00</text:p>
          </table:table-cell>
          <table:table-cell table:style-name="ce231" office:value-type="string" calcext:value-type="string">
            <text:p>0x00</text:p>
          </table:table-cell>
          <table:table-cell table:style-name="ce266" office:value-type="string" calcext:value-type="string">
            <text:p>0x00</text:p>
          </table:table-cell>
          <table:table-cell table:style-name="ce301" office:value-type="string" calcext:value-type="string">
            <text:p>0x00</text:p>
          </table:table-cell>
          <table:table-cell table:style-name="ce336" office:value-type="string" calcext:value-type="string">
            <text:p>0x00</text:p>
          </table:table-cell>
          <table:table-cell table:style-name="ce371" office:value-type="string" calcext:value-type="string">
            <text:p>0x00</text:p>
          </table:table-cell>
          <table:table-cell table:style-name="ce406" office:value-type="string" calcext:value-type="string">
            <text:p>0x0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heck</text:p>
          </table:table-cell>
          <table:table-cell table:number-columns-repeated="13" table:style-name="ce2" office:value-type="string" calcext:value-type="string">
            <text:p>dw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table:number-columns-repeated="13" office:value-type="string" calcext:value-type="string">
            <text:p>0xDA1B+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CB6</text:p>
          </table:table-cell>
          <table:table-cell table:number-columns-repeated="2" office:value-type="string" calcext:value-type="string">
            <text:p>0xDE82</text:p>
          </table:table-cell>
          <table:table-cell office:value-type="string" calcext:value-type="string">
            <text:p>0xDCB2</text:p>
          </table:table-cell>
          <table:table-cell table:number-columns-repeated="2" office:value-type="string" calcext:value-type="string">
            <text:p>0xDC7B</text:p>
          </table:table-cell>
          <table:table-cell office:value-type="string" calcext:value-type="string">
            <text:p>0xDC72</text:p>
          </table:table-cell>
          <table:table-cell office:value-type="string" calcext:value-type="string">
            <text:p>0xDC8C</text:p>
          </table:table-cell>
          <table:table-cell table:number-columns-repeated="2" office:value-type="string" calcext:value-type="string">
            <text:p>0xDC7C</text:p>
          </table:table-cell>
          <table:table-cell office:value-type="string" calcext:value-type="string">
            <text:p>0xDC8D</text:p>
          </table:table-cell>
          <table:table-cell office:value-type="string" calcext:value-type="string">
            <text:p>0xDCAE</text:p>
          </table:table-cell>
          <table:table-cell office:value-type="string" calcext:value-type="string">
            <text:p>0xDC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CB6</text:p>
          </table:table-cell>
          <table:table-cell table:number-columns-repeated="2" office:value-type="string" calcext:value-type="string">
            <text:p>0xDE82</text:p>
          </table:table-cell>
          <table:table-cell office:value-type="string" calcext:value-type="string">
            <text:p>0xDCB2</text:p>
          </table:table-cell>
          <table:table-cell table:number-columns-repeated="2" office:value-type="string" calcext:value-type="string">
            <text:p>0xDC7B</text:p>
          </table:table-cell>
          <table:table-cell office:value-type="string" calcext:value-type="string">
            <text:p>0xDC72</text:p>
          </table:table-cell>
          <table:table-cell office:value-type="string" calcext:value-type="string">
            <text:p>0xDC8C</text:p>
          </table:table-cell>
          <table:table-cell table:number-columns-repeated="2" office:value-type="string" calcext:value-type="string">
            <text:p>0xDC7C</text:p>
          </table:table-cell>
          <table:table-cell office:value-type="string" calcext:value-type="string">
            <text:p>0xDC8D</text:p>
          </table:table-cell>
          <table:table-cell office:value-type="string" calcext:value-type="string">
            <text:p>0xDCAE</text:p>
          </table:table-cell>
          <table:table-cell office:value-type="string" calcext:value-type="string">
            <text:p>0xDC7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3" table:style-name="ce2" office:value-type="string" calcext:value-type="string">
            <text:p>st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office:value-type="string" calcext:value-type="string">
            <text:p>0xDFCD</text:p>
          </table:table-cell>
          <table:table-cell table:number-columns-repeated="2" office:value-type="string" calcext:value-type="string">
            <text:p>0xE199</text:p>
          </table:table-cell>
          <table:table-cell office:value-type="string" calcext:value-type="string">
            <text:p>0xDFC9</text:p>
          </table:table-cell>
          <table:table-cell table:number-columns-repeated="2" office:value-type="string" calcext:value-type="string">
            <text:p>0xDF92</text:p>
          </table:table-cell>
          <table:table-cell office:value-type="string" calcext:value-type="string">
            <text:p>0xDFB6</text:p>
          </table:table-cell>
          <table:table-cell office:value-type="string" calcext:value-type="string">
            <text:p>0xDFA3</text:p>
          </table:table-cell>
          <table:table-cell office:value-type="string" calcext:value-type="string">
            <text:p>0xE05D</text:p>
          </table:table-cell>
          <table:table-cell office:value-type="string" calcext:value-type="string">
            <text:p>0xE056</text:p>
          </table:table-cell>
          <table:table-cell office:value-type="string" calcext:value-type="string">
            <text:p>0xE06E</text:p>
          </table:table-cell>
          <table:table-cell office:value-type="string" calcext:value-type="string">
            <text:p>0xDFED</text:p>
          </table:table-cell>
          <table:table-cell office:value-type="string" calcext:value-type="string">
            <text:p>0xE0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SELDSKDRIVER+1</text:p>
          </table:table-cell>
          <table:table-cell table:style-name="ce20" office:value-type="string" calcext:value-type="string">
            <text:p>r_p_SELDSKDRIVER+1</text:p>
          </table:table-cell>
          <table:table-cell table:style-name="ce55" office:value-type="string" calcext:value-type="string">
            <text:p>r_p_SELDSKDRIVER+1</text:p>
          </table:table-cell>
          <table:table-cell table:style-name="ce90" office:value-type="string" calcext:value-type="string">
            <text:p>r_p_SELDSKDRIVER+1</text:p>
          </table:table-cell>
          <table:table-cell table:style-name="ce126" office:value-type="string" calcext:value-type="string">
            <text:p>r_p_SELDSKDRIVER+1</text:p>
          </table:table-cell>
          <table:table-cell table:style-name="ce162" office:value-type="string" calcext:value-type="string">
            <text:p>r_p_SELDSKDRIVER+1</text:p>
          </table:table-cell>
          <table:table-cell table:style-name="ce197" office:value-type="string" calcext:value-type="string">
            <text:p>r_p_SELDSKDRIVER+1</text:p>
          </table:table-cell>
          <table:table-cell table:style-name="ce232" office:value-type="string" calcext:value-type="string">
            <text:p>r_p_SELDSKDRIVER+1</text:p>
          </table:table-cell>
          <table:table-cell table:style-name="ce267" office:value-type="string" calcext:value-type="string">
            <text:p>r_p_SELDSKDRIVER+1</text:p>
          </table:table-cell>
          <table:table-cell table:style-name="ce302" office:value-type="string" calcext:value-type="string">
            <text:p>r_p_SELDSKDRIVER+1</text:p>
          </table:table-cell>
          <table:table-cell table:style-name="ce337" office:value-type="string" calcext:value-type="string">
            <text:p>r_p_SELDSKDRIVER+1</text:p>
          </table:table-cell>
          <table:table-cell table:style-name="ce372" office:value-type="string" calcext:value-type="string">
            <text:p>r_p_SELDSKDRIVER+1</text:p>
          </table:table-cell>
          <table:table-cell table:style-name="ce407" office:value-type="string" calcext:value-type="string">
            <text:p>r_p_SELDSKDRIVER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FCD</text:p>
          </table:table-cell>
          <table:table-cell table:number-columns-repeated="2" office:value-type="string" calcext:value-type="string">
            <text:p>0xE199</text:p>
          </table:table-cell>
          <table:table-cell office:value-type="string" calcext:value-type="string">
            <text:p>0xDFC9</text:p>
          </table:table-cell>
          <table:table-cell table:number-columns-repeated="2" office:value-type="string" calcext:value-type="string">
            <text:p>0xDF92</text:p>
          </table:table-cell>
          <table:table-cell office:value-type="string" calcext:value-type="string">
            <text:p>0xDFB6</text:p>
          </table:table-cell>
          <table:table-cell office:value-type="string" calcext:value-type="string">
            <text:p>0xDFA3</text:p>
          </table:table-cell>
          <table:table-cell office:value-type="string" calcext:value-type="string">
            <text:p>0xE05D</text:p>
          </table:table-cell>
          <table:table-cell office:value-type="string" calcext:value-type="string">
            <text:p>0xE056</text:p>
          </table:table-cell>
          <table:table-cell office:value-type="string" calcext:value-type="string">
            <text:p>0xE06E</text:p>
          </table:table-cell>
          <table:table-cell office:value-type="string" calcext:value-type="string">
            <text:p>0xDFED</text:p>
          </table:table-cell>
          <table:table-cell office:value-type="string" calcext:value-type="string">
            <text:p>0xE0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SELDSKDRIVEW+1</text:p>
          </table:table-cell>
          <table:table-cell table:style-name="ce21" office:value-type="string" calcext:value-type="string">
            <text:p>r_p_SELDSKDRIVEW+1</text:p>
          </table:table-cell>
          <table:table-cell table:style-name="ce56" office:value-type="string" calcext:value-type="string">
            <text:p>r_p_SELDSKDRIVEW+1</text:p>
          </table:table-cell>
          <table:table-cell table:style-name="ce91" office:value-type="string" calcext:value-type="string">
            <text:p>r_p_SELDSKDRIVEW+1</text:p>
          </table:table-cell>
          <table:table-cell table:style-name="ce127" office:value-type="string" calcext:value-type="string">
            <text:p>r_p_SELDSKDRIVEW+1</text:p>
          </table:table-cell>
          <table:table-cell table:style-name="ce163" office:value-type="string" calcext:value-type="string">
            <text:p>r_p_SELDSKDRIVEW+1</text:p>
          </table:table-cell>
          <table:table-cell table:style-name="ce198" office:value-type="string" calcext:value-type="string">
            <text:p>r_p_SELDSKDRIVEW+1</text:p>
          </table:table-cell>
          <table:table-cell table:style-name="ce233" office:value-type="string" calcext:value-type="string">
            <text:p>r_p_SELDSKDRIVEW+1</text:p>
          </table:table-cell>
          <table:table-cell table:style-name="ce268" office:value-type="string" calcext:value-type="string">
            <text:p>r_p_SELDSKDRIVEW+1</text:p>
          </table:table-cell>
          <table:table-cell table:style-name="ce303" office:value-type="string" calcext:value-type="string">
            <text:p>r_p_SELDSKDRIVEW+1</text:p>
          </table:table-cell>
          <table:table-cell table:style-name="ce338" office:value-type="string" calcext:value-type="string">
            <text:p>r_p_SELDSKDRIVEW+1</text:p>
          </table:table-cell>
          <table:table-cell table:style-name="ce373" office:value-type="string" calcext:value-type="string">
            <text:p>r_p_SELDSKDRIVEW+1</text:p>
          </table:table-cell>
          <table:table-cell table:style-name="ce408" office:value-type="string" calcext:value-type="string">
            <text:p>r_p_SELDSKDRIVEW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dw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string" calcext:value-type="string">
            <text:p>0xDA27+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D19</text:p>
          </table:table-cell>
          <table:table-cell table:number-columns-repeated="2" office:value-type="string" calcext:value-type="string">
            <text:p>0xDEE5</text:p>
          </table:table-cell>
          <table:table-cell office:value-type="string" calcext:value-type="string">
            <text:p>0xDD15</text:p>
          </table:table-cell>
          <table:table-cell table:number-columns-repeated="2" office:value-type="string" calcext:value-type="string">
            <text:p>0xDCDE</text:p>
          </table:table-cell>
          <table:table-cell office:value-type="string" calcext:value-type="string">
            <text:p>0xDCD5</text:p>
          </table:table-cell>
          <table:table-cell office:value-type="string" calcext:value-type="string">
            <text:p>0xDCEF</text:p>
          </table:table-cell>
          <table:table-cell table:number-columns-repeated="2" office:value-type="string" calcext:value-type="string">
            <text:p>0xDCDA</text:p>
          </table:table-cell>
          <table:table-cell office:value-type="string" calcext:value-type="string">
            <text:p>0xDCEB</text:p>
          </table:table-cell>
          <table:table-cell office:value-type="string" calcext:value-type="string">
            <text:p>0xDD11</text:p>
          </table:table-cell>
          <table:table-cell office:value-type="string" calcext:value-type="string">
            <text:p>0xDCD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s_READ</text:p>
          </table:table-cell>
          <table:table-cell table:style-name="ce22" office:value-type="string" calcext:value-type="string">
            <text:p>res_READ</text:p>
          </table:table-cell>
          <table:table-cell table:style-name="ce57" office:value-type="string" calcext:value-type="string">
            <text:p>res_READ</text:p>
          </table:table-cell>
          <table:table-cell table:style-name="ce92" office:value-type="string" calcext:value-type="string">
            <text:p>res_READ</text:p>
          </table:table-cell>
          <table:table-cell table:style-name="ce128" office:value-type="string" calcext:value-type="string">
            <text:p>res_READ</text:p>
          </table:table-cell>
          <table:table-cell table:style-name="ce164" office:value-type="string" calcext:value-type="string">
            <text:p>res_READ</text:p>
          </table:table-cell>
          <table:table-cell table:style-name="ce199" office:value-type="string" calcext:value-type="string">
            <text:p>res_READ</text:p>
          </table:table-cell>
          <table:table-cell table:style-name="ce234" office:value-type="string" calcext:value-type="string">
            <text:p>res_READ</text:p>
          </table:table-cell>
          <table:table-cell table:style-name="ce269" office:value-type="string" calcext:value-type="string">
            <text:p>res_READ</text:p>
          </table:table-cell>
          <table:table-cell table:style-name="ce304" office:value-type="string" calcext:value-type="string">
            <text:p>res_READ</text:p>
          </table:table-cell>
          <table:table-cell table:style-name="ce339" office:value-type="string" calcext:value-type="string">
            <text:p>res_READ</text:p>
          </table:table-cell>
          <table:table-cell table:style-name="ce374" office:value-type="string" calcext:value-type="string">
            <text:p>res_READ</text:p>
          </table:table-cell>
          <table:table-cell table:style-name="ce409" office:value-type="string" calcext:value-type="string">
            <text:p>res_RE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Boot</text:p>
          </table:table-cell>
          <table:table-cell table:number-columns-repeated="13" table:style-name="ce5" office:value-type="string" calcext:value-type="string">
            <text:p>d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B6D+1</text:p>
          </table:table-cell>
          <table:table-cell table:number-columns-repeated="2" office:value-type="string" calcext:value-type="string">
            <text:p>0xDBC2+1</text:p>
          </table:table-cell>
          <table:table-cell office:value-type="string" calcext:value-type="string">
            <text:p>0xDB70+1</text:p>
          </table:table-cell>
          <table:table-cell table:number-columns-repeated="2" office:value-type="string" calcext:value-type="string">
            <text:p>0xDB74+1</text:p>
          </table:table-cell>
          <table:table-cell office:value-type="string" calcext:value-type="string">
            <text:p>0xDB6B+1</text:p>
          </table:table-cell>
          <table:table-cell office:value-type="string" calcext:value-type="string">
            <text:p>0xDB85+1</text:p>
          </table:table-cell>
          <table:table-cell table:number-columns-repeated="2" office:value-type="string" calcext:value-type="string">
            <text:p>0xDB73+1</text:p>
          </table:table-cell>
          <table:table-cell office:value-type="string" calcext:value-type="string">
            <text:p>0xDB84+1</text:p>
          </table:table-cell>
          <table:table-cell office:value-type="string" calcext:value-type="string">
            <text:p>0xDB5F+1</text:p>
          </table:table-cell>
          <table:table-cell office:value-type="string" calcext:value-type="string">
            <text:p>0xDB6A+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D19</text:p>
          </table:table-cell>
          <table:table-cell table:number-columns-repeated="2" office:value-type="string" calcext:value-type="string">
            <text:p>0xDEE5</text:p>
          </table:table-cell>
          <table:table-cell office:value-type="string" calcext:value-type="string">
            <text:p>0xDD15</text:p>
          </table:table-cell>
          <table:table-cell table:number-columns-repeated="2" office:value-type="string" calcext:value-type="string">
            <text:p>0xDCDE</text:p>
          </table:table-cell>
          <table:table-cell office:value-type="string" calcext:value-type="string">
            <text:p>0xDCD5</text:p>
          </table:table-cell>
          <table:table-cell office:value-type="string" calcext:value-type="string">
            <text:p>0xDCEF</text:p>
          </table:table-cell>
          <table:table-cell table:number-columns-repeated="2" office:value-type="string" calcext:value-type="string">
            <text:p>0xDCDA</text:p>
          </table:table-cell>
          <table:table-cell office:value-type="string" calcext:value-type="string">
            <text:p>0xDCEB</text:p>
          </table:table-cell>
          <table:table-cell office:value-type="string" calcext:value-type="string">
            <text:p>0xDD11</text:p>
          </table:table-cell>
          <table:table-cell office:value-type="string" calcext:value-type="string">
            <text:p>0xDCD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s_READ</text:p>
          </table:table-cell>
          <table:table-cell table:style-name="ce23" office:value-type="string" calcext:value-type="string">
            <text:p>res_READ</text:p>
          </table:table-cell>
          <table:table-cell table:style-name="ce58" office:value-type="string" calcext:value-type="string">
            <text:p>res_READ</text:p>
          </table:table-cell>
          <table:table-cell table:style-name="ce93" office:value-type="string" calcext:value-type="string">
            <text:p>res_READ</text:p>
          </table:table-cell>
          <table:table-cell table:style-name="ce129" office:value-type="string" calcext:value-type="string">
            <text:p>res_READ</text:p>
          </table:table-cell>
          <table:table-cell table:style-name="ce165" office:value-type="string" calcext:value-type="string">
            <text:p>res_READ</text:p>
          </table:table-cell>
          <table:table-cell table:style-name="ce200" office:value-type="string" calcext:value-type="string">
            <text:p>res_READ</text:p>
          </table:table-cell>
          <table:table-cell table:style-name="ce235" office:value-type="string" calcext:value-type="string">
            <text:p>res_READ</text:p>
          </table:table-cell>
          <table:table-cell table:style-name="ce270" office:value-type="string" calcext:value-type="string">
            <text:p>res_READ</text:p>
          </table:table-cell>
          <table:table-cell table:style-name="ce305" office:value-type="string" calcext:value-type="string">
            <text:p>res_READ</text:p>
          </table:table-cell>
          <table:table-cell table:style-name="ce340" office:value-type="string" calcext:value-type="string">
            <text:p>res_READ</text:p>
          </table:table-cell>
          <table:table-cell table:style-name="ce375" office:value-type="string" calcext:value-type="string">
            <text:p>res_READ</text:p>
          </table:table-cell>
          <table:table-cell table:style-name="ce410" office:value-type="string" calcext:value-type="string">
            <text:p>res_READ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dw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string" calcext:value-type="string">
            <text:p>0xDA2A+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E4F</text:p>
          </table:table-cell>
          <table:table-cell table:number-columns-repeated="2" office:value-type="string" calcext:value-type="string">
            <text:p>0xE01B</text:p>
          </table:table-cell>
          <table:table-cell office:value-type="string" calcext:value-type="string">
            <text:p>0xDE4B</text:p>
          </table:table-cell>
          <table:table-cell table:number-columns-repeated="2" office:value-type="string" calcext:value-type="string">
            <text:p>0xDE14</text:p>
          </table:table-cell>
          <table:table-cell office:value-type="string" calcext:value-type="string">
            <text:p>0xDE22</text:p>
          </table:table-cell>
          <table:table-cell office:value-type="string" calcext:value-type="string">
            <text:p>0xDE25</text:p>
          </table:table-cell>
          <table:table-cell office:value-type="string" calcext:value-type="string">
            <text:p>0xDE9E</text:p>
          </table:table-cell>
          <table:table-cell office:value-type="string" calcext:value-type="string">
            <text:p>0xDE97</text:p>
          </table:table-cell>
          <table:table-cell office:value-type="string" calcext:value-type="string">
            <text:p>0xDEAF</text:p>
          </table:table-cell>
          <table:table-cell office:value-type="string" calcext:value-type="string">
            <text:p>0xDE47</text:p>
          </table:table-cell>
          <table:table-cell office:value-type="string" calcext:value-type="string">
            <text:p>0xDE9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s_WRITE</text:p>
          </table:table-cell>
          <table:table-cell table:style-name="ce24" office:value-type="string" calcext:value-type="string">
            <text:p>res_WRITE</text:p>
          </table:table-cell>
          <table:table-cell table:style-name="ce59" office:value-type="string" calcext:value-type="string">
            <text:p>res_WRITE</text:p>
          </table:table-cell>
          <table:table-cell table:style-name="ce94" office:value-type="string" calcext:value-type="string">
            <text:p>res_WRITE</text:p>
          </table:table-cell>
          <table:table-cell table:style-name="ce130" office:value-type="string" calcext:value-type="string">
            <text:p>res_WRITE</text:p>
          </table:table-cell>
          <table:table-cell table:style-name="ce166" office:value-type="string" calcext:value-type="string">
            <text:p>res_WRITE</text:p>
          </table:table-cell>
          <table:table-cell table:style-name="ce201" office:value-type="string" calcext:value-type="string">
            <text:p>res_WRITE</text:p>
          </table:table-cell>
          <table:table-cell table:style-name="ce236" office:value-type="string" calcext:value-type="string">
            <text:p>res_WRITE</text:p>
          </table:table-cell>
          <table:table-cell table:style-name="ce271" office:value-type="string" calcext:value-type="string">
            <text:p>res_WRITE</text:p>
          </table:table-cell>
          <table:table-cell table:style-name="ce306" office:value-type="string" calcext:value-type="string">
            <text:p>res_WRITE</text:p>
          </table:table-cell>
          <table:table-cell table:style-name="ce341" office:value-type="string" calcext:value-type="string">
            <text:p>res_WRITE</text:p>
          </table:table-cell>
          <table:table-cell table:style-name="ce376" office:value-type="string" calcext:value-type="string">
            <text:p>res_WRITE</text:p>
          </table:table-cell>
          <table:table-cell table:style-name="ce411" office:value-type="string" calcext:value-type="string">
            <text:p>res_WRITE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d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LDSK_GETINFO_CALL</text:p>
          </table:table-cell>
          <table:table-cell office:value-type="string" calcext:value-type="string">
            <text:p>0xDCE8+1</text:p>
          </table:table-cell>
          <table:table-cell table:number-columns-repeated="2" office:value-type="string" calcext:value-type="string">
            <text:p>0xdeb4+1</text:p>
          </table:table-cell>
          <table:table-cell office:value-type="string" calcext:value-type="string">
            <text:p>0xDCE4+1</text:p>
          </table:table-cell>
          <table:table-cell table:number-columns-repeated="2" office:value-type="string" calcext:value-type="string">
            <text:p>0xDCAD+1</text:p>
          </table:table-cell>
          <table:table-cell office:value-type="string" calcext:value-type="string">
            <text:p>0xdca4+1</text:p>
          </table:table-cell>
          <table:table-cell office:value-type="string" calcext:value-type="string">
            <text:p>0xdcbe+1</text:p>
          </table:table-cell>
          <table:table-cell table:number-columns-repeated="2" office:value-type="string" calcext:value-type="string">
            <text:p>0xdcae+1</text:p>
          </table:table-cell>
          <table:table-cell office:value-type="string" calcext:value-type="string">
            <text:p>0xdcbf+1</text:p>
          </table:table-cell>
          <table:table-cell office:value-type="string" calcext:value-type="string">
            <text:p>0xdce0+1</text:p>
          </table:table-cell>
          <table:table-cell office:value-type="string" calcext:value-type="string">
            <text:p>0xdca8+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S_GETINFO</text:p>
          </table:table-cell>
          <table:table-cell office:value-type="string" calcext:value-type="string">
            <text:p>0xE467</text:p>
          </table:table-cell>
          <table:table-cell office:value-type="string" calcext:value-type="string">
            <text:p>0xE614</text:p>
          </table:table-cell>
          <table:table-cell office:value-type="string" calcext:value-type="string">
            <text:p>0xE615</text:p>
          </table:table-cell>
          <table:table-cell office:value-type="string" calcext:value-type="string">
            <text:p>0xE6BF</text:p>
          </table:table-cell>
          <table:table-cell table:number-columns-repeated="2" office:value-type="string" calcext:value-type="string">
            <text:p>0xE574</text:p>
          </table:table-cell>
          <table:table-cell office:value-type="string" calcext:value-type="string">
            <text:p>0xE5F6</text:p>
          </table:table-cell>
          <table:table-cell office:value-type="string" calcext:value-type="string">
            <text:p>0xE585</text:p>
          </table:table-cell>
          <table:table-cell office:value-type="string" calcext:value-type="string">
            <text:p>0xE637</text:p>
          </table:table-cell>
          <table:table-cell office:value-type="string" calcext:value-type="string">
            <text:p>0xE630</text:p>
          </table:table-cell>
          <table:table-cell office:value-type="string" calcext:value-type="string">
            <text:p>0xE648</text:p>
          </table:table-cell>
          <table:table-cell office:value-type="string" calcext:value-type="string">
            <text:p>0xE5D5</text:p>
          </table:table-cell>
          <table:table-cell office:value-type="string" calcext:value-type="string">
            <text:p>0xE6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s_GETINFO</text:p>
          </table:table-cell>
          <table:table-cell table:style-name="ce25" office:value-type="string" calcext:value-type="string">
            <text:p>res_GETINFO</text:p>
          </table:table-cell>
          <table:table-cell table:style-name="ce60" office:value-type="string" calcext:value-type="string">
            <text:p>res_GETINFO</text:p>
          </table:table-cell>
          <table:table-cell table:style-name="ce95" office:value-type="string" calcext:value-type="string">
            <text:p>res_GETINFO</text:p>
          </table:table-cell>
          <table:table-cell table:style-name="ce131" office:value-type="string" calcext:value-type="string">
            <text:p>res_GETINFO</text:p>
          </table:table-cell>
          <table:table-cell table:style-name="ce167" office:value-type="string" calcext:value-type="string">
            <text:p>res_GETINFO</text:p>
          </table:table-cell>
          <table:table-cell table:style-name="ce202" office:value-type="string" calcext:value-type="string">
            <text:p>res_GETINFO</text:p>
          </table:table-cell>
          <table:table-cell table:style-name="ce237" office:value-type="string" calcext:value-type="string">
            <text:p>res_GETINFO</text:p>
          </table:table-cell>
          <table:table-cell table:style-name="ce272" office:value-type="string" calcext:value-type="string">
            <text:p>res_GETINFO</text:p>
          </table:table-cell>
          <table:table-cell table:style-name="ce307" office:value-type="string" calcext:value-type="string">
            <text:p>res_GETINFO</text:p>
          </table:table-cell>
          <table:table-cell table:style-name="ce342" office:value-type="string" calcext:value-type="string">
            <text:p>res_GETINFO</text:p>
          </table:table-cell>
          <table:table-cell table:style-name="ce377" office:value-type="string" calcext:value-type="string">
            <text:p>res_GETINFO</text:p>
          </table:table-cell>
          <table:table-cell table:style-name="ce412" office:value-type="string" calcext:value-type="string">
            <text:p>res_GETINFO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D19</text:p>
          </table:table-cell>
          <table:table-cell table:number-columns-repeated="2" office:value-type="string" calcext:value-type="string">
            <text:p>0xDEE5</text:p>
          </table:table-cell>
          <table:table-cell office:value-type="string" calcext:value-type="string">
            <text:p>0xDD15</text:p>
          </table:table-cell>
          <table:table-cell table:number-columns-repeated="2" office:value-type="string" calcext:value-type="string">
            <text:p>0xDCDE</text:p>
          </table:table-cell>
          <table:table-cell office:value-type="string" calcext:value-type="string">
            <text:p>0xDCD5</text:p>
          </table:table-cell>
          <table:table-cell office:value-type="string" calcext:value-type="string">
            <text:p>0xDCEF</text:p>
          </table:table-cell>
          <table:table-cell table:number-columns-repeated="2" office:value-type="string" calcext:value-type="string">
            <text:p>0xDCDA</text:p>
          </table:table-cell>
          <table:table-cell office:value-type="string" calcext:value-type="string">
            <text:p>0xDCEB</text:p>
          </table:table-cell>
          <table:table-cell office:value-type="string" calcext:value-type="string">
            <text:p>0xDD11</text:p>
          </table:table-cell>
          <table:table-cell office:value-type="string" calcext:value-type="string">
            <text:p>0xDCD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_old_read+1</text:p>
          </table:table-cell>
          <table:table-cell table:style-name="ce26" office:value-type="string" calcext:value-type="string">
            <text:p>_old_read+1</text:p>
          </table:table-cell>
          <table:table-cell table:style-name="ce61" office:value-type="string" calcext:value-type="string">
            <text:p>_old_read+1</text:p>
          </table:table-cell>
          <table:table-cell table:style-name="ce96" office:value-type="string" calcext:value-type="string">
            <text:p>_old_read+1</text:p>
          </table:table-cell>
          <table:table-cell table:style-name="ce132" office:value-type="string" calcext:value-type="string">
            <text:p>_old_read+1</text:p>
          </table:table-cell>
          <table:table-cell table:style-name="ce168" office:value-type="string" calcext:value-type="string">
            <text:p>_old_read+1</text:p>
          </table:table-cell>
          <table:table-cell table:style-name="ce203" office:value-type="string" calcext:value-type="string">
            <text:p>_old_read+1</text:p>
          </table:table-cell>
          <table:table-cell table:style-name="ce238" office:value-type="string" calcext:value-type="string">
            <text:p>_old_read+1</text:p>
          </table:table-cell>
          <table:table-cell table:style-name="ce273" office:value-type="string" calcext:value-type="string">
            <text:p>_old_read+1</text:p>
          </table:table-cell>
          <table:table-cell table:style-name="ce308" office:value-type="string" calcext:value-type="string">
            <text:p>_old_read+1</text:p>
          </table:table-cell>
          <table:table-cell table:style-name="ce343" office:value-type="string" calcext:value-type="string">
            <text:p>_old_read+1</text:p>
          </table:table-cell>
          <table:table-cell table:style-name="ce378" office:value-type="string" calcext:value-type="string">
            <text:p>_old_read+1</text:p>
          </table:table-cell>
          <table:table-cell table:style-name="ce413" office:value-type="string" calcext:value-type="string">
            <text:p>_old_read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E4F</text:p>
          </table:table-cell>
          <table:table-cell table:number-columns-repeated="2" office:value-type="string" calcext:value-type="string">
            <text:p>0xE01B</text:p>
          </table:table-cell>
          <table:table-cell office:value-type="string" calcext:value-type="string">
            <text:p>0xDE4B</text:p>
          </table:table-cell>
          <table:table-cell table:number-columns-repeated="2" office:value-type="string" calcext:value-type="string">
            <text:p>0xDE14</text:p>
          </table:table-cell>
          <table:table-cell office:value-type="string" calcext:value-type="string">
            <text:p>0xDE22</text:p>
          </table:table-cell>
          <table:table-cell office:value-type="string" calcext:value-type="string">
            <text:p>0xDE25</text:p>
          </table:table-cell>
          <table:table-cell office:value-type="string" calcext:value-type="string">
            <text:p>0xDE9E</text:p>
          </table:table-cell>
          <table:table-cell office:value-type="string" calcext:value-type="string">
            <text:p>0xDE97</text:p>
          </table:table-cell>
          <table:table-cell office:value-type="string" calcext:value-type="string">
            <text:p>0xDEAF</text:p>
          </table:table-cell>
          <table:table-cell office:value-type="string" calcext:value-type="string">
            <text:p>0xDE47</text:p>
          </table:table-cell>
          <table:table-cell office:value-type="string" calcext:value-type="string">
            <text:p>0xDE9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_old_write+1</text:p>
          </table:table-cell>
          <table:table-cell table:style-name="ce27" office:value-type="string" calcext:value-type="string">
            <text:p>_old_write+1</text:p>
          </table:table-cell>
          <table:table-cell table:style-name="ce62" office:value-type="string" calcext:value-type="string">
            <text:p>_old_write+1</text:p>
          </table:table-cell>
          <table:table-cell table:style-name="ce97" office:value-type="string" calcext:value-type="string">
            <text:p>_old_write+1</text:p>
          </table:table-cell>
          <table:table-cell table:style-name="ce133" office:value-type="string" calcext:value-type="string">
            <text:p>_old_write+1</text:p>
          </table:table-cell>
          <table:table-cell table:style-name="ce169" office:value-type="string" calcext:value-type="string">
            <text:p>_old_write+1</text:p>
          </table:table-cell>
          <table:table-cell table:style-name="ce204" office:value-type="string" calcext:value-type="string">
            <text:p>_old_write+1</text:p>
          </table:table-cell>
          <table:table-cell table:style-name="ce239" office:value-type="string" calcext:value-type="string">
            <text:p>_old_write+1</text:p>
          </table:table-cell>
          <table:table-cell table:style-name="ce274" office:value-type="string" calcext:value-type="string">
            <text:p>_old_write+1</text:p>
          </table:table-cell>
          <table:table-cell table:style-name="ce309" office:value-type="string" calcext:value-type="string">
            <text:p>_old_write+1</text:p>
          </table:table-cell>
          <table:table-cell table:style-name="ce344" office:value-type="string" calcext:value-type="string">
            <text:p>_old_write+1</text:p>
          </table:table-cell>
          <table:table-cell table:style-name="ce379" office:value-type="string" calcext:value-type="string">
            <text:p>_old_write+1</text:p>
          </table:table-cell>
          <table:table-cell table:style-name="ce414" office:value-type="string" calcext:value-type="string">
            <text:p>_old_write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E467</text:p>
          </table:table-cell>
          <table:table-cell office:value-type="string" calcext:value-type="string">
            <text:p>0xE614</text:p>
          </table:table-cell>
          <table:table-cell office:value-type="string" calcext:value-type="string">
            <text:p>0xE615</text:p>
          </table:table-cell>
          <table:table-cell office:value-type="string" calcext:value-type="string">
            <text:p>0xE6BF</text:p>
          </table:table-cell>
          <table:table-cell table:number-columns-repeated="2" office:value-type="string" calcext:value-type="string">
            <text:p>0xE574</text:p>
          </table:table-cell>
          <table:table-cell office:value-type="string" calcext:value-type="string">
            <text:p>0xE5F6</text:p>
          </table:table-cell>
          <table:table-cell office:value-type="string" calcext:value-type="string">
            <text:p>0xE585</text:p>
          </table:table-cell>
          <table:table-cell office:value-type="string" calcext:value-type="string">
            <text:p>0xE637</text:p>
          </table:table-cell>
          <table:table-cell office:value-type="string" calcext:value-type="string">
            <text:p>0xE630</text:p>
          </table:table-cell>
          <table:table-cell office:value-type="string" calcext:value-type="string">
            <text:p>0xE648</text:p>
          </table:table-cell>
          <table:table-cell office:value-type="string" calcext:value-type="string">
            <text:p>0xE5D5</text:p>
          </table:table-cell>
          <table:table-cell office:value-type="string" calcext:value-type="string">
            <text:p>0xE6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_old_getinfo+1</text:p>
          </table:table-cell>
          <table:table-cell table:style-name="ce28" office:value-type="string" calcext:value-type="string">
            <text:p>_old_getinfo+1</text:p>
          </table:table-cell>
          <table:table-cell table:style-name="ce63" office:value-type="string" calcext:value-type="string">
            <text:p>_old_getinfo+1</text:p>
          </table:table-cell>
          <table:table-cell table:style-name="ce98" office:value-type="string" calcext:value-type="string">
            <text:p>_old_getinfo+1</text:p>
          </table:table-cell>
          <table:table-cell table:style-name="ce134" office:value-type="string" calcext:value-type="string">
            <text:p>_old_getinfo+1</text:p>
          </table:table-cell>
          <table:table-cell table:style-name="ce170" office:value-type="string" calcext:value-type="string">
            <text:p>_old_getinfo+1</text:p>
          </table:table-cell>
          <table:table-cell table:style-name="ce205" office:value-type="string" calcext:value-type="string">
            <text:p>_old_getinfo+1</text:p>
          </table:table-cell>
          <table:table-cell table:style-name="ce240" office:value-type="string" calcext:value-type="string">
            <text:p>_old_getinfo+1</text:p>
          </table:table-cell>
          <table:table-cell table:style-name="ce275" office:value-type="string" calcext:value-type="string">
            <text:p>_old_getinfo+1</text:p>
          </table:table-cell>
          <table:table-cell table:style-name="ce310" office:value-type="string" calcext:value-type="string">
            <text:p>_old_getinfo+1</text:p>
          </table:table-cell>
          <table:table-cell table:style-name="ce345" office:value-type="string" calcext:value-type="string">
            <text:p>_old_getinfo+1</text:p>
          </table:table-cell>
          <table:table-cell table:style-name="ce380" office:value-type="string" calcext:value-type="string">
            <text:p>_old_getinfo+1</text:p>
          </table:table-cell>
          <table:table-cell table:style-name="ce415" office:value-type="string" calcext:value-type="string">
            <text:p>_old_getinfo+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echeck olddskinfo</text:p>
          </table:table-cell>
          <table:table-cell table:number-columns-repeated="13" table:style-name="ce5" office:value-type="string" calcext:value-type="string">
            <text:p>d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E4A7</text:p>
          </table:table-cell>
          <table:table-cell office:value-type="string" calcext:value-type="string">
            <text:p>0xE654</text:p>
          </table:table-cell>
          <table:table-cell office:value-type="string" calcext:value-type="string">
            <text:p>0xE655</text:p>
          </table:table-cell>
          <table:table-cell office:value-type="string" calcext:value-type="string">
            <text:p>0xE6FF</text:p>
          </table:table-cell>
          <table:table-cell table:number-columns-repeated="2" office:value-type="string" calcext:value-type="string">
            <text:p>0xE5B4</text:p>
          </table:table-cell>
          <table:table-cell office:value-type="string" calcext:value-type="string">
            <text:p>0xE636</text:p>
          </table:table-cell>
          <table:table-cell office:value-type="string" calcext:value-type="string">
            <text:p>0xE5C5</text:p>
          </table:table-cell>
          <table:table-cell office:value-type="string" calcext:value-type="string">
            <text:p>0xE66E</text:p>
          </table:table-cell>
          <table:table-cell office:value-type="string" calcext:value-type="string">
            <text:p>0xE667</text:p>
          </table:table-cell>
          <table:table-cell office:value-type="string" calcext:value-type="string">
            <text:p>0xE67F</text:p>
          </table:table-cell>
          <table:table-cell office:value-type="string" calcext:value-type="string">
            <text:p>0xE615</text:p>
          </table:table-cell>
          <table:table-cell office:value-type="string" calcext:value-type="string">
            <text:p>0xE66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21</text:p>
          </table:table-cell>
          <table:table-cell table:style-name="ce29" office:value-type="string" calcext:value-type="string">
            <text:p>0x21</text:p>
          </table:table-cell>
          <table:table-cell table:style-name="ce64" office:value-type="string" calcext:value-type="string">
            <text:p>0x21</text:p>
          </table:table-cell>
          <table:table-cell table:style-name="ce99" office:value-type="string" calcext:value-type="string">
            <text:p>0x21</text:p>
          </table:table-cell>
          <table:table-cell table:style-name="ce135" office:value-type="string" calcext:value-type="string">
            <text:p>0x21</text:p>
          </table:table-cell>
          <table:table-cell table:style-name="ce171" office:value-type="string" calcext:value-type="string">
            <text:p>0x21</text:p>
          </table:table-cell>
          <table:table-cell table:style-name="ce206" office:value-type="string" calcext:value-type="string">
            <text:p>0x21</text:p>
          </table:table-cell>
          <table:table-cell table:style-name="ce241" office:value-type="string" calcext:value-type="string">
            <text:p>0x21</text:p>
          </table:table-cell>
          <table:table-cell table:style-name="ce276" office:value-type="string" calcext:value-type="string">
            <text:p>0x21</text:p>
          </table:table-cell>
          <table:table-cell table:style-name="ce311" office:value-type="string" calcext:value-type="string">
            <text:p>0x21</text:p>
          </table:table-cell>
          <table:table-cell table:style-name="ce346" office:value-type="string" calcext:value-type="string">
            <text:p>0x21</text:p>
          </table:table-cell>
          <table:table-cell table:style-name="ce381" office:value-type="string" calcext:value-type="string">
            <text:p>0x21</text:p>
          </table:table-cell>
          <table:table-cell table:style-name="ce416" office:value-type="string" calcext:value-type="string">
            <text:p>0x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21</text:p>
          </table:table-cell>
          <table:table-cell table:style-name="ce30" office:value-type="string" calcext:value-type="string">
            <text:p>0x21</text:p>
          </table:table-cell>
          <table:table-cell table:style-name="ce65" office:value-type="string" calcext:value-type="string">
            <text:p>0x21</text:p>
          </table:table-cell>
          <table:table-cell table:style-name="ce100" office:value-type="string" calcext:value-type="string">
            <text:p>0x21</text:p>
          </table:table-cell>
          <table:table-cell table:style-name="ce136" office:value-type="string" calcext:value-type="string">
            <text:p>0x21</text:p>
          </table:table-cell>
          <table:table-cell table:style-name="ce172" office:value-type="string" calcext:value-type="string">
            <text:p>0x21</text:p>
          </table:table-cell>
          <table:table-cell table:style-name="ce207" office:value-type="string" calcext:value-type="string">
            <text:p>0x21</text:p>
          </table:table-cell>
          <table:table-cell table:style-name="ce242" office:value-type="string" calcext:value-type="string">
            <text:p>0x21</text:p>
          </table:table-cell>
          <table:table-cell table:style-name="ce277" office:value-type="string" calcext:value-type="string">
            <text:p>0x21</text:p>
          </table:table-cell>
          <table:table-cell table:style-name="ce312" office:value-type="string" calcext:value-type="string">
            <text:p>0x21</text:p>
          </table:table-cell>
          <table:table-cell table:style-name="ce347" office:value-type="string" calcext:value-type="string">
            <text:p>0x21</text:p>
          </table:table-cell>
          <table:table-cell table:style-name="ce382" office:value-type="string" calcext:value-type="string">
            <text:p>0x21</text:p>
          </table:table-cell>
          <table:table-cell table:style-name="ce417" office:value-type="string" calcext:value-type="string">
            <text:p>0x2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d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E4A7+1</text:p>
          </table:table-cell>
          <table:table-cell office:value-type="string" calcext:value-type="string">
            <text:p>0xE654+1</text:p>
          </table:table-cell>
          <table:table-cell office:value-type="string" calcext:value-type="string">
            <text:p>0xE655+1</text:p>
          </table:table-cell>
          <table:table-cell office:value-type="string" calcext:value-type="string">
            <text:p>0xE6FF+1</text:p>
          </table:table-cell>
          <table:table-cell table:number-columns-repeated="2" office:value-type="string" calcext:value-type="string">
            <text:p>0xE5B4+1</text:p>
          </table:table-cell>
          <table:table-cell office:value-type="string" calcext:value-type="string">
            <text:p>0xE636+1</text:p>
          </table:table-cell>
          <table:table-cell office:value-type="string" calcext:value-type="string">
            <text:p>0xE5C5+1</text:p>
          </table:table-cell>
          <table:table-cell office:value-type="string" calcext:value-type="string">
            <text:p>0xE66E+1</text:p>
          </table:table-cell>
          <table:table-cell office:value-type="string" calcext:value-type="string">
            <text:p>0xE667+1</text:p>
          </table:table-cell>
          <table:table-cell office:value-type="string" calcext:value-type="string">
            <text:p>0xE67F+1</text:p>
          </table:table-cell>
          <table:table-cell office:value-type="string" calcext:value-type="string">
            <text:p>0xE615+1</text:p>
          </table:table-cell>
          <table:table-cell office:value-type="string" calcext:value-type="string">
            <text:p>0xE669+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E4D7</text:p>
          </table:table-cell>
          <table:table-cell office:value-type="string" calcext:value-type="string">
            <text:p>0xE684</text:p>
          </table:table-cell>
          <table:table-cell office:value-type="string" calcext:value-type="string">
            <text:p>0xE685</text:p>
          </table:table-cell>
          <table:table-cell office:value-type="string" calcext:value-type="string">
            <text:p>0xe72F</text:p>
          </table:table-cell>
          <table:table-cell table:number-columns-repeated="2" office:value-type="string" calcext:value-type="string">
            <text:p>0xE5E4</text:p>
          </table:table-cell>
          <table:table-cell office:value-type="string" calcext:value-type="string">
            <text:p>0xE666</text:p>
          </table:table-cell>
          <table:table-cell office:value-type="string" calcext:value-type="string">
            <text:p>0xE5F5</text:p>
          </table:table-cell>
          <table:table-cell office:value-type="string" calcext:value-type="string">
            <text:p>0xE69E</text:p>
          </table:table-cell>
          <table:table-cell office:value-type="string" calcext:value-type="string">
            <text:p>0xE697</text:p>
          </table:table-cell>
          <table:table-cell office:value-type="string" calcext:value-type="string">
            <text:p>0xE6AF</text:p>
          </table:table-cell>
          <table:table-cell office:value-type="string" calcext:value-type="string">
            <text:p>0xE645</text:p>
          </table:table-cell>
          <table:table-cell office:value-type="string" calcext:value-type="string">
            <text:p>0xE6A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E4D7</text:p>
          </table:table-cell>
          <table:table-cell office:value-type="string" calcext:value-type="string">
            <text:p>0xE684</text:p>
          </table:table-cell>
          <table:table-cell office:value-type="string" calcext:value-type="string">
            <text:p>0xE685</text:p>
          </table:table-cell>
          <table:table-cell office:value-type="string" calcext:value-type="string">
            <text:p>0xe72F</text:p>
          </table:table-cell>
          <table:table-cell table:number-columns-repeated="2" office:value-type="string" calcext:value-type="string">
            <text:p>0xE5E4</text:p>
          </table:table-cell>
          <table:table-cell office:value-type="string" calcext:value-type="string">
            <text:p>0xE666</text:p>
          </table:table-cell>
          <table:table-cell office:value-type="string" calcext:value-type="string">
            <text:p>0xE5F5</text:p>
          </table:table-cell>
          <table:table-cell office:value-type="string" calcext:value-type="string">
            <text:p>0xE69E</text:p>
          </table:table-cell>
          <table:table-cell office:value-type="string" calcext:value-type="string">
            <text:p>0xE697</text:p>
          </table:table-cell>
          <table:table-cell office:value-type="string" calcext:value-type="string">
            <text:p>0xE6AF</text:p>
          </table:table-cell>
          <table:table-cell office:value-type="string" calcext:value-type="string">
            <text:p>0xE645</text:p>
          </table:table-cell>
          <table:table-cell office:value-type="string" calcext:value-type="string">
            <text:p>0xE6A3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E4A7</text:p>
          </table:table-cell>
          <table:table-cell office:value-type="string" calcext:value-type="string">
            <text:p>0xE654</text:p>
          </table:table-cell>
          <table:table-cell office:value-type="string" calcext:value-type="string">
            <text:p>0xE655</text:p>
          </table:table-cell>
          <table:table-cell office:value-type="string" calcext:value-type="string">
            <text:p>0xe6ff</text:p>
          </table:table-cell>
          <table:table-cell table:number-columns-repeated="2" office:value-type="string" calcext:value-type="string">
            <text:p>0xE5B4</text:p>
          </table:table-cell>
          <table:table-cell office:value-type="string" calcext:value-type="string">
            <text:p>0xE636</text:p>
          </table:table-cell>
          <table:table-cell office:value-type="string" calcext:value-type="string">
            <text:p>0xE5C5</text:p>
          </table:table-cell>
          <table:table-cell office:value-type="string" calcext:value-type="string">
            <text:p>0xE66E</text:p>
          </table:table-cell>
          <table:table-cell office:value-type="string" calcext:value-type="string">
            <text:p>0xE667</text:p>
          </table:table-cell>
          <table:table-cell office:value-type="string" calcext:value-type="string">
            <text:p>0xE67F</text:p>
          </table:table-cell>
          <table:table-cell office:value-type="string" calcext:value-type="string">
            <text:p>0xE615</text:p>
          </table:table-cell>
          <table:table-cell office:value-type="string" calcext:value-type="string">
            <text:p>0xE66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_old_getinfo_chkdo+1</text:p>
          </table:table-cell>
          <table:table-cell table:style-name="ce31" office:value-type="string" calcext:value-type="string">
            <text:p>_old_getinfo_chkdo+1</text:p>
          </table:table-cell>
          <table:table-cell table:style-name="ce66" office:value-type="string" calcext:value-type="string">
            <text:p>_old_getinfo_chkdo+1</text:p>
          </table:table-cell>
          <table:table-cell table:style-name="ce101" office:value-type="string" calcext:value-type="string">
            <text:p>_old_getinfo_chkdo+1</text:p>
          </table:table-cell>
          <table:table-cell table:style-name="ce137" office:value-type="string" calcext:value-type="string">
            <text:p>_old_getinfo_chkdo+1</text:p>
          </table:table-cell>
          <table:table-cell table:style-name="ce173" office:value-type="string" calcext:value-type="string">
            <text:p>_old_getinfo_chkdo+1</text:p>
          </table:table-cell>
          <table:table-cell table:style-name="ce208" office:value-type="string" calcext:value-type="string">
            <text:p>_old_getinfo_chkdo+1</text:p>
          </table:table-cell>
          <table:table-cell table:style-name="ce243" office:value-type="string" calcext:value-type="string">
            <text:p>_old_getinfo_chkdo+1</text:p>
          </table:table-cell>
          <table:table-cell table:style-name="ce278" office:value-type="string" calcext:value-type="string">
            <text:p>_old_getinfo_chkdo+1</text:p>
          </table:table-cell>
          <table:table-cell table:style-name="ce313" office:value-type="string" calcext:value-type="string">
            <text:p>_old_getinfo_chkdo+1</text:p>
          </table:table-cell>
          <table:table-cell table:style-name="ce348" office:value-type="string" calcext:value-type="string">
            <text:p>_old_getinfo_chkdo+1</text:p>
          </table:table-cell>
          <table:table-cell table:style-name="ce383" office:value-type="string" calcext:value-type="string">
            <text:p>_old_getinfo_chkdo+1</text:p>
          </table:table-cell>
          <table:table-cell table:style-name="ce418" office:value-type="string" calcext:value-type="string">
            <text:p>_old_getinfo_chkdo+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ARS</text:p>
          </table:table-cell>
          <table:table-cell table:number-columns-repeated="13" table:style-name="ce2" office:value-type="string" calcext:value-type="string">
            <text:p>st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office:value-type="string" calcext:value-type="string">
            <text:p>0xDFC3</text:p>
          </table:table-cell>
          <table:table-cell table:number-columns-repeated="2" office:value-type="string" calcext:value-type="string">
            <text:p>0xE18F</text:p>
          </table:table-cell>
          <table:table-cell office:value-type="string" calcext:value-type="string">
            <text:p>0xDFBF</text:p>
          </table:table-cell>
          <table:table-cell table:number-columns-repeated="2" office:value-type="string" calcext:value-type="string">
            <text:p>0xDF88</text:p>
          </table:table-cell>
          <table:table-cell office:value-type="string" calcext:value-type="string">
            <text:p>0xDFAC</text:p>
          </table:table-cell>
          <table:table-cell office:value-type="string" calcext:value-type="string">
            <text:p>0xDF99</text:p>
          </table:table-cell>
          <table:table-cell office:value-type="string" calcext:value-type="string">
            <text:p>0xE053</text:p>
          </table:table-cell>
          <table:table-cell office:value-type="string" calcext:value-type="string">
            <text:p>0xE04C</text:p>
          </table:table-cell>
          <table:table-cell office:value-type="string" calcext:value-type="string">
            <text:p>0xE064</text:p>
          </table:table-cell>
          <table:table-cell office:value-type="string" calcext:value-type="string">
            <text:p>0xDFE3</text:p>
          </table:table-cell>
          <table:table-cell office:value-type="string" calcext:value-type="string">
            <text:p>0xE04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DSK1+1</text:p>
          </table:table-cell>
          <table:table-cell table:style-name="ce32" office:value-type="string" calcext:value-type="string">
            <text:p>r_p_DSK1+1</text:p>
          </table:table-cell>
          <table:table-cell table:style-name="ce67" office:value-type="string" calcext:value-type="string">
            <text:p>r_p_DSK1+1</text:p>
          </table:table-cell>
          <table:table-cell table:style-name="ce102" office:value-type="string" calcext:value-type="string">
            <text:p>r_p_DSK1+1</text:p>
          </table:table-cell>
          <table:table-cell table:style-name="ce138" office:value-type="string" calcext:value-type="string">
            <text:p>r_p_DSK1+1</text:p>
          </table:table-cell>
          <table:table-cell table:style-name="ce174" office:value-type="string" calcext:value-type="string">
            <text:p>r_p_DSK1+1</text:p>
          </table:table-cell>
          <table:table-cell table:style-name="ce209" office:value-type="string" calcext:value-type="string">
            <text:p>r_p_DSK1+1</text:p>
          </table:table-cell>
          <table:table-cell table:style-name="ce244" office:value-type="string" calcext:value-type="string">
            <text:p>r_p_DSK1+1</text:p>
          </table:table-cell>
          <table:table-cell table:style-name="ce279" office:value-type="string" calcext:value-type="string">
            <text:p>r_p_DSK1+1</text:p>
          </table:table-cell>
          <table:table-cell table:style-name="ce314" office:value-type="string" calcext:value-type="string">
            <text:p>r_p_DSK1+1</text:p>
          </table:table-cell>
          <table:table-cell table:style-name="ce349" office:value-type="string" calcext:value-type="string">
            <text:p>r_p_DSK1+1</text:p>
          </table:table-cell>
          <table:table-cell table:style-name="ce384" office:value-type="string" calcext:value-type="string">
            <text:p>r_p_DSK1+1</text:p>
          </table:table-cell>
          <table:table-cell table:style-name="ce419" office:value-type="string" calcext:value-type="string">
            <text:p>r_p_DSK1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FC3</text:p>
          </table:table-cell>
          <table:table-cell table:number-columns-repeated="2" office:value-type="string" calcext:value-type="string">
            <text:p>0xE18F</text:p>
          </table:table-cell>
          <table:table-cell office:value-type="string" calcext:value-type="string">
            <text:p>0xDFBF</text:p>
          </table:table-cell>
          <table:table-cell table:number-columns-repeated="2" office:value-type="string" calcext:value-type="string">
            <text:p>0xDF88</text:p>
          </table:table-cell>
          <table:table-cell office:value-type="string" calcext:value-type="string">
            <text:p>0xDFAC</text:p>
          </table:table-cell>
          <table:table-cell office:value-type="string" calcext:value-type="string">
            <text:p>0xDF99</text:p>
          </table:table-cell>
          <table:table-cell office:value-type="string" calcext:value-type="string">
            <text:p>0xE053</text:p>
          </table:table-cell>
          <table:table-cell office:value-type="string" calcext:value-type="string">
            <text:p>0xE04C</text:p>
          </table:table-cell>
          <table:table-cell office:value-type="string" calcext:value-type="string">
            <text:p>0xE064</text:p>
          </table:table-cell>
          <table:table-cell office:value-type="string" calcext:value-type="string">
            <text:p>0xDFE3</text:p>
          </table:table-cell>
          <table:table-cell office:value-type="string" calcext:value-type="string">
            <text:p>0xE04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DSK2+1</text:p>
          </table:table-cell>
          <table:table-cell table:style-name="ce33" office:value-type="string" calcext:value-type="string">
            <text:p>r_p_DSK2+1</text:p>
          </table:table-cell>
          <table:table-cell table:style-name="ce68" office:value-type="string" calcext:value-type="string">
            <text:p>r_p_DSK2+1</text:p>
          </table:table-cell>
          <table:table-cell table:style-name="ce103" office:value-type="string" calcext:value-type="string">
            <text:p>r_p_DSK2+1</text:p>
          </table:table-cell>
          <table:table-cell table:style-name="ce139" office:value-type="string" calcext:value-type="string">
            <text:p>r_p_DSK2+1</text:p>
          </table:table-cell>
          <table:table-cell table:style-name="ce175" office:value-type="string" calcext:value-type="string">
            <text:p>r_p_DSK2+1</text:p>
          </table:table-cell>
          <table:table-cell table:style-name="ce210" office:value-type="string" calcext:value-type="string">
            <text:p>r_p_DSK2+1</text:p>
          </table:table-cell>
          <table:table-cell table:style-name="ce245" office:value-type="string" calcext:value-type="string">
            <text:p>r_p_DSK2+1</text:p>
          </table:table-cell>
          <table:table-cell table:style-name="ce280" office:value-type="string" calcext:value-type="string">
            <text:p>r_p_DSK2+1</text:p>
          </table:table-cell>
          <table:table-cell table:style-name="ce315" office:value-type="string" calcext:value-type="string">
            <text:p>r_p_DSK2+1</text:p>
          </table:table-cell>
          <table:table-cell table:style-name="ce350" office:value-type="string" calcext:value-type="string">
            <text:p>r_p_DSK2+1</text:p>
          </table:table-cell>
          <table:table-cell table:style-name="ce385" office:value-type="string" calcext:value-type="string">
            <text:p>r_p_DSK2+1</text:p>
          </table:table-cell>
          <table:table-cell table:style-name="ce420" office:value-type="string" calcext:value-type="string">
            <text:p>r_p_DSK2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FC3</text:p>
          </table:table-cell>
          <table:table-cell table:number-columns-repeated="2" office:value-type="string" calcext:value-type="string">
            <text:p>0xE18F</text:p>
          </table:table-cell>
          <table:table-cell office:value-type="string" calcext:value-type="string">
            <text:p>0xDFBF</text:p>
          </table:table-cell>
          <table:table-cell table:number-columns-repeated="2" office:value-type="string" calcext:value-type="string">
            <text:p>0xDF88</text:p>
          </table:table-cell>
          <table:table-cell office:value-type="string" calcext:value-type="string">
            <text:p>0xDFAC</text:p>
          </table:table-cell>
          <table:table-cell office:value-type="string" calcext:value-type="string">
            <text:p>0xDF99</text:p>
          </table:table-cell>
          <table:table-cell office:value-type="string" calcext:value-type="string">
            <text:p>0xE053</text:p>
          </table:table-cell>
          <table:table-cell office:value-type="string" calcext:value-type="string">
            <text:p>0xE04C</text:p>
          </table:table-cell>
          <table:table-cell office:value-type="string" calcext:value-type="string">
            <text:p>0xE064</text:p>
          </table:table-cell>
          <table:table-cell office:value-type="string" calcext:value-type="string">
            <text:p>0xDFE3</text:p>
          </table:table-cell>
          <table:table-cell office:value-type="string" calcext:value-type="string">
            <text:p>0xE04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DSK3+1</text:p>
          </table:table-cell>
          <table:table-cell table:style-name="ce34" office:value-type="string" calcext:value-type="string">
            <text:p>r_p_DSK3+1</text:p>
          </table:table-cell>
          <table:table-cell table:style-name="ce69" office:value-type="string" calcext:value-type="string">
            <text:p>r_p_DSK3+1</text:p>
          </table:table-cell>
          <table:table-cell table:style-name="ce104" office:value-type="string" calcext:value-type="string">
            <text:p>r_p_DSK3+1</text:p>
          </table:table-cell>
          <table:table-cell table:style-name="ce140" office:value-type="string" calcext:value-type="string">
            <text:p>r_p_DSK3+1</text:p>
          </table:table-cell>
          <table:table-cell table:style-name="ce176" office:value-type="string" calcext:value-type="string">
            <text:p>r_p_DSK3+1</text:p>
          </table:table-cell>
          <table:table-cell table:style-name="ce211" office:value-type="string" calcext:value-type="string">
            <text:p>r_p_DSK3+1</text:p>
          </table:table-cell>
          <table:table-cell table:style-name="ce246" office:value-type="string" calcext:value-type="string">
            <text:p>r_p_DSK3+1</text:p>
          </table:table-cell>
          <table:table-cell table:style-name="ce281" office:value-type="string" calcext:value-type="string">
            <text:p>r_p_DSK3+1</text:p>
          </table:table-cell>
          <table:table-cell table:style-name="ce316" office:value-type="string" calcext:value-type="string">
            <text:p>r_p_DSK3+1</text:p>
          </table:table-cell>
          <table:table-cell table:style-name="ce351" office:value-type="string" calcext:value-type="string">
            <text:p>r_p_DSK3+1</text:p>
          </table:table-cell>
          <table:table-cell table:style-name="ce386" office:value-type="string" calcext:value-type="string">
            <text:p>r_p_DSK3+1</text:p>
          </table:table-cell>
          <table:table-cell table:style-name="ce421" office:value-type="string" calcext:value-type="string">
            <text:p>r_p_DSK3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FC7</text:p>
          </table:table-cell>
          <table:table-cell table:number-columns-repeated="2" office:value-type="string" calcext:value-type="string">
            <text:p>0xE193</text:p>
          </table:table-cell>
          <table:table-cell office:value-type="string" calcext:value-type="string">
            <text:p>0xDFC3</text:p>
          </table:table-cell>
          <table:table-cell table:number-columns-repeated="2" office:value-type="string" calcext:value-type="string">
            <text:p>0xDF8C</text:p>
          </table:table-cell>
          <table:table-cell office:value-type="string" calcext:value-type="string">
            <text:p>0xDFB0</text:p>
          </table:table-cell>
          <table:table-cell office:value-type="string" calcext:value-type="string">
            <text:p>0xDF9D</text:p>
          </table:table-cell>
          <table:table-cell office:value-type="string" calcext:value-type="string">
            <text:p>0xE057</text:p>
          </table:table-cell>
          <table:table-cell office:value-type="string" calcext:value-type="string">
            <text:p>0xE050</text:p>
          </table:table-cell>
          <table:table-cell office:value-type="string" calcext:value-type="string">
            <text:p>0xE068</text:p>
          </table:table-cell>
          <table:table-cell office:value-type="string" calcext:value-type="string">
            <text:p>0xDFE7</text:p>
          </table:table-cell>
          <table:table-cell office:value-type="string" calcext:value-type="string">
            <text:p>0xE0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TRK1+1</text:p>
          </table:table-cell>
          <table:table-cell table:style-name="ce35" office:value-type="string" calcext:value-type="string">
            <text:p>r_p_TRK1+1</text:p>
          </table:table-cell>
          <table:table-cell table:style-name="ce70" office:value-type="string" calcext:value-type="string">
            <text:p>r_p_TRK1+1</text:p>
          </table:table-cell>
          <table:table-cell table:style-name="ce105" office:value-type="string" calcext:value-type="string">
            <text:p>r_p_TRK1+1</text:p>
          </table:table-cell>
          <table:table-cell table:style-name="ce141" office:value-type="string" calcext:value-type="string">
            <text:p>r_p_TRK1+1</text:p>
          </table:table-cell>
          <table:table-cell table:style-name="ce177" office:value-type="string" calcext:value-type="string">
            <text:p>r_p_TRK1+1</text:p>
          </table:table-cell>
          <table:table-cell table:style-name="ce212" office:value-type="string" calcext:value-type="string">
            <text:p>r_p_TRK1+1</text:p>
          </table:table-cell>
          <table:table-cell table:style-name="ce247" office:value-type="string" calcext:value-type="string">
            <text:p>r_p_TRK1+1</text:p>
          </table:table-cell>
          <table:table-cell table:style-name="ce282" office:value-type="string" calcext:value-type="string">
            <text:p>r_p_TRK1+1</text:p>
          </table:table-cell>
          <table:table-cell table:style-name="ce317" office:value-type="string" calcext:value-type="string">
            <text:p>r_p_TRK1+1</text:p>
          </table:table-cell>
          <table:table-cell table:style-name="ce352" office:value-type="string" calcext:value-type="string">
            <text:p>r_p_TRK1+1</text:p>
          </table:table-cell>
          <table:table-cell table:style-name="ce387" office:value-type="string" calcext:value-type="string">
            <text:p>r_p_TRK1+1</text:p>
          </table:table-cell>
          <table:table-cell table:style-name="ce422" office:value-type="string" calcext:value-type="string">
            <text:p>r_p_TRK1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FC7</text:p>
          </table:table-cell>
          <table:table-cell table:number-columns-repeated="2" office:value-type="string" calcext:value-type="string">
            <text:p>0xE193</text:p>
          </table:table-cell>
          <table:table-cell office:value-type="string" calcext:value-type="string">
            <text:p>0xDFC3</text:p>
          </table:table-cell>
          <table:table-cell table:number-columns-repeated="2" office:value-type="string" calcext:value-type="string">
            <text:p>0xDF8C</text:p>
          </table:table-cell>
          <table:table-cell office:value-type="string" calcext:value-type="string">
            <text:p>0xDFB0</text:p>
          </table:table-cell>
          <table:table-cell office:value-type="string" calcext:value-type="string">
            <text:p>0xDF9D</text:p>
          </table:table-cell>
          <table:table-cell office:value-type="string" calcext:value-type="string">
            <text:p>0xE057</text:p>
          </table:table-cell>
          <table:table-cell office:value-type="string" calcext:value-type="string">
            <text:p>0xE050</text:p>
          </table:table-cell>
          <table:table-cell office:value-type="string" calcext:value-type="string">
            <text:p>0xE068</text:p>
          </table:table-cell>
          <table:table-cell office:value-type="string" calcext:value-type="string">
            <text:p>0xDFE7</text:p>
          </table:table-cell>
          <table:table-cell office:value-type="string" calcext:value-type="string">
            <text:p>0xE0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TRK2+1</text:p>
          </table:table-cell>
          <table:table-cell table:style-name="ce36" office:value-type="string" calcext:value-type="string">
            <text:p>r_p_TRK2+1</text:p>
          </table:table-cell>
          <table:table-cell table:style-name="ce71" office:value-type="string" calcext:value-type="string">
            <text:p>r_p_TRK2+1</text:p>
          </table:table-cell>
          <table:table-cell table:style-name="ce106" office:value-type="string" calcext:value-type="string">
            <text:p>r_p_TRK2+1</text:p>
          </table:table-cell>
          <table:table-cell table:style-name="ce142" office:value-type="string" calcext:value-type="string">
            <text:p>r_p_TRK2+1</text:p>
          </table:table-cell>
          <table:table-cell table:style-name="ce178" office:value-type="string" calcext:value-type="string">
            <text:p>r_p_TRK2+1</text:p>
          </table:table-cell>
          <table:table-cell table:style-name="ce213" office:value-type="string" calcext:value-type="string">
            <text:p>r_p_TRK2+1</text:p>
          </table:table-cell>
          <table:table-cell table:style-name="ce248" office:value-type="string" calcext:value-type="string">
            <text:p>r_p_TRK2+1</text:p>
          </table:table-cell>
          <table:table-cell table:style-name="ce283" office:value-type="string" calcext:value-type="string">
            <text:p>r_p_TRK2+1</text:p>
          </table:table-cell>
          <table:table-cell table:style-name="ce318" office:value-type="string" calcext:value-type="string">
            <text:p>r_p_TRK2+1</text:p>
          </table:table-cell>
          <table:table-cell table:style-name="ce353" office:value-type="string" calcext:value-type="string">
            <text:p>r_p_TRK2+1</text:p>
          </table:table-cell>
          <table:table-cell table:style-name="ce388" office:value-type="string" calcext:value-type="string">
            <text:p>r_p_TRK2+1</text:p>
          </table:table-cell>
          <table:table-cell table:style-name="ce423" office:value-type="string" calcext:value-type="string">
            <text:p>r_p_TRK2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FC8</text:p>
          </table:table-cell>
          <table:table-cell table:number-columns-repeated="2" office:value-type="string" calcext:value-type="string">
            <text:p>0xE194</text:p>
          </table:table-cell>
          <table:table-cell office:value-type="string" calcext:value-type="string">
            <text:p>0xDFC4</text:p>
          </table:table-cell>
          <table:table-cell table:number-columns-repeated="2" office:value-type="string" calcext:value-type="string">
            <text:p>0xDF8D</text:p>
          </table:table-cell>
          <table:table-cell office:value-type="string" calcext:value-type="string">
            <text:p>0xDFB1</text:p>
          </table:table-cell>
          <table:table-cell office:value-type="string" calcext:value-type="string">
            <text:p>0xDF9E</text:p>
          </table:table-cell>
          <table:table-cell office:value-type="string" calcext:value-type="string">
            <text:p>0xE058</text:p>
          </table:table-cell>
          <table:table-cell office:value-type="string" calcext:value-type="string">
            <text:p>0xE051</text:p>
          </table:table-cell>
          <table:table-cell office:value-type="string" calcext:value-type="string">
            <text:p>0xE069</text:p>
          </table:table-cell>
          <table:table-cell office:value-type="string" calcext:value-type="string">
            <text:p>0xDFE8</text:p>
          </table:table-cell>
          <table:table-cell office:value-type="string" calcext:value-type="string">
            <text:p>0xE05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SEC1+1</text:p>
          </table:table-cell>
          <table:table-cell table:style-name="ce37" office:value-type="string" calcext:value-type="string">
            <text:p>r_p_SEC1+1</text:p>
          </table:table-cell>
          <table:table-cell table:style-name="ce72" office:value-type="string" calcext:value-type="string">
            <text:p>r_p_SEC1+1</text:p>
          </table:table-cell>
          <table:table-cell table:style-name="ce107" office:value-type="string" calcext:value-type="string">
            <text:p>r_p_SEC1+1</text:p>
          </table:table-cell>
          <table:table-cell table:style-name="ce143" office:value-type="string" calcext:value-type="string">
            <text:p>r_p_SEC1+1</text:p>
          </table:table-cell>
          <table:table-cell table:style-name="ce179" office:value-type="string" calcext:value-type="string">
            <text:p>r_p_SEC1+1</text:p>
          </table:table-cell>
          <table:table-cell table:style-name="ce214" office:value-type="string" calcext:value-type="string">
            <text:p>r_p_SEC1+1</text:p>
          </table:table-cell>
          <table:table-cell table:style-name="ce249" office:value-type="string" calcext:value-type="string">
            <text:p>r_p_SEC1+1</text:p>
          </table:table-cell>
          <table:table-cell table:style-name="ce284" office:value-type="string" calcext:value-type="string">
            <text:p>r_p_SEC1+1</text:p>
          </table:table-cell>
          <table:table-cell table:style-name="ce319" office:value-type="string" calcext:value-type="string">
            <text:p>r_p_SEC1+1</text:p>
          </table:table-cell>
          <table:table-cell table:style-name="ce354" office:value-type="string" calcext:value-type="string">
            <text:p>r_p_SEC1+1</text:p>
          </table:table-cell>
          <table:table-cell table:style-name="ce389" office:value-type="string" calcext:value-type="string">
            <text:p>r_p_SEC1+1</text:p>
          </table:table-cell>
          <table:table-cell table:style-name="ce424" office:value-type="string" calcext:value-type="string">
            <text:p>r_p_SEC1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FC8</text:p>
          </table:table-cell>
          <table:table-cell table:number-columns-repeated="2" office:value-type="string" calcext:value-type="string">
            <text:p>0xE194</text:p>
          </table:table-cell>
          <table:table-cell office:value-type="string" calcext:value-type="string">
            <text:p>0xDFC4</text:p>
          </table:table-cell>
          <table:table-cell table:number-columns-repeated="2" office:value-type="string" calcext:value-type="string">
            <text:p>0xDF8D</text:p>
          </table:table-cell>
          <table:table-cell office:value-type="string" calcext:value-type="string">
            <text:p>0xDFB1</text:p>
          </table:table-cell>
          <table:table-cell office:value-type="string" calcext:value-type="string">
            <text:p>0xDF9E</text:p>
          </table:table-cell>
          <table:table-cell office:value-type="string" calcext:value-type="string">
            <text:p>0xE058</text:p>
          </table:table-cell>
          <table:table-cell office:value-type="string" calcext:value-type="string">
            <text:p>0xE051</text:p>
          </table:table-cell>
          <table:table-cell office:value-type="string" calcext:value-type="string">
            <text:p>0xE069</text:p>
          </table:table-cell>
          <table:table-cell office:value-type="string" calcext:value-type="string">
            <text:p>0xDFE8</text:p>
          </table:table-cell>
          <table:table-cell office:value-type="string" calcext:value-type="string">
            <text:p>0xE05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SEC2+1</text:p>
          </table:table-cell>
          <table:table-cell table:style-name="ce38" office:value-type="string" calcext:value-type="string">
            <text:p>r_p_SEC2+1</text:p>
          </table:table-cell>
          <table:table-cell table:style-name="ce73" office:value-type="string" calcext:value-type="string">
            <text:p>r_p_SEC2+1</text:p>
          </table:table-cell>
          <table:table-cell table:style-name="ce108" office:value-type="string" calcext:value-type="string">
            <text:p>r_p_SEC2+1</text:p>
          </table:table-cell>
          <table:table-cell table:style-name="ce144" office:value-type="string" calcext:value-type="string">
            <text:p>r_p_SEC2+1</text:p>
          </table:table-cell>
          <table:table-cell table:style-name="ce180" office:value-type="string" calcext:value-type="string">
            <text:p>r_p_SEC2+1</text:p>
          </table:table-cell>
          <table:table-cell table:style-name="ce215" office:value-type="string" calcext:value-type="string">
            <text:p>r_p_SEC2+1</text:p>
          </table:table-cell>
          <table:table-cell table:style-name="ce250" office:value-type="string" calcext:value-type="string">
            <text:p>r_p_SEC2+1</text:p>
          </table:table-cell>
          <table:table-cell table:style-name="ce285" office:value-type="string" calcext:value-type="string">
            <text:p>r_p_SEC2+1</text:p>
          </table:table-cell>
          <table:table-cell table:style-name="ce320" office:value-type="string" calcext:value-type="string">
            <text:p>r_p_SEC2+1</text:p>
          </table:table-cell>
          <table:table-cell table:style-name="ce355" office:value-type="string" calcext:value-type="string">
            <text:p>r_p_SEC2+1</text:p>
          </table:table-cell>
          <table:table-cell table:style-name="ce390" office:value-type="string" calcext:value-type="string">
            <text:p>r_p_SEC2+1</text:p>
          </table:table-cell>
          <table:table-cell table:style-name="ce425" office:value-type="string" calcext:value-type="string">
            <text:p>r_p_SEC2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FC9</text:p>
          </table:table-cell>
          <table:table-cell table:number-columns-repeated="2" office:value-type="string" calcext:value-type="string">
            <text:p>0xE195</text:p>
          </table:table-cell>
          <table:table-cell office:value-type="string" calcext:value-type="string">
            <text:p>0xDFC5</text:p>
          </table:table-cell>
          <table:table-cell table:number-columns-repeated="2" office:value-type="string" calcext:value-type="string">
            <text:p>0xDF8E</text:p>
          </table:table-cell>
          <table:table-cell office:value-type="string" calcext:value-type="string">
            <text:p>0xDFB2</text:p>
          </table:table-cell>
          <table:table-cell office:value-type="string" calcext:value-type="string">
            <text:p>0xDF9F</text:p>
          </table:table-cell>
          <table:table-cell office:value-type="string" calcext:value-type="string">
            <text:p>0xE059</text:p>
          </table:table-cell>
          <table:table-cell office:value-type="string" calcext:value-type="string">
            <text:p>0xE052</text:p>
          </table:table-cell>
          <table:table-cell office:value-type="string" calcext:value-type="string">
            <text:p>0xE06A</text:p>
          </table:table-cell>
          <table:table-cell office:value-type="string" calcext:value-type="string">
            <text:p>0xDFE9</text:p>
          </table:table-cell>
          <table:table-cell office:value-type="string" calcext:value-type="string">
            <text:p>0xE0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DMA1+1</text:p>
          </table:table-cell>
          <table:table-cell table:style-name="ce39" office:value-type="string" calcext:value-type="string">
            <text:p>r_p_DMA1+1</text:p>
          </table:table-cell>
          <table:table-cell table:style-name="ce74" office:value-type="string" calcext:value-type="string">
            <text:p>r_p_DMA1+1</text:p>
          </table:table-cell>
          <table:table-cell table:style-name="ce109" office:value-type="string" calcext:value-type="string">
            <text:p>r_p_DMA1+1</text:p>
          </table:table-cell>
          <table:table-cell table:style-name="ce145" office:value-type="string" calcext:value-type="string">
            <text:p>r_p_DMA1+1</text:p>
          </table:table-cell>
          <table:table-cell table:style-name="ce181" office:value-type="string" calcext:value-type="string">
            <text:p>r_p_DMA1+1</text:p>
          </table:table-cell>
          <table:table-cell table:style-name="ce216" office:value-type="string" calcext:value-type="string">
            <text:p>r_p_DMA1+1</text:p>
          </table:table-cell>
          <table:table-cell table:style-name="ce251" office:value-type="string" calcext:value-type="string">
            <text:p>r_p_DMA1+1</text:p>
          </table:table-cell>
          <table:table-cell table:style-name="ce286" office:value-type="string" calcext:value-type="string">
            <text:p>r_p_DMA1+1</text:p>
          </table:table-cell>
          <table:table-cell table:style-name="ce321" office:value-type="string" calcext:value-type="string">
            <text:p>r_p_DMA1+1</text:p>
          </table:table-cell>
          <table:table-cell table:style-name="ce356" office:value-type="string" calcext:value-type="string">
            <text:p>r_p_DMA1+1</text:p>
          </table:table-cell>
          <table:table-cell table:style-name="ce391" office:value-type="string" calcext:value-type="string">
            <text:p>r_p_DMA1+1</text:p>
          </table:table-cell>
          <table:table-cell table:style-name="ce426" office:value-type="string" calcext:value-type="string">
            <text:p>r_p_DMA1+1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FC9</text:p>
          </table:table-cell>
          <table:table-cell table:number-columns-repeated="2" office:value-type="string" calcext:value-type="string">
            <text:p>0xE195</text:p>
          </table:table-cell>
          <table:table-cell office:value-type="string" calcext:value-type="string">
            <text:p>0xDFC5</text:p>
          </table:table-cell>
          <table:table-cell table:number-columns-repeated="2" office:value-type="string" calcext:value-type="string">
            <text:p>0xDF8E</text:p>
          </table:table-cell>
          <table:table-cell office:value-type="string" calcext:value-type="string">
            <text:p>0xDFB2</text:p>
          </table:table-cell>
          <table:table-cell office:value-type="string" calcext:value-type="string">
            <text:p>0xDF9F</text:p>
          </table:table-cell>
          <table:table-cell office:value-type="string" calcext:value-type="string">
            <text:p>0xE059</text:p>
          </table:table-cell>
          <table:table-cell office:value-type="string" calcext:value-type="string">
            <text:p>0xE052</text:p>
          </table:table-cell>
          <table:table-cell office:value-type="string" calcext:value-type="string">
            <text:p>0xE06A</text:p>
          </table:table-cell>
          <table:table-cell office:value-type="string" calcext:value-type="string">
            <text:p>0xDFE9</text:p>
          </table:table-cell>
          <table:table-cell office:value-type="string" calcext:value-type="string">
            <text:p>0xE0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_p_DMA2+1</text:p>
          </table:table-cell>
          <table:table-cell table:style-name="ce40" office:value-type="string" calcext:value-type="string">
            <text:p>r_p_DMA2+1</text:p>
          </table:table-cell>
          <table:table-cell table:style-name="ce75" office:value-type="string" calcext:value-type="string">
            <text:p>r_p_DMA2+1</text:p>
          </table:table-cell>
          <table:table-cell table:style-name="ce110" office:value-type="string" calcext:value-type="string">
            <text:p>r_p_DMA2+1</text:p>
          </table:table-cell>
          <table:table-cell table:style-name="ce146" office:value-type="string" calcext:value-type="string">
            <text:p>r_p_DMA2+1</text:p>
          </table:table-cell>
          <table:table-cell table:style-name="ce182" office:value-type="string" calcext:value-type="string">
            <text:p>r_p_DMA2+1</text:p>
          </table:table-cell>
          <table:table-cell table:style-name="ce217" office:value-type="string" calcext:value-type="string">
            <text:p>r_p_DMA2+1</text:p>
          </table:table-cell>
          <table:table-cell table:style-name="ce252" office:value-type="string" calcext:value-type="string">
            <text:p>r_p_DMA2+1</text:p>
          </table:table-cell>
          <table:table-cell table:style-name="ce287" office:value-type="string" calcext:value-type="string">
            <text:p>r_p_DMA2+1</text:p>
          </table:table-cell>
          <table:table-cell table:style-name="ce322" office:value-type="string" calcext:value-type="string">
            <text:p>r_p_DMA2+1</text:p>
          </table:table-cell>
          <table:table-cell table:style-name="ce357" office:value-type="string" calcext:value-type="string">
            <text:p>r_p_DMA2+1</text:p>
          </table:table-cell>
          <table:table-cell table:style-name="ce392" office:value-type="string" calcext:value-type="string">
            <text:p>r_p_DMA2+1</text:p>
          </table:table-cell>
          <table:table-cell table:style-name="ce427" office:value-type="string" calcext:value-type="string">
            <text:p>r_p_DMA2+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KBD_HOOK</text:p>
          </table:table-cell>
          <table:table-cell table:number-columns-repeated="13" table:style-name="ce2" office:value-type="string" calcext:value-type="string">
            <text:p>dw</text:p>
          </table:table-cell>
          <table:table-cell table:style-name="ce2" table:number-columns-repeated="1008"/>
          <table:table-cell table:number-columns-repeated="2"/>
        </table:table-row>
        <table:table-row table:style-name="ro1">
          <table:table-cell/>
          <table:table-cell office:value-type="string" calcext:value-type="string">
            <text:p>0xE695</text:p>
          </table:table-cell>
          <table:table-cell office:value-type="string" calcext:value-type="string">
            <text:p>0xE842</text:p>
          </table:table-cell>
          <table:table-cell office:value-type="string" calcext:value-type="string">
            <text:p>0xE843</text:p>
          </table:table-cell>
          <table:table-cell office:value-type="string" calcext:value-type="string">
            <text:p>0xE266</text:p>
          </table:table-cell>
          <table:table-cell table:number-columns-repeated="2" office:value-type="string" calcext:value-type="string">
            <text:p>0xDFB6</text:p>
          </table:table-cell>
          <table:table-cell office:value-type="string" calcext:value-type="string">
            <text:p>0xDFDA</text:p>
          </table:table-cell>
          <table:table-cell office:value-type="string" calcext:value-type="string">
            <text:p>0xe31b</text:p>
          </table:table-cell>
          <table:table-cell office:value-type="string" calcext:value-type="string">
            <text:p>0xe3d2</text:p>
          </table:table-cell>
          <table:table-cell office:value-type="string" calcext:value-type="string">
            <text:p>0xe3cb</text:p>
          </table:table-cell>
          <table:table-cell office:value-type="string" calcext:value-type="string">
            <text:p>0xe3e3</text:p>
          </table:table-cell>
          <table:table-cell office:value-type="string" calcext:value-type="string">
            <text:p>0xe011</text:p>
          </table:table-cell>
          <table:table-cell office:value-type="string" calcext:value-type="string">
            <text:p>0xe07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C58</text:p>
          </table:table-cell>
          <table:table-cell table:number-columns-repeated="2" office:value-type="string" calcext:value-type="string">
            <text:p>0xDCAD</text:p>
          </table:table-cell>
          <table:table-cell office:value-type="string" calcext:value-type="string">
            <text:p>0xDC59</text:p>
          </table:table-cell>
          <table:table-cell table:number-columns-repeated="2" office:value-type="string" calcext:value-type="string">
            <text:p>0xDC36</text:p>
          </table:table-cell>
          <table:table-cell office:value-type="string" calcext:value-type="string">
            <text:p>0xDC2D</text:p>
          </table:table-cell>
          <table:table-cell office:value-type="string" calcext:value-type="string">
            <text:p>0xdc47</text:p>
          </table:table-cell>
          <table:table-cell table:number-columns-repeated="2" office:value-type="string" calcext:value-type="string">
            <text:p>0xdc35</text:p>
          </table:table-cell>
          <table:table-cell office:value-type="string" calcext:value-type="string">
            <text:p>0xdc46</text:p>
          </table:table-cell>
          <table:table-cell office:value-type="string" calcext:value-type="string">
            <text:p>0xdc21</text:p>
          </table:table-cell>
          <table:table-cell office:value-type="string" calcext:value-type="string">
            <text:p>0xdc2c</text:p>
          </table:table-cell>
          <table:table-cell table:number-columns-repeated="1010"/>
        </table:table-row>
        <table:table-row table:style-name="ro1">
          <table:table-cell/>
          <table:table-cell table:number-columns-repeated="3" table:style-name="ce6" office:value-type="string" calcext:value-type="string">
            <text:p>kbd_hook_noCtrl_03</text:p>
          </table:table-cell>
          <table:table-cell table:style-name="ce111" office:value-type="string" calcext:value-type="string">
            <text:p>kbd_hook_noCtrl_33</text:p>
          </table:table-cell>
          <table:table-cell table:number-columns-repeated="9" table:style-name="ce147" office:value-type="string" calcext:value-type="string">
            <text:p>kbd_hook_2133</text:p>
          </table:table-cell>
          <table:table-cell table:number-columns-repeated="1010"/>
        </table:table-row>
        <table:table-row table:style-name="ro1">
          <table:table-cell/>
          <table:table-cell table:number-columns-repeated="13" table:style-name="ce5" office:value-type="string" calcext:value-type="string">
            <text:p>s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DC58</text:p>
          </table:table-cell>
          <table:table-cell table:number-columns-repeated="2" office:value-type="string" calcext:value-type="string">
            <text:p>0xDCAD</text:p>
          </table:table-cell>
          <table:table-cell office:value-type="string" calcext:value-type="string">
            <text:p>0xDC59</text:p>
          </table:table-cell>
          <table:table-cell table:number-columns-repeated="2" office:value-type="string" calcext:value-type="string">
            <text:p>0xDC36</text:p>
          </table:table-cell>
          <table:table-cell office:value-type="string" calcext:value-type="string">
            <text:p>0xDC2D</text:p>
          </table:table-cell>
          <table:table-cell office:value-type="string" calcext:value-type="string">
            <text:p>0xdc47</text:p>
          </table:table-cell>
          <table:table-cell table:number-columns-repeated="2" office:value-type="string" calcext:value-type="string">
            <text:p>0xdc35</text:p>
          </table:table-cell>
          <table:table-cell office:value-type="string" calcext:value-type="string">
            <text:p>0xdc46</text:p>
          </table:table-cell>
          <table:table-cell office:value-type="string" calcext:value-type="string">
            <text:p>0xdc21</text:p>
          </table:table-cell>
          <table:table-cell office:value-type="string" calcext:value-type="string">
            <text:p>0xdc2c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ld_hook+1</text:p>
          </table:table-cell>
          <table:table-cell table:style-name="ce41" office:value-type="string" calcext:value-type="string">
            <text:p>old_hook+1</text:p>
          </table:table-cell>
          <table:table-cell table:style-name="ce76" office:value-type="string" calcext:value-type="string">
            <text:p>old_hook+1</text:p>
          </table:table-cell>
          <table:table-cell table:style-name="ce112" office:value-type="string" calcext:value-type="string">
            <text:p>old_hook+1</text:p>
          </table:table-cell>
          <table:table-cell table:style-name="ce148" office:value-type="string" calcext:value-type="string">
            <text:p>old_hook+1</text:p>
          </table:table-cell>
          <table:table-cell table:style-name="ce183" office:value-type="string" calcext:value-type="string">
            <text:p>old_hook+1</text:p>
          </table:table-cell>
          <table:table-cell table:style-name="ce218" office:value-type="string" calcext:value-type="string">
            <text:p>old_hook+1</text:p>
          </table:table-cell>
          <table:table-cell table:style-name="ce253" office:value-type="string" calcext:value-type="string">
            <text:p>old_hook+1</text:p>
          </table:table-cell>
          <table:table-cell table:style-name="ce288" office:value-type="string" calcext:value-type="string">
            <text:p>old_hook+1</text:p>
          </table:table-cell>
          <table:table-cell table:style-name="ce323" office:value-type="string" calcext:value-type="string">
            <text:p>old_hook+1</text:p>
          </table:table-cell>
          <table:table-cell table:style-name="ce358" office:value-type="string" calcext:value-type="string">
            <text:p>old_hook+1</text:p>
          </table:table-cell>
          <table:table-cell table:style-name="ce393" office:value-type="string" calcext:value-type="string">
            <text:p>old_hook+1</text:p>
          </table:table-cell>
          <table:table-cell table:style-name="ce428" office:value-type="string" calcext:value-type="string">
            <text:p>old_hook+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K_OPTS</text:p>
          </table:table-cell>
          <table:table-cell table:style-name="ce2"/>
          <table:table-cell table:number-columns-repeated="2" table:style-name="ce2" office:value-type="string" calcext:value-type="string">
            <text:p>RQ_OPTS1</text:p>
          </table:table-cell>
          <table:table-cell table:style-name="ce2" table:number-columns-repeated="1018"/>
          <table:table-cell table:number-columns-repeated="2"/>
        </table:table-row>
        <table:table-row table:style-name="ro1">
          <table:table-cell/>
          <table:table-cell table:number-columns-repeated="14" office:value-type="string" calcext:value-type="string">
            <text:p>st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'12_87_09_NIIJAF'</text:p>
          </table:table-cell>
          <table:table-cell office:value-type="string" calcext:value-type="string">
            <text:p>'1x_88_EPSON_V104'</text:p>
          </table:table-cell>
          <table:table-cell office:value-type="string" calcext:value-type="string">
            <text:p>'1x_89_03_30_RAVI'</text:p>
          </table:table-cell>
          <table:table-cell office:value-type="string" calcext:value-type="string">
            <text:p>'12_87_11_niijaf'</text:p>
          </table:table-cell>
          <table:table-cell office:value-type="string" calcext:value-type="string">
            <text:p>'12_88_3_niijaf'</text:p>
          </table:table-cell>
          <table:table-cell office:value-type="string" calcext:value-type="string">
            <text:p>'12_88_3_alternativa'</text:p>
          </table:table-cell>
          <table:table-cell office:value-type="string" calcext:value-type="string">
            <text:p>'12_90_5_kontur'</text:p>
          </table:table-cell>
          <table:table-cell office:value-type="string" calcext:value-type="string">
            <text:p>'20_88___miks'</text:p>
          </table:table-cell>
          <table:table-cell office:value-type="string" calcext:value-type="string">
            <text:p>'21_89_2_niijaf'</text:p>
          </table:table-cell>
          <table:table-cell office:value-type="string" calcext:value-type="string">
            <text:p>'21_89_2_niijaf2'</text:p>
          </table:table-cell>
          <table:table-cell office:value-type="string" calcext:value-type="string">
            <text:p>'21_89___wiza'</text:p>
          </table:table-cell>
          <table:table-cell office:value-type="string" calcext:value-type="string">
            <text:p>'21_91___LAP'</text:p>
          </table:table-cell>
          <table:table-cell office:value-type="string" calcext:value-type="string">
            <text:p>'21m_____Shkanov'</text:p>
          </table:table-cell>
          <table:table-cell office:value-type="string" calcext:value-type="string">
            <text:p>'21_EXTROM'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MCHECK</text:p>
          </table:table-cell>
          <table:table-cell table:formula="of:=IF([.B142]=&quot;&quot;;&quot;&quot;;[.B142])">
            <text:p/>
          </table:table-cell>
          <table:table-cell table:formula="of:=IF([.C142]=&quot;&quot;;&quot;&quot;;[.C142])" office:value-type="string" office:string-value="RQ_OPTS1" calcext:value-type="string">
            <text:p>RQ_OPTS1</text:p>
          </table:table-cell>
          <table:table-cell table:formula="of:=IF([.D142]=&quot;&quot;;&quot;&quot;;[.D142])" office:value-type="string" office:string-value="RQ_OPTS1" calcext:value-type="string">
            <text:p>RQ_OPTS1</text:p>
          </table:table-cell>
          <table:table-cell table:formula="of:=IF([.E142]=&quot;&quot;;&quot;&quot;;[.E142])">
            <text:p/>
          </table:table-cell>
          <table:table-cell table:formula="of:=IF([.F142]=&quot;&quot;;&quot;&quot;;[.F142])">
            <text:p/>
          </table:table-cell>
          <table:table-cell table:formula="of:=IF([.G142]=&quot;&quot;;&quot;&quot;;[.G142])">
            <text:p/>
          </table:table-cell>
          <table:table-cell table:formula="of:=IF([.H142]=&quot;&quot;;&quot;&quot;;[.H142])">
            <text:p/>
          </table:table-cell>
          <table:table-cell table:formula="of:=IF([.I142]=&quot;&quot;;&quot;&quot;;[.I142])">
            <text:p/>
          </table:table-cell>
          <table:table-cell table:formula="of:=IF([.J142]=&quot;&quot;;&quot;&quot;;[.J142])">
            <text:p/>
          </table:table-cell>
          <table:table-cell table:formula="of:=IF([.K142]=&quot;&quot;;&quot;&quot;;[.K142])">
            <text:p/>
          </table:table-cell>
          <table:table-cell table:formula="of:=IF([.L142]=&quot;&quot;;&quot;&quot;;[.L142])">
            <text:p/>
          </table:table-cell>
          <table:table-cell table:formula="of:=IF([.M142]=&quot;&quot;;&quot;&quot;;[.M142])">
            <text:p/>
          </table:table-cell>
          <table:table-cell table:formula="of:=IF([.N142]=&quot;&quot;;&quot;&quot;;[.N142])">
            <text:p/>
          </table:table-cell>
          <table:table-cell table:formula="of:=IF([.O142]=&quot;&quot;;&quot;&quot;;[.O142])">
            <text:p/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IOS_LOGO</text:p>
          </table:table-cell>
          <table:table-cell table:formula="of:=[.B28]" office:value-type="string" office:string-value="0xDAEE" calcext:value-type="string">
            <text:p>0xDAEE</text:p>
          </table:table-cell>
          <table:table-cell table:formula="of:=[.C28]" office:value-type="string" office:string-value="0xDAEE" calcext:value-type="string">
            <text:p>0xDAEE</text:p>
          </table:table-cell>
          <table:table-cell table:formula="of:=[.D28]" office:value-type="string" office:string-value="0xDAEE" calcext:value-type="string">
            <text:p>0xDAEE</text:p>
          </table:table-cell>
          <table:table-cell table:formula="of:=[.E28]" office:value-type="string" office:string-value="0xDAEE" calcext:value-type="string">
            <text:p>0xDAEE</text:p>
          </table:table-cell>
          <table:table-cell table:formula="of:=[.F28]" office:value-type="string" office:string-value="0xDAEE" calcext:value-type="string">
            <text:p>0xDAEE</text:p>
          </table:table-cell>
          <table:table-cell table:formula="of:=[.G28]" office:value-type="string" office:string-value="0xDAEE" calcext:value-type="string">
            <text:p>0xDAEE</text:p>
          </table:table-cell>
          <table:table-cell table:formula="of:=[.H28]" office:value-type="string" office:string-value="0xDAEF" calcext:value-type="string">
            <text:p>0xDAEF</text:p>
          </table:table-cell>
          <table:table-cell table:formula="of:=[.I28]" office:value-type="string" office:string-value="0xDAEE" calcext:value-type="string">
            <text:p>0xDAEE</text:p>
          </table:table-cell>
          <table:table-cell table:formula="of:=[.J28]" office:value-type="string" office:string-value="0xDAEE" calcext:value-type="string">
            <text:p>0xDAEE</text:p>
          </table:table-cell>
          <table:table-cell table:formula="of:=[.K28]" office:value-type="string" office:string-value="0xDAEE" calcext:value-type="string">
            <text:p>0xDAEE</text:p>
          </table:table-cell>
          <table:table-cell table:formula="of:=[.L28]" office:value-type="string" office:string-value="0xDAEE" calcext:value-type="string">
            <text:p>0xDAEE</text:p>
          </table:table-cell>
          <table:table-cell table:formula="of:=[.M28]" office:value-type="string" office:string-value="0xDAEE" calcext:value-type="string">
            <text:p>0xDAEE</text:p>
          </table:table-cell>
          <table:table-cell table:formula="of:=[.N28]" office:value-type="string" office:string-value="0xDAEE" calcext:value-type="string">
            <text:p>0xDAE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I2C_BIOS_INIT</text:p>
          </table:table-cell>
          <table:table-cell table:formula="of:=[.B32]" office:value-type="string" office:string-value="0xE738+1" calcext:value-type="string">
            <text:p>0xE738+1</text:p>
          </table:table-cell>
          <table:table-cell table:formula="of:=[.C32]" office:value-type="string" office:string-value="0xE8B7+1" calcext:value-type="string">
            <text:p>0xE8B7+1</text:p>
          </table:table-cell>
          <table:table-cell table:formula="of:=[.D32]" office:value-type="string" office:string-value="0xE8B8+1" calcext:value-type="string">
            <text:p>0xE8B8+1</text:p>
          </table:table-cell>
          <table:table-cell table:formula="of:=[.E32]" office:value-type="string" office:string-value="0xE30E+1" calcext:value-type="string">
            <text:p>0xE30E+1</text:p>
          </table:table-cell>
          <table:table-cell table:formula="of:=[.F32]" office:value-type="string" office:string-value="0xE077+1" calcext:value-type="string">
            <text:p>0xE077+1</text:p>
          </table:table-cell>
          <table:table-cell table:formula="of:=[.G32]" office:value-type="string" office:string-value="0xE077+1" calcext:value-type="string">
            <text:p>0xE077+1</text:p>
          </table:table-cell>
          <table:table-cell table:formula="of:=[.H32]" office:value-type="string" office:string-value="0xE09B+1" calcext:value-type="string">
            <text:p>0xE09B+1</text:p>
          </table:table-cell>
          <table:table-cell table:formula="of:=[.I32]" office:value-type="string" office:string-value="0xE3DC+1" calcext:value-type="string">
            <text:p>0xE3DC+1</text:p>
          </table:table-cell>
          <table:table-cell table:formula="of:=[.J32]" office:value-type="string" office:string-value="0xE48E+1" calcext:value-type="string">
            <text:p>0xE48E+1</text:p>
          </table:table-cell>
          <table:table-cell table:formula="of:=[.K32]" office:value-type="string" office:string-value="0xE487+1" calcext:value-type="string">
            <text:p>0xE487+1</text:p>
          </table:table-cell>
          <table:table-cell table:formula="of:=[.L32]" office:value-type="string" office:string-value="0xE49F+1" calcext:value-type="string">
            <text:p>0xE49F+1</text:p>
          </table:table-cell>
          <table:table-cell table:formula="of:=[.M32]" office:value-type="string" office:string-value="0xE0D2+1" calcext:value-type="string">
            <text:p>0xE0D2+1</text:p>
          </table:table-cell>
          <table:table-cell table:formula="of:=[.N32]" office:value-type="string" office:string-value="0xE135+1" calcext:value-type="string">
            <text:p>0xE135+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RVREG_A</text:p>
          </table:table-cell>
          <table:table-cell table:formula="of:=[.B36]" office:value-type="string" office:string-value="0xDA88" calcext:value-type="string">
            <text:p>0xDA88</text:p>
          </table:table-cell>
          <table:table-cell table:formula="of:=[.C36]" office:value-type="string" office:string-value="0xDA88" calcext:value-type="string">
            <text:p>0xDA88</text:p>
          </table:table-cell>
          <table:table-cell table:formula="of:=[.D36]" office:value-type="string" office:string-value="0xDA88" calcext:value-type="string">
            <text:p>0xDA88</text:p>
          </table:table-cell>
          <table:table-cell table:formula="of:=[.E36]" office:value-type="string" office:string-value="0xDA88" calcext:value-type="string">
            <text:p>0xDA88</text:p>
          </table:table-cell>
          <table:table-cell table:formula="of:=[.F36]" office:value-type="string" office:string-value="0xDA88" calcext:value-type="string">
            <text:p>0xDA88</text:p>
          </table:table-cell>
          <table:table-cell table:formula="of:=[.G36]" office:value-type="string" office:string-value="0xDA88" calcext:value-type="string">
            <text:p>0xDA88</text:p>
          </table:table-cell>
          <table:table-cell table:formula="of:=[.H36]" office:value-type="string" office:string-value="0xDA88" calcext:value-type="string">
            <text:p>0xDA88</text:p>
          </table:table-cell>
          <table:table-cell table:formula="of:=[.I36]" office:value-type="string" office:string-value="0xDA88" calcext:value-type="string">
            <text:p>0xDA88</text:p>
          </table:table-cell>
          <table:table-cell table:formula="of:=[.J36]" office:value-type="string" office:string-value="0xDA89" calcext:value-type="string">
            <text:p>0xDA89</text:p>
          </table:table-cell>
          <table:table-cell table:formula="of:=[.K36]" office:value-type="string" office:string-value="0xDA89" calcext:value-type="string">
            <text:p>0xDA89</text:p>
          </table:table-cell>
          <table:table-cell table:formula="of:=[.L36]" office:value-type="string" office:string-value="0xDA89" calcext:value-type="string">
            <text:p>0xDA89</text:p>
          </table:table-cell>
          <table:table-cell table:formula="of:=[.M36]" office:value-type="string" office:string-value="0xDA88" calcext:value-type="string">
            <text:p>0xDA88</text:p>
          </table:table-cell>
          <table:table-cell table:formula="of:=[.N36]" office:value-type="string" office:string-value="0xDA89" calcext:value-type="string">
            <text:p>0xDA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RVREG_B</text:p>
          </table:table-cell>
          <table:table-cell table:formula="of:=[.B40]" office:value-type="string" office:string-value="0xDA9F" calcext:value-type="string">
            <text:p>0xDA9F</text:p>
          </table:table-cell>
          <table:table-cell table:formula="of:=[.C40]" office:value-type="string" office:string-value="0xDA9F" calcext:value-type="string">
            <text:p>0xDA9F</text:p>
          </table:table-cell>
          <table:table-cell table:formula="of:=[.D40]" office:value-type="string" office:string-value="0xDA9F" calcext:value-type="string">
            <text:p>0xDA9F</text:p>
          </table:table-cell>
          <table:table-cell table:formula="of:=[.E40]" office:value-type="string" office:string-value="0xDA9F" calcext:value-type="string">
            <text:p>0xDA9F</text:p>
          </table:table-cell>
          <table:table-cell table:formula="of:=[.F40]" office:value-type="string" office:string-value="0xDA9F" calcext:value-type="string">
            <text:p>0xDA9F</text:p>
          </table:table-cell>
          <table:table-cell table:formula="of:=[.G40]" office:value-type="string" office:string-value="0xDA9F" calcext:value-type="string">
            <text:p>0xDA9F</text:p>
          </table:table-cell>
          <table:table-cell table:formula="of:=[.H40]" office:value-type="string" office:string-value="0xDA9F" calcext:value-type="string">
            <text:p>0xDA9F</text:p>
          </table:table-cell>
          <table:table-cell table:formula="of:=[.I40]" office:value-type="string" office:string-value="0xDA9F" calcext:value-type="string">
            <text:p>0xDA9F</text:p>
          </table:table-cell>
          <table:table-cell table:formula="of:=[.J40]" office:value-type="string" office:string-value="0xDAA0" calcext:value-type="string">
            <text:p>0xDAA0</text:p>
          </table:table-cell>
          <table:table-cell table:formula="of:=[.K40]" office:value-type="string" office:string-value="0xDAA0" calcext:value-type="string">
            <text:p>0xDAA0</text:p>
          </table:table-cell>
          <table:table-cell table:formula="of:=[.L40]" office:value-type="string" office:string-value="0xDAA0" calcext:value-type="string">
            <text:p>0xDAA0</text:p>
          </table:table-cell>
          <table:table-cell table:formula="of:=[.M40]" office:value-type="string" office:string-value="0xDA9F" calcext:value-type="string">
            <text:p>0xDA9F</text:p>
          </table:table-cell>
          <table:table-cell table:formula="of:=[.N40]" office:value-type="string" office:string-value="0xDAA0" calcext:value-type="string">
            <text:p>0xDAA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RVREG_C</text:p>
          </table:table-cell>
          <table:table-cell table:formula="of:=[.B44]" office:value-type="string" office:string-value="0xDAB6" calcext:value-type="string">
            <text:p>0xDAB6</text:p>
          </table:table-cell>
          <table:table-cell table:formula="of:=[.C44]" office:value-type="string" office:string-value="0xDAB6" calcext:value-type="string">
            <text:p>0xDAB6</text:p>
          </table:table-cell>
          <table:table-cell table:formula="of:=[.D44]" office:value-type="string" office:string-value="0xDAB6" calcext:value-type="string">
            <text:p>0xDAB6</text:p>
          </table:table-cell>
          <table:table-cell table:formula="of:=[.E44]" office:value-type="string" office:string-value="0xDAB6" calcext:value-type="string">
            <text:p>0xDAB6</text:p>
          </table:table-cell>
          <table:table-cell table:formula="of:=[.F44]" office:value-type="string" office:string-value="0xDAB6" calcext:value-type="string">
            <text:p>0xDAB6</text:p>
          </table:table-cell>
          <table:table-cell table:formula="of:=[.G44]" office:value-type="string" office:string-value="0xDAB6" calcext:value-type="string">
            <text:p>0xDAB6</text:p>
          </table:table-cell>
          <table:table-cell table:formula="of:=[.H44]" office:value-type="string" office:string-value="0xDAB6" calcext:value-type="string">
            <text:p>0xDAB6</text:p>
          </table:table-cell>
          <table:table-cell table:formula="of:=[.I44]" office:value-type="string" office:string-value="0xDAB6" calcext:value-type="string">
            <text:p>0xDAB6</text:p>
          </table:table-cell>
          <table:table-cell table:formula="of:=[.J44]" office:value-type="string" office:string-value="0xDAB7" calcext:value-type="string">
            <text:p>0xDAB7</text:p>
          </table:table-cell>
          <table:table-cell table:formula="of:=[.K44]" office:value-type="string" office:string-value="0xDAB7" calcext:value-type="string">
            <text:p>0xDAB7</text:p>
          </table:table-cell>
          <table:table-cell table:formula="of:=[.L44]" office:value-type="string" office:string-value="0xDAB7" calcext:value-type="string">
            <text:p>0xDAB7</text:p>
          </table:table-cell>
          <table:table-cell table:formula="of:=[.M44]" office:value-type="string" office:string-value="0xDAB6" calcext:value-type="string">
            <text:p>0xDAB6</text:p>
          </table:table-cell>
          <table:table-cell table:formula="of:=[.N44]" office:value-type="string" office:string-value="0xDAB7" calcext:value-type="string">
            <text:p>0xDAB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RVREG_D</text:p>
          </table:table-cell>
          <table:table-cell table:formula="of:=[.B48]" office:value-type="string" office:string-value="0xDACD" calcext:value-type="string">
            <text:p>0xDACD</text:p>
          </table:table-cell>
          <table:table-cell table:formula="of:=[.C48]" office:value-type="string" office:string-value="0xDACD" calcext:value-type="string">
            <text:p>0xDACD</text:p>
          </table:table-cell>
          <table:table-cell table:formula="of:=[.D48]" office:value-type="string" office:string-value="0xDACD" calcext:value-type="string">
            <text:p>0xDACD</text:p>
          </table:table-cell>
          <table:table-cell table:formula="of:=[.E48]" office:value-type="string" office:string-value="0xDACD" calcext:value-type="string">
            <text:p>0xDACD</text:p>
          </table:table-cell>
          <table:table-cell table:formula="of:=[.F48]" office:value-type="string" office:string-value="0xDACD" calcext:value-type="string">
            <text:p>0xDACD</text:p>
          </table:table-cell>
          <table:table-cell table:formula="of:=[.G48]" office:value-type="string" office:string-value="0xDACD" calcext:value-type="string">
            <text:p>0xDACD</text:p>
          </table:table-cell>
          <table:table-cell table:formula="of:=[.H48]" office:value-type="string" office:string-value="0xDACD" calcext:value-type="string">
            <text:p>0xDACD</text:p>
          </table:table-cell>
          <table:table-cell table:formula="of:=[.I48]" office:value-type="string" office:string-value="0xDACD" calcext:value-type="string">
            <text:p>0xDACD</text:p>
          </table:table-cell>
          <table:table-cell table:formula="of:=[.J48]" office:value-type="string" office:string-value="0xDACE" calcext:value-type="string">
            <text:p>0xDACE</text:p>
          </table:table-cell>
          <table:table-cell table:formula="of:=[.K48]" office:value-type="string" office:string-value="0xDACE" calcext:value-type="string">
            <text:p>0xDACE</text:p>
          </table:table-cell>
          <table:table-cell table:formula="of:=[.L48]" office:value-type="string" office:string-value="0xDACE" calcext:value-type="string">
            <text:p>0xDACE</text:p>
          </table:table-cell>
          <table:table-cell table:formula="of:=[.M48]" office:value-type="string" office:string-value="0xDACD" calcext:value-type="string">
            <text:p>0xDACD</text:p>
          </table:table-cell>
          <table:table-cell table:formula="of:=[.N48]" office:value-type="string" office:string-value="0xDACE" calcext:value-type="string">
            <text:p>0xDACE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LDSK_STORE_DRV</text:p>
          </table:table-cell>
          <table:table-cell table:formula="of:=[.B52]" office:value-type="string" office:string-value="0xE531" calcext:value-type="string">
            <text:p>0xE531</text:p>
          </table:table-cell>
          <table:table-cell table:formula="of:=[.C52]" office:value-type="string" office:string-value="0xE6DE" calcext:value-type="string">
            <text:p>0xE6DE</text:p>
          </table:table-cell>
          <table:table-cell table:formula="of:=[.D52]" office:value-type="string" office:string-value="0xE6DF" calcext:value-type="string">
            <text:p>0xE6DF</text:p>
          </table:table-cell>
          <table:table-cell table:formula="of:=[.E52]" office:value-type="string" office:string-value="0xE789" calcext:value-type="string">
            <text:p>0xE789</text:p>
          </table:table-cell>
          <table:table-cell table:formula="of:=[.F52]" office:value-type="string" office:string-value="0xE63E" calcext:value-type="string">
            <text:p>0xE63E</text:p>
          </table:table-cell>
          <table:table-cell table:formula="of:=[.G52]" office:value-type="string" office:string-value="0xE63E" calcext:value-type="string">
            <text:p>0xE63E</text:p>
          </table:table-cell>
          <table:table-cell table:formula="of:=[.H52]" office:value-type="string" office:string-value="0xE6C0" calcext:value-type="string">
            <text:p>0xE6C0</text:p>
          </table:table-cell>
          <table:table-cell table:formula="of:=[.I52]" office:value-type="string" office:string-value="0xE64F" calcext:value-type="string">
            <text:p>0xE64F</text:p>
          </table:table-cell>
          <table:table-cell table:formula="of:=[.J52]" office:value-type="string" office:string-value="0xE6F9" calcext:value-type="string">
            <text:p>0xE6F9</text:p>
          </table:table-cell>
          <table:table-cell table:formula="of:=[.K52]" office:value-type="string" office:string-value="0xE6F2" calcext:value-type="string">
            <text:p>0xE6F2</text:p>
          </table:table-cell>
          <table:table-cell table:formula="of:=[.L52]" office:value-type="string" office:string-value="0xE70A" calcext:value-type="string">
            <text:p>0xE70A</text:p>
          </table:table-cell>
          <table:table-cell table:formula="of:=[.M52]" office:value-type="string" office:string-value="0xE69F" calcext:value-type="string">
            <text:p>0xE69F</text:p>
          </table:table-cell>
          <table:table-cell table:formula="of:=[.N52]" office:value-type="string" office:string-value="0xE6FE" calcext:value-type="string">
            <text:p>0xE6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LDSK_ADDR</text:p>
          </table:table-cell>
          <table:table-cell table:formula="of:=[.B59]" office:value-type="string" office:string-value="0xDCB6" calcext:value-type="string">
            <text:p>0xDCB6</text:p>
          </table:table-cell>
          <table:table-cell table:formula="of:=[.C59]" office:value-type="string" office:string-value="0xDE82" calcext:value-type="string">
            <text:p>0xDE82</text:p>
          </table:table-cell>
          <table:table-cell table:formula="of:=[.D59]" office:value-type="string" office:string-value="0xDE82" calcext:value-type="string">
            <text:p>0xDE82</text:p>
          </table:table-cell>
          <table:table-cell table:formula="of:=[.E59]" office:value-type="string" office:string-value="0xDCB2" calcext:value-type="string">
            <text:p>0xDCB2</text:p>
          </table:table-cell>
          <table:table-cell table:formula="of:=[.F59]" office:value-type="string" office:string-value="0xDC7B" calcext:value-type="string">
            <text:p>0xDC7B</text:p>
          </table:table-cell>
          <table:table-cell table:formula="of:=[.G59]" office:value-type="string" office:string-value="0xDC7B" calcext:value-type="string">
            <text:p>0xDC7B</text:p>
          </table:table-cell>
          <table:table-cell table:formula="of:=[.H59]" office:value-type="string" office:string-value="0xDC72" calcext:value-type="string">
            <text:p>0xDC72</text:p>
          </table:table-cell>
          <table:table-cell table:formula="of:=[.I59]" office:value-type="string" office:string-value="0xDC8C" calcext:value-type="string">
            <text:p>0xDC8C</text:p>
          </table:table-cell>
          <table:table-cell table:formula="of:=[.J59]" office:value-type="string" office:string-value="0xDC7C" calcext:value-type="string">
            <text:p>0xDC7C</text:p>
          </table:table-cell>
          <table:table-cell table:formula="of:=[.K59]" office:value-type="string" office:string-value="0xDC7C" calcext:value-type="string">
            <text:p>0xDC7C</text:p>
          </table:table-cell>
          <table:table-cell table:formula="of:=[.L59]" office:value-type="string" office:string-value="0xDC8D" calcext:value-type="string">
            <text:p>0xDC8D</text:p>
          </table:table-cell>
          <table:table-cell table:formula="of:=[.M59]" office:value-type="string" office:string-value="0xDCAE" calcext:value-type="string">
            <text:p>0xDCAE</text:p>
          </table:table-cell>
          <table:table-cell table:formula="of:=[.N59]" office:value-type="string" office:string-value="0xDC73" calcext:value-type="string">
            <text:p>0xDC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RRENT_DISK_PTR</text:p>
          </table:table-cell>
          <table:table-cell table:formula="of:=[.B63]" office:value-type="string" office:string-value="0xDFCD" calcext:value-type="string">
            <text:p>0xDFCD</text:p>
          </table:table-cell>
          <table:table-cell table:formula="of:=[.C63]" office:value-type="string" office:string-value="0xE199" calcext:value-type="string">
            <text:p>0xE199</text:p>
          </table:table-cell>
          <table:table-cell table:formula="of:=[.D63]" office:value-type="string" office:string-value="0xE199" calcext:value-type="string">
            <text:p>0xE199</text:p>
          </table:table-cell>
          <table:table-cell table:formula="of:=[.E63]" office:value-type="string" office:string-value="0xDFC9" calcext:value-type="string">
            <text:p>0xDFC9</text:p>
          </table:table-cell>
          <table:table-cell table:formula="of:=[.F63]" office:value-type="string" office:string-value="0xDF92" calcext:value-type="string">
            <text:p>0xDF92</text:p>
          </table:table-cell>
          <table:table-cell table:formula="of:=[.G63]" office:value-type="string" office:string-value="0xDF92" calcext:value-type="string">
            <text:p>0xDF92</text:p>
          </table:table-cell>
          <table:table-cell table:formula="of:=[.H63]" office:value-type="string" office:string-value="0xDFB6" calcext:value-type="string">
            <text:p>0xDFB6</text:p>
          </table:table-cell>
          <table:table-cell table:formula="of:=[.I63]" office:value-type="string" office:string-value="0xDFA3" calcext:value-type="string">
            <text:p>0xDFA3</text:p>
          </table:table-cell>
          <table:table-cell table:formula="of:=[.J63]" office:value-type="string" office:string-value="0xE05D" calcext:value-type="string">
            <text:p>0xE05D</text:p>
          </table:table-cell>
          <table:table-cell table:formula="of:=[.K63]" office:value-type="string" office:string-value="0xE056" calcext:value-type="string">
            <text:p>0xE056</text:p>
          </table:table-cell>
          <table:table-cell table:formula="of:=[.L63]" office:value-type="string" office:string-value="0xE06E" calcext:value-type="string">
            <text:p>0xE06E</text:p>
          </table:table-cell>
          <table:table-cell table:formula="of:=[.M63]" office:value-type="string" office:string-value="0xDFED" calcext:value-type="string">
            <text:p>0xDFED</text:p>
          </table:table-cell>
          <table:table-cell table:formula="of:=[.N63]" office:value-type="string" office:string-value="0xE058" calcext:value-type="string">
            <text:p>0xE05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OS_WRITE</text:p>
          </table:table-cell>
          <table:table-cell table:formula="of:=[.B78]" office:value-type="string" office:string-value="0xDE4F" calcext:value-type="string">
            <text:p>0xDE4F</text:p>
          </table:table-cell>
          <table:table-cell table:formula="of:=[.C78]" office:value-type="string" office:string-value="0xE01B" calcext:value-type="string">
            <text:p>0xE01B</text:p>
          </table:table-cell>
          <table:table-cell table:formula="of:=[.D78]" office:value-type="string" office:string-value="0xE01B" calcext:value-type="string">
            <text:p>0xE01B</text:p>
          </table:table-cell>
          <table:table-cell table:formula="of:=[.E78]" office:value-type="string" office:string-value="0xDE4B" calcext:value-type="string">
            <text:p>0xDE4B</text:p>
          </table:table-cell>
          <table:table-cell table:formula="of:=[.F78]" office:value-type="string" office:string-value="0xDE14" calcext:value-type="string">
            <text:p>0xDE14</text:p>
          </table:table-cell>
          <table:table-cell table:formula="of:=[.G78]" office:value-type="string" office:string-value="0xDE14" calcext:value-type="string">
            <text:p>0xDE14</text:p>
          </table:table-cell>
          <table:table-cell table:formula="of:=[.H78]" office:value-type="string" office:string-value="0xDE22" calcext:value-type="string">
            <text:p>0xDE22</text:p>
          </table:table-cell>
          <table:table-cell table:formula="of:=[.I78]" office:value-type="string" office:string-value="0xDE25" calcext:value-type="string">
            <text:p>0xDE25</text:p>
          </table:table-cell>
          <table:table-cell table:formula="of:=[.J78]" office:value-type="string" office:string-value="0xDE9E" calcext:value-type="string">
            <text:p>0xDE9E</text:p>
          </table:table-cell>
          <table:table-cell table:formula="of:=[.K78]" office:value-type="string" office:string-value="0xDE97" calcext:value-type="string">
            <text:p>0xDE97</text:p>
          </table:table-cell>
          <table:table-cell table:formula="of:=[.L78]" office:value-type="string" office:string-value="0xDEAF" calcext:value-type="string">
            <text:p>0xDEAF</text:p>
          </table:table-cell>
          <table:table-cell table:formula="of:=[.M78]" office:value-type="string" office:string-value="0xDE47" calcext:value-type="string">
            <text:p>0xDE47</text:p>
          </table:table-cell>
          <table:table-cell table:formula="of:=[.N78]" office:value-type="string" office:string-value="0xDE99" calcext:value-type="string">
            <text:p>0xDE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S_READ</text:p>
          </table:table-cell>
          <table:table-cell table:formula="of:=[.B70]" office:value-type="string" office:string-value="0xDD19" calcext:value-type="string">
            <text:p>0xDD19</text:p>
          </table:table-cell>
          <table:table-cell table:formula="of:=[.C70]" office:value-type="string" office:string-value="0xDEE5" calcext:value-type="string">
            <text:p>0xDEE5</text:p>
          </table:table-cell>
          <table:table-cell table:formula="of:=[.D70]" office:value-type="string" office:string-value="0xDEE5" calcext:value-type="string">
            <text:p>0xDEE5</text:p>
          </table:table-cell>
          <table:table-cell table:formula="of:=[.E70]" office:value-type="string" office:string-value="0xDD15" calcext:value-type="string">
            <text:p>0xDD15</text:p>
          </table:table-cell>
          <table:table-cell table:formula="of:=[.F70]" office:value-type="string" office:string-value="0xDCDE" calcext:value-type="string">
            <text:p>0xDCDE</text:p>
          </table:table-cell>
          <table:table-cell table:formula="of:=[.G70]" office:value-type="string" office:string-value="0xDCDE" calcext:value-type="string">
            <text:p>0xDCDE</text:p>
          </table:table-cell>
          <table:table-cell table:formula="of:=[.H70]" office:value-type="string" office:string-value="0xDCD5" calcext:value-type="string">
            <text:p>0xDCD5</text:p>
          </table:table-cell>
          <table:table-cell table:formula="of:=[.I70]" office:value-type="string" office:string-value="0xDCEF" calcext:value-type="string">
            <text:p>0xDCEF</text:p>
          </table:table-cell>
          <table:table-cell table:formula="of:=[.J70]" office:value-type="string" office:string-value="0xDCDA" calcext:value-type="string">
            <text:p>0xDCDA</text:p>
          </table:table-cell>
          <table:table-cell table:formula="of:=[.K70]" office:value-type="string" office:string-value="0xDCDA" calcext:value-type="string">
            <text:p>0xDCDA</text:p>
          </table:table-cell>
          <table:table-cell table:formula="of:=[.L70]" office:value-type="string" office:string-value="0xDCEB" calcext:value-type="string">
            <text:p>0xDCEB</text:p>
          </table:table-cell>
          <table:table-cell table:formula="of:=[.M70]" office:value-type="string" office:string-value="0xDD11" calcext:value-type="string">
            <text:p>0xDD11</text:p>
          </table:table-cell>
          <table:table-cell table:formula="of:=[.N70]" office:value-type="string" office:string-value="0xDCD5" calcext:value-type="string">
            <text:p>0xDCD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BOOT_READ_CALL</text:p>
          </table:table-cell>
          <table:table-cell table:formula="of:=[.B73]" office:value-type="string" office:string-value="0xDB6D+1" calcext:value-type="string">
            <text:p>0xDB6D+1</text:p>
          </table:table-cell>
          <table:table-cell table:formula="of:=[.C73]" office:value-type="string" office:string-value="0xDBC2+1" calcext:value-type="string">
            <text:p>0xDBC2+1</text:p>
          </table:table-cell>
          <table:table-cell table:formula="of:=[.D73]" office:value-type="string" office:string-value="0xDBC2+1" calcext:value-type="string">
            <text:p>0xDBC2+1</text:p>
          </table:table-cell>
          <table:table-cell table:formula="of:=[.E73]" office:value-type="string" office:string-value="0xDB70+1" calcext:value-type="string">
            <text:p>0xDB70+1</text:p>
          </table:table-cell>
          <table:table-cell table:formula="of:=[.F73]" office:value-type="string" office:string-value="0xDB74+1" calcext:value-type="string">
            <text:p>0xDB74+1</text:p>
          </table:table-cell>
          <table:table-cell table:formula="of:=[.G73]" office:value-type="string" office:string-value="0xDB74+1" calcext:value-type="string">
            <text:p>0xDB74+1</text:p>
          </table:table-cell>
          <table:table-cell table:formula="of:=[.H73]" office:value-type="string" office:string-value="0xDB6B+1" calcext:value-type="string">
            <text:p>0xDB6B+1</text:p>
          </table:table-cell>
          <table:table-cell table:formula="of:=[.I73]" office:value-type="string" office:string-value="0xDB85+1" calcext:value-type="string">
            <text:p>0xDB85+1</text:p>
          </table:table-cell>
          <table:table-cell table:formula="of:=[.J73]" office:value-type="string" office:string-value="0xDB73+1" calcext:value-type="string">
            <text:p>0xDB73+1</text:p>
          </table:table-cell>
          <table:table-cell table:formula="of:=[.K73]" office:value-type="string" office:string-value="0xDB73+1" calcext:value-type="string">
            <text:p>0xDB73+1</text:p>
          </table:table-cell>
          <table:table-cell table:formula="of:=[.L73]" office:value-type="string" office:string-value="0xDB84+1" calcext:value-type="string">
            <text:p>0xDB84+1</text:p>
          </table:table-cell>
          <table:table-cell table:formula="of:=[.M73]" office:value-type="string" office:string-value="0xDB5F+1" calcext:value-type="string">
            <text:p>0xDB5F+1</text:p>
          </table:table-cell>
          <table:table-cell table:formula="of:=[.N73]" office:value-type="string" office:string-value="0xDB6A+1" calcext:value-type="string">
            <text:p>0xDB6A+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LDSK_GETINFO_CALL</text:p>
          </table:table-cell>
          <table:table-cell table:formula="of:=[.B81]" office:value-type="string" office:string-value="0xDCE8+1" calcext:value-type="string">
            <text:p>0xDCE8+1</text:p>
          </table:table-cell>
          <table:table-cell table:formula="of:=[.C81]" office:value-type="string" office:string-value="0xdeb4+1" calcext:value-type="string">
            <text:p>0xdeb4+1</text:p>
          </table:table-cell>
          <table:table-cell table:formula="of:=[.D81]" office:value-type="string" office:string-value="0xdeb4+1" calcext:value-type="string">
            <text:p>0xdeb4+1</text:p>
          </table:table-cell>
          <table:table-cell table:formula="of:=[.E81]" office:value-type="string" office:string-value="0xDCE4+1" calcext:value-type="string">
            <text:p>0xDCE4+1</text:p>
          </table:table-cell>
          <table:table-cell table:formula="of:=[.F81]" office:value-type="string" office:string-value="0xDCAD+1" calcext:value-type="string">
            <text:p>0xDCAD+1</text:p>
          </table:table-cell>
          <table:table-cell table:formula="of:=[.G81]" office:value-type="string" office:string-value="0xDCAD+1" calcext:value-type="string">
            <text:p>0xDCAD+1</text:p>
          </table:table-cell>
          <table:table-cell table:formula="of:=[.H81]" office:value-type="string" office:string-value="0xdca4+1" calcext:value-type="string">
            <text:p>0xdca4+1</text:p>
          </table:table-cell>
          <table:table-cell table:formula="of:=[.I81]" office:value-type="string" office:string-value="0xdcbe+1" calcext:value-type="string">
            <text:p>0xdcbe+1</text:p>
          </table:table-cell>
          <table:table-cell table:formula="of:=[.J81]" office:value-type="string" office:string-value="0xdcae+1" calcext:value-type="string">
            <text:p>0xdcae+1</text:p>
          </table:table-cell>
          <table:table-cell table:formula="of:=[.K81]" office:value-type="string" office:string-value="0xdcae+1" calcext:value-type="string">
            <text:p>0xdcae+1</text:p>
          </table:table-cell>
          <table:table-cell table:formula="of:=[.L81]" office:value-type="string" office:string-value="0xdcbf+1" calcext:value-type="string">
            <text:p>0xdcbf+1</text:p>
          </table:table-cell>
          <table:table-cell table:formula="of:=[.M81]" office:value-type="string" office:string-value="0xdce0+1" calcext:value-type="string">
            <text:p>0xdce0+1</text:p>
          </table:table-cell>
          <table:table-cell table:formula="of:=[.N81]" office:value-type="string" office:string-value="0xdca8+1" calcext:value-type="string">
            <text:p>0xdca8+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S_GETINFO</text:p>
          </table:table-cell>
          <table:table-cell table:formula="of:=[.B82]" office:value-type="string" office:string-value="0xE467" calcext:value-type="string">
            <text:p>0xE467</text:p>
          </table:table-cell>
          <table:table-cell table:formula="of:=[.C82]" office:value-type="string" office:string-value="0xE614" calcext:value-type="string">
            <text:p>0xE614</text:p>
          </table:table-cell>
          <table:table-cell table:formula="of:=[.D82]" office:value-type="string" office:string-value="0xE615" calcext:value-type="string">
            <text:p>0xE615</text:p>
          </table:table-cell>
          <table:table-cell table:formula="of:=[.E82]" office:value-type="string" office:string-value="0xE6BF" calcext:value-type="string">
            <text:p>0xE6BF</text:p>
          </table:table-cell>
          <table:table-cell table:formula="of:=[.F82]" office:value-type="string" office:string-value="0xE574" calcext:value-type="string">
            <text:p>0xE574</text:p>
          </table:table-cell>
          <table:table-cell table:formula="of:=[.G82]" office:value-type="string" office:string-value="0xE574" calcext:value-type="string">
            <text:p>0xE574</text:p>
          </table:table-cell>
          <table:table-cell table:formula="of:=[.H82]" office:value-type="string" office:string-value="0xE5F6" calcext:value-type="string">
            <text:p>0xE5F6</text:p>
          </table:table-cell>
          <table:table-cell table:formula="of:=[.I82]" office:value-type="string" office:string-value="0xE585" calcext:value-type="string">
            <text:p>0xE585</text:p>
          </table:table-cell>
          <table:table-cell table:formula="of:=[.J82]" office:value-type="string" office:string-value="0xE637" calcext:value-type="string">
            <text:p>0xE637</text:p>
          </table:table-cell>
          <table:table-cell table:formula="of:=[.K82]" office:value-type="string" office:string-value="0xE630" calcext:value-type="string">
            <text:p>0xE630</text:p>
          </table:table-cell>
          <table:table-cell table:formula="of:=[.L82]" office:value-type="string" office:string-value="0xE648" calcext:value-type="string">
            <text:p>0xE648</text:p>
          </table:table-cell>
          <table:table-cell table:formula="of:=[.M82]" office:value-type="string" office:string-value="0xE5D5" calcext:value-type="string">
            <text:p>0xE5D5</text:p>
          </table:table-cell>
          <table:table-cell table:formula="of:=[.N82]" office:value-type="string" office:string-value="0xE632" calcext:value-type="string">
            <text:p>0xE63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TINFO_POSTDTOM_ADDR</text:p>
          </table:table-cell>
          <table:table-cell table:formula="of:=[.B95]" office:value-type="string" office:string-value="0xE4A7" calcext:value-type="string">
            <text:p>0xE4A7</text:p>
          </table:table-cell>
          <table:table-cell table:formula="of:=[.C95]" office:value-type="string" office:string-value="0xE654" calcext:value-type="string">
            <text:p>0xE654</text:p>
          </table:table-cell>
          <table:table-cell table:formula="of:=[.D95]" office:value-type="string" office:string-value="0xE655" calcext:value-type="string">
            <text:p>0xE655</text:p>
          </table:table-cell>
          <table:table-cell table:formula="of:=[.E95]" office:value-type="string" office:string-value="0xE6FF" calcext:value-type="string">
            <text:p>0xE6FF</text:p>
          </table:table-cell>
          <table:table-cell table:formula="of:=[.F95]" office:value-type="string" office:string-value="0xE5B4" calcext:value-type="string">
            <text:p>0xE5B4</text:p>
          </table:table-cell>
          <table:table-cell table:formula="of:=[.G95]" office:value-type="string" office:string-value="0xE5B4" calcext:value-type="string">
            <text:p>0xE5B4</text:p>
          </table:table-cell>
          <table:table-cell table:formula="of:=[.H95]" office:value-type="string" office:string-value="0xE636" calcext:value-type="string">
            <text:p>0xE636</text:p>
          </table:table-cell>
          <table:table-cell table:formula="of:=[.I95]" office:value-type="string" office:string-value="0xE5C5" calcext:value-type="string">
            <text:p>0xE5C5</text:p>
          </table:table-cell>
          <table:table-cell table:formula="of:=[.J95]" office:value-type="string" office:string-value="0xE66E" calcext:value-type="string">
            <text:p>0xE66E</text:p>
          </table:table-cell>
          <table:table-cell table:formula="of:=[.K95]" office:value-type="string" office:string-value="0xE667" calcext:value-type="string">
            <text:p>0xE667</text:p>
          </table:table-cell>
          <table:table-cell table:formula="of:=[.L95]" office:value-type="string" office:string-value="0xE67F" calcext:value-type="string">
            <text:p>0xE67F</text:p>
          </table:table-cell>
          <table:table-cell table:formula="of:=[.M95]" office:value-type="string" office:string-value="0xE615" calcext:value-type="string">
            <text:p>0xE615</text:p>
          </table:table-cell>
          <table:table-cell table:formula="of:=[.N95]" office:value-type="string" office:string-value="0xE669" calcext:value-type="string">
            <text:p>0xE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TINFO_POSTDTOM_CHKW</text:p>
          </table:table-cell>
          <table:table-cell table:formula="of:=[.B100]" office:value-type="string" office:string-value="0xE4D7" calcext:value-type="string">
            <text:p>0xE4D7</text:p>
          </table:table-cell>
          <table:table-cell table:formula="of:=[.C100]" office:value-type="string" office:string-value="0xE684" calcext:value-type="string">
            <text:p>0xE684</text:p>
          </table:table-cell>
          <table:table-cell table:formula="of:=[.D100]" office:value-type="string" office:string-value="0xE685" calcext:value-type="string">
            <text:p>0xE685</text:p>
          </table:table-cell>
          <table:table-cell table:formula="of:=[.E100]" office:value-type="string" office:string-value="0xe72F" calcext:value-type="string">
            <text:p>0xe72F</text:p>
          </table:table-cell>
          <table:table-cell table:formula="of:=[.F100]" office:value-type="string" office:string-value="0xE5E4" calcext:value-type="string">
            <text:p>0xE5E4</text:p>
          </table:table-cell>
          <table:table-cell table:formula="of:=[.G100]" office:value-type="string" office:string-value="0xE5E4" calcext:value-type="string">
            <text:p>0xE5E4</text:p>
          </table:table-cell>
          <table:table-cell table:formula="of:=[.H100]" office:value-type="string" office:string-value="0xE666" calcext:value-type="string">
            <text:p>0xE666</text:p>
          </table:table-cell>
          <table:table-cell table:formula="of:=[.I100]" office:value-type="string" office:string-value="0xE5F5" calcext:value-type="string">
            <text:p>0xE5F5</text:p>
          </table:table-cell>
          <table:table-cell table:formula="of:=[.J100]" office:value-type="string" office:string-value="0xE69E" calcext:value-type="string">
            <text:p>0xE69E</text:p>
          </table:table-cell>
          <table:table-cell table:formula="of:=[.K100]" office:value-type="string" office:string-value="0xE697" calcext:value-type="string">
            <text:p>0xE697</text:p>
          </table:table-cell>
          <table:table-cell table:formula="of:=[.L100]" office:value-type="string" office:string-value="0xE6AF" calcext:value-type="string">
            <text:p>0xE6AF</text:p>
          </table:table-cell>
          <table:table-cell table:formula="of:=[.M100]" office:value-type="string" office:string-value="0xE645" calcext:value-type="string">
            <text:p>0xE645</text:p>
          </table:table-cell>
          <table:table-cell table:formula="of:=[.N100]" office:value-type="string" office:string-value="0xE6A3" calcext:value-type="string">
            <text:p>0xE6A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OS_VAR_DSK</text:p>
          </table:table-cell>
          <table:table-cell table:formula="of:=[.B107]" office:value-type="string" office:string-value="0xDFC3" calcext:value-type="string">
            <text:p>0xDFC3</text:p>
          </table:table-cell>
          <table:table-cell table:formula="of:=[.C107]" office:value-type="string" office:string-value="0xE18F" calcext:value-type="string">
            <text:p>0xE18F</text:p>
          </table:table-cell>
          <table:table-cell table:formula="of:=[.D107]" office:value-type="string" office:string-value="0xE18F" calcext:value-type="string">
            <text:p>0xE18F</text:p>
          </table:table-cell>
          <table:table-cell table:formula="of:=[.E107]" office:value-type="string" office:string-value="0xDFBF" calcext:value-type="string">
            <text:p>0xDFBF</text:p>
          </table:table-cell>
          <table:table-cell table:formula="of:=[.F107]" office:value-type="string" office:string-value="0xDF88" calcext:value-type="string">
            <text:p>0xDF88</text:p>
          </table:table-cell>
          <table:table-cell table:formula="of:=[.G107]" office:value-type="string" office:string-value="0xDF88" calcext:value-type="string">
            <text:p>0xDF88</text:p>
          </table:table-cell>
          <table:table-cell table:formula="of:=[.H107]" office:value-type="string" office:string-value="0xDFAC" calcext:value-type="string">
            <text:p>0xDFAC</text:p>
          </table:table-cell>
          <table:table-cell table:formula="of:=[.I107]" office:value-type="string" office:string-value="0xDF99" calcext:value-type="string">
            <text:p>0xDF99</text:p>
          </table:table-cell>
          <table:table-cell table:formula="of:=[.J107]" office:value-type="string" office:string-value="0xE053" calcext:value-type="string">
            <text:p>0xE053</text:p>
          </table:table-cell>
          <table:table-cell table:formula="of:=[.K107]" office:value-type="string" office:string-value="0xE04C" calcext:value-type="string">
            <text:p>0xE04C</text:p>
          </table:table-cell>
          <table:table-cell table:formula="of:=[.L107]" office:value-type="string" office:string-value="0xE064" calcext:value-type="string">
            <text:p>0xE064</text:p>
          </table:table-cell>
          <table:table-cell table:formula="of:=[.M107]" office:value-type="string" office:string-value="0xDFE3" calcext:value-type="string">
            <text:p>0xDFE3</text:p>
          </table:table-cell>
          <table:table-cell table:formula="of:=[.N107]" office:value-type="string" office:string-value="0xE04E" calcext:value-type="string">
            <text:p>0xE04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S_VAR_TRK</text:p>
          </table:table-cell>
          <table:table-cell table:formula="of:=[.B116]" office:value-type="string" office:string-value="0xDFC7" calcext:value-type="string">
            <text:p>0xDFC7</text:p>
          </table:table-cell>
          <table:table-cell table:formula="of:=[.C116]" office:value-type="string" office:string-value="0xE193" calcext:value-type="string">
            <text:p>0xE193</text:p>
          </table:table-cell>
          <table:table-cell table:formula="of:=[.D116]" office:value-type="string" office:string-value="0xE193" calcext:value-type="string">
            <text:p>0xE193</text:p>
          </table:table-cell>
          <table:table-cell table:formula="of:=[.E116]" office:value-type="string" office:string-value="0xDFC3" calcext:value-type="string">
            <text:p>0xDFC3</text:p>
          </table:table-cell>
          <table:table-cell table:formula="of:=[.F116]" office:value-type="string" office:string-value="0xDF8C" calcext:value-type="string">
            <text:p>0xDF8C</text:p>
          </table:table-cell>
          <table:table-cell table:formula="of:=[.G116]" office:value-type="string" office:string-value="0xDF8C" calcext:value-type="string">
            <text:p>0xDF8C</text:p>
          </table:table-cell>
          <table:table-cell table:formula="of:=[.H116]" office:value-type="string" office:string-value="0xDFB0" calcext:value-type="string">
            <text:p>0xDFB0</text:p>
          </table:table-cell>
          <table:table-cell table:formula="of:=[.I116]" office:value-type="string" office:string-value="0xDF9D" calcext:value-type="string">
            <text:p>0xDF9D</text:p>
          </table:table-cell>
          <table:table-cell table:formula="of:=[.J116]" office:value-type="string" office:string-value="0xE057" calcext:value-type="string">
            <text:p>0xE057</text:p>
          </table:table-cell>
          <table:table-cell table:formula="of:=[.K116]" office:value-type="string" office:string-value="0xE050" calcext:value-type="string">
            <text:p>0xE050</text:p>
          </table:table-cell>
          <table:table-cell table:formula="of:=[.L116]" office:value-type="string" office:string-value="0xE068" calcext:value-type="string">
            <text:p>0xE068</text:p>
          </table:table-cell>
          <table:table-cell table:formula="of:=[.M116]" office:value-type="string" office:string-value="0xDFE7" calcext:value-type="string">
            <text:p>0xDFE7</text:p>
          </table:table-cell>
          <table:table-cell table:formula="of:=[.N116]" office:value-type="string" office:string-value="0xE052" calcext:value-type="string">
            <text:p>0xE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S_VAR_SEC</text:p>
          </table:table-cell>
          <table:table-cell table:formula="of:=[.B122]" office:value-type="string" office:string-value="0xDFC8" calcext:value-type="string">
            <text:p>0xDFC8</text:p>
          </table:table-cell>
          <table:table-cell table:formula="of:=[.C122]" office:value-type="string" office:string-value="0xE194" calcext:value-type="string">
            <text:p>0xE194</text:p>
          </table:table-cell>
          <table:table-cell table:formula="of:=[.D122]" office:value-type="string" office:string-value="0xE194" calcext:value-type="string">
            <text:p>0xE194</text:p>
          </table:table-cell>
          <table:table-cell table:formula="of:=[.E122]" office:value-type="string" office:string-value="0xDFC4" calcext:value-type="string">
            <text:p>0xDFC4</text:p>
          </table:table-cell>
          <table:table-cell table:formula="of:=[.F122]" office:value-type="string" office:string-value="0xDF8D" calcext:value-type="string">
            <text:p>0xDF8D</text:p>
          </table:table-cell>
          <table:table-cell table:formula="of:=[.G122]" office:value-type="string" office:string-value="0xDF8D" calcext:value-type="string">
            <text:p>0xDF8D</text:p>
          </table:table-cell>
          <table:table-cell table:formula="of:=[.H122]" office:value-type="string" office:string-value="0xDFB1" calcext:value-type="string">
            <text:p>0xDFB1</text:p>
          </table:table-cell>
          <table:table-cell table:formula="of:=[.I122]" office:value-type="string" office:string-value="0xDF9E" calcext:value-type="string">
            <text:p>0xDF9E</text:p>
          </table:table-cell>
          <table:table-cell table:formula="of:=[.J122]" office:value-type="string" office:string-value="0xE058" calcext:value-type="string">
            <text:p>0xE058</text:p>
          </table:table-cell>
          <table:table-cell table:formula="of:=[.K122]" office:value-type="string" office:string-value="0xE051" calcext:value-type="string">
            <text:p>0xE051</text:p>
          </table:table-cell>
          <table:table-cell table:formula="of:=[.L122]" office:value-type="string" office:string-value="0xE069" calcext:value-type="string">
            <text:p>0xE069</text:p>
          </table:table-cell>
          <table:table-cell table:formula="of:=[.M122]" office:value-type="string" office:string-value="0xDFE8" calcext:value-type="string">
            <text:p>0xDFE8</text:p>
          </table:table-cell>
          <table:table-cell table:formula="of:=[.N122]" office:value-type="string" office:string-value="0xE053" calcext:value-type="string">
            <text:p>0xE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S_VAR_DMA</text:p>
          </table:table-cell>
          <table:table-cell table:formula="of:=[.B128]" office:value-type="string" office:string-value="0xDFC9" calcext:value-type="string">
            <text:p>0xDFC9</text:p>
          </table:table-cell>
          <table:table-cell table:formula="of:=[.C128]" office:value-type="string" office:string-value="0xE195" calcext:value-type="string">
            <text:p>0xE195</text:p>
          </table:table-cell>
          <table:table-cell table:formula="of:=[.D128]" office:value-type="string" office:string-value="0xE195" calcext:value-type="string">
            <text:p>0xE195</text:p>
          </table:table-cell>
          <table:table-cell table:formula="of:=[.E128]" office:value-type="string" office:string-value="0xDFC5" calcext:value-type="string">
            <text:p>0xDFC5</text:p>
          </table:table-cell>
          <table:table-cell table:formula="of:=[.F128]" office:value-type="string" office:string-value="0xDF8E" calcext:value-type="string">
            <text:p>0xDF8E</text:p>
          </table:table-cell>
          <table:table-cell table:formula="of:=[.G128]" office:value-type="string" office:string-value="0xDF8E" calcext:value-type="string">
            <text:p>0xDF8E</text:p>
          </table:table-cell>
          <table:table-cell table:formula="of:=[.H128]" office:value-type="string" office:string-value="0xDFB2" calcext:value-type="string">
            <text:p>0xDFB2</text:p>
          </table:table-cell>
          <table:table-cell table:formula="of:=[.I128]" office:value-type="string" office:string-value="0xDF9F" calcext:value-type="string">
            <text:p>0xDF9F</text:p>
          </table:table-cell>
          <table:table-cell table:formula="of:=[.J128]" office:value-type="string" office:string-value="0xE059" calcext:value-type="string">
            <text:p>0xE059</text:p>
          </table:table-cell>
          <table:table-cell table:formula="of:=[.K128]" office:value-type="string" office:string-value="0xE052" calcext:value-type="string">
            <text:p>0xE052</text:p>
          </table:table-cell>
          <table:table-cell table:formula="of:=[.L128]" office:value-type="string" office:string-value="0xE06A" calcext:value-type="string">
            <text:p>0xE06A</text:p>
          </table:table-cell>
          <table:table-cell table:formula="of:=[.M128]" office:value-type="string" office:string-value="0xDFE9" calcext:value-type="string">
            <text:p>0xDFE9</text:p>
          </table:table-cell>
          <table:table-cell table:formula="of:=[.N128]" office:value-type="string" office:string-value="0xE054" calcext:value-type="string">
            <text:p>0xE05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NTKBDADDR</text:p>
          </table:table-cell>
          <table:table-cell table:formula="of:=[.B135]" office:value-type="string" office:string-value="0xE695" calcext:value-type="string">
            <text:p>0xE695</text:p>
          </table:table-cell>
          <table:table-cell table:formula="of:=[.C135]" office:value-type="string" office:string-value="0xE842" calcext:value-type="string">
            <text:p>0xE842</text:p>
          </table:table-cell>
          <table:table-cell table:formula="of:=[.D135]" office:value-type="string" office:string-value="0xE843" calcext:value-type="string">
            <text:p>0xE843</text:p>
          </table:table-cell>
          <table:table-cell table:formula="of:=[.E135]" office:value-type="string" office:string-value="0xE266" calcext:value-type="string">
            <text:p>0xE266</text:p>
          </table:table-cell>
          <table:table-cell table:formula="of:=[.F135]" office:value-type="string" office:string-value="0xDFB6" calcext:value-type="string">
            <text:p>0xDFB6</text:p>
          </table:table-cell>
          <table:table-cell table:formula="of:=[.G135]" office:value-type="string" office:string-value="0xDFB6" calcext:value-type="string">
            <text:p>0xDFB6</text:p>
          </table:table-cell>
          <table:table-cell table:formula="of:=[.H135]" office:value-type="string" office:string-value="0xDFDA" calcext:value-type="string">
            <text:p>0xDFDA</text:p>
          </table:table-cell>
          <table:table-cell table:formula="of:=[.I135]" office:value-type="string" office:string-value="0xe31b" calcext:value-type="string">
            <text:p>0xe31b</text:p>
          </table:table-cell>
          <table:table-cell table:formula="of:=[.J135]" office:value-type="string" office:string-value="0xe3d2" calcext:value-type="string">
            <text:p>0xe3d2</text:p>
          </table:table-cell>
          <table:table-cell table:formula="of:=[.K135]" office:value-type="string" office:string-value="0xe3cb" calcext:value-type="string">
            <text:p>0xe3cb</text:p>
          </table:table-cell>
          <table:table-cell table:formula="of:=[.L135]" office:value-type="string" office:string-value="0xe3e3" calcext:value-type="string">
            <text:p>0xe3e3</text:p>
          </table:table-cell>
          <table:table-cell table:formula="of:=[.M135]" office:value-type="string" office:string-value="0xe011" calcext:value-type="string">
            <text:p>0xe011</text:p>
          </table:table-cell>
          <table:table-cell table:formula="of:=[.N135]" office:value-type="string" office:string-value="0xe079" calcext:value-type="string">
            <text:p>0xe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NTKBDVALUE</text:p>
          </table:table-cell>
          <table:table-cell table:formula="of:=[.B136]" office:value-type="string" office:string-value="0xDC58" calcext:value-type="string">
            <text:p>0xDC58</text:p>
          </table:table-cell>
          <table:table-cell table:formula="of:=[.C136]" office:value-type="string" office:string-value="0xDCAD" calcext:value-type="string">
            <text:p>0xDCAD</text:p>
          </table:table-cell>
          <table:table-cell table:formula="of:=[.D136]" office:value-type="string" office:string-value="0xDCAD" calcext:value-type="string">
            <text:p>0xDCAD</text:p>
          </table:table-cell>
          <table:table-cell table:formula="of:=[.E136]" office:value-type="string" office:string-value="0xDC59" calcext:value-type="string">
            <text:p>0xDC59</text:p>
          </table:table-cell>
          <table:table-cell table:formula="of:=[.F136]" office:value-type="string" office:string-value="0xDC36" calcext:value-type="string">
            <text:p>0xDC36</text:p>
          </table:table-cell>
          <table:table-cell table:formula="of:=[.G136]" office:value-type="string" office:string-value="0xDC36" calcext:value-type="string">
            <text:p>0xDC36</text:p>
          </table:table-cell>
          <table:table-cell table:formula="of:=[.H136]" office:value-type="string" office:string-value="0xDC2D" calcext:value-type="string">
            <text:p>0xDC2D</text:p>
          </table:table-cell>
          <table:table-cell table:formula="of:=[.I136]" office:value-type="string" office:string-value="0xdc47" calcext:value-type="string">
            <text:p>0xdc47</text:p>
          </table:table-cell>
          <table:table-cell table:formula="of:=[.J136]" office:value-type="string" office:string-value="0xdc35" calcext:value-type="string">
            <text:p>0xdc35</text:p>
          </table:table-cell>
          <table:table-cell table:formula="of:=[.K136]" office:value-type="string" office:string-value="0xdc35" calcext:value-type="string">
            <text:p>0xdc35</text:p>
          </table:table-cell>
          <table:table-cell table:formula="of:=[.L136]" office:value-type="string" office:string-value="0xdc46" calcext:value-type="string">
            <text:p>0xdc46</text:p>
          </table:table-cell>
          <table:table-cell table:formula="of:=[.M136]" office:value-type="string" office:string-value="0xdc21" calcext:value-type="string">
            <text:p>0xdc21</text:p>
          </table:table-cell>
          <table:table-cell table:formula="of:=[.N136]" office:value-type="string" office:string-value="0xdc2c" calcext:value-type="string">
            <text:p>0xdc2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BD_HOOK_PROC</text:p>
          </table:table-cell>
          <table:table-cell table:formula="of:=[.B137]" office:value-type="string" office:string-value="kbd_hook_noCtrl_03" calcext:value-type="string">
            <text:p>kbd_hook_noCtrl_03</text:p>
          </table:table-cell>
          <table:table-cell table:formula="of:=[.C137]" office:value-type="string" office:string-value="kbd_hook_noCtrl_03" calcext:value-type="string">
            <text:p>kbd_hook_noCtrl_03</text:p>
          </table:table-cell>
          <table:table-cell table:formula="of:=[.D137]" office:value-type="string" office:string-value="kbd_hook_noCtrl_03" calcext:value-type="string">
            <text:p>kbd_hook_noCtrl_03</text:p>
          </table:table-cell>
          <table:table-cell table:formula="of:=[.E137]" office:value-type="string" office:string-value="kbd_hook_noCtrl_33" calcext:value-type="string">
            <text:p>kbd_hook_noCtrl_33</text:p>
          </table:table-cell>
          <table:table-cell table:formula="of:=[.F137]" office:value-type="string" office:string-value="kbd_hook_2133" calcext:value-type="string">
            <text:p>kbd_hook_2133</text:p>
          </table:table-cell>
          <table:table-cell table:formula="of:=[.G137]" office:value-type="string" office:string-value="kbd_hook_2133" calcext:value-type="string">
            <text:p>kbd_hook_2133</text:p>
          </table:table-cell>
          <table:table-cell table:formula="of:=[.H137]" office:value-type="string" office:string-value="kbd_hook_2133" calcext:value-type="string">
            <text:p>kbd_hook_2133</text:p>
          </table:table-cell>
          <table:table-cell table:formula="of:=[.I137]" office:value-type="string" office:string-value="kbd_hook_2133" calcext:value-type="string">
            <text:p>kbd_hook_2133</text:p>
          </table:table-cell>
          <table:table-cell table:formula="of:=[.J137]" office:value-type="string" office:string-value="kbd_hook_2133" calcext:value-type="string">
            <text:p>kbd_hook_2133</text:p>
          </table:table-cell>
          <table:table-cell table:formula="of:=[.K137]" office:value-type="string" office:string-value="kbd_hook_2133" calcext:value-type="string">
            <text:p>kbd_hook_2133</text:p>
          </table:table-cell>
          <table:table-cell table:formula="of:=[.L137]" office:value-type="string" office:string-value="kbd_hook_2133" calcext:value-type="string">
            <text:p>kbd_hook_2133</text:p>
          </table:table-cell>
          <table:table-cell table:formula="of:=[.M137]" office:value-type="string" office:string-value="kbd_hook_2133" calcext:value-type="string">
            <text:p>kbd_hook_2133</text:p>
          </table:table-cell>
          <table:table-cell table:formula="of:=[.N137]" office:value-type="string" office:string-value="kbd_hook_2133" calcext:value-type="string">
            <text:p>kbd_hook_213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</text:p>
          </table:table-cell>
          <table:table-cell table:formula="of:=[.B144]" office:value-type="string" office:string-value="'12_87_09_NIIJAF'" calcext:value-type="string">
            <text:p>'12_87_09_NIIJAF'</text:p>
          </table:table-cell>
          <table:table-cell table:formula="of:=[.C144]" office:value-type="string" office:string-value="'1x_88_EPSON_V104'" calcext:value-type="string">
            <text:p>'1x_88_EPSON_V104'</text:p>
          </table:table-cell>
          <table:table-cell table:formula="of:=[.D144]" office:value-type="string" office:string-value="'1x_89_03_30_RAVI'" calcext:value-type="string">
            <text:p>'1x_89_03_30_RAVI'</text:p>
          </table:table-cell>
          <table:table-cell table:formula="of:=[.E144]" office:value-type="string" office:string-value="'12_87_11_niijaf'" calcext:value-type="string">
            <text:p>'12_87_11_niijaf'</text:p>
          </table:table-cell>
          <table:table-cell table:formula="of:=[.F144]" office:value-type="string" office:string-value="'12_88_3_niijaf'" calcext:value-type="string">
            <text:p>'12_88_3_niijaf'</text:p>
          </table:table-cell>
          <table:table-cell table:formula="of:=[.G144]" office:value-type="string" office:string-value="'12_88_3_alternativa'" calcext:value-type="string">
            <text:p>'12_88_3_alternativa'</text:p>
          </table:table-cell>
          <table:table-cell table:formula="of:=[.H144]" office:value-type="string" office:string-value="'12_90_5_kontur'" calcext:value-type="string">
            <text:p>'12_90_5_kontur'</text:p>
          </table:table-cell>
          <table:table-cell table:formula="of:=[.I144]" office:value-type="string" office:string-value="'20_88___miks'" calcext:value-type="string">
            <text:p>'20_88___miks'</text:p>
          </table:table-cell>
          <table:table-cell table:formula="of:=[.J144]" office:value-type="string" office:string-value="'21_89_2_niijaf'" calcext:value-type="string">
            <text:p>'21_89_2_niijaf'</text:p>
          </table:table-cell>
          <table:table-cell table:formula="of:=[.K144]" office:value-type="string" office:string-value="'21_89_2_niijaf2'" calcext:value-type="string">
            <text:p>'21_89_2_niijaf2'</text:p>
          </table:table-cell>
          <table:table-cell table:formula="of:=[.L144]" office:value-type="string" office:string-value="'21_89___wiza'" calcext:value-type="string">
            <text:p>'21_89___wiza'</text:p>
          </table:table-cell>
          <table:table-cell table:formula="of:=[.M144]" office:value-type="string" office:string-value="'21_91___LAP'" calcext:value-type="string">
            <text:p>'21_91___LAP'</text:p>
          </table:table-cell>
          <table:table-cell table:formula="of:=[.N144]" office:value-type="string" office:string-value="'21m_____Shkanov'" calcext:value-type="string">
            <text:p>'21m_____Shkanov'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CHECKERS01A</text:p>
          </table:table-cell>
          <table:table-cell table:formula="of:=IF([.B3]&lt;&gt;&quot;&quot;;[.B3];&quot;&quot;)">
            <text:p/>
          </table:table-cell>
          <table:table-cell table:formula="of:=IF([.C3]&lt;&gt;&quot;&quot;;[.C3];&quot;&quot;)">
            <text:p/>
          </table:table-cell>
          <table:table-cell table:formula="of:=IF([.D3]&lt;&gt;&quot;&quot;;[.D3];&quot;&quot;)">
            <text:p/>
          </table:table-cell>
          <table:table-cell table:formula="of:=IF([.E3]&lt;&gt;&quot;&quot;;[.E3];&quot;&quot;)">
            <text:p/>
          </table:table-cell>
          <table:table-cell table:formula="of:=IF([.F3]&lt;&gt;&quot;&quot;;[.F3];&quot;&quot;)">
            <text:p/>
          </table:table-cell>
          <table:table-cell table:formula="of:=IF([.G3]&lt;&gt;&quot;&quot;;[.G3];&quot;&quot;)" office:value-type="string" office:string-value="0xE01D" calcext:value-type="string">
            <text:p>0xE01D</text:p>
          </table:table-cell>
          <table:table-cell table:formula="of:=IF([.H3]&lt;&gt;&quot;&quot;;[.H3];&quot;&quot;)">
            <text:p/>
          </table:table-cell>
          <table:table-cell table:formula="of:=IF([.I3]&lt;&gt;&quot;&quot;;[.I3];&quot;&quot;)">
            <text:p/>
          </table:table-cell>
          <table:table-cell table:formula="of:=IF([.J3]&lt;&gt;&quot;&quot;;[.J3];&quot;&quot;)">
            <text:p/>
          </table:table-cell>
          <table:table-cell table:formula="of:=IF([.K3]&lt;&gt;&quot;&quot;;[.K3];&quot;&quot;)">
            <text:p/>
          </table:table-cell>
          <table:table-cell table:formula="of:=IF([.L3]&lt;&gt;&quot;&quot;;[.L3];&quot;&quot;)" office:value-type="string" office:string-value="0xDCBB+1" calcext:value-type="string">
            <office:annotation draw:style-name="gr1" draw:text-style-name="P1" svg:width="1.1413in" svg:height="0.7012in" svg:x="13.2937in" svg:y="31.0535in" draw:caption-point-x="-0.2402in" draw:caption-point-y="0.5945in">
              <dc:creator>SE</dc:creator>
              <dc:date>2014-10-13T00:00:00</dc:date>
              <text:p text:style-name="P1"><text:span text:style-name="T1">Добавить проверку этого адресса во все остальные</text:span></text:p>
            </office:annotation>
            <text:p>0xDCBB+1</text:p>
          </table:table-cell>
          <table:table-cell table:formula="of:=IF([.M3]&lt;&gt;&quot;&quot;;[.M3];&quot;&quot;)">
            <text:p/>
          </table:table-cell>
          <table:table-cell table:formula="of:=IF([.N3]&lt;&gt;&quot;&quot;;[.N3];&quot;&quot;)">
            <text:p/>
          </table:table-cell>
          <table:table-cell table:formula="of:=IF([.O3]&lt;&gt;&quot;&quot;;[.O3];&quot;&quot;)" office:value-type="string" office:string-value="0xDA33+ 0" calcext:value-type="string">
            <text:p>0xDA33+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_CHECKERS01V</text:p>
          </table:table-cell>
          <table:table-cell table:formula="of:=IF([.B4]&lt;&gt;&quot;&quot;;[.B4];&quot;&quot;)">
            <text:p/>
          </table:table-cell>
          <table:table-cell table:formula="of:=IF([.C4]&lt;&gt;&quot;&quot;;[.C4];&quot;&quot;)">
            <text:p/>
          </table:table-cell>
          <table:table-cell table:formula="of:=IF([.D4]&lt;&gt;&quot;&quot;;[.D4];&quot;&quot;)">
            <text:p/>
          </table:table-cell>
          <table:table-cell table:formula="of:=IF([.E4]&lt;&gt;&quot;&quot;;[.E4];&quot;&quot;)">
            <text:p/>
          </table:table-cell>
          <table:table-cell table:formula="of:=IF([.F4]&lt;&gt;&quot;&quot;;[.F4];&quot;&quot;)">
            <text:p/>
          </table:table-cell>
          <table:table-cell table:formula="of:=IF([.G4]&lt;&gt;&quot;&quot;;[.G4];&quot;&quot;)" office:value-type="string" office:string-value="0x21" calcext:value-type="string">
            <text:p>0x21</text:p>
          </table:table-cell>
          <table:table-cell table:formula="of:=IF([.H4]&lt;&gt;&quot;&quot;;[.H4];&quot;&quot;)">
            <text:p/>
          </table:table-cell>
          <table:table-cell table:formula="of:=IF([.I4]&lt;&gt;&quot;&quot;;[.I4];&quot;&quot;)">
            <text:p/>
          </table:table-cell>
          <table:table-cell table:formula="of:=IF([.J4]&lt;&gt;&quot;&quot;;[.J4];&quot;&quot;)">
            <text:p/>
          </table:table-cell>
          <table:table-cell table:formula="of:=IF([.K4]&lt;&gt;&quot;&quot;;[.K4];&quot;&quot;)">
            <text:p/>
          </table:table-cell>
          <table:table-cell table:formula="of:=IF([.L4]&lt;&gt;&quot;&quot;;[.L4];&quot;&quot;)" office:value-type="string" office:string-value="0xE06E" calcext:value-type="string">
            <text:p>0xE06E</text:p>
          </table:table-cell>
          <table:table-cell table:formula="of:=IF([.M4]&lt;&gt;&quot;&quot;;[.M4];&quot;&quot;)">
            <text:p/>
          </table:table-cell>
          <table:table-cell table:formula="of:=IF([.N4]&lt;&gt;&quot;&quot;;[.N4];&quot;&quot;)">
            <text:p/>
          </table:table-cell>
          <table:table-cell table:formula="of:=IF([.O4]&lt;&gt;&quot;&quot;;[.O4];&quot;&quot;)" office:value-type="string" office:string-value="0x5845" calcext:value-type="string">
            <text:p>0x58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_CHECKERS02A</text:p>
          </table:table-cell>
          <table:table-cell table:formula="of:=IF([.B5]&lt;&gt;&quot;&quot;;[.B5];&quot;&quot;)">
            <text:p/>
          </table:table-cell>
          <table:table-cell table:formula="of:=IF([.C5]&lt;&gt;&quot;&quot;;[.C5];&quot;&quot;)">
            <text:p/>
          </table:table-cell>
          <table:table-cell table:formula="of:=IF([.D5]&lt;&gt;&quot;&quot;;[.D5];&quot;&quot;)">
            <text:p/>
          </table:table-cell>
          <table:table-cell table:formula="of:=IF([.E5]&lt;&gt;&quot;&quot;;[.E5];&quot;&quot;)">
            <text:p/>
          </table:table-cell>
          <table:table-cell table:formula="of:=IF([.F5]&lt;&gt;&quot;&quot;;[.F5];&quot;&quot;)">
            <text:p/>
          </table:table-cell>
          <table:table-cell table:formula="of:=IF([.G7]&lt;&gt;&quot;&quot;;[.G7];&quot;&quot;)" office:value-type="string" office:string-value="0xE01D+1" calcext:value-type="string">
            <text:p>0xE01D+1</text:p>
          </table:table-cell>
          <table:table-cell table:formula="of:=IF([.H7]&lt;&gt;&quot;&quot;;[.H7];&quot;&quot;)">
            <text:p/>
          </table:table-cell>
          <table:table-cell table:formula="of:=IF([.I7]&lt;&gt;&quot;&quot;;[.I7];&quot;&quot;)">
            <text:p/>
          </table:table-cell>
          <table:table-cell table:formula="of:=IF([.J7]&lt;&gt;&quot;&quot;;[.J7];&quot;&quot;)">
            <text:p/>
          </table:table-cell>
          <table:table-cell table:formula="of:=IF([.K7]&lt;&gt;&quot;&quot;;[.K7];&quot;&quot;)">
            <text:p/>
          </table:table-cell>
          <table:table-cell table:formula="of:=IF([.L7]&lt;&gt;&quot;&quot;;[.L7];&quot;&quot;)">
            <text:p/>
          </table:table-cell>
          <table:table-cell table:formula="of:=IF([.M7]&lt;&gt;&quot;&quot;;[.M7];&quot;&quot;)">
            <text:p/>
          </table:table-cell>
          <table:table-cell table:formula="of:=IF([.N7]&lt;&gt;&quot;&quot;;[.N7];&quot;&quot;)">
            <text:p/>
          </table:table-cell>
          <table:table-cell table:formula="of:=IF([.O7]&lt;&gt;&quot;&quot;;[.O7];&quot;&quot;)" office:value-type="string" office:string-value="0xDA33+ 2" calcext:value-type="string">
            <text:p>0xDA33+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_CHECKERS02V</text:p>
          </table:table-cell>
          <table:table-cell table:formula="of:=IF([.B6]&lt;&gt;&quot;&quot;;[.B6];&quot;&quot;)">
            <text:p/>
          </table:table-cell>
          <table:table-cell table:formula="of:=IF([.C6]&lt;&gt;&quot;&quot;;[.C6];&quot;&quot;)">
            <text:p/>
          </table:table-cell>
          <table:table-cell table:formula="of:=IF([.D6]&lt;&gt;&quot;&quot;;[.D6];&quot;&quot;)">
            <text:p/>
          </table:table-cell>
          <table:table-cell table:formula="of:=IF([.E6]&lt;&gt;&quot;&quot;;[.E6];&quot;&quot;)">
            <text:p/>
          </table:table-cell>
          <table:table-cell table:formula="of:=IF([.F6]&lt;&gt;&quot;&quot;;[.F6];&quot;&quot;)">
            <text:p/>
          </table:table-cell>
          <table:table-cell table:formula="of:=IF([.G8]&lt;&gt;&quot;&quot;;[.G8];&quot;&quot;)" office:value-type="string" office:string-value="0xFB21" calcext:value-type="string">
            <text:p>0xFB21</text:p>
          </table:table-cell>
          <table:table-cell table:formula="of:=IF([.H8]&lt;&gt;&quot;&quot;;[.H8];&quot;&quot;)">
            <text:p/>
          </table:table-cell>
          <table:table-cell table:formula="of:=IF([.I8]&lt;&gt;&quot;&quot;;[.I8];&quot;&quot;)">
            <text:p/>
          </table:table-cell>
          <table:table-cell table:formula="of:=IF([.J8]&lt;&gt;&quot;&quot;;[.J8];&quot;&quot;)">
            <text:p/>
          </table:table-cell>
          <table:table-cell table:formula="of:=IF([.K8]&lt;&gt;&quot;&quot;;[.K8];&quot;&quot;)">
            <text:p/>
          </table:table-cell>
          <table:table-cell table:formula="of:=IF([.L8]&lt;&gt;&quot;&quot;;[.L8];&quot;&quot;)">
            <text:p/>
          </table:table-cell>
          <table:table-cell table:formula="of:=IF([.M8]&lt;&gt;&quot;&quot;;[.M8];&quot;&quot;)">
            <text:p/>
          </table:table-cell>
          <table:table-cell table:formula="of:=IF([.N8]&lt;&gt;&quot;&quot;;[.N8];&quot;&quot;)">
            <text:p/>
          </table:table-cell>
          <table:table-cell table:formula="of:=IF([.O8]&lt;&gt;&quot;&quot;;[.O8];&quot;&quot;)" office:value-type="string" office:string-value="0x5254" calcext:value-type="string">
            <text:p>0x52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_CHECKERS03A</text:p>
          </table:table-cell>
          <table:table-cell table:formula="of:=IF([.B7]&lt;&gt;&quot;&quot;;[.B7];&quot;&quot;)">
            <text:p/>
          </table:table-cell>
          <table:table-cell table:formula="of:=IF([.C7]&lt;&gt;&quot;&quot;;[.C7];&quot;&quot;)">
            <text:p/>
          </table:table-cell>
          <table:table-cell table:formula="of:=IF([.D7]&lt;&gt;&quot;&quot;;[.D7];&quot;&quot;)">
            <text:p/>
          </table:table-cell>
          <table:table-cell table:formula="of:=IF([.E7]&lt;&gt;&quot;&quot;;[.E7];&quot;&quot;)">
            <text:p/>
          </table:table-cell>
          <table:table-cell table:formula="of:=IF([.F7]&lt;&gt;&quot;&quot;;[.F7];&quot;&quot;)">
            <text:p/>
          </table:table-cell>
          <table:table-cell/>
          <table:table-cell table:formula="of:=IF([.H7]&lt;&gt;&quot;&quot;;[.H7];&quot;&quot;)">
            <text:p/>
          </table:table-cell>
          <table:table-cell table:formula="of:=IF([.I7]&lt;&gt;&quot;&quot;;[.I7];&quot;&quot;)">
            <text:p/>
          </table:table-cell>
          <table:table-cell table:formula="of:=IF([.J7]&lt;&gt;&quot;&quot;;[.J7];&quot;&quot;)">
            <text:p/>
          </table:table-cell>
          <table:table-cell table:formula="of:=IF([.K7]&lt;&gt;&quot;&quot;;[.K7];&quot;&quot;)">
            <text:p/>
          </table:table-cell>
          <table:table-cell table:formula="of:=IF([.L7]&lt;&gt;&quot;&quot;;[.L7];&quot;&quot;)">
            <text:p/>
          </table:table-cell>
          <table:table-cell table:formula="of:=IF([.M7]&lt;&gt;&quot;&quot;;[.M7];&quot;&quot;)">
            <text:p/>
          </table:table-cell>
          <table:table-cell table:formula="of:=IF([.N7]&lt;&gt;&quot;&quot;;[.N7];&quot;&quot;)">
            <text:p/>
          </table:table-cell>
          <table:table-cell table:formula="of:=IF([.O11]&lt;&gt;&quot;&quot;;[.O11];&quot;&quot;)" office:value-type="string" office:string-value="0xDA33+ 4" calcext:value-type="string">
            <text:p>0xDA33+ 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_CHECKERS03V</text:p>
          </table:table-cell>
          <table:table-cell table:formula="of:=IF([.B8]&lt;&gt;&quot;&quot;;[.B8];&quot;&quot;)">
            <text:p/>
          </table:table-cell>
          <table:table-cell table:formula="of:=IF([.C8]&lt;&gt;&quot;&quot;;[.C8];&quot;&quot;)">
            <text:p/>
          </table:table-cell>
          <table:table-cell table:formula="of:=IF([.D8]&lt;&gt;&quot;&quot;;[.D8];&quot;&quot;)">
            <text:p/>
          </table:table-cell>
          <table:table-cell table:formula="of:=IF([.E8]&lt;&gt;&quot;&quot;;[.E8];&quot;&quot;)">
            <text:p/>
          </table:table-cell>
          <table:table-cell table:formula="of:=IF([.F8]&lt;&gt;&quot;&quot;;[.F8];&quot;&quot;)">
            <text:p/>
          </table:table-cell>
          <table:table-cell/>
          <table:table-cell table:formula="of:=IF([.H8]&lt;&gt;&quot;&quot;;[.H8];&quot;&quot;)">
            <text:p/>
          </table:table-cell>
          <table:table-cell table:formula="of:=IF([.I8]&lt;&gt;&quot;&quot;;[.I8];&quot;&quot;)">
            <text:p/>
          </table:table-cell>
          <table:table-cell table:formula="of:=IF([.J8]&lt;&gt;&quot;&quot;;[.J8];&quot;&quot;)">
            <text:p/>
          </table:table-cell>
          <table:table-cell table:formula="of:=IF([.K8]&lt;&gt;&quot;&quot;;[.K8];&quot;&quot;)">
            <text:p/>
          </table:table-cell>
          <table:table-cell table:formula="of:=IF([.L8]&lt;&gt;&quot;&quot;;[.L8];&quot;&quot;)">
            <text:p/>
          </table:table-cell>
          <table:table-cell table:formula="of:=IF([.M8]&lt;&gt;&quot;&quot;;[.M8];&quot;&quot;)">
            <text:p/>
          </table:table-cell>
          <table:table-cell table:formula="of:=IF([.N8]&lt;&gt;&quot;&quot;;[.N8];&quot;&quot;)">
            <text:p/>
          </table:table-cell>
          <table:table-cell table:formula="of:=IF([.O12]&lt;&gt;&quot;&quot;;[.O12];&quot;&quot;)" office:value-type="string" office:string-value="0x4D4F" calcext:value-type="string">
            <text:p>0x4D4F</text:p>
          </table:table-cell>
          <table:table-cell table:number-columns-repeated="1009"/>
        </table:table-row>
        <table:table-row table:style-name="ro1">
          <table:table-cell/>
          <table:table-cell table:formula="of:=IF([.B9]&lt;&gt;&quot;&quot;;[.B9];&quot;&quot;)">
            <text:p/>
          </table:table-cell>
          <table:table-cell table:formula="of:=IF([.C9]&lt;&gt;&quot;&quot;;[.C9];&quot;&quot;)">
            <text:p/>
          </table:table-cell>
          <table:table-cell table:formula="of:=IF([.D9]&lt;&gt;&quot;&quot;;[.D9];&quot;&quot;)">
            <text:p/>
          </table:table-cell>
          <table:table-cell table:formula="of:=IF([.E9]&lt;&gt;&quot;&quot;;[.E9];&quot;&quot;)">
            <text:p/>
          </table:table-cell>
          <table:table-cell table:formula="of:=IF([.F9]&lt;&gt;&quot;&quot;;[.F9];&quot;&quot;)">
            <text:p/>
          </table:table-cell>
          <table:table-cell table:formula="of:=IF([.G11]&lt;&gt;&quot;&quot;;[.G11];&quot;&quot;)">
            <text:p/>
          </table:table-cell>
          <table:table-cell table:formula="of:=IF([.H11]&lt;&gt;&quot;&quot;;[.H11];&quot;&quot;)">
            <text:p/>
          </table:table-cell>
          <table:table-cell table:formula="of:=IF([.I11]&lt;&gt;&quot;&quot;;[.I11];&quot;&quot;)">
            <text:p/>
          </table:table-cell>
          <table:table-cell table:formula="of:=IF([.J11]&lt;&gt;&quot;&quot;;[.J11];&quot;&quot;)">
            <text:p/>
          </table:table-cell>
          <table:table-cell table:formula="of:=IF([.K11]&lt;&gt;&quot;&quot;;[.K11];&quot;&quot;)">
            <text:p/>
          </table:table-cell>
          <table:table-cell table:formula="of:=IF([.L11]&lt;&gt;&quot;&quot;;[.L11];&quot;&quot;)">
            <text:p/>
          </table:table-cell>
          <table:table-cell table:formula="of:=IF([.M11]&lt;&gt;&quot;&quot;;[.M11];&quot;&quot;)">
            <text:p/>
          </table:table-cell>
          <table:table-cell table:formula="of:=IF([.N11]&lt;&gt;&quot;&quot;;[.N11];&quot;&quot;)">
            <text:p/>
          </table:table-cell>
          <table:table-cell table:formula="of:=IF([.O15]&lt;&gt;&quot;&quot;;[.O15];&quot;&quot;)" office:value-type="string" office:string-value="0xDA33+ 6" calcext:value-type="string">
            <text:p>0xDA33+ 6</text:p>
          </table:table-cell>
          <table:table-cell table:number-columns-repeated="1009"/>
        </table:table-row>
        <table:table-row table:style-name="ro1">
          <table:table-cell/>
          <table:table-cell table:formula="of:=IF([.B10]&lt;&gt;&quot;&quot;;[.B10];&quot;&quot;)">
            <text:p/>
          </table:table-cell>
          <table:table-cell table:formula="of:=IF([.C10]&lt;&gt;&quot;&quot;;[.C10];&quot;&quot;)">
            <text:p/>
          </table:table-cell>
          <table:table-cell table:formula="of:=IF([.D10]&lt;&gt;&quot;&quot;;[.D10];&quot;&quot;)">
            <text:p/>
          </table:table-cell>
          <table:table-cell table:formula="of:=IF([.E10]&lt;&gt;&quot;&quot;;[.E10];&quot;&quot;)">
            <text:p/>
          </table:table-cell>
          <table:table-cell table:formula="of:=IF([.F10]&lt;&gt;&quot;&quot;;[.F10];&quot;&quot;)">
            <text:p/>
          </table:table-cell>
          <table:table-cell table:formula="of:=IF([.G12]&lt;&gt;&quot;&quot;;[.G12];&quot;&quot;)">
            <text:p/>
          </table:table-cell>
          <table:table-cell table:formula="of:=IF([.H12]&lt;&gt;&quot;&quot;;[.H12];&quot;&quot;)">
            <text:p/>
          </table:table-cell>
          <table:table-cell table:formula="of:=IF([.I12]&lt;&gt;&quot;&quot;;[.I12];&quot;&quot;)">
            <text:p/>
          </table:table-cell>
          <table:table-cell table:formula="of:=IF([.J12]&lt;&gt;&quot;&quot;;[.J12];&quot;&quot;)">
            <text:p/>
          </table:table-cell>
          <table:table-cell table:formula="of:=IF([.K12]&lt;&gt;&quot;&quot;;[.K12];&quot;&quot;)">
            <text:p/>
          </table:table-cell>
          <table:table-cell table:formula="of:=IF([.L12]&lt;&gt;&quot;&quot;;[.L12];&quot;&quot;)">
            <text:p/>
          </table:table-cell>
          <table:table-cell table:formula="of:=IF([.M12]&lt;&gt;&quot;&quot;;[.M12];&quot;&quot;)">
            <text:p/>
          </table:table-cell>
          <table:table-cell table:formula="of:=IF([.N12]&lt;&gt;&quot;&quot;;[.N12];&quot;&quot;)">
            <text:p/>
          </table:table-cell>
          <table:table-cell table:formula="of:=IF([.O16]&lt;&gt;&quot;&quot;;[.O16];&quot;&quot;)" office:value-type="string" office:string-value="0x4942" calcext:value-type="string">
            <text:p>0x4942</text:p>
          </table:table-cell>
          <table:table-cell table:number-columns-repeated="1009"/>
        </table:table-row>
        <table:table-row table:style-name="ro1">
          <table:table-cell/>
          <table:table-cell table:formula="of:=IF([.B11]&lt;&gt;&quot;&quot;;[.B11];&quot;&quot;)">
            <text:p/>
          </table:table-cell>
          <table:table-cell table:formula="of:=IF([.C11]&lt;&gt;&quot;&quot;;[.C11];&quot;&quot;)">
            <text:p/>
          </table:table-cell>
          <table:table-cell table:formula="of:=IF([.D11]&lt;&gt;&quot;&quot;;[.D11];&quot;&quot;)">
            <text:p/>
          </table:table-cell>
          <table:table-cell table:formula="of:=IF([.E11]&lt;&gt;&quot;&quot;;[.E11];&quot;&quot;)">
            <text:p/>
          </table:table-cell>
          <table:table-cell table:formula="of:=IF([.F11]&lt;&gt;&quot;&quot;;[.F11];&quot;&quot;)">
            <text:p/>
          </table:table-cell>
          <table:table-cell table:formula="of:=IF([.G11]&lt;&gt;&quot;&quot;;[.G11];&quot;&quot;)">
            <text:p/>
          </table:table-cell>
          <table:table-cell table:formula="of:=IF([.H11]&lt;&gt;&quot;&quot;;[.H11];&quot;&quot;)">
            <text:p/>
          </table:table-cell>
          <table:table-cell table:formula="of:=IF([.I11]&lt;&gt;&quot;&quot;;[.I11];&quot;&quot;)">
            <text:p/>
          </table:table-cell>
          <table:table-cell table:formula="of:=IF([.J11]&lt;&gt;&quot;&quot;;[.J11];&quot;&quot;)">
            <text:p/>
          </table:table-cell>
          <table:table-cell table:formula="of:=IF([.K11]&lt;&gt;&quot;&quot;;[.K11];&quot;&quot;)">
            <text:p/>
          </table:table-cell>
          <table:table-cell table:formula="of:=IF([.L11]&lt;&gt;&quot;&quot;;[.L11];&quot;&quot;)">
            <text:p/>
          </table:table-cell>
          <table:table-cell table:formula="of:=IF([.M11]&lt;&gt;&quot;&quot;;[.M11];&quot;&quot;)">
            <text:p/>
          </table:table-cell>
          <table:table-cell table:formula="of:=IF([.N11]&lt;&gt;&quot;&quot;;[.N11];&quot;&quot;)">
            <text:p/>
          </table:table-cell>
          <table:table-cell table:formula="of:=IF([.O19]&lt;&gt;&quot;&quot;;[.O19];&quot;&quot;)" office:value-type="string" office:string-value="0xDA33+ 8" calcext:value-type="string">
            <text:p>0xDA33+ 8</text:p>
          </table:table-cell>
          <table:table-cell table:number-columns-repeated="1009"/>
        </table:table-row>
        <table:table-row table:style-name="ro1">
          <table:table-cell/>
          <table:table-cell table:formula="of:=IF([.B12]&lt;&gt;&quot;&quot;;[.B12];&quot;&quot;)">
            <text:p/>
          </table:table-cell>
          <table:table-cell table:formula="of:=IF([.C12]&lt;&gt;&quot;&quot;;[.C12];&quot;&quot;)">
            <text:p/>
          </table:table-cell>
          <table:table-cell table:formula="of:=IF([.D12]&lt;&gt;&quot;&quot;;[.D12];&quot;&quot;)">
            <text:p/>
          </table:table-cell>
          <table:table-cell table:formula="of:=IF([.E12]&lt;&gt;&quot;&quot;;[.E12];&quot;&quot;)">
            <text:p/>
          </table:table-cell>
          <table:table-cell table:formula="of:=IF([.F12]&lt;&gt;&quot;&quot;;[.F12];&quot;&quot;)">
            <text:p/>
          </table:table-cell>
          <table:table-cell table:formula="of:=IF([.G12]&lt;&gt;&quot;&quot;;[.G12];&quot;&quot;)">
            <text:p/>
          </table:table-cell>
          <table:table-cell table:formula="of:=IF([.H12]&lt;&gt;&quot;&quot;;[.H12];&quot;&quot;)">
            <text:p/>
          </table:table-cell>
          <table:table-cell table:formula="of:=IF([.I12]&lt;&gt;&quot;&quot;;[.I12];&quot;&quot;)">
            <text:p/>
          </table:table-cell>
          <table:table-cell table:formula="of:=IF([.J12]&lt;&gt;&quot;&quot;;[.J12];&quot;&quot;)">
            <text:p/>
          </table:table-cell>
          <table:table-cell table:formula="of:=IF([.K12]&lt;&gt;&quot;&quot;;[.K12];&quot;&quot;)">
            <text:p/>
          </table:table-cell>
          <table:table-cell table:formula="of:=IF([.L12]&lt;&gt;&quot;&quot;;[.L12];&quot;&quot;)">
            <text:p/>
          </table:table-cell>
          <table:table-cell table:formula="of:=IF([.M12]&lt;&gt;&quot;&quot;;[.M12];&quot;&quot;)">
            <text:p/>
          </table:table-cell>
          <table:table-cell table:formula="of:=IF([.N12]&lt;&gt;&quot;&quot;;[.N12];&quot;&quot;)">
            <text:p/>
          </table:table-cell>
          <table:table-cell table:formula="of:=IF([.O20]&lt;&gt;&quot;&quot;;[.O20];&quot;&quot;)" office:value-type="string" office:string-value="0x534F" calcext:value-type="string">
            <text:p>0x534F</text:p>
          </table:table-cell>
          <table:table-cell table:number-columns-repeated="1009"/>
        </table:table-row>
        <table:table-row table:style-name="ro1">
          <table:table-cell/>
          <table:table-cell table:formula="of:=IF([.B13]&lt;&gt;&quot;&quot;;[.B13];&quot;&quot;)">
            <text:p/>
          </table:table-cell>
          <table:table-cell table:formula="of:=IF([.C13]&lt;&gt;&quot;&quot;;[.C13];&quot;&quot;)">
            <text:p/>
          </table:table-cell>
          <table:table-cell table:formula="of:=IF([.D13]&lt;&gt;&quot;&quot;;[.D13];&quot;&quot;)">
            <text:p/>
          </table:table-cell>
          <table:table-cell table:formula="of:=IF([.E13]&lt;&gt;&quot;&quot;;[.E13];&quot;&quot;)">
            <text:p/>
          </table:table-cell>
          <table:table-cell table:formula="of:=IF([.F13]&lt;&gt;&quot;&quot;;[.F13];&quot;&quot;)">
            <text:p/>
          </table:table-cell>
          <table:table-cell table:formula="of:=IF([.G15]&lt;&gt;&quot;&quot;;[.G15];&quot;&quot;)">
            <text:p/>
          </table:table-cell>
          <table:table-cell table:formula="of:=IF([.H15]&lt;&gt;&quot;&quot;;[.H15];&quot;&quot;)">
            <text:p/>
          </table:table-cell>
          <table:table-cell table:formula="of:=IF([.I15]&lt;&gt;&quot;&quot;;[.I15];&quot;&quot;)">
            <text:p/>
          </table:table-cell>
          <table:table-cell table:formula="of:=IF([.J15]&lt;&gt;&quot;&quot;;[.J15];&quot;&quot;)">
            <text:p/>
          </table:table-cell>
          <table:table-cell table:formula="of:=IF([.K15]&lt;&gt;&quot;&quot;;[.K15];&quot;&quot;)">
            <text:p/>
          </table:table-cell>
          <table:table-cell table:formula="of:=IF([.L15]&lt;&gt;&quot;&quot;;[.L15];&quot;&quot;)">
            <text:p/>
          </table:table-cell>
          <table:table-cell table:formula="of:=IF([.M15]&lt;&gt;&quot;&quot;;[.M15];&quot;&quot;)">
            <text:p/>
          </table:table-cell>
          <table:table-cell table:formula="of:=IF([.N15]&lt;&gt;&quot;&quot;;[.N15];&quot;&quot;)">
            <text:p/>
          </table:table-cell>
          <table:table-cell table:formula="of:=IF([.O23]&lt;&gt;&quot;&quot;;[.O23];&quot;&quot;)" office:value-type="string" office:string-value="0xDA33+10" calcext:value-type="string">
            <text:p>0xDA33+10</text:p>
          </table:table-cell>
          <table:table-cell table:number-columns-repeated="1009"/>
        </table:table-row>
        <table:table-row table:style-name="ro1">
          <table:table-cell/>
          <table:table-cell table:formula="of:=IF([.B14]&lt;&gt;&quot;&quot;;[.B14];&quot;&quot;)">
            <text:p/>
          </table:table-cell>
          <table:table-cell table:formula="of:=IF([.C14]&lt;&gt;&quot;&quot;;[.C14];&quot;&quot;)">
            <text:p/>
          </table:table-cell>
          <table:table-cell table:formula="of:=IF([.D14]&lt;&gt;&quot;&quot;;[.D14];&quot;&quot;)">
            <text:p/>
          </table:table-cell>
          <table:table-cell table:formula="of:=IF([.E14]&lt;&gt;&quot;&quot;;[.E14];&quot;&quot;)">
            <text:p/>
          </table:table-cell>
          <table:table-cell table:formula="of:=IF([.F14]&lt;&gt;&quot;&quot;;[.F14];&quot;&quot;)">
            <text:p/>
          </table:table-cell>
          <table:table-cell table:formula="of:=IF([.G16]&lt;&gt;&quot;&quot;;[.G16];&quot;&quot;)">
            <text:p/>
          </table:table-cell>
          <table:table-cell table:formula="of:=IF([.H16]&lt;&gt;&quot;&quot;;[.H16];&quot;&quot;)">
            <text:p/>
          </table:table-cell>
          <table:table-cell table:formula="of:=IF([.I16]&lt;&gt;&quot;&quot;;[.I16];&quot;&quot;)">
            <text:p/>
          </table:table-cell>
          <table:table-cell table:formula="of:=IF([.J16]&lt;&gt;&quot;&quot;;[.J16];&quot;&quot;)">
            <text:p/>
          </table:table-cell>
          <table:table-cell table:formula="of:=IF([.K16]&lt;&gt;&quot;&quot;;[.K16];&quot;&quot;)">
            <text:p/>
          </table:table-cell>
          <table:table-cell table:formula="of:=IF([.L16]&lt;&gt;&quot;&quot;;[.L16];&quot;&quot;)">
            <text:p/>
          </table:table-cell>
          <table:table-cell table:formula="of:=IF([.M16]&lt;&gt;&quot;&quot;;[.M16];&quot;&quot;)">
            <text:p/>
          </table:table-cell>
          <table:table-cell table:formula="of:=IF([.N16]&lt;&gt;&quot;&quot;;[.N16];&quot;&quot;)">
            <text:p/>
          </table:table-cell>
          <table:table-cell table:formula="of:=IF([.O24]&lt;&gt;&quot;&quot;;[.O24];&quot;&quot;)" office:value-type="string" office:string-value="0x3156" calcext:value-type="string">
            <text:p>0x3156</text:p>
          </table:table-cell>
          <table:table-cell table:number-columns-repeated="1009"/>
        </table:table-row>
        <table:table-row table:style-name="ro1">
          <table:table-cell/>
          <table:table-cell table:formula="of:=IF([.B15]&lt;&gt;&quot;&quot;;[.B15];&quot;&quot;)">
            <text:p/>
          </table:table-cell>
          <table:table-cell table:formula="of:=IF([.C15]&lt;&gt;&quot;&quot;;[.C15];&quot;&quot;)">
            <text:p/>
          </table:table-cell>
          <table:table-cell table:formula="of:=IF([.D15]&lt;&gt;&quot;&quot;;[.D15];&quot;&quot;)">
            <text:p/>
          </table:table-cell>
          <table:table-cell table:formula="of:=IF([.E15]&lt;&gt;&quot;&quot;;[.E15];&quot;&quot;)">
            <text:p/>
          </table:table-cell>
          <table:table-cell table:formula="of:=IF([.F15]&lt;&gt;&quot;&quot;;[.F15];&quot;&quot;)">
            <text:p/>
          </table:table-cell>
          <table:table-cell table:formula="of:=IF([.G15]&lt;&gt;&quot;&quot;;[.G15];&quot;&quot;)">
            <text:p/>
          </table:table-cell>
          <table:table-cell table:formula="of:=IF([.H15]&lt;&gt;&quot;&quot;;[.H15];&quot;&quot;)">
            <text:p/>
          </table:table-cell>
          <table:table-cell table:formula="of:=IF([.I15]&lt;&gt;&quot;&quot;;[.I15];&quot;&quot;)">
            <text:p/>
          </table:table-cell>
          <table:table-cell table:formula="of:=IF([.J15]&lt;&gt;&quot;&quot;;[.J15];&quot;&quot;)">
            <text:p/>
          </table:table-cell>
          <table:table-cell table:formula="of:=IF([.K15]&lt;&gt;&quot;&quot;;[.K15];&quot;&quot;)">
            <text:p/>
          </table:table-cell>
          <table:table-cell table:formula="of:=IF([.L15]&lt;&gt;&quot;&quot;;[.L15];&quot;&quot;)">
            <text:p/>
          </table:table-cell>
          <table:table-cell table:formula="of:=IF([.M15]&lt;&gt;&quot;&quot;;[.M15];&quot;&quot;)">
            <text:p/>
          </table:table-cell>
          <table:table-cell table:formula="of:=IF([.N15]&lt;&gt;&quot;&quot;;[.N15]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([.B16]&lt;&gt;&quot;&quot;;[.B16];&quot;&quot;)">
            <text:p/>
          </table:table-cell>
          <table:table-cell table:formula="of:=IF([.C16]&lt;&gt;&quot;&quot;;[.C16];&quot;&quot;)">
            <text:p/>
          </table:table-cell>
          <table:table-cell table:formula="of:=IF([.D16]&lt;&gt;&quot;&quot;;[.D16];&quot;&quot;)">
            <text:p/>
          </table:table-cell>
          <table:table-cell table:formula="of:=IF([.E16]&lt;&gt;&quot;&quot;;[.E16];&quot;&quot;)">
            <text:p/>
          </table:table-cell>
          <table:table-cell table:formula="of:=IF([.F16]&lt;&gt;&quot;&quot;;[.F16];&quot;&quot;)">
            <text:p/>
          </table:table-cell>
          <table:table-cell table:formula="of:=IF([.G16]&lt;&gt;&quot;&quot;;[.G16];&quot;&quot;)">
            <text:p/>
          </table:table-cell>
          <table:table-cell table:formula="of:=IF([.H16]&lt;&gt;&quot;&quot;;[.H16];&quot;&quot;)">
            <text:p/>
          </table:table-cell>
          <table:table-cell table:formula="of:=IF([.I16]&lt;&gt;&quot;&quot;;[.I16];&quot;&quot;)">
            <text:p/>
          </table:table-cell>
          <table:table-cell table:formula="of:=IF([.J16]&lt;&gt;&quot;&quot;;[.J16];&quot;&quot;)">
            <text:p/>
          </table:table-cell>
          <table:table-cell table:formula="of:=IF([.K16]&lt;&gt;&quot;&quot;;[.K16];&quot;&quot;)">
            <text:p/>
          </table:table-cell>
          <table:table-cell table:formula="of:=IF([.L16]&lt;&gt;&quot;&quot;;[.L16];&quot;&quot;)">
            <text:p/>
          </table:table-cell>
          <table:table-cell table:formula="of:=IF([.M16]&lt;&gt;&quot;&quot;;[.M16];&quot;&quot;)">
            <text:p/>
          </table:table-cell>
          <table:table-cell table:formula="of:=IF([.N16]&lt;&gt;&quot;&quot;;[.N16]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([.B17]&lt;&gt;&quot;&quot;;[.B17];&quot;&quot;)">
            <text:p/>
          </table:table-cell>
          <table:table-cell table:formula="of:=IF([.C17]&lt;&gt;&quot;&quot;;[.C17];&quot;&quot;)">
            <text:p/>
          </table:table-cell>
          <table:table-cell table:formula="of:=IF([.D17]&lt;&gt;&quot;&quot;;[.D17];&quot;&quot;)">
            <text:p/>
          </table:table-cell>
          <table:table-cell table:formula="of:=IF([.E17]&lt;&gt;&quot;&quot;;[.E17];&quot;&quot;)">
            <text:p/>
          </table:table-cell>
          <table:table-cell table:formula="of:=IF([.F17]&lt;&gt;&quot;&quot;;[.F17];&quot;&quot;)">
            <text:p/>
          </table:table-cell>
          <table:table-cell table:formula="of:=IF([.G19]&lt;&gt;&quot;&quot;;[.G19];&quot;&quot;)">
            <text:p/>
          </table:table-cell>
          <table:table-cell table:formula="of:=IF([.H19]&lt;&gt;&quot;&quot;;[.H19];&quot;&quot;)">
            <text:p/>
          </table:table-cell>
          <table:table-cell table:formula="of:=IF([.I19]&lt;&gt;&quot;&quot;;[.I19];&quot;&quot;)">
            <text:p/>
          </table:table-cell>
          <table:table-cell table:formula="of:=IF([.J19]&lt;&gt;&quot;&quot;;[.J19];&quot;&quot;)">
            <text:p/>
          </table:table-cell>
          <table:table-cell table:formula="of:=IF([.K19]&lt;&gt;&quot;&quot;;[.K19];&quot;&quot;)">
            <text:p/>
          </table:table-cell>
          <table:table-cell table:formula="of:=IF([.L19]&lt;&gt;&quot;&quot;;[.L19];&quot;&quot;)">
            <text:p/>
          </table:table-cell>
          <table:table-cell table:formula="of:=IF([.M19]&lt;&gt;&quot;&quot;;[.M19];&quot;&quot;)">
            <text:p/>
          </table:table-cell>
          <table:table-cell table:formula="of:=IF([.N19]&lt;&gt;&quot;&quot;;[.N19]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([.B18]&lt;&gt;&quot;&quot;;[.B18];&quot;&quot;)">
            <text:p/>
          </table:table-cell>
          <table:table-cell table:formula="of:=IF([.C18]&lt;&gt;&quot;&quot;;[.C18];&quot;&quot;)">
            <text:p/>
          </table:table-cell>
          <table:table-cell table:formula="of:=IF([.D18]&lt;&gt;&quot;&quot;;[.D18];&quot;&quot;)">
            <text:p/>
          </table:table-cell>
          <table:table-cell table:formula="of:=IF([.E18]&lt;&gt;&quot;&quot;;[.E18];&quot;&quot;)">
            <text:p/>
          </table:table-cell>
          <table:table-cell table:formula="of:=IF([.F18]&lt;&gt;&quot;&quot;;[.F18];&quot;&quot;)">
            <text:p/>
          </table:table-cell>
          <table:table-cell table:formula="of:=IF([.G20]&lt;&gt;&quot;&quot;;[.G20];&quot;&quot;)">
            <text:p/>
          </table:table-cell>
          <table:table-cell table:formula="of:=IF([.H20]&lt;&gt;&quot;&quot;;[.H20];&quot;&quot;)">
            <text:p/>
          </table:table-cell>
          <table:table-cell table:formula="of:=IF([.I20]&lt;&gt;&quot;&quot;;[.I20];&quot;&quot;)">
            <text:p/>
          </table:table-cell>
          <table:table-cell table:formula="of:=IF([.J20]&lt;&gt;&quot;&quot;;[.J20];&quot;&quot;)">
            <text:p/>
          </table:table-cell>
          <table:table-cell table:formula="of:=IF([.K20]&lt;&gt;&quot;&quot;;[.K20];&quot;&quot;)">
            <text:p/>
          </table:table-cell>
          <table:table-cell table:formula="of:=IF([.L20]&lt;&gt;&quot;&quot;;[.L20];&quot;&quot;)">
            <text:p/>
          </table:table-cell>
          <table:table-cell table:formula="of:=IF([.M20]&lt;&gt;&quot;&quot;;[.M20];&quot;&quot;)">
            <text:p/>
          </table:table-cell>
          <table:table-cell table:formula="of:=IF([.N20]&lt;&gt;&quot;&quot;;[.N20]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([.B19]&lt;&gt;&quot;&quot;;[.B19];&quot;&quot;)">
            <text:p/>
          </table:table-cell>
          <table:table-cell table:formula="of:=IF([.C19]&lt;&gt;&quot;&quot;;[.C19];&quot;&quot;)">
            <text:p/>
          </table:table-cell>
          <table:table-cell table:formula="of:=IF([.D19]&lt;&gt;&quot;&quot;;[.D19];&quot;&quot;)">
            <text:p/>
          </table:table-cell>
          <table:table-cell table:formula="of:=IF([.E19]&lt;&gt;&quot;&quot;;[.E19];&quot;&quot;)">
            <text:p/>
          </table:table-cell>
          <table:table-cell table:formula="of:=IF([.F19]&lt;&gt;&quot;&quot;;[.F19];&quot;&quot;)">
            <text:p/>
          </table:table-cell>
          <table:table-cell table:formula="of:=IF([.G19]&lt;&gt;&quot;&quot;;[.G19];&quot;&quot;)">
            <text:p/>
          </table:table-cell>
          <table:table-cell table:formula="of:=IF([.H19]&lt;&gt;&quot;&quot;;[.H19];&quot;&quot;)">
            <text:p/>
          </table:table-cell>
          <table:table-cell table:formula="of:=IF([.I19]&lt;&gt;&quot;&quot;;[.I19];&quot;&quot;)">
            <text:p/>
          </table:table-cell>
          <table:table-cell table:formula="of:=IF([.J19]&lt;&gt;&quot;&quot;;[.J19];&quot;&quot;)">
            <text:p/>
          </table:table-cell>
          <table:table-cell table:formula="of:=IF([.K19]&lt;&gt;&quot;&quot;;[.K19];&quot;&quot;)">
            <text:p/>
          </table:table-cell>
          <table:table-cell table:formula="of:=IF([.L19]&lt;&gt;&quot;&quot;;[.L19];&quot;&quot;)">
            <text:p/>
          </table:table-cell>
          <table:table-cell table:formula="of:=IF([.M19]&lt;&gt;&quot;&quot;;[.M19];&quot;&quot;)">
            <text:p/>
          </table:table-cell>
          <table:table-cell table:formula="of:=IF([.N19]&lt;&gt;&quot;&quot;;[.N19]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([.B20]&lt;&gt;&quot;&quot;;[.B20];&quot;&quot;)">
            <text:p/>
          </table:table-cell>
          <table:table-cell table:formula="of:=IF([.C20]&lt;&gt;&quot;&quot;;[.C20];&quot;&quot;)">
            <text:p/>
          </table:table-cell>
          <table:table-cell table:formula="of:=IF([.D20]&lt;&gt;&quot;&quot;;[.D20];&quot;&quot;)">
            <text:p/>
          </table:table-cell>
          <table:table-cell table:formula="of:=IF([.E20]&lt;&gt;&quot;&quot;;[.E20];&quot;&quot;)">
            <text:p/>
          </table:table-cell>
          <table:table-cell table:formula="of:=IF([.F20]&lt;&gt;&quot;&quot;;[.F20];&quot;&quot;)">
            <text:p/>
          </table:table-cell>
          <table:table-cell table:formula="of:=IF([.G20]&lt;&gt;&quot;&quot;;[.G20];&quot;&quot;)">
            <text:p/>
          </table:table-cell>
          <table:table-cell table:formula="of:=IF([.H20]&lt;&gt;&quot;&quot;;[.H20];&quot;&quot;)">
            <text:p/>
          </table:table-cell>
          <table:table-cell table:formula="of:=IF([.I20]&lt;&gt;&quot;&quot;;[.I20];&quot;&quot;)">
            <text:p/>
          </table:table-cell>
          <table:table-cell table:formula="of:=IF([.J20]&lt;&gt;&quot;&quot;;[.J20];&quot;&quot;)">
            <text:p/>
          </table:table-cell>
          <table:table-cell table:formula="of:=IF([.K20]&lt;&gt;&quot;&quot;;[.K20];&quot;&quot;)">
            <text:p/>
          </table:table-cell>
          <table:table-cell table:formula="of:=IF([.L20]&lt;&gt;&quot;&quot;;[.L20];&quot;&quot;)">
            <text:p/>
          </table:table-cell>
          <table:table-cell table:formula="of:=IF([.M20]&lt;&gt;&quot;&quot;;[.M20];&quot;&quot;)">
            <text:p/>
          </table:table-cell>
          <table:table-cell table:formula="of:=IF([.N20]&lt;&gt;&quot;&quot;;[.N20]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([.B21]&lt;&gt;&quot;&quot;;[.B21];&quot;&quot;)">
            <text:p/>
          </table:table-cell>
          <table:table-cell table:formula="of:=IF([.C21]&lt;&gt;&quot;&quot;;[.C21];&quot;&quot;)">
            <text:p/>
          </table:table-cell>
          <table:table-cell table:formula="of:=IF([.D21]&lt;&gt;&quot;&quot;;[.D21];&quot;&quot;)">
            <text:p/>
          </table:table-cell>
          <table:table-cell table:formula="of:=IF([.E21]&lt;&gt;&quot;&quot;;[.E21];&quot;&quot;)">
            <text:p/>
          </table:table-cell>
          <table:table-cell table:formula="of:=IF([.F21]&lt;&gt;&quot;&quot;;[.F21];&quot;&quot;)">
            <text:p/>
          </table:table-cell>
          <table:table-cell table:formula="of:=IF([.G23]&lt;&gt;&quot;&quot;;[.G23];&quot;&quot;)">
            <text:p/>
          </table:table-cell>
          <table:table-cell table:formula="of:=IF([.H23]&lt;&gt;&quot;&quot;;[.H23];&quot;&quot;)">
            <text:p/>
          </table:table-cell>
          <table:table-cell table:formula="of:=IF([.I23]&lt;&gt;&quot;&quot;;[.I23];&quot;&quot;)">
            <text:p/>
          </table:table-cell>
          <table:table-cell table:formula="of:=IF([.J23]&lt;&gt;&quot;&quot;;[.J23];&quot;&quot;)">
            <text:p/>
          </table:table-cell>
          <table:table-cell table:formula="of:=IF([.K23]&lt;&gt;&quot;&quot;;[.K23];&quot;&quot;)">
            <text:p/>
          </table:table-cell>
          <table:table-cell table:formula="of:=IF([.L23]&lt;&gt;&quot;&quot;;[.L23];&quot;&quot;)">
            <text:p/>
          </table:table-cell>
          <table:table-cell table:formula="of:=IF([.M23]&lt;&gt;&quot;&quot;;[.M23];&quot;&quot;)">
            <text:p/>
          </table:table-cell>
          <table:table-cell table:formula="of:=IF([.N23]&lt;&gt;&quot;&quot;;[.N23]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([.B22]&lt;&gt;&quot;&quot;;[.B22];&quot;&quot;)">
            <text:p/>
          </table:table-cell>
          <table:table-cell table:formula="of:=IF([.C22]&lt;&gt;&quot;&quot;;[.C22];&quot;&quot;)">
            <text:p/>
          </table:table-cell>
          <table:table-cell table:formula="of:=IF([.D22]&lt;&gt;&quot;&quot;;[.D22];&quot;&quot;)">
            <text:p/>
          </table:table-cell>
          <table:table-cell table:formula="of:=IF([.E22]&lt;&gt;&quot;&quot;;[.E22];&quot;&quot;)">
            <text:p/>
          </table:table-cell>
          <table:table-cell table:formula="of:=IF([.F22]&lt;&gt;&quot;&quot;;[.F22];&quot;&quot;)">
            <text:p/>
          </table:table-cell>
          <table:table-cell table:formula="of:=IF([.G24]&lt;&gt;&quot;&quot;;[.G24];&quot;&quot;)">
            <text:p/>
          </table:table-cell>
          <table:table-cell table:formula="of:=IF([.H24]&lt;&gt;&quot;&quot;;[.H24];&quot;&quot;)">
            <text:p/>
          </table:table-cell>
          <table:table-cell table:formula="of:=IF([.I24]&lt;&gt;&quot;&quot;;[.I24];&quot;&quot;)">
            <text:p/>
          </table:table-cell>
          <table:table-cell table:formula="of:=IF([.J24]&lt;&gt;&quot;&quot;;[.J24];&quot;&quot;)">
            <text:p/>
          </table:table-cell>
          <table:table-cell table:formula="of:=IF([.K24]&lt;&gt;&quot;&quot;;[.K24];&quot;&quot;)">
            <text:p/>
          </table:table-cell>
          <table:table-cell table:formula="of:=IF([.L24]&lt;&gt;&quot;&quot;;[.L24];&quot;&quot;)">
            <text:p/>
          </table:table-cell>
          <table:table-cell table:formula="of:=IF([.M24]&lt;&gt;&quot;&quot;;[.M24];&quot;&quot;)">
            <text:p/>
          </table:table-cell>
          <table:table-cell table:formula="of:=IF([.N24]&lt;&gt;&quot;&quot;;[.N24];&quot;&quot;)">
            <text:p/>
          </table:table-cell>
          <table:table-cell table:number-columns-repeated="1010"/>
        </table:table-row>
        <table:table-row table:style-name="ro1">
          <table:table-cell/>
          <table:table-cell table:formula="of:=IF([.B23]&lt;&gt;&quot;&quot;;[.B23];&quot;&quot;)">
            <text:p/>
          </table:table-cell>
          <table:table-cell table:formula="of:=IF([.C23]&lt;&gt;&quot;&quot;;[.C23];&quot;&quot;)">
            <text:p/>
          </table:table-cell>
          <table:table-cell table:formula="of:=IF([.D23]&lt;&gt;&quot;&quot;;[.D23];&quot;&quot;)">
            <text:p/>
          </table:table-cell>
          <table:table-cell table:formula="of:=IF([.E23]&lt;&gt;&quot;&quot;;[.E23];&quot;&quot;)">
            <text:p/>
          </table:table-cell>
          <table:table-cell table:formula="of:=IF([.F23]&lt;&gt;&quot;&quot;;[.F23];&quot;&quot;)">
            <text:p/>
          </table:table-cell>
          <table:table-cell table:formula="of:=IF([.G23]&lt;&gt;&quot;&quot;;[.G23];&quot;&quot;)">
            <text:p/>
          </table:table-cell>
          <table:table-cell table:formula="of:=IF([.H23]&lt;&gt;&quot;&quot;;[.H23];&quot;&quot;)">
            <text:p/>
          </table:table-cell>
          <table:table-cell table:formula="of:=IF([.I23]&lt;&gt;&quot;&quot;;[.I23];&quot;&quot;)">
            <text:p/>
          </table:table-cell>
          <table:table-cell table:formula="of:=IF([.J23]&lt;&gt;&quot;&quot;;[.J23];&quot;&quot;)">
            <text:p/>
          </table:table-cell>
          <table:table-cell table:formula="of:=IF([.K23]&lt;&gt;&quot;&quot;;[.K23];&quot;&quot;)">
            <text:p/>
          </table:table-cell>
          <table:table-cell table:formula="of:=IF([.L23]&lt;&gt;&quot;&quot;;[.L23];&quot;&quot;)">
            <text:p/>
          </table:table-cell>
          <table:table-cell table:formula="of:=IF([.M23]&lt;&gt;&quot;&quot;;[.M23];&quot;&quot;)">
            <text:p/>
          </table:table-cell>
          <table:table-cell table:formula="of:=IF([.N23]&lt;&gt;&quot;&quot;;[.N23];&quot;&quot;)">
            <text:p/>
          </table:table-cell>
          <table:table-cell table:number-columns-repeated="1010"/>
        </table:table-row>
        <table:table-row table:style-name="ro1">
          <table:table-cell table:number-columns-repeated="6"/>
          <table:table-cell table:formula="of:=IF([.G24]&lt;&gt;&quot;&quot;;[.G24];&quot;&quot;)">
            <text:p/>
          </table:table-cell>
          <table:table-cell table:formula="of:=IF([.H24]&lt;&gt;&quot;&quot;;[.H24];&quot;&quot;)">
            <text:p/>
          </table:table-cell>
          <table:table-cell table:formula="of:=IF([.I24]&lt;&gt;&quot;&quot;;[.I24];&quot;&quot;)">
            <text:p/>
          </table:table-cell>
          <table:table-cell table:formula="of:=IF([.J24]&lt;&gt;&quot;&quot;;[.J24];&quot;&quot;)">
            <text:p/>
          </table:table-cell>
          <table:table-cell table:formula="of:=IF([.K24]&lt;&gt;&quot;&quot;;[.K24];&quot;&quot;)">
            <text:p/>
          </table:table-cell>
          <table:table-cell table:formula="of:=IF([.L24]&lt;&gt;&quot;&quot;;[.L24];&quot;&quot;)">
            <text:p/>
          </table:table-cell>
          <table:table-cell table:formula="of:=IF([.M24]&lt;&gt;&quot;&quot;;[.M24];&quot;&quot;)">
            <text:p/>
          </table:table-cell>
          <table:table-cell table:formula="of:=IF([.N24]&lt;&gt;&quot;&quot;;[.N24];&quot;&quot;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calcext:conditional-formats>
          <calcext:conditional-format calcext:target-range-address="CPM.B29:CPM.B29">
            <calcext:condition calcext:apply-style-name="Untitled1" calcext:value="!=[$CPM.$B29]" calcext:base-cell-address="CPM.B29"/>
          </calcext:conditional-format>
          <calcext:conditional-format calcext:target-range-address="CPM.E29:CPM.E29">
            <calcext:condition calcext:apply-style-name="Untitled1" calcext:value="!=[$CPM.$B29]" calcext:base-cell-address="CPM.E29"/>
          </calcext:conditional-format>
          <calcext:conditional-format calcext:target-range-address="CPM.G29:CPM.G29">
            <calcext:condition calcext:apply-style-name="Untitled1" calcext:value="!=[$CPM.$B29]" calcext:base-cell-address="CPM.G29"/>
          </calcext:conditional-format>
          <calcext:conditional-format calcext:target-range-address="CPM.H29:CPM.H29">
            <calcext:condition calcext:apply-style-name="Untitled1" calcext:value="!=[$CPM.$B29]" calcext:base-cell-address="CPM.H29"/>
          </calcext:conditional-format>
          <calcext:conditional-format calcext:target-range-address="CPM.I29:CPM.I29">
            <calcext:condition calcext:apply-style-name="Untitled1" calcext:value="!=[$CPM.$B29]" calcext:base-cell-address="CPM.I29"/>
          </calcext:conditional-format>
          <calcext:conditional-format calcext:target-range-address="CPM.J29:CPM.J29">
            <calcext:condition calcext:apply-style-name="Untitled1" calcext:value="!=[$CPM.$B29]" calcext:base-cell-address="CPM.J29"/>
          </calcext:conditional-format>
          <calcext:conditional-format calcext:target-range-address="CPM.K29:CPM.K29">
            <calcext:condition calcext:apply-style-name="Untitled1" calcext:value="!=[$CPM.$B29]" calcext:base-cell-address="CPM.K29"/>
          </calcext:conditional-format>
          <calcext:conditional-format calcext:target-range-address="CPM.L29:CPM.L29">
            <calcext:condition calcext:apply-style-name="Untitled1" calcext:value="!=[$CPM.$B29]" calcext:base-cell-address="CPM.L29"/>
          </calcext:conditional-format>
          <calcext:conditional-format calcext:target-range-address="CPM.M29:CPM.M29">
            <calcext:condition calcext:apply-style-name="Untitled1" calcext:value="!=[$CPM.$B29]" calcext:base-cell-address="CPM.M29"/>
          </calcext:conditional-format>
          <calcext:conditional-format calcext:target-range-address="CPM.N29:CPM.N29">
            <calcext:condition calcext:apply-style-name="Untitled1" calcext:value="!=[$CPM.$B29]" calcext:base-cell-address="CPM.N29"/>
          </calcext:conditional-format>
          <calcext:conditional-format calcext:target-range-address="CPM.E30:CPM.E30">
            <calcext:condition calcext:apply-style-name="Untitled1" calcext:value="!=[$CPM.$B30]" calcext:base-cell-address="CPM.E30"/>
          </calcext:conditional-format>
          <calcext:conditional-format calcext:target-range-address="CPM.G30:CPM.G30">
            <calcext:condition calcext:apply-style-name="Untitled1" calcext:value="!=[$CPM.$B30]" calcext:base-cell-address="CPM.G30"/>
          </calcext:conditional-format>
          <calcext:conditional-format calcext:target-range-address="CPM.H30:CPM.H30">
            <calcext:condition calcext:apply-style-name="Untitled1" calcext:value="!=[$CPM.$B30]" calcext:base-cell-address="CPM.H30"/>
          </calcext:conditional-format>
          <calcext:conditional-format calcext:target-range-address="CPM.I30:CPM.I30">
            <calcext:condition calcext:apply-style-name="Untitled1" calcext:value="!=[$CPM.$B30]" calcext:base-cell-address="CPM.I30"/>
          </calcext:conditional-format>
          <calcext:conditional-format calcext:target-range-address="CPM.J30:CPM.J30">
            <calcext:condition calcext:apply-style-name="Untitled1" calcext:value="!=[$CPM.$B30]" calcext:base-cell-address="CPM.J30"/>
          </calcext:conditional-format>
          <calcext:conditional-format calcext:target-range-address="CPM.K30:CPM.K30">
            <calcext:condition calcext:apply-style-name="Untitled1" calcext:value="!=[$CPM.$B30]" calcext:base-cell-address="CPM.K30"/>
          </calcext:conditional-format>
          <calcext:conditional-format calcext:target-range-address="CPM.L30:CPM.L30">
            <calcext:condition calcext:apply-style-name="Untitled1" calcext:value="!=[$CPM.$B30]" calcext:base-cell-address="CPM.L30"/>
          </calcext:conditional-format>
          <calcext:conditional-format calcext:target-range-address="CPM.M30:CPM.M30">
            <calcext:condition calcext:apply-style-name="Untitled1" calcext:value="!=[$CPM.$B30]" calcext:base-cell-address="CPM.M30"/>
          </calcext:conditional-format>
          <calcext:conditional-format calcext:target-range-address="CPM.N30:CPM.N30">
            <calcext:condition calcext:apply-style-name="Untitled1" calcext:value="!=[$CPM.$B30]" calcext:base-cell-address="CPM.N30"/>
          </calcext:conditional-format>
          <calcext:conditional-format calcext:target-range-address="CPM.E33:CPM.E33">
            <calcext:condition calcext:apply-style-name="Untitled1" calcext:value="!=[$CPM.$B33]" calcext:base-cell-address="CPM.E33"/>
          </calcext:conditional-format>
          <calcext:conditional-format calcext:target-range-address="CPM.G33:CPM.G33">
            <calcext:condition calcext:apply-style-name="Untitled1" calcext:value="!=[$CPM.$B33]" calcext:base-cell-address="CPM.G33"/>
          </calcext:conditional-format>
          <calcext:conditional-format calcext:target-range-address="CPM.H33:CPM.H33">
            <calcext:condition calcext:apply-style-name="Untitled1" calcext:value="!=[$CPM.$B33]" calcext:base-cell-address="CPM.H33"/>
          </calcext:conditional-format>
          <calcext:conditional-format calcext:target-range-address="CPM.I33:CPM.I33">
            <calcext:condition calcext:apply-style-name="Untitled1" calcext:value="!=[$CPM.$B33]" calcext:base-cell-address="CPM.I33"/>
          </calcext:conditional-format>
          <calcext:conditional-format calcext:target-range-address="CPM.J33:CPM.J33">
            <calcext:condition calcext:apply-style-name="Untitled1" calcext:value="!=[$CPM.$B33]" calcext:base-cell-address="CPM.J33"/>
          </calcext:conditional-format>
          <calcext:conditional-format calcext:target-range-address="CPM.K33:CPM.K33">
            <calcext:condition calcext:apply-style-name="Untitled1" calcext:value="!=[$CPM.$B33]" calcext:base-cell-address="CPM.K33"/>
          </calcext:conditional-format>
          <calcext:conditional-format calcext:target-range-address="CPM.L33:CPM.L33">
            <calcext:condition calcext:apply-style-name="Untitled1" calcext:value="!=[$CPM.$B33]" calcext:base-cell-address="CPM.L33"/>
          </calcext:conditional-format>
          <calcext:conditional-format calcext:target-range-address="CPM.M33:CPM.M33">
            <calcext:condition calcext:apply-style-name="Untitled1" calcext:value="!=[$CPM.$B33]" calcext:base-cell-address="CPM.M33"/>
          </calcext:conditional-format>
          <calcext:conditional-format calcext:target-range-address="CPM.N33:CPM.N33">
            <calcext:condition calcext:apply-style-name="Untitled1" calcext:value="!=[$CPM.$B33]" calcext:base-cell-address="CPM.N33"/>
          </calcext:conditional-format>
          <calcext:conditional-format calcext:target-range-address="CPM.E34:CPM.E34">
            <calcext:condition calcext:apply-style-name="Untitled1" calcext:value="!=[$CPM.$B34]" calcext:base-cell-address="CPM.E34"/>
          </calcext:conditional-format>
          <calcext:conditional-format calcext:target-range-address="CPM.G34:CPM.G34">
            <calcext:condition calcext:apply-style-name="Untitled1" calcext:value="!=[$CPM.$B34]" calcext:base-cell-address="CPM.G34"/>
          </calcext:conditional-format>
          <calcext:conditional-format calcext:target-range-address="CPM.H34:CPM.H34">
            <calcext:condition calcext:apply-style-name="Untitled1" calcext:value="!=[$CPM.$B34]" calcext:base-cell-address="CPM.H34"/>
          </calcext:conditional-format>
          <calcext:conditional-format calcext:target-range-address="CPM.I34:CPM.I34">
            <calcext:condition calcext:apply-style-name="Untitled1" calcext:value="!=[$CPM.$B34]" calcext:base-cell-address="CPM.I34"/>
          </calcext:conditional-format>
          <calcext:conditional-format calcext:target-range-address="CPM.J34:CPM.J34">
            <calcext:condition calcext:apply-style-name="Untitled1" calcext:value="!=[$CPM.$B34]" calcext:base-cell-address="CPM.J34"/>
          </calcext:conditional-format>
          <calcext:conditional-format calcext:target-range-address="CPM.K34:CPM.K34">
            <calcext:condition calcext:apply-style-name="Untitled1" calcext:value="!=[$CPM.$B34]" calcext:base-cell-address="CPM.K34"/>
          </calcext:conditional-format>
          <calcext:conditional-format calcext:target-range-address="CPM.L34:CPM.L34">
            <calcext:condition calcext:apply-style-name="Untitled1" calcext:value="!=[$CPM.$B34]" calcext:base-cell-address="CPM.L34"/>
          </calcext:conditional-format>
          <calcext:conditional-format calcext:target-range-address="CPM.M34:CPM.M34">
            <calcext:condition calcext:apply-style-name="Untitled1" calcext:value="!=[$CPM.$B34]" calcext:base-cell-address="CPM.M34"/>
          </calcext:conditional-format>
          <calcext:conditional-format calcext:target-range-address="CPM.N34:CPM.N34">
            <calcext:condition calcext:apply-style-name="Untitled1" calcext:value="!=[$CPM.$B34]" calcext:base-cell-address="CPM.N34"/>
          </calcext:conditional-format>
          <calcext:conditional-format calcext:target-range-address="CPM.E37:CPM.E37">
            <calcext:condition calcext:apply-style-name="Untitled1" calcext:value="!=[$CPM.$B37]" calcext:base-cell-address="CPM.E37"/>
          </calcext:conditional-format>
          <calcext:conditional-format calcext:target-range-address="CPM.G37:CPM.G37">
            <calcext:condition calcext:apply-style-name="Untitled1" calcext:value="!=[$CPM.$B37]" calcext:base-cell-address="CPM.G37"/>
          </calcext:conditional-format>
          <calcext:conditional-format calcext:target-range-address="CPM.H37:CPM.H37">
            <calcext:condition calcext:apply-style-name="Untitled1" calcext:value="!=[$CPM.$B37]" calcext:base-cell-address="CPM.H37"/>
          </calcext:conditional-format>
          <calcext:conditional-format calcext:target-range-address="CPM.I37:CPM.I37">
            <calcext:condition calcext:apply-style-name="Untitled1" calcext:value="!=[$CPM.$B37]" calcext:base-cell-address="CPM.I37"/>
          </calcext:conditional-format>
          <calcext:conditional-format calcext:target-range-address="CPM.J37:CPM.J37">
            <calcext:condition calcext:apply-style-name="Untitled1" calcext:value="!=[$CPM.$B37]" calcext:base-cell-address="CPM.J37"/>
          </calcext:conditional-format>
          <calcext:conditional-format calcext:target-range-address="CPM.K37:CPM.K37">
            <calcext:condition calcext:apply-style-name="Untitled1" calcext:value="!=[$CPM.$B37]" calcext:base-cell-address="CPM.K37"/>
          </calcext:conditional-format>
          <calcext:conditional-format calcext:target-range-address="CPM.L37:CPM.L37">
            <calcext:condition calcext:apply-style-name="Untitled1" calcext:value="!=[$CPM.$B37]" calcext:base-cell-address="CPM.L37"/>
          </calcext:conditional-format>
          <calcext:conditional-format calcext:target-range-address="CPM.M37:CPM.M37">
            <calcext:condition calcext:apply-style-name="Untitled1" calcext:value="!=[$CPM.$B37]" calcext:base-cell-address="CPM.M37"/>
          </calcext:conditional-format>
          <calcext:conditional-format calcext:target-range-address="CPM.N37:CPM.N37">
            <calcext:condition calcext:apply-style-name="Untitled1" calcext:value="!=[$CPM.$B37]" calcext:base-cell-address="CPM.N37"/>
          </calcext:conditional-format>
          <calcext:conditional-format calcext:target-range-address="CPM.E38:CPM.E38">
            <calcext:condition calcext:apply-style-name="Untitled1" calcext:value="!=[$CPM.$B38]" calcext:base-cell-address="CPM.E38"/>
          </calcext:conditional-format>
          <calcext:conditional-format calcext:target-range-address="CPM.G38:CPM.G38">
            <calcext:condition calcext:apply-style-name="Untitled1" calcext:value="!=[$CPM.$B38]" calcext:base-cell-address="CPM.G38"/>
          </calcext:conditional-format>
          <calcext:conditional-format calcext:target-range-address="CPM.H38:CPM.H38">
            <calcext:condition calcext:apply-style-name="Untitled1" calcext:value="!=[$CPM.$B38]" calcext:base-cell-address="CPM.H38"/>
          </calcext:conditional-format>
          <calcext:conditional-format calcext:target-range-address="CPM.I38:CPM.I38">
            <calcext:condition calcext:apply-style-name="Untitled1" calcext:value="!=[$CPM.$B38]" calcext:base-cell-address="CPM.I38"/>
          </calcext:conditional-format>
          <calcext:conditional-format calcext:target-range-address="CPM.J38:CPM.J38">
            <calcext:condition calcext:apply-style-name="Untitled1" calcext:value="!=[$CPM.$B38]" calcext:base-cell-address="CPM.J38"/>
          </calcext:conditional-format>
          <calcext:conditional-format calcext:target-range-address="CPM.K38:CPM.K38">
            <calcext:condition calcext:apply-style-name="Untitled1" calcext:value="!=[$CPM.$B38]" calcext:base-cell-address="CPM.K38"/>
          </calcext:conditional-format>
          <calcext:conditional-format calcext:target-range-address="CPM.L38:CPM.L38">
            <calcext:condition calcext:apply-style-name="Untitled1" calcext:value="!=[$CPM.$B38]" calcext:base-cell-address="CPM.L38"/>
          </calcext:conditional-format>
          <calcext:conditional-format calcext:target-range-address="CPM.M38:CPM.M38">
            <calcext:condition calcext:apply-style-name="Untitled1" calcext:value="!=[$CPM.$B38]" calcext:base-cell-address="CPM.M38"/>
          </calcext:conditional-format>
          <calcext:conditional-format calcext:target-range-address="CPM.N38:CPM.N38">
            <calcext:condition calcext:apply-style-name="Untitled1" calcext:value="!=[$CPM.$B38]" calcext:base-cell-address="CPM.N38"/>
          </calcext:conditional-format>
          <calcext:conditional-format calcext:target-range-address="CPM.E41:CPM.E41">
            <calcext:condition calcext:apply-style-name="Untitled1" calcext:value="!=[$CPM.$B41]" calcext:base-cell-address="CPM.E41"/>
          </calcext:conditional-format>
          <calcext:conditional-format calcext:target-range-address="CPM.G41:CPM.G41">
            <calcext:condition calcext:apply-style-name="Untitled1" calcext:value="!=[$CPM.$B41]" calcext:base-cell-address="CPM.G41"/>
          </calcext:conditional-format>
          <calcext:conditional-format calcext:target-range-address="CPM.H41:CPM.H41">
            <calcext:condition calcext:apply-style-name="Untitled1" calcext:value="!=[$CPM.$B41]" calcext:base-cell-address="CPM.H41"/>
          </calcext:conditional-format>
          <calcext:conditional-format calcext:target-range-address="CPM.I41:CPM.I41">
            <calcext:condition calcext:apply-style-name="Untitled1" calcext:value="!=[$CPM.$B41]" calcext:base-cell-address="CPM.I41"/>
          </calcext:conditional-format>
          <calcext:conditional-format calcext:target-range-address="CPM.J41:CPM.J41">
            <calcext:condition calcext:apply-style-name="Untitled1" calcext:value="!=[$CPM.$B41]" calcext:base-cell-address="CPM.J41"/>
          </calcext:conditional-format>
          <calcext:conditional-format calcext:target-range-address="CPM.K41:CPM.K41">
            <calcext:condition calcext:apply-style-name="Untitled1" calcext:value="!=[$CPM.$B41]" calcext:base-cell-address="CPM.K41"/>
          </calcext:conditional-format>
          <calcext:conditional-format calcext:target-range-address="CPM.L41:CPM.L41">
            <calcext:condition calcext:apply-style-name="Untitled1" calcext:value="!=[$CPM.$B41]" calcext:base-cell-address="CPM.L41"/>
          </calcext:conditional-format>
          <calcext:conditional-format calcext:target-range-address="CPM.M41:CPM.M41">
            <calcext:condition calcext:apply-style-name="Untitled1" calcext:value="!=[$CPM.$B41]" calcext:base-cell-address="CPM.M41"/>
          </calcext:conditional-format>
          <calcext:conditional-format calcext:target-range-address="CPM.N41:CPM.N41">
            <calcext:condition calcext:apply-style-name="Untitled1" calcext:value="!=[$CPM.$B41]" calcext:base-cell-address="CPM.N41"/>
          </calcext:conditional-format>
          <calcext:conditional-format calcext:target-range-address="CPM.E42:CPM.E42">
            <calcext:condition calcext:apply-style-name="Untitled1" calcext:value="!=[$CPM.$B42]" calcext:base-cell-address="CPM.E42"/>
          </calcext:conditional-format>
          <calcext:conditional-format calcext:target-range-address="CPM.G42:CPM.G42">
            <calcext:condition calcext:apply-style-name="Untitled1" calcext:value="!=[$CPM.$B42]" calcext:base-cell-address="CPM.G42"/>
          </calcext:conditional-format>
          <calcext:conditional-format calcext:target-range-address="CPM.H42:CPM.H42">
            <calcext:condition calcext:apply-style-name="Untitled1" calcext:value="!=[$CPM.$B42]" calcext:base-cell-address="CPM.H42"/>
          </calcext:conditional-format>
          <calcext:conditional-format calcext:target-range-address="CPM.I42:CPM.I42">
            <calcext:condition calcext:apply-style-name="Untitled1" calcext:value="!=[$CPM.$B42]" calcext:base-cell-address="CPM.I42"/>
          </calcext:conditional-format>
          <calcext:conditional-format calcext:target-range-address="CPM.J42:CPM.J42">
            <calcext:condition calcext:apply-style-name="Untitled1" calcext:value="!=[$CPM.$B42]" calcext:base-cell-address="CPM.J42"/>
          </calcext:conditional-format>
          <calcext:conditional-format calcext:target-range-address="CPM.K42:CPM.K42">
            <calcext:condition calcext:apply-style-name="Untitled1" calcext:value="!=[$CPM.$B42]" calcext:base-cell-address="CPM.K42"/>
          </calcext:conditional-format>
          <calcext:conditional-format calcext:target-range-address="CPM.L42:CPM.L42">
            <calcext:condition calcext:apply-style-name="Untitled1" calcext:value="!=[$CPM.$B42]" calcext:base-cell-address="CPM.L42"/>
          </calcext:conditional-format>
          <calcext:conditional-format calcext:target-range-address="CPM.M42:CPM.M42">
            <calcext:condition calcext:apply-style-name="Untitled1" calcext:value="!=[$CPM.$B42]" calcext:base-cell-address="CPM.M42"/>
          </calcext:conditional-format>
          <calcext:conditional-format calcext:target-range-address="CPM.N42:CPM.N42">
            <calcext:condition calcext:apply-style-name="Untitled1" calcext:value="!=[$CPM.$B42]" calcext:base-cell-address="CPM.N42"/>
          </calcext:conditional-format>
          <calcext:conditional-format calcext:target-range-address="CPM.E45:CPM.E45">
            <calcext:condition calcext:apply-style-name="Untitled1" calcext:value="!=[$CPM.$B45]" calcext:base-cell-address="CPM.E45"/>
          </calcext:conditional-format>
          <calcext:conditional-format calcext:target-range-address="CPM.G45:CPM.G45">
            <calcext:condition calcext:apply-style-name="Untitled1" calcext:value="!=[$CPM.$B45]" calcext:base-cell-address="CPM.G45"/>
          </calcext:conditional-format>
          <calcext:conditional-format calcext:target-range-address="CPM.H45:CPM.H45">
            <calcext:condition calcext:apply-style-name="Untitled1" calcext:value="!=[$CPM.$B45]" calcext:base-cell-address="CPM.H45"/>
          </calcext:conditional-format>
          <calcext:conditional-format calcext:target-range-address="CPM.I45:CPM.I45">
            <calcext:condition calcext:apply-style-name="Untitled1" calcext:value="!=[$CPM.$B45]" calcext:base-cell-address="CPM.I45"/>
          </calcext:conditional-format>
          <calcext:conditional-format calcext:target-range-address="CPM.J45:CPM.J45">
            <calcext:condition calcext:apply-style-name="Untitled1" calcext:value="!=[$CPM.$B45]" calcext:base-cell-address="CPM.J45"/>
          </calcext:conditional-format>
          <calcext:conditional-format calcext:target-range-address="CPM.K45:CPM.K45">
            <calcext:condition calcext:apply-style-name="Untitled1" calcext:value="!=[$CPM.$B45]" calcext:base-cell-address="CPM.K45"/>
          </calcext:conditional-format>
          <calcext:conditional-format calcext:target-range-address="CPM.L45:CPM.L45">
            <calcext:condition calcext:apply-style-name="Untitled1" calcext:value="!=[$CPM.$B45]" calcext:base-cell-address="CPM.L45"/>
          </calcext:conditional-format>
          <calcext:conditional-format calcext:target-range-address="CPM.M45:CPM.M45">
            <calcext:condition calcext:apply-style-name="Untitled1" calcext:value="!=[$CPM.$B45]" calcext:base-cell-address="CPM.M45"/>
          </calcext:conditional-format>
          <calcext:conditional-format calcext:target-range-address="CPM.N45:CPM.N45">
            <calcext:condition calcext:apply-style-name="Untitled1" calcext:value="!=[$CPM.$B45]" calcext:base-cell-address="CPM.N45"/>
          </calcext:conditional-format>
          <calcext:conditional-format calcext:target-range-address="CPM.E46:CPM.E46">
            <calcext:condition calcext:apply-style-name="Untitled1" calcext:value="!=[$CPM.$B46]" calcext:base-cell-address="CPM.E46"/>
          </calcext:conditional-format>
          <calcext:conditional-format calcext:target-range-address="CPM.G46:CPM.G46">
            <calcext:condition calcext:apply-style-name="Untitled1" calcext:value="!=[$CPM.$B46]" calcext:base-cell-address="CPM.G46"/>
          </calcext:conditional-format>
          <calcext:conditional-format calcext:target-range-address="CPM.H46:CPM.H46">
            <calcext:condition calcext:apply-style-name="Untitled1" calcext:value="!=[$CPM.$B46]" calcext:base-cell-address="CPM.H46"/>
          </calcext:conditional-format>
          <calcext:conditional-format calcext:target-range-address="CPM.I46:CPM.I46">
            <calcext:condition calcext:apply-style-name="Untitled1" calcext:value="!=[$CPM.$B46]" calcext:base-cell-address="CPM.I46"/>
          </calcext:conditional-format>
          <calcext:conditional-format calcext:target-range-address="CPM.J46:CPM.J46">
            <calcext:condition calcext:apply-style-name="Untitled1" calcext:value="!=[$CPM.$B46]" calcext:base-cell-address="CPM.J46"/>
          </calcext:conditional-format>
          <calcext:conditional-format calcext:target-range-address="CPM.K46:CPM.K46">
            <calcext:condition calcext:apply-style-name="Untitled1" calcext:value="!=[$CPM.$B46]" calcext:base-cell-address="CPM.K46"/>
          </calcext:conditional-format>
          <calcext:conditional-format calcext:target-range-address="CPM.L46:CPM.L46">
            <calcext:condition calcext:apply-style-name="Untitled1" calcext:value="!=[$CPM.$B46]" calcext:base-cell-address="CPM.L46"/>
          </calcext:conditional-format>
          <calcext:conditional-format calcext:target-range-address="CPM.M46:CPM.M46">
            <calcext:condition calcext:apply-style-name="Untitled1" calcext:value="!=[$CPM.$B46]" calcext:base-cell-address="CPM.M46"/>
          </calcext:conditional-format>
          <calcext:conditional-format calcext:target-range-address="CPM.N46:CPM.N46">
            <calcext:condition calcext:apply-style-name="Untitled1" calcext:value="!=[$CPM.$B46]" calcext:base-cell-address="CPM.N46"/>
          </calcext:conditional-format>
          <calcext:conditional-format calcext:target-range-address="CPM.E53:CPM.E53">
            <calcext:condition calcext:apply-style-name="Untitled1" calcext:value="!=[$CPM.$B53]" calcext:base-cell-address="CPM.E53"/>
          </calcext:conditional-format>
          <calcext:conditional-format calcext:target-range-address="CPM.G53:CPM.G53">
            <calcext:condition calcext:apply-style-name="Untitled1" calcext:value="!=[$CPM.$B53]" calcext:base-cell-address="CPM.G53"/>
          </calcext:conditional-format>
          <calcext:conditional-format calcext:target-range-address="CPM.H53:CPM.H53">
            <calcext:condition calcext:apply-style-name="Untitled1" calcext:value="!=[$CPM.$B53]" calcext:base-cell-address="CPM.H53"/>
          </calcext:conditional-format>
          <calcext:conditional-format calcext:target-range-address="CPM.I53:CPM.I53">
            <calcext:condition calcext:apply-style-name="Untitled1" calcext:value="!=[$CPM.$B53]" calcext:base-cell-address="CPM.I53"/>
          </calcext:conditional-format>
          <calcext:conditional-format calcext:target-range-address="CPM.J53:CPM.J53">
            <calcext:condition calcext:apply-style-name="Untitled1" calcext:value="!=[$CPM.$B53]" calcext:base-cell-address="CPM.J53"/>
          </calcext:conditional-format>
          <calcext:conditional-format calcext:target-range-address="CPM.K53:CPM.K53">
            <calcext:condition calcext:apply-style-name="Untitled1" calcext:value="!=[$CPM.$B53]" calcext:base-cell-address="CPM.K53"/>
          </calcext:conditional-format>
          <calcext:conditional-format calcext:target-range-address="CPM.L53:CPM.L53">
            <calcext:condition calcext:apply-style-name="Untitled1" calcext:value="!=[$CPM.$B53]" calcext:base-cell-address="CPM.L53"/>
          </calcext:conditional-format>
          <calcext:conditional-format calcext:target-range-address="CPM.M53:CPM.M53">
            <calcext:condition calcext:apply-style-name="Untitled1" calcext:value="!=[$CPM.$B53]" calcext:base-cell-address="CPM.M53"/>
          </calcext:conditional-format>
          <calcext:conditional-format calcext:target-range-address="CPM.N53:CPM.N53">
            <calcext:condition calcext:apply-style-name="Untitled1" calcext:value="!=[$CPM.$B53]" calcext:base-cell-address="CPM.N53"/>
          </calcext:conditional-format>
          <calcext:conditional-format calcext:target-range-address="CPM.E54:CPM.E54">
            <calcext:condition calcext:apply-style-name="Untitled1" calcext:value="!=[$CPM.$B54]" calcext:base-cell-address="CPM.E54"/>
          </calcext:conditional-format>
          <calcext:conditional-format calcext:target-range-address="CPM.G54:CPM.G54">
            <calcext:condition calcext:apply-style-name="Untitled1" calcext:value="!=[$CPM.$B54]" calcext:base-cell-address="CPM.G54"/>
          </calcext:conditional-format>
          <calcext:conditional-format calcext:target-range-address="CPM.H54:CPM.H54">
            <calcext:condition calcext:apply-style-name="Untitled1" calcext:value="!=[$CPM.$B54]" calcext:base-cell-address="CPM.H54"/>
          </calcext:conditional-format>
          <calcext:conditional-format calcext:target-range-address="CPM.I54:CPM.I54">
            <calcext:condition calcext:apply-style-name="Untitled1" calcext:value="!=[$CPM.$B54]" calcext:base-cell-address="CPM.I54"/>
          </calcext:conditional-format>
          <calcext:conditional-format calcext:target-range-address="CPM.J54:CPM.J54">
            <calcext:condition calcext:apply-style-name="Untitled1" calcext:value="!=[$CPM.$B54]" calcext:base-cell-address="CPM.J54"/>
          </calcext:conditional-format>
          <calcext:conditional-format calcext:target-range-address="CPM.K54:CPM.K54">
            <calcext:condition calcext:apply-style-name="Untitled1" calcext:value="!=[$CPM.$B54]" calcext:base-cell-address="CPM.K54"/>
          </calcext:conditional-format>
          <calcext:conditional-format calcext:target-range-address="CPM.L54:CPM.L54">
            <calcext:condition calcext:apply-style-name="Untitled1" calcext:value="!=[$CPM.$B54]" calcext:base-cell-address="CPM.L54"/>
          </calcext:conditional-format>
          <calcext:conditional-format calcext:target-range-address="CPM.M54:CPM.M54">
            <calcext:condition calcext:apply-style-name="Untitled1" calcext:value="!=[$CPM.$B54]" calcext:base-cell-address="CPM.M54"/>
          </calcext:conditional-format>
          <calcext:conditional-format calcext:target-range-address="CPM.N54:CPM.N54">
            <calcext:condition calcext:apply-style-name="Untitled1" calcext:value="!=[$CPM.$B54]" calcext:base-cell-address="CPM.N54"/>
          </calcext:conditional-format>
          <calcext:conditional-format calcext:target-range-address="CPM.E49:CPM.E49">
            <calcext:condition calcext:apply-style-name="Untitled1" calcext:value="!=[$CPM.$B49]" calcext:base-cell-address="CPM.E49"/>
          </calcext:conditional-format>
          <calcext:conditional-format calcext:target-range-address="CPM.G49:CPM.G49">
            <calcext:condition calcext:apply-style-name="Untitled1" calcext:value="!=[$CPM.$B49]" calcext:base-cell-address="CPM.G49"/>
          </calcext:conditional-format>
          <calcext:conditional-format calcext:target-range-address="CPM.H49:CPM.H49">
            <calcext:condition calcext:apply-style-name="Untitled1" calcext:value="!=[$CPM.$B49]" calcext:base-cell-address="CPM.H49"/>
          </calcext:conditional-format>
          <calcext:conditional-format calcext:target-range-address="CPM.I49:CPM.I49">
            <calcext:condition calcext:apply-style-name="Untitled1" calcext:value="!=[$CPM.$B49]" calcext:base-cell-address="CPM.I49"/>
          </calcext:conditional-format>
          <calcext:conditional-format calcext:target-range-address="CPM.J49:CPM.J49">
            <calcext:condition calcext:apply-style-name="Untitled1" calcext:value="!=[$CPM.$B49]" calcext:base-cell-address="CPM.J49"/>
          </calcext:conditional-format>
          <calcext:conditional-format calcext:target-range-address="CPM.K49:CPM.K49">
            <calcext:condition calcext:apply-style-name="Untitled1" calcext:value="!=[$CPM.$B49]" calcext:base-cell-address="CPM.K49"/>
          </calcext:conditional-format>
          <calcext:conditional-format calcext:target-range-address="CPM.L49:CPM.L49">
            <calcext:condition calcext:apply-style-name="Untitled1" calcext:value="!=[$CPM.$B49]" calcext:base-cell-address="CPM.L49"/>
          </calcext:conditional-format>
          <calcext:conditional-format calcext:target-range-address="CPM.M49:CPM.M49">
            <calcext:condition calcext:apply-style-name="Untitled1" calcext:value="!=[$CPM.$B49]" calcext:base-cell-address="CPM.M49"/>
          </calcext:conditional-format>
          <calcext:conditional-format calcext:target-range-address="CPM.N49:CPM.N49">
            <calcext:condition calcext:apply-style-name="Untitled1" calcext:value="!=[$CPM.$B49]" calcext:base-cell-address="CPM.N49"/>
          </calcext:conditional-format>
          <calcext:conditional-format calcext:target-range-address="CPM.E64:CPM.E64">
            <calcext:condition calcext:apply-style-name="Untitled1" calcext:value="!=[$CPM.$B64]" calcext:base-cell-address="CPM.E64"/>
          </calcext:conditional-format>
          <calcext:conditional-format calcext:target-range-address="CPM.G64:CPM.G64">
            <calcext:condition calcext:apply-style-name="Untitled1" calcext:value="!=[$CPM.$B64]" calcext:base-cell-address="CPM.G64"/>
          </calcext:conditional-format>
          <calcext:conditional-format calcext:target-range-address="CPM.H64:CPM.H64">
            <calcext:condition calcext:apply-style-name="Untitled1" calcext:value="!=[$CPM.$B64]" calcext:base-cell-address="CPM.H64"/>
          </calcext:conditional-format>
          <calcext:conditional-format calcext:target-range-address="CPM.I64:CPM.I64">
            <calcext:condition calcext:apply-style-name="Untitled1" calcext:value="!=[$CPM.$B64]" calcext:base-cell-address="CPM.I64"/>
          </calcext:conditional-format>
          <calcext:conditional-format calcext:target-range-address="CPM.J64:CPM.J64">
            <calcext:condition calcext:apply-style-name="Untitled1" calcext:value="!=[$CPM.$B64]" calcext:base-cell-address="CPM.J64"/>
          </calcext:conditional-format>
          <calcext:conditional-format calcext:target-range-address="CPM.K64:CPM.K64">
            <calcext:condition calcext:apply-style-name="Untitled1" calcext:value="!=[$CPM.$B64]" calcext:base-cell-address="CPM.K64"/>
          </calcext:conditional-format>
          <calcext:conditional-format calcext:target-range-address="CPM.L64:CPM.L64">
            <calcext:condition calcext:apply-style-name="Untitled1" calcext:value="!=[$CPM.$B64]" calcext:base-cell-address="CPM.L64"/>
          </calcext:conditional-format>
          <calcext:conditional-format calcext:target-range-address="CPM.M64:CPM.M64">
            <calcext:condition calcext:apply-style-name="Untitled1" calcext:value="!=[$CPM.$B64]" calcext:base-cell-address="CPM.M64"/>
          </calcext:conditional-format>
          <calcext:conditional-format calcext:target-range-address="CPM.N64:CPM.N64">
            <calcext:condition calcext:apply-style-name="Untitled1" calcext:value="!=[$CPM.$B64]" calcext:base-cell-address="CPM.N64"/>
          </calcext:conditional-format>
          <calcext:conditional-format calcext:target-range-address="CPM.E67:CPM.E67">
            <calcext:condition calcext:apply-style-name="Untitled1" calcext:value="!=[$CPM.$B67]" calcext:base-cell-address="CPM.E67"/>
          </calcext:conditional-format>
          <calcext:conditional-format calcext:target-range-address="CPM.G67:CPM.G67">
            <calcext:condition calcext:apply-style-name="Untitled1" calcext:value="!=[$CPM.$B67]" calcext:base-cell-address="CPM.G67"/>
          </calcext:conditional-format>
          <calcext:conditional-format calcext:target-range-address="CPM.H67:CPM.H67">
            <calcext:condition calcext:apply-style-name="Untitled1" calcext:value="!=[$CPM.$B67]" calcext:base-cell-address="CPM.H67"/>
          </calcext:conditional-format>
          <calcext:conditional-format calcext:target-range-address="CPM.I67:CPM.I67">
            <calcext:condition calcext:apply-style-name="Untitled1" calcext:value="!=[$CPM.$B67]" calcext:base-cell-address="CPM.I67"/>
          </calcext:conditional-format>
          <calcext:conditional-format calcext:target-range-address="CPM.J67:CPM.J67">
            <calcext:condition calcext:apply-style-name="Untitled1" calcext:value="!=[$CPM.$B67]" calcext:base-cell-address="CPM.J67"/>
          </calcext:conditional-format>
          <calcext:conditional-format calcext:target-range-address="CPM.K67:CPM.K67">
            <calcext:condition calcext:apply-style-name="Untitled1" calcext:value="!=[$CPM.$B67]" calcext:base-cell-address="CPM.K67"/>
          </calcext:conditional-format>
          <calcext:conditional-format calcext:target-range-address="CPM.L67:CPM.L67">
            <calcext:condition calcext:apply-style-name="Untitled1" calcext:value="!=[$CPM.$B67]" calcext:base-cell-address="CPM.L67"/>
          </calcext:conditional-format>
          <calcext:conditional-format calcext:target-range-address="CPM.M67:CPM.M67">
            <calcext:condition calcext:apply-style-name="Untitled1" calcext:value="!=[$CPM.$B67]" calcext:base-cell-address="CPM.M67"/>
          </calcext:conditional-format>
          <calcext:conditional-format calcext:target-range-address="CPM.N67:CPM.N67">
            <calcext:condition calcext:apply-style-name="Untitled1" calcext:value="!=[$CPM.$B67]" calcext:base-cell-address="CPM.N67"/>
          </calcext:conditional-format>
          <calcext:conditional-format calcext:target-range-address="CPM.E71:CPM.E71">
            <calcext:condition calcext:apply-style-name="Untitled1" calcext:value="!=[$CPM.$B71]" calcext:base-cell-address="CPM.E71"/>
          </calcext:conditional-format>
          <calcext:conditional-format calcext:target-range-address="CPM.G71:CPM.G71">
            <calcext:condition calcext:apply-style-name="Untitled1" calcext:value="!=[$CPM.$B71]" calcext:base-cell-address="CPM.G71"/>
          </calcext:conditional-format>
          <calcext:conditional-format calcext:target-range-address="CPM.H71:CPM.H71">
            <calcext:condition calcext:apply-style-name="Untitled1" calcext:value="!=[$CPM.$B71]" calcext:base-cell-address="CPM.H71"/>
          </calcext:conditional-format>
          <calcext:conditional-format calcext:target-range-address="CPM.I71:CPM.I71">
            <calcext:condition calcext:apply-style-name="Untitled1" calcext:value="!=[$CPM.$B71]" calcext:base-cell-address="CPM.I71"/>
          </calcext:conditional-format>
          <calcext:conditional-format calcext:target-range-address="CPM.J71:CPM.J71">
            <calcext:condition calcext:apply-style-name="Untitled1" calcext:value="!=[$CPM.$B71]" calcext:base-cell-address="CPM.J71"/>
          </calcext:conditional-format>
          <calcext:conditional-format calcext:target-range-address="CPM.K71:CPM.K71">
            <calcext:condition calcext:apply-style-name="Untitled1" calcext:value="!=[$CPM.$B71]" calcext:base-cell-address="CPM.K71"/>
          </calcext:conditional-format>
          <calcext:conditional-format calcext:target-range-address="CPM.L71:CPM.L71">
            <calcext:condition calcext:apply-style-name="Untitled1" calcext:value="!=[$CPM.$B71]" calcext:base-cell-address="CPM.L71"/>
          </calcext:conditional-format>
          <calcext:conditional-format calcext:target-range-address="CPM.M71:CPM.M71">
            <calcext:condition calcext:apply-style-name="Untitled1" calcext:value="!=[$CPM.$B71]" calcext:base-cell-address="CPM.M71"/>
          </calcext:conditional-format>
          <calcext:conditional-format calcext:target-range-address="CPM.N71:CPM.N71">
            <calcext:condition calcext:apply-style-name="Untitled1" calcext:value="!=[$CPM.$B71]" calcext:base-cell-address="CPM.N71"/>
          </calcext:conditional-format>
          <calcext:conditional-format calcext:target-range-address="CPM.E79:CPM.E79">
            <calcext:condition calcext:apply-style-name="Untitled1" calcext:value="!=[$CPM.$B79]" calcext:base-cell-address="CPM.E79"/>
          </calcext:conditional-format>
          <calcext:conditional-format calcext:target-range-address="CPM.G79:CPM.G79">
            <calcext:condition calcext:apply-style-name="Untitled1" calcext:value="!=[$CPM.$B79]" calcext:base-cell-address="CPM.G79"/>
          </calcext:conditional-format>
          <calcext:conditional-format calcext:target-range-address="CPM.H79:CPM.H79">
            <calcext:condition calcext:apply-style-name="Untitled1" calcext:value="!=[$CPM.$B79]" calcext:base-cell-address="CPM.H79"/>
          </calcext:conditional-format>
          <calcext:conditional-format calcext:target-range-address="CPM.I79:CPM.I79">
            <calcext:condition calcext:apply-style-name="Untitled1" calcext:value="!=[$CPM.$B79]" calcext:base-cell-address="CPM.I79"/>
          </calcext:conditional-format>
          <calcext:conditional-format calcext:target-range-address="CPM.J79:CPM.J79">
            <calcext:condition calcext:apply-style-name="Untitled1" calcext:value="!=[$CPM.$B79]" calcext:base-cell-address="CPM.J79"/>
          </calcext:conditional-format>
          <calcext:conditional-format calcext:target-range-address="CPM.K79:CPM.K79">
            <calcext:condition calcext:apply-style-name="Untitled1" calcext:value="!=[$CPM.$B79]" calcext:base-cell-address="CPM.K79"/>
          </calcext:conditional-format>
          <calcext:conditional-format calcext:target-range-address="CPM.L79:CPM.L79">
            <calcext:condition calcext:apply-style-name="Untitled1" calcext:value="!=[$CPM.$B79]" calcext:base-cell-address="CPM.L79"/>
          </calcext:conditional-format>
          <calcext:conditional-format calcext:target-range-address="CPM.M79:CPM.M79">
            <calcext:condition calcext:apply-style-name="Untitled1" calcext:value="!=[$CPM.$B79]" calcext:base-cell-address="CPM.M79"/>
          </calcext:conditional-format>
          <calcext:conditional-format calcext:target-range-address="CPM.N79:CPM.N79">
            <calcext:condition calcext:apply-style-name="Untitled1" calcext:value="!=[$CPM.$B79]" calcext:base-cell-address="CPM.N79"/>
          </calcext:conditional-format>
          <calcext:conditional-format calcext:target-range-address="CPM.E83:CPM.E83">
            <calcext:condition calcext:apply-style-name="Untitled1" calcext:value="!=[$CPM.$B83]" calcext:base-cell-address="CPM.E83"/>
          </calcext:conditional-format>
          <calcext:conditional-format calcext:target-range-address="CPM.G83:CPM.G83">
            <calcext:condition calcext:apply-style-name="Untitled1" calcext:value="!=[$CPM.$B83]" calcext:base-cell-address="CPM.G83"/>
          </calcext:conditional-format>
          <calcext:conditional-format calcext:target-range-address="CPM.H83:CPM.H83">
            <calcext:condition calcext:apply-style-name="Untitled1" calcext:value="!=[$CPM.$B83]" calcext:base-cell-address="CPM.H83"/>
          </calcext:conditional-format>
          <calcext:conditional-format calcext:target-range-address="CPM.I83:CPM.I83">
            <calcext:condition calcext:apply-style-name="Untitled1" calcext:value="!=[$CPM.$B83]" calcext:base-cell-address="CPM.I83"/>
          </calcext:conditional-format>
          <calcext:conditional-format calcext:target-range-address="CPM.J83:CPM.J83">
            <calcext:condition calcext:apply-style-name="Untitled1" calcext:value="!=[$CPM.$B83]" calcext:base-cell-address="CPM.J83"/>
          </calcext:conditional-format>
          <calcext:conditional-format calcext:target-range-address="CPM.K83:CPM.K83">
            <calcext:condition calcext:apply-style-name="Untitled1" calcext:value="!=[$CPM.$B83]" calcext:base-cell-address="CPM.K83"/>
          </calcext:conditional-format>
          <calcext:conditional-format calcext:target-range-address="CPM.L83:CPM.L83">
            <calcext:condition calcext:apply-style-name="Untitled1" calcext:value="!=[$CPM.$B83]" calcext:base-cell-address="CPM.L83"/>
          </calcext:conditional-format>
          <calcext:conditional-format calcext:target-range-address="CPM.M83:CPM.M83">
            <calcext:condition calcext:apply-style-name="Untitled1" calcext:value="!=[$CPM.$B83]" calcext:base-cell-address="CPM.M83"/>
          </calcext:conditional-format>
          <calcext:conditional-format calcext:target-range-address="CPM.N83:CPM.N83">
            <calcext:condition calcext:apply-style-name="Untitled1" calcext:value="!=[$CPM.$B83]" calcext:base-cell-address="CPM.N83"/>
          </calcext:conditional-format>
          <calcext:conditional-format calcext:target-range-address="CPM.E86:CPM.E86">
            <calcext:condition calcext:apply-style-name="Untitled1" calcext:value="!=[$CPM.$B86]" calcext:base-cell-address="CPM.E86"/>
          </calcext:conditional-format>
          <calcext:conditional-format calcext:target-range-address="CPM.G86:CPM.G86">
            <calcext:condition calcext:apply-style-name="Untitled1" calcext:value="!=[$CPM.$B86]" calcext:base-cell-address="CPM.G86"/>
          </calcext:conditional-format>
          <calcext:conditional-format calcext:target-range-address="CPM.H86:CPM.H86">
            <calcext:condition calcext:apply-style-name="Untitled1" calcext:value="!=[$CPM.$B86]" calcext:base-cell-address="CPM.H86"/>
          </calcext:conditional-format>
          <calcext:conditional-format calcext:target-range-address="CPM.I86:CPM.I86">
            <calcext:condition calcext:apply-style-name="Untitled1" calcext:value="!=[$CPM.$B86]" calcext:base-cell-address="CPM.I86"/>
          </calcext:conditional-format>
          <calcext:conditional-format calcext:target-range-address="CPM.J86:CPM.J86">
            <calcext:condition calcext:apply-style-name="Untitled1" calcext:value="!=[$CPM.$B86]" calcext:base-cell-address="CPM.J86"/>
          </calcext:conditional-format>
          <calcext:conditional-format calcext:target-range-address="CPM.K86:CPM.K86">
            <calcext:condition calcext:apply-style-name="Untitled1" calcext:value="!=[$CPM.$B86]" calcext:base-cell-address="CPM.K86"/>
          </calcext:conditional-format>
          <calcext:conditional-format calcext:target-range-address="CPM.L86:CPM.L86">
            <calcext:condition calcext:apply-style-name="Untitled1" calcext:value="!=[$CPM.$B86]" calcext:base-cell-address="CPM.L86"/>
          </calcext:conditional-format>
          <calcext:conditional-format calcext:target-range-address="CPM.M86:CPM.M86">
            <calcext:condition calcext:apply-style-name="Untitled1" calcext:value="!=[$CPM.$B86]" calcext:base-cell-address="CPM.M86"/>
          </calcext:conditional-format>
          <calcext:conditional-format calcext:target-range-address="CPM.N86:CPM.N86">
            <calcext:condition calcext:apply-style-name="Untitled1" calcext:value="!=[$CPM.$B86]" calcext:base-cell-address="CPM.N86"/>
          </calcext:conditional-format>
          <calcext:conditional-format calcext:target-range-address="CPM.E89:CPM.E89">
            <calcext:condition calcext:apply-style-name="Untitled1" calcext:value="!=[$CPM.$B89]" calcext:base-cell-address="CPM.E89"/>
          </calcext:conditional-format>
          <calcext:conditional-format calcext:target-range-address="CPM.G89:CPM.G89">
            <calcext:condition calcext:apply-style-name="Untitled1" calcext:value="!=[$CPM.$B89]" calcext:base-cell-address="CPM.G89"/>
          </calcext:conditional-format>
          <calcext:conditional-format calcext:target-range-address="CPM.H89:CPM.H89">
            <calcext:condition calcext:apply-style-name="Untitled1" calcext:value="!=[$CPM.$B89]" calcext:base-cell-address="CPM.H89"/>
          </calcext:conditional-format>
          <calcext:conditional-format calcext:target-range-address="CPM.I89:CPM.I89">
            <calcext:condition calcext:apply-style-name="Untitled1" calcext:value="!=[$CPM.$B89]" calcext:base-cell-address="CPM.I89"/>
          </calcext:conditional-format>
          <calcext:conditional-format calcext:target-range-address="CPM.J89:CPM.J89">
            <calcext:condition calcext:apply-style-name="Untitled1" calcext:value="!=[$CPM.$B89]" calcext:base-cell-address="CPM.J89"/>
          </calcext:conditional-format>
          <calcext:conditional-format calcext:target-range-address="CPM.K89:CPM.K89">
            <calcext:condition calcext:apply-style-name="Untitled1" calcext:value="!=[$CPM.$B89]" calcext:base-cell-address="CPM.K89"/>
          </calcext:conditional-format>
          <calcext:conditional-format calcext:target-range-address="CPM.L89:CPM.L89">
            <calcext:condition calcext:apply-style-name="Untitled1" calcext:value="!=[$CPM.$B89]" calcext:base-cell-address="CPM.L89"/>
          </calcext:conditional-format>
          <calcext:conditional-format calcext:target-range-address="CPM.M89:CPM.M89">
            <calcext:condition calcext:apply-style-name="Untitled1" calcext:value="!=[$CPM.$B89]" calcext:base-cell-address="CPM.M89"/>
          </calcext:conditional-format>
          <calcext:conditional-format calcext:target-range-address="CPM.N89:CPM.N89">
            <calcext:condition calcext:apply-style-name="Untitled1" calcext:value="!=[$CPM.$B89]" calcext:base-cell-address="CPM.N89"/>
          </calcext:conditional-format>
          <calcext:conditional-format calcext:target-range-address="CPM.E92:CPM.E92">
            <calcext:condition calcext:apply-style-name="Untitled1" calcext:value="!=[$CPM.$B92]" calcext:base-cell-address="CPM.E92"/>
          </calcext:conditional-format>
          <calcext:conditional-format calcext:target-range-address="CPM.G92:CPM.G92">
            <calcext:condition calcext:apply-style-name="Untitled1" calcext:value="!=[$CPM.$B92]" calcext:base-cell-address="CPM.G92"/>
          </calcext:conditional-format>
          <calcext:conditional-format calcext:target-range-address="CPM.H92:CPM.H92">
            <calcext:condition calcext:apply-style-name="Untitled1" calcext:value="!=[$CPM.$B92]" calcext:base-cell-address="CPM.H92"/>
          </calcext:conditional-format>
          <calcext:conditional-format calcext:target-range-address="CPM.I92:CPM.I92">
            <calcext:condition calcext:apply-style-name="Untitled1" calcext:value="!=[$CPM.$B92]" calcext:base-cell-address="CPM.I92"/>
          </calcext:conditional-format>
          <calcext:conditional-format calcext:target-range-address="CPM.J92:CPM.J92">
            <calcext:condition calcext:apply-style-name="Untitled1" calcext:value="!=[$CPM.$B92]" calcext:base-cell-address="CPM.J92"/>
          </calcext:conditional-format>
          <calcext:conditional-format calcext:target-range-address="CPM.K92:CPM.K92">
            <calcext:condition calcext:apply-style-name="Untitled1" calcext:value="!=[$CPM.$B92]" calcext:base-cell-address="CPM.K92"/>
          </calcext:conditional-format>
          <calcext:conditional-format calcext:target-range-address="CPM.L92:CPM.L92">
            <calcext:condition calcext:apply-style-name="Untitled1" calcext:value="!=[$CPM.$B92]" calcext:base-cell-address="CPM.L92"/>
          </calcext:conditional-format>
          <calcext:conditional-format calcext:target-range-address="CPM.M92:CPM.M92">
            <calcext:condition calcext:apply-style-name="Untitled1" calcext:value="!=[$CPM.$B92]" calcext:base-cell-address="CPM.M92"/>
          </calcext:conditional-format>
          <calcext:conditional-format calcext:target-range-address="CPM.N92:CPM.N92">
            <calcext:condition calcext:apply-style-name="Untitled1" calcext:value="!=[$CPM.$B92]" calcext:base-cell-address="CPM.N92"/>
          </calcext:conditional-format>
          <calcext:conditional-format calcext:target-range-address="CPM.E96:CPM.E96">
            <calcext:condition calcext:apply-style-name="Untitled1" calcext:value="!=[$CPM.$B96]" calcext:base-cell-address="CPM.E96"/>
          </calcext:conditional-format>
          <calcext:conditional-format calcext:target-range-address="CPM.G96:CPM.G96">
            <calcext:condition calcext:apply-style-name="Untitled1" calcext:value="!=[$CPM.$B96]" calcext:base-cell-address="CPM.G96"/>
          </calcext:conditional-format>
          <calcext:conditional-format calcext:target-range-address="CPM.H96:CPM.H96">
            <calcext:condition calcext:apply-style-name="Untitled1" calcext:value="!=[$CPM.$B96]" calcext:base-cell-address="CPM.H96"/>
          </calcext:conditional-format>
          <calcext:conditional-format calcext:target-range-address="CPM.I96:CPM.I96">
            <calcext:condition calcext:apply-style-name="Untitled1" calcext:value="!=[$CPM.$B96]" calcext:base-cell-address="CPM.I96"/>
          </calcext:conditional-format>
          <calcext:conditional-format calcext:target-range-address="CPM.J96:CPM.J96">
            <calcext:condition calcext:apply-style-name="Untitled1" calcext:value="!=[$CPM.$B96]" calcext:base-cell-address="CPM.J96"/>
          </calcext:conditional-format>
          <calcext:conditional-format calcext:target-range-address="CPM.K96:CPM.K96">
            <calcext:condition calcext:apply-style-name="Untitled1" calcext:value="!=[$CPM.$B96]" calcext:base-cell-address="CPM.K96"/>
          </calcext:conditional-format>
          <calcext:conditional-format calcext:target-range-address="CPM.L96:CPM.L96">
            <calcext:condition calcext:apply-style-name="Untitled1" calcext:value="!=[$CPM.$B96]" calcext:base-cell-address="CPM.L96"/>
          </calcext:conditional-format>
          <calcext:conditional-format calcext:target-range-address="CPM.M96:CPM.M96">
            <calcext:condition calcext:apply-style-name="Untitled1" calcext:value="!=[$CPM.$B96]" calcext:base-cell-address="CPM.M96"/>
          </calcext:conditional-format>
          <calcext:conditional-format calcext:target-range-address="CPM.N96:CPM.N96">
            <calcext:condition calcext:apply-style-name="Untitled1" calcext:value="!=[$CPM.$B96]" calcext:base-cell-address="CPM.N96"/>
          </calcext:conditional-format>
          <calcext:conditional-format calcext:target-range-address="CPM.E97:CPM.E97">
            <calcext:condition calcext:apply-style-name="Untitled1" calcext:value="!=[$CPM.$B97]" calcext:base-cell-address="CPM.E97"/>
          </calcext:conditional-format>
          <calcext:conditional-format calcext:target-range-address="CPM.G97:CPM.G97">
            <calcext:condition calcext:apply-style-name="Untitled1" calcext:value="!=[$CPM.$B97]" calcext:base-cell-address="CPM.G97"/>
          </calcext:conditional-format>
          <calcext:conditional-format calcext:target-range-address="CPM.H97:CPM.H97">
            <calcext:condition calcext:apply-style-name="Untitled1" calcext:value="!=[$CPM.$B97]" calcext:base-cell-address="CPM.H97"/>
          </calcext:conditional-format>
          <calcext:conditional-format calcext:target-range-address="CPM.I97:CPM.I97">
            <calcext:condition calcext:apply-style-name="Untitled1" calcext:value="!=[$CPM.$B97]" calcext:base-cell-address="CPM.I97"/>
          </calcext:conditional-format>
          <calcext:conditional-format calcext:target-range-address="CPM.J97:CPM.J97">
            <calcext:condition calcext:apply-style-name="Untitled1" calcext:value="!=[$CPM.$B97]" calcext:base-cell-address="CPM.J97"/>
          </calcext:conditional-format>
          <calcext:conditional-format calcext:target-range-address="CPM.K97:CPM.K97">
            <calcext:condition calcext:apply-style-name="Untitled1" calcext:value="!=[$CPM.$B97]" calcext:base-cell-address="CPM.K97"/>
          </calcext:conditional-format>
          <calcext:conditional-format calcext:target-range-address="CPM.L97:CPM.L97">
            <calcext:condition calcext:apply-style-name="Untitled1" calcext:value="!=[$CPM.$B97]" calcext:base-cell-address="CPM.L97"/>
          </calcext:conditional-format>
          <calcext:conditional-format calcext:target-range-address="CPM.M97:CPM.M97">
            <calcext:condition calcext:apply-style-name="Untitled1" calcext:value="!=[$CPM.$B97]" calcext:base-cell-address="CPM.M97"/>
          </calcext:conditional-format>
          <calcext:conditional-format calcext:target-range-address="CPM.N97:CPM.N97">
            <calcext:condition calcext:apply-style-name="Untitled1" calcext:value="!=[$CPM.$B97]" calcext:base-cell-address="CPM.N97"/>
          </calcext:conditional-format>
          <calcext:conditional-format calcext:target-range-address="CPM.E104:CPM.E104">
            <calcext:condition calcext:apply-style-name="Untitled1" calcext:value="!=[$CPM.$B104]" calcext:base-cell-address="CPM.E104"/>
          </calcext:conditional-format>
          <calcext:conditional-format calcext:target-range-address="CPM.G104:CPM.G104">
            <calcext:condition calcext:apply-style-name="Untitled1" calcext:value="!=[$CPM.$B104]" calcext:base-cell-address="CPM.G104"/>
          </calcext:conditional-format>
          <calcext:conditional-format calcext:target-range-address="CPM.H104:CPM.H104">
            <calcext:condition calcext:apply-style-name="Untitled1" calcext:value="!=[$CPM.$B104]" calcext:base-cell-address="CPM.H104"/>
          </calcext:conditional-format>
          <calcext:conditional-format calcext:target-range-address="CPM.I104:CPM.I104">
            <calcext:condition calcext:apply-style-name="Untitled1" calcext:value="!=[$CPM.$B104]" calcext:base-cell-address="CPM.I104"/>
          </calcext:conditional-format>
          <calcext:conditional-format calcext:target-range-address="CPM.J104:CPM.J104">
            <calcext:condition calcext:apply-style-name="Untitled1" calcext:value="!=[$CPM.$B104]" calcext:base-cell-address="CPM.J104"/>
          </calcext:conditional-format>
          <calcext:conditional-format calcext:target-range-address="CPM.K104:CPM.K104">
            <calcext:condition calcext:apply-style-name="Untitled1" calcext:value="!=[$CPM.$B104]" calcext:base-cell-address="CPM.K104"/>
          </calcext:conditional-format>
          <calcext:conditional-format calcext:target-range-address="CPM.L104:CPM.L104">
            <calcext:condition calcext:apply-style-name="Untitled1" calcext:value="!=[$CPM.$B104]" calcext:base-cell-address="CPM.L104"/>
          </calcext:conditional-format>
          <calcext:conditional-format calcext:target-range-address="CPM.M104:CPM.M104">
            <calcext:condition calcext:apply-style-name="Untitled1" calcext:value="!=[$CPM.$B104]" calcext:base-cell-address="CPM.M104"/>
          </calcext:conditional-format>
          <calcext:conditional-format calcext:target-range-address="CPM.N104:CPM.N104">
            <calcext:condition calcext:apply-style-name="Untitled1" calcext:value="!=[$CPM.$B104]" calcext:base-cell-address="CPM.N104"/>
          </calcext:conditional-format>
          <calcext:conditional-format calcext:target-range-address="CPM.E108:CPM.E108">
            <calcext:condition calcext:apply-style-name="Untitled1" calcext:value="!=[$CPM.$B108]" calcext:base-cell-address="CPM.E108"/>
          </calcext:conditional-format>
          <calcext:conditional-format calcext:target-range-address="CPM.G108:CPM.G108">
            <calcext:condition calcext:apply-style-name="Untitled1" calcext:value="!=[$CPM.$B108]" calcext:base-cell-address="CPM.G108"/>
          </calcext:conditional-format>
          <calcext:conditional-format calcext:target-range-address="CPM.H108:CPM.H108">
            <calcext:condition calcext:apply-style-name="Untitled1" calcext:value="!=[$CPM.$B108]" calcext:base-cell-address="CPM.H108"/>
          </calcext:conditional-format>
          <calcext:conditional-format calcext:target-range-address="CPM.I108:CPM.I108">
            <calcext:condition calcext:apply-style-name="Untitled1" calcext:value="!=[$CPM.$B108]" calcext:base-cell-address="CPM.I108"/>
          </calcext:conditional-format>
          <calcext:conditional-format calcext:target-range-address="CPM.J108:CPM.J108">
            <calcext:condition calcext:apply-style-name="Untitled1" calcext:value="!=[$CPM.$B108]" calcext:base-cell-address="CPM.J108"/>
          </calcext:conditional-format>
          <calcext:conditional-format calcext:target-range-address="CPM.K108:CPM.K108">
            <calcext:condition calcext:apply-style-name="Untitled1" calcext:value="!=[$CPM.$B108]" calcext:base-cell-address="CPM.K108"/>
          </calcext:conditional-format>
          <calcext:conditional-format calcext:target-range-address="CPM.L108:CPM.L108">
            <calcext:condition calcext:apply-style-name="Untitled1" calcext:value="!=[$CPM.$B108]" calcext:base-cell-address="CPM.L108"/>
          </calcext:conditional-format>
          <calcext:conditional-format calcext:target-range-address="CPM.M108:CPM.M108">
            <calcext:condition calcext:apply-style-name="Untitled1" calcext:value="!=[$CPM.$B108]" calcext:base-cell-address="CPM.M108"/>
          </calcext:conditional-format>
          <calcext:conditional-format calcext:target-range-address="CPM.N108:CPM.N108">
            <calcext:condition calcext:apply-style-name="Untitled1" calcext:value="!=[$CPM.$B108]" calcext:base-cell-address="CPM.N108"/>
          </calcext:conditional-format>
          <calcext:conditional-format calcext:target-range-address="CPM.E111:CPM.E111">
            <calcext:condition calcext:apply-style-name="Untitled1" calcext:value="!=[$CPM.$B111]" calcext:base-cell-address="CPM.E111"/>
          </calcext:conditional-format>
          <calcext:conditional-format calcext:target-range-address="CPM.G111:CPM.G111">
            <calcext:condition calcext:apply-style-name="Untitled1" calcext:value="!=[$CPM.$B111]" calcext:base-cell-address="CPM.G111"/>
          </calcext:conditional-format>
          <calcext:conditional-format calcext:target-range-address="CPM.H111:CPM.H111">
            <calcext:condition calcext:apply-style-name="Untitled1" calcext:value="!=[$CPM.$B111]" calcext:base-cell-address="CPM.H111"/>
          </calcext:conditional-format>
          <calcext:conditional-format calcext:target-range-address="CPM.I111:CPM.I111">
            <calcext:condition calcext:apply-style-name="Untitled1" calcext:value="!=[$CPM.$B111]" calcext:base-cell-address="CPM.I111"/>
          </calcext:conditional-format>
          <calcext:conditional-format calcext:target-range-address="CPM.J111:CPM.J111">
            <calcext:condition calcext:apply-style-name="Untitled1" calcext:value="!=[$CPM.$B111]" calcext:base-cell-address="CPM.J111"/>
          </calcext:conditional-format>
          <calcext:conditional-format calcext:target-range-address="CPM.K111:CPM.K111">
            <calcext:condition calcext:apply-style-name="Untitled1" calcext:value="!=[$CPM.$B111]" calcext:base-cell-address="CPM.K111"/>
          </calcext:conditional-format>
          <calcext:conditional-format calcext:target-range-address="CPM.L111:CPM.L111">
            <calcext:condition calcext:apply-style-name="Untitled1" calcext:value="!=[$CPM.$B111]" calcext:base-cell-address="CPM.L111"/>
          </calcext:conditional-format>
          <calcext:conditional-format calcext:target-range-address="CPM.M111:CPM.M111">
            <calcext:condition calcext:apply-style-name="Untitled1" calcext:value="!=[$CPM.$B111]" calcext:base-cell-address="CPM.M111"/>
          </calcext:conditional-format>
          <calcext:conditional-format calcext:target-range-address="CPM.N111:CPM.N111">
            <calcext:condition calcext:apply-style-name="Untitled1" calcext:value="!=[$CPM.$B111]" calcext:base-cell-address="CPM.N111"/>
          </calcext:conditional-format>
          <calcext:conditional-format calcext:target-range-address="CPM.E114:CPM.E114">
            <calcext:condition calcext:apply-style-name="Untitled1" calcext:value="!=[$CPM.$B114]" calcext:base-cell-address="CPM.E114"/>
          </calcext:conditional-format>
          <calcext:conditional-format calcext:target-range-address="CPM.G114:CPM.G114">
            <calcext:condition calcext:apply-style-name="Untitled1" calcext:value="!=[$CPM.$B114]" calcext:base-cell-address="CPM.G114"/>
          </calcext:conditional-format>
          <calcext:conditional-format calcext:target-range-address="CPM.H114:CPM.H114">
            <calcext:condition calcext:apply-style-name="Untitled1" calcext:value="!=[$CPM.$B114]" calcext:base-cell-address="CPM.H114"/>
          </calcext:conditional-format>
          <calcext:conditional-format calcext:target-range-address="CPM.I114:CPM.I114">
            <calcext:condition calcext:apply-style-name="Untitled1" calcext:value="!=[$CPM.$B114]" calcext:base-cell-address="CPM.I114"/>
          </calcext:conditional-format>
          <calcext:conditional-format calcext:target-range-address="CPM.J114:CPM.J114">
            <calcext:condition calcext:apply-style-name="Untitled1" calcext:value="!=[$CPM.$B114]" calcext:base-cell-address="CPM.J114"/>
          </calcext:conditional-format>
          <calcext:conditional-format calcext:target-range-address="CPM.K114:CPM.K114">
            <calcext:condition calcext:apply-style-name="Untitled1" calcext:value="!=[$CPM.$B114]" calcext:base-cell-address="CPM.K114"/>
          </calcext:conditional-format>
          <calcext:conditional-format calcext:target-range-address="CPM.L114:CPM.L114">
            <calcext:condition calcext:apply-style-name="Untitled1" calcext:value="!=[$CPM.$B114]" calcext:base-cell-address="CPM.L114"/>
          </calcext:conditional-format>
          <calcext:conditional-format calcext:target-range-address="CPM.M114:CPM.M114">
            <calcext:condition calcext:apply-style-name="Untitled1" calcext:value="!=[$CPM.$B114]" calcext:base-cell-address="CPM.M114"/>
          </calcext:conditional-format>
          <calcext:conditional-format calcext:target-range-address="CPM.N114:CPM.N114">
            <calcext:condition calcext:apply-style-name="Untitled1" calcext:value="!=[$CPM.$B114]" calcext:base-cell-address="CPM.N114"/>
          </calcext:conditional-format>
          <calcext:conditional-format calcext:target-range-address="CPM.E117:CPM.E117">
            <calcext:condition calcext:apply-style-name="Untitled1" calcext:value="!=[$CPM.$B117]" calcext:base-cell-address="CPM.E117"/>
          </calcext:conditional-format>
          <calcext:conditional-format calcext:target-range-address="CPM.G117:CPM.G117">
            <calcext:condition calcext:apply-style-name="Untitled1" calcext:value="!=[$CPM.$B117]" calcext:base-cell-address="CPM.G117"/>
          </calcext:conditional-format>
          <calcext:conditional-format calcext:target-range-address="CPM.H117:CPM.H117">
            <calcext:condition calcext:apply-style-name="Untitled1" calcext:value="!=[$CPM.$B117]" calcext:base-cell-address="CPM.H117"/>
          </calcext:conditional-format>
          <calcext:conditional-format calcext:target-range-address="CPM.I117:CPM.I117">
            <calcext:condition calcext:apply-style-name="Untitled1" calcext:value="!=[$CPM.$B117]" calcext:base-cell-address="CPM.I117"/>
          </calcext:conditional-format>
          <calcext:conditional-format calcext:target-range-address="CPM.J117:CPM.J117">
            <calcext:condition calcext:apply-style-name="Untitled1" calcext:value="!=[$CPM.$B117]" calcext:base-cell-address="CPM.J117"/>
          </calcext:conditional-format>
          <calcext:conditional-format calcext:target-range-address="CPM.K117:CPM.K117">
            <calcext:condition calcext:apply-style-name="Untitled1" calcext:value="!=[$CPM.$B117]" calcext:base-cell-address="CPM.K117"/>
          </calcext:conditional-format>
          <calcext:conditional-format calcext:target-range-address="CPM.L117:CPM.L117">
            <calcext:condition calcext:apply-style-name="Untitled1" calcext:value="!=[$CPM.$B117]" calcext:base-cell-address="CPM.L117"/>
          </calcext:conditional-format>
          <calcext:conditional-format calcext:target-range-address="CPM.M117:CPM.M117">
            <calcext:condition calcext:apply-style-name="Untitled1" calcext:value="!=[$CPM.$B117]" calcext:base-cell-address="CPM.M117"/>
          </calcext:conditional-format>
          <calcext:conditional-format calcext:target-range-address="CPM.N117:CPM.N117">
            <calcext:condition calcext:apply-style-name="Untitled1" calcext:value="!=[$CPM.$B117]" calcext:base-cell-address="CPM.N117"/>
          </calcext:conditional-format>
          <calcext:conditional-format calcext:target-range-address="CPM.E120:CPM.E120">
            <calcext:condition calcext:apply-style-name="Untitled1" calcext:value="!=[$CPM.$B120]" calcext:base-cell-address="CPM.E120"/>
          </calcext:conditional-format>
          <calcext:conditional-format calcext:target-range-address="CPM.G120:CPM.G120">
            <calcext:condition calcext:apply-style-name="Untitled1" calcext:value="!=[$CPM.$B120]" calcext:base-cell-address="CPM.G120"/>
          </calcext:conditional-format>
          <calcext:conditional-format calcext:target-range-address="CPM.H120:CPM.H120">
            <calcext:condition calcext:apply-style-name="Untitled1" calcext:value="!=[$CPM.$B120]" calcext:base-cell-address="CPM.H120"/>
          </calcext:conditional-format>
          <calcext:conditional-format calcext:target-range-address="CPM.I120:CPM.I120">
            <calcext:condition calcext:apply-style-name="Untitled1" calcext:value="!=[$CPM.$B120]" calcext:base-cell-address="CPM.I120"/>
          </calcext:conditional-format>
          <calcext:conditional-format calcext:target-range-address="CPM.J120:CPM.J120">
            <calcext:condition calcext:apply-style-name="Untitled1" calcext:value="!=[$CPM.$B120]" calcext:base-cell-address="CPM.J120"/>
          </calcext:conditional-format>
          <calcext:conditional-format calcext:target-range-address="CPM.K120:CPM.K120">
            <calcext:condition calcext:apply-style-name="Untitled1" calcext:value="!=[$CPM.$B120]" calcext:base-cell-address="CPM.K120"/>
          </calcext:conditional-format>
          <calcext:conditional-format calcext:target-range-address="CPM.L120:CPM.L120">
            <calcext:condition calcext:apply-style-name="Untitled1" calcext:value="!=[$CPM.$B120]" calcext:base-cell-address="CPM.L120"/>
          </calcext:conditional-format>
          <calcext:conditional-format calcext:target-range-address="CPM.M120:CPM.M120">
            <calcext:condition calcext:apply-style-name="Untitled1" calcext:value="!=[$CPM.$B120]" calcext:base-cell-address="CPM.M120"/>
          </calcext:conditional-format>
          <calcext:conditional-format calcext:target-range-address="CPM.N120:CPM.N120">
            <calcext:condition calcext:apply-style-name="Untitled1" calcext:value="!=[$CPM.$B120]" calcext:base-cell-address="CPM.N120"/>
          </calcext:conditional-format>
          <calcext:conditional-format calcext:target-range-address="CPM.E123:CPM.E123">
            <calcext:condition calcext:apply-style-name="Untitled1" calcext:value="!=[$CPM.$B123]" calcext:base-cell-address="CPM.E123"/>
          </calcext:conditional-format>
          <calcext:conditional-format calcext:target-range-address="CPM.G123:CPM.G123">
            <calcext:condition calcext:apply-style-name="Untitled1" calcext:value="!=[$CPM.$B123]" calcext:base-cell-address="CPM.G123"/>
          </calcext:conditional-format>
          <calcext:conditional-format calcext:target-range-address="CPM.H123:CPM.H123">
            <calcext:condition calcext:apply-style-name="Untitled1" calcext:value="!=[$CPM.$B123]" calcext:base-cell-address="CPM.H123"/>
          </calcext:conditional-format>
          <calcext:conditional-format calcext:target-range-address="CPM.I123:CPM.I123">
            <calcext:condition calcext:apply-style-name="Untitled1" calcext:value="!=[$CPM.$B123]" calcext:base-cell-address="CPM.I123"/>
          </calcext:conditional-format>
          <calcext:conditional-format calcext:target-range-address="CPM.J123:CPM.J123">
            <calcext:condition calcext:apply-style-name="Untitled1" calcext:value="!=[$CPM.$B123]" calcext:base-cell-address="CPM.J123"/>
          </calcext:conditional-format>
          <calcext:conditional-format calcext:target-range-address="CPM.K123:CPM.K123">
            <calcext:condition calcext:apply-style-name="Untitled1" calcext:value="!=[$CPM.$B123]" calcext:base-cell-address="CPM.K123"/>
          </calcext:conditional-format>
          <calcext:conditional-format calcext:target-range-address="CPM.L123:CPM.L123">
            <calcext:condition calcext:apply-style-name="Untitled1" calcext:value="!=[$CPM.$B123]" calcext:base-cell-address="CPM.L123"/>
          </calcext:conditional-format>
          <calcext:conditional-format calcext:target-range-address="CPM.M123:CPM.M123">
            <calcext:condition calcext:apply-style-name="Untitled1" calcext:value="!=[$CPM.$B123]" calcext:base-cell-address="CPM.M123"/>
          </calcext:conditional-format>
          <calcext:conditional-format calcext:target-range-address="CPM.N123:CPM.N123">
            <calcext:condition calcext:apply-style-name="Untitled1" calcext:value="!=[$CPM.$B123]" calcext:base-cell-address="CPM.N123"/>
          </calcext:conditional-format>
          <calcext:conditional-format calcext:target-range-address="CPM.E126:CPM.E126">
            <calcext:condition calcext:apply-style-name="Untitled1" calcext:value="!=[$CPM.$B126]" calcext:base-cell-address="CPM.E126"/>
          </calcext:conditional-format>
          <calcext:conditional-format calcext:target-range-address="CPM.G126:CPM.G126">
            <calcext:condition calcext:apply-style-name="Untitled1" calcext:value="!=[$CPM.$B126]" calcext:base-cell-address="CPM.G126"/>
          </calcext:conditional-format>
          <calcext:conditional-format calcext:target-range-address="CPM.H126:CPM.H126">
            <calcext:condition calcext:apply-style-name="Untitled1" calcext:value="!=[$CPM.$B126]" calcext:base-cell-address="CPM.H126"/>
          </calcext:conditional-format>
          <calcext:conditional-format calcext:target-range-address="CPM.I126:CPM.I126">
            <calcext:condition calcext:apply-style-name="Untitled1" calcext:value="!=[$CPM.$B126]" calcext:base-cell-address="CPM.I126"/>
          </calcext:conditional-format>
          <calcext:conditional-format calcext:target-range-address="CPM.J126:CPM.J126">
            <calcext:condition calcext:apply-style-name="Untitled1" calcext:value="!=[$CPM.$B126]" calcext:base-cell-address="CPM.J126"/>
          </calcext:conditional-format>
          <calcext:conditional-format calcext:target-range-address="CPM.K126:CPM.K126">
            <calcext:condition calcext:apply-style-name="Untitled1" calcext:value="!=[$CPM.$B126]" calcext:base-cell-address="CPM.K126"/>
          </calcext:conditional-format>
          <calcext:conditional-format calcext:target-range-address="CPM.L126:CPM.L126">
            <calcext:condition calcext:apply-style-name="Untitled1" calcext:value="!=[$CPM.$B126]" calcext:base-cell-address="CPM.L126"/>
          </calcext:conditional-format>
          <calcext:conditional-format calcext:target-range-address="CPM.M126:CPM.M126">
            <calcext:condition calcext:apply-style-name="Untitled1" calcext:value="!=[$CPM.$B126]" calcext:base-cell-address="CPM.M126"/>
          </calcext:conditional-format>
          <calcext:conditional-format calcext:target-range-address="CPM.N126:CPM.N126">
            <calcext:condition calcext:apply-style-name="Untitled1" calcext:value="!=[$CPM.$B126]" calcext:base-cell-address="CPM.N126"/>
          </calcext:conditional-format>
          <calcext:conditional-format calcext:target-range-address="CPM.E129:CPM.E129">
            <calcext:condition calcext:apply-style-name="Untitled1" calcext:value="!=[$CPM.$B129]" calcext:base-cell-address="CPM.E129"/>
          </calcext:conditional-format>
          <calcext:conditional-format calcext:target-range-address="CPM.G129:CPM.G129">
            <calcext:condition calcext:apply-style-name="Untitled1" calcext:value="!=[$CPM.$B129]" calcext:base-cell-address="CPM.G129"/>
          </calcext:conditional-format>
          <calcext:conditional-format calcext:target-range-address="CPM.H129:CPM.H129">
            <calcext:condition calcext:apply-style-name="Untitled1" calcext:value="!=[$CPM.$B129]" calcext:base-cell-address="CPM.H129"/>
          </calcext:conditional-format>
          <calcext:conditional-format calcext:target-range-address="CPM.I129:CPM.I129">
            <calcext:condition calcext:apply-style-name="Untitled1" calcext:value="!=[$CPM.$B129]" calcext:base-cell-address="CPM.I129"/>
          </calcext:conditional-format>
          <calcext:conditional-format calcext:target-range-address="CPM.J129:CPM.J129">
            <calcext:condition calcext:apply-style-name="Untitled1" calcext:value="!=[$CPM.$B129]" calcext:base-cell-address="CPM.J129"/>
          </calcext:conditional-format>
          <calcext:conditional-format calcext:target-range-address="CPM.K129:CPM.K129">
            <calcext:condition calcext:apply-style-name="Untitled1" calcext:value="!=[$CPM.$B129]" calcext:base-cell-address="CPM.K129"/>
          </calcext:conditional-format>
          <calcext:conditional-format calcext:target-range-address="CPM.L129:CPM.L129">
            <calcext:condition calcext:apply-style-name="Untitled1" calcext:value="!=[$CPM.$B129]" calcext:base-cell-address="CPM.L129"/>
          </calcext:conditional-format>
          <calcext:conditional-format calcext:target-range-address="CPM.M129:CPM.M129">
            <calcext:condition calcext:apply-style-name="Untitled1" calcext:value="!=[$CPM.$B129]" calcext:base-cell-address="CPM.M129"/>
          </calcext:conditional-format>
          <calcext:conditional-format calcext:target-range-address="CPM.N129:CPM.N129">
            <calcext:condition calcext:apply-style-name="Untitled1" calcext:value="!=[$CPM.$B129]" calcext:base-cell-address="CPM.N129"/>
          </calcext:conditional-format>
          <calcext:conditional-format calcext:target-range-address="CPM.E132:CPM.E132">
            <calcext:condition calcext:apply-style-name="Untitled1" calcext:value="!=[$CPM.$B132]" calcext:base-cell-address="CPM.E132"/>
          </calcext:conditional-format>
          <calcext:conditional-format calcext:target-range-address="CPM.G132:CPM.G132">
            <calcext:condition calcext:apply-style-name="Untitled1" calcext:value="!=[$CPM.$B132]" calcext:base-cell-address="CPM.G132"/>
          </calcext:conditional-format>
          <calcext:conditional-format calcext:target-range-address="CPM.H132:CPM.H132">
            <calcext:condition calcext:apply-style-name="Untitled1" calcext:value="!=[$CPM.$B132]" calcext:base-cell-address="CPM.H132"/>
          </calcext:conditional-format>
          <calcext:conditional-format calcext:target-range-address="CPM.I132:CPM.I132">
            <calcext:condition calcext:apply-style-name="Untitled1" calcext:value="!=[$CPM.$B132]" calcext:base-cell-address="CPM.I132"/>
          </calcext:conditional-format>
          <calcext:conditional-format calcext:target-range-address="CPM.J132:CPM.J132">
            <calcext:condition calcext:apply-style-name="Untitled1" calcext:value="!=[$CPM.$B132]" calcext:base-cell-address="CPM.J132"/>
          </calcext:conditional-format>
          <calcext:conditional-format calcext:target-range-address="CPM.K132:CPM.K132">
            <calcext:condition calcext:apply-style-name="Untitled1" calcext:value="!=[$CPM.$B132]" calcext:base-cell-address="CPM.K132"/>
          </calcext:conditional-format>
          <calcext:conditional-format calcext:target-range-address="CPM.L132:CPM.L132">
            <calcext:condition calcext:apply-style-name="Untitled1" calcext:value="!=[$CPM.$B132]" calcext:base-cell-address="CPM.L132"/>
          </calcext:conditional-format>
          <calcext:conditional-format calcext:target-range-address="CPM.M132:CPM.M132">
            <calcext:condition calcext:apply-style-name="Untitled1" calcext:value="!=[$CPM.$B132]" calcext:base-cell-address="CPM.M132"/>
          </calcext:conditional-format>
          <calcext:conditional-format calcext:target-range-address="CPM.N132:CPM.N132">
            <calcext:condition calcext:apply-style-name="Untitled1" calcext:value="!=[$CPM.$B132]" calcext:base-cell-address="CPM.N132"/>
          </calcext:conditional-format>
          <calcext:conditional-format calcext:target-range-address="CPM.E140:CPM.E140">
            <calcext:condition calcext:apply-style-name="Untitled1" calcext:value="!=[$CPM.$B140]" calcext:base-cell-address="CPM.E140"/>
          </calcext:conditional-format>
          <calcext:conditional-format calcext:target-range-address="CPM.G140:CPM.G140">
            <calcext:condition calcext:apply-style-name="Untitled1" calcext:value="!=[$CPM.$B140]" calcext:base-cell-address="CPM.G140"/>
          </calcext:conditional-format>
          <calcext:conditional-format calcext:target-range-address="CPM.H140:CPM.H140">
            <calcext:condition calcext:apply-style-name="Untitled1" calcext:value="!=[$CPM.$B140]" calcext:base-cell-address="CPM.H140"/>
          </calcext:conditional-format>
          <calcext:conditional-format calcext:target-range-address="CPM.I140:CPM.I140">
            <calcext:condition calcext:apply-style-name="Untitled1" calcext:value="!=[$CPM.$B140]" calcext:base-cell-address="CPM.I140"/>
          </calcext:conditional-format>
          <calcext:conditional-format calcext:target-range-address="CPM.J140:CPM.J140">
            <calcext:condition calcext:apply-style-name="Untitled1" calcext:value="!=[$CPM.$B140]" calcext:base-cell-address="CPM.J140"/>
          </calcext:conditional-format>
          <calcext:conditional-format calcext:target-range-address="CPM.K140:CPM.K140">
            <calcext:condition calcext:apply-style-name="Untitled1" calcext:value="!=[$CPM.$B140]" calcext:base-cell-address="CPM.K140"/>
          </calcext:conditional-format>
          <calcext:conditional-format calcext:target-range-address="CPM.L140:CPM.L140">
            <calcext:condition calcext:apply-style-name="Untitled1" calcext:value="!=[$CPM.$B140]" calcext:base-cell-address="CPM.L140"/>
          </calcext:conditional-format>
          <calcext:conditional-format calcext:target-range-address="CPM.M140:CPM.M140">
            <calcext:condition calcext:apply-style-name="Untitled1" calcext:value="!=[$CPM.$B140]" calcext:base-cell-address="CPM.M140"/>
          </calcext:conditional-format>
          <calcext:conditional-format calcext:target-range-address="CPM.N140:CPM.N140">
            <calcext:condition calcext:apply-style-name="Untitled1" calcext:value="!=[$CPM.$B140]" calcext:base-cell-address="CPM.N140"/>
          </calcext:conditional-format>
          <calcext:conditional-format calcext:target-range-address="CPM.E75:CPM.E75">
            <calcext:condition calcext:apply-style-name="Untitled1" calcext:value="!=[$CPM.$B75]" calcext:base-cell-address="CPM.E75"/>
          </calcext:conditional-format>
          <calcext:conditional-format calcext:target-range-address="CPM.G75:CPM.G75">
            <calcext:condition calcext:apply-style-name="Untitled1" calcext:value="!=[$CPM.$B75]" calcext:base-cell-address="CPM.G75"/>
          </calcext:conditional-format>
          <calcext:conditional-format calcext:target-range-address="CPM.H75:CPM.H75">
            <calcext:condition calcext:apply-style-name="Untitled1" calcext:value="!=[$CPM.$B75]" calcext:base-cell-address="CPM.H75"/>
          </calcext:conditional-format>
          <calcext:conditional-format calcext:target-range-address="CPM.I75:CPM.I75">
            <calcext:condition calcext:apply-style-name="Untitled1" calcext:value="!=[$CPM.$B75]" calcext:base-cell-address="CPM.I75"/>
          </calcext:conditional-format>
          <calcext:conditional-format calcext:target-range-address="CPM.J75:CPM.J75">
            <calcext:condition calcext:apply-style-name="Untitled1" calcext:value="!=[$CPM.$B75]" calcext:base-cell-address="CPM.J75"/>
          </calcext:conditional-format>
          <calcext:conditional-format calcext:target-range-address="CPM.K75:CPM.K75">
            <calcext:condition calcext:apply-style-name="Untitled1" calcext:value="!=[$CPM.$B75]" calcext:base-cell-address="CPM.K75"/>
          </calcext:conditional-format>
          <calcext:conditional-format calcext:target-range-address="CPM.L75:CPM.L75">
            <calcext:condition calcext:apply-style-name="Untitled1" calcext:value="!=[$CPM.$B75]" calcext:base-cell-address="CPM.L75"/>
          </calcext:conditional-format>
          <calcext:conditional-format calcext:target-range-address="CPM.M75:CPM.M75">
            <calcext:condition calcext:apply-style-name="Untitled1" calcext:value="!=[$CPM.$B75]" calcext:base-cell-address="CPM.M75"/>
          </calcext:conditional-format>
          <calcext:conditional-format calcext:target-range-address="CPM.N75:CPM.N75">
            <calcext:condition calcext:apply-style-name="Untitled1" calcext:value="!=[$CPM.$B75]" calcext:base-cell-address="CPM.N75"/>
          </calcext:conditional-format>
          <calcext:conditional-format calcext:target-range-address="CPM.C29:CPM.C29">
            <calcext:condition calcext:apply-style-name="Untitled1" calcext:value="!=[$CPM.$B29]" calcext:base-cell-address="CPM.C29"/>
          </calcext:conditional-format>
          <calcext:conditional-format calcext:target-range-address="CPM.D29:CPM.D29">
            <calcext:condition calcext:apply-style-name="Untitled1" calcext:value="!=[$CPM.$B29]" calcext:base-cell-address="CPM.D29"/>
          </calcext:conditional-format>
          <calcext:conditional-format calcext:target-range-address="CPM.C30:CPM.C30">
            <calcext:condition calcext:apply-style-name="Untitled1" calcext:value="!=[$CPM.$B30]" calcext:base-cell-address="CPM.C30"/>
          </calcext:conditional-format>
          <calcext:conditional-format calcext:target-range-address="CPM.D30:CPM.D30">
            <calcext:condition calcext:apply-style-name="Untitled1" calcext:value="!=[$CPM.$B30]" calcext:base-cell-address="CPM.D30"/>
          </calcext:conditional-format>
          <calcext:conditional-format calcext:target-range-address="CPM.C33:CPM.C33">
            <calcext:condition calcext:apply-style-name="Untitled1" calcext:value="!=[$CPM.$B33]" calcext:base-cell-address="CPM.C33"/>
          </calcext:conditional-format>
          <calcext:conditional-format calcext:target-range-address="CPM.D33:CPM.D33">
            <calcext:condition calcext:apply-style-name="Untitled1" calcext:value="!=[$CPM.$B33]" calcext:base-cell-address="CPM.D33"/>
          </calcext:conditional-format>
          <calcext:conditional-format calcext:target-range-address="CPM.C34:CPM.C34">
            <calcext:condition calcext:apply-style-name="Untitled1" calcext:value="!=[$CPM.$B34]" calcext:base-cell-address="CPM.C34"/>
          </calcext:conditional-format>
          <calcext:conditional-format calcext:target-range-address="CPM.D34:CPM.D34">
            <calcext:condition calcext:apply-style-name="Untitled1" calcext:value="!=[$CPM.$B34]" calcext:base-cell-address="CPM.D34"/>
          </calcext:conditional-format>
          <calcext:conditional-format calcext:target-range-address="CPM.C37:CPM.C37">
            <calcext:condition calcext:apply-style-name="Untitled1" calcext:value="!=[$CPM.$B37]" calcext:base-cell-address="CPM.C37"/>
          </calcext:conditional-format>
          <calcext:conditional-format calcext:target-range-address="CPM.D37:CPM.D37">
            <calcext:condition calcext:apply-style-name="Untitled1" calcext:value="!=[$CPM.$B37]" calcext:base-cell-address="CPM.D37"/>
          </calcext:conditional-format>
          <calcext:conditional-format calcext:target-range-address="CPM.C38:CPM.C38">
            <calcext:condition calcext:apply-style-name="Untitled1" calcext:value="!=[$CPM.$B38]" calcext:base-cell-address="CPM.C38"/>
          </calcext:conditional-format>
          <calcext:conditional-format calcext:target-range-address="CPM.D38:CPM.D38">
            <calcext:condition calcext:apply-style-name="Untitled1" calcext:value="!=[$CPM.$B38]" calcext:base-cell-address="CPM.D38"/>
          </calcext:conditional-format>
          <calcext:conditional-format calcext:target-range-address="CPM.C41:CPM.C41">
            <calcext:condition calcext:apply-style-name="Untitled1" calcext:value="!=[$CPM.$B41]" calcext:base-cell-address="CPM.C41"/>
          </calcext:conditional-format>
          <calcext:conditional-format calcext:target-range-address="CPM.D41:CPM.D41">
            <calcext:condition calcext:apply-style-name="Untitled1" calcext:value="!=[$CPM.$B41]" calcext:base-cell-address="CPM.D41"/>
          </calcext:conditional-format>
          <calcext:conditional-format calcext:target-range-address="CPM.C42:CPM.C42">
            <calcext:condition calcext:apply-style-name="Untitled1" calcext:value="!=[$CPM.$B42]" calcext:base-cell-address="CPM.C42"/>
          </calcext:conditional-format>
          <calcext:conditional-format calcext:target-range-address="CPM.D42:CPM.D42">
            <calcext:condition calcext:apply-style-name="Untitled1" calcext:value="!=[$CPM.$B42]" calcext:base-cell-address="CPM.D42"/>
          </calcext:conditional-format>
          <calcext:conditional-format calcext:target-range-address="CPM.C45:CPM.C45">
            <calcext:condition calcext:apply-style-name="Untitled1" calcext:value="!=[$CPM.$B45]" calcext:base-cell-address="CPM.C45"/>
          </calcext:conditional-format>
          <calcext:conditional-format calcext:target-range-address="CPM.D45:CPM.D45">
            <calcext:condition calcext:apply-style-name="Untitled1" calcext:value="!=[$CPM.$B45]" calcext:base-cell-address="CPM.D45"/>
          </calcext:conditional-format>
          <calcext:conditional-format calcext:target-range-address="CPM.C46:CPM.C46">
            <calcext:condition calcext:apply-style-name="Untitled1" calcext:value="!=[$CPM.$B46]" calcext:base-cell-address="CPM.C46"/>
          </calcext:conditional-format>
          <calcext:conditional-format calcext:target-range-address="CPM.D46:CPM.D46">
            <calcext:condition calcext:apply-style-name="Untitled1" calcext:value="!=[$CPM.$B46]" calcext:base-cell-address="CPM.D46"/>
          </calcext:conditional-format>
          <calcext:conditional-format calcext:target-range-address="CPM.C53:CPM.C53">
            <calcext:condition calcext:apply-style-name="Untitled1" calcext:value="!=[$CPM.$B53]" calcext:base-cell-address="CPM.C53"/>
          </calcext:conditional-format>
          <calcext:conditional-format calcext:target-range-address="CPM.D53:CPM.D53">
            <calcext:condition calcext:apply-style-name="Untitled1" calcext:value="!=[$CPM.$B53]" calcext:base-cell-address="CPM.D53"/>
          </calcext:conditional-format>
          <calcext:conditional-format calcext:target-range-address="CPM.C54:CPM.C54">
            <calcext:condition calcext:apply-style-name="Untitled1" calcext:value="!=[$CPM.$B54]" calcext:base-cell-address="CPM.C54"/>
          </calcext:conditional-format>
          <calcext:conditional-format calcext:target-range-address="CPM.D54:CPM.D54">
            <calcext:condition calcext:apply-style-name="Untitled1" calcext:value="!=[$CPM.$B54]" calcext:base-cell-address="CPM.D54"/>
          </calcext:conditional-format>
          <calcext:conditional-format calcext:target-range-address="CPM.C49:CPM.C49">
            <calcext:condition calcext:apply-style-name="Untitled1" calcext:value="!=[$CPM.$B49]" calcext:base-cell-address="CPM.C49"/>
          </calcext:conditional-format>
          <calcext:conditional-format calcext:target-range-address="CPM.D49:CPM.D49">
            <calcext:condition calcext:apply-style-name="Untitled1" calcext:value="!=[$CPM.$B49]" calcext:base-cell-address="CPM.D49"/>
          </calcext:conditional-format>
          <calcext:conditional-format calcext:target-range-address="CPM.C64:CPM.C64">
            <calcext:condition calcext:apply-style-name="Untitled1" calcext:value="!=[$CPM.$B64]" calcext:base-cell-address="CPM.C64"/>
          </calcext:conditional-format>
          <calcext:conditional-format calcext:target-range-address="CPM.D64:CPM.D64">
            <calcext:condition calcext:apply-style-name="Untitled1" calcext:value="!=[$CPM.$B64]" calcext:base-cell-address="CPM.D64"/>
          </calcext:conditional-format>
          <calcext:conditional-format calcext:target-range-address="CPM.C67:CPM.C67">
            <calcext:condition calcext:apply-style-name="Untitled1" calcext:value="!=[$CPM.$B67]" calcext:base-cell-address="CPM.C67"/>
          </calcext:conditional-format>
          <calcext:conditional-format calcext:target-range-address="CPM.D67:CPM.D67">
            <calcext:condition calcext:apply-style-name="Untitled1" calcext:value="!=[$CPM.$B67]" calcext:base-cell-address="CPM.D67"/>
          </calcext:conditional-format>
          <calcext:conditional-format calcext:target-range-address="CPM.C71:CPM.C71">
            <calcext:condition calcext:apply-style-name="Untitled1" calcext:value="!=[$CPM.$B71]" calcext:base-cell-address="CPM.C71"/>
          </calcext:conditional-format>
          <calcext:conditional-format calcext:target-range-address="CPM.D71:CPM.D71">
            <calcext:condition calcext:apply-style-name="Untitled1" calcext:value="!=[$CPM.$B71]" calcext:base-cell-address="CPM.D71"/>
          </calcext:conditional-format>
          <calcext:conditional-format calcext:target-range-address="CPM.C79:CPM.C79">
            <calcext:condition calcext:apply-style-name="Untitled1" calcext:value="!=[$CPM.$B79]" calcext:base-cell-address="CPM.C79"/>
          </calcext:conditional-format>
          <calcext:conditional-format calcext:target-range-address="CPM.D79:CPM.D79">
            <calcext:condition calcext:apply-style-name="Untitled1" calcext:value="!=[$CPM.$B79]" calcext:base-cell-address="CPM.D79"/>
          </calcext:conditional-format>
          <calcext:conditional-format calcext:target-range-address="CPM.C83:CPM.C83">
            <calcext:condition calcext:apply-style-name="Untitled1" calcext:value="!=[$CPM.$B83]" calcext:base-cell-address="CPM.C83"/>
          </calcext:conditional-format>
          <calcext:conditional-format calcext:target-range-address="CPM.D83:CPM.D83">
            <calcext:condition calcext:apply-style-name="Untitled1" calcext:value="!=[$CPM.$B83]" calcext:base-cell-address="CPM.D83"/>
          </calcext:conditional-format>
          <calcext:conditional-format calcext:target-range-address="CPM.C86:CPM.C86">
            <calcext:condition calcext:apply-style-name="Untitled1" calcext:value="!=[$CPM.$B86]" calcext:base-cell-address="CPM.C86"/>
          </calcext:conditional-format>
          <calcext:conditional-format calcext:target-range-address="CPM.D86:CPM.D86">
            <calcext:condition calcext:apply-style-name="Untitled1" calcext:value="!=[$CPM.$B86]" calcext:base-cell-address="CPM.D86"/>
          </calcext:conditional-format>
          <calcext:conditional-format calcext:target-range-address="CPM.C89:CPM.C89">
            <calcext:condition calcext:apply-style-name="Untitled1" calcext:value="!=[$CPM.$B89]" calcext:base-cell-address="CPM.C89"/>
          </calcext:conditional-format>
          <calcext:conditional-format calcext:target-range-address="CPM.D89:CPM.D89">
            <calcext:condition calcext:apply-style-name="Untitled1" calcext:value="!=[$CPM.$B89]" calcext:base-cell-address="CPM.D89"/>
          </calcext:conditional-format>
          <calcext:conditional-format calcext:target-range-address="CPM.C92:CPM.C92">
            <calcext:condition calcext:apply-style-name="Untitled1" calcext:value="!=[$CPM.$B92]" calcext:base-cell-address="CPM.C92"/>
          </calcext:conditional-format>
          <calcext:conditional-format calcext:target-range-address="CPM.D92:CPM.D92">
            <calcext:condition calcext:apply-style-name="Untitled1" calcext:value="!=[$CPM.$B92]" calcext:base-cell-address="CPM.D92"/>
          </calcext:conditional-format>
          <calcext:conditional-format calcext:target-range-address="CPM.C96:CPM.C96">
            <calcext:condition calcext:apply-style-name="Untitled1" calcext:value="!=[$CPM.$B96]" calcext:base-cell-address="CPM.C96"/>
          </calcext:conditional-format>
          <calcext:conditional-format calcext:target-range-address="CPM.D96:CPM.D96">
            <calcext:condition calcext:apply-style-name="Untitled1" calcext:value="!=[$CPM.$B96]" calcext:base-cell-address="CPM.D96"/>
          </calcext:conditional-format>
          <calcext:conditional-format calcext:target-range-address="CPM.C97:CPM.C97">
            <calcext:condition calcext:apply-style-name="Untitled1" calcext:value="!=[$CPM.$B97]" calcext:base-cell-address="CPM.C97"/>
          </calcext:conditional-format>
          <calcext:conditional-format calcext:target-range-address="CPM.D97:CPM.D97">
            <calcext:condition calcext:apply-style-name="Untitled1" calcext:value="!=[$CPM.$B97]" calcext:base-cell-address="CPM.D97"/>
          </calcext:conditional-format>
          <calcext:conditional-format calcext:target-range-address="CPM.C104:CPM.C104">
            <calcext:condition calcext:apply-style-name="Untitled1" calcext:value="!=[$CPM.$B104]" calcext:base-cell-address="CPM.C104"/>
          </calcext:conditional-format>
          <calcext:conditional-format calcext:target-range-address="CPM.D104:CPM.D104">
            <calcext:condition calcext:apply-style-name="Untitled1" calcext:value="!=[$CPM.$B104]" calcext:base-cell-address="CPM.D104"/>
          </calcext:conditional-format>
          <calcext:conditional-format calcext:target-range-address="CPM.C108:CPM.C108">
            <calcext:condition calcext:apply-style-name="Untitled1" calcext:value="!=[$CPM.$B108]" calcext:base-cell-address="CPM.C108"/>
          </calcext:conditional-format>
          <calcext:conditional-format calcext:target-range-address="CPM.D108:CPM.D108">
            <calcext:condition calcext:apply-style-name="Untitled1" calcext:value="!=[$CPM.$B108]" calcext:base-cell-address="CPM.D108"/>
          </calcext:conditional-format>
          <calcext:conditional-format calcext:target-range-address="CPM.C111:CPM.C111">
            <calcext:condition calcext:apply-style-name="Untitled1" calcext:value="!=[$CPM.$B111]" calcext:base-cell-address="CPM.C111"/>
          </calcext:conditional-format>
          <calcext:conditional-format calcext:target-range-address="CPM.D111:CPM.D111">
            <calcext:condition calcext:apply-style-name="Untitled1" calcext:value="!=[$CPM.$B111]" calcext:base-cell-address="CPM.D111"/>
          </calcext:conditional-format>
          <calcext:conditional-format calcext:target-range-address="CPM.C114:CPM.C114">
            <calcext:condition calcext:apply-style-name="Untitled1" calcext:value="!=[$CPM.$B114]" calcext:base-cell-address="CPM.C114"/>
          </calcext:conditional-format>
          <calcext:conditional-format calcext:target-range-address="CPM.D114:CPM.D114">
            <calcext:condition calcext:apply-style-name="Untitled1" calcext:value="!=[$CPM.$B114]" calcext:base-cell-address="CPM.D114"/>
          </calcext:conditional-format>
          <calcext:conditional-format calcext:target-range-address="CPM.C117:CPM.C117">
            <calcext:condition calcext:apply-style-name="Untitled1" calcext:value="!=[$CPM.$B117]" calcext:base-cell-address="CPM.C117"/>
          </calcext:conditional-format>
          <calcext:conditional-format calcext:target-range-address="CPM.D117:CPM.D117">
            <calcext:condition calcext:apply-style-name="Untitled1" calcext:value="!=[$CPM.$B117]" calcext:base-cell-address="CPM.D117"/>
          </calcext:conditional-format>
          <calcext:conditional-format calcext:target-range-address="CPM.C120:CPM.C120">
            <calcext:condition calcext:apply-style-name="Untitled1" calcext:value="!=[$CPM.$B120]" calcext:base-cell-address="CPM.C120"/>
          </calcext:conditional-format>
          <calcext:conditional-format calcext:target-range-address="CPM.D120:CPM.D120">
            <calcext:condition calcext:apply-style-name="Untitled1" calcext:value="!=[$CPM.$B120]" calcext:base-cell-address="CPM.D120"/>
          </calcext:conditional-format>
          <calcext:conditional-format calcext:target-range-address="CPM.C123:CPM.C123">
            <calcext:condition calcext:apply-style-name="Untitled1" calcext:value="!=[$CPM.$B123]" calcext:base-cell-address="CPM.C123"/>
          </calcext:conditional-format>
          <calcext:conditional-format calcext:target-range-address="CPM.D123:CPM.D123">
            <calcext:condition calcext:apply-style-name="Untitled1" calcext:value="!=[$CPM.$B123]" calcext:base-cell-address="CPM.D123"/>
          </calcext:conditional-format>
          <calcext:conditional-format calcext:target-range-address="CPM.C126:CPM.C126">
            <calcext:condition calcext:apply-style-name="Untitled1" calcext:value="!=[$CPM.$B126]" calcext:base-cell-address="CPM.C126"/>
          </calcext:conditional-format>
          <calcext:conditional-format calcext:target-range-address="CPM.D126:CPM.D126">
            <calcext:condition calcext:apply-style-name="Untitled1" calcext:value="!=[$CPM.$B126]" calcext:base-cell-address="CPM.D126"/>
          </calcext:conditional-format>
          <calcext:conditional-format calcext:target-range-address="CPM.C129:CPM.C129">
            <calcext:condition calcext:apply-style-name="Untitled1" calcext:value="!=[$CPM.$B129]" calcext:base-cell-address="CPM.C129"/>
          </calcext:conditional-format>
          <calcext:conditional-format calcext:target-range-address="CPM.D129:CPM.D129">
            <calcext:condition calcext:apply-style-name="Untitled1" calcext:value="!=[$CPM.$B129]" calcext:base-cell-address="CPM.D129"/>
          </calcext:conditional-format>
          <calcext:conditional-format calcext:target-range-address="CPM.C132:CPM.C132">
            <calcext:condition calcext:apply-style-name="Untitled1" calcext:value="!=[$CPM.$B132]" calcext:base-cell-address="CPM.C132"/>
          </calcext:conditional-format>
          <calcext:conditional-format calcext:target-range-address="CPM.D132:CPM.D132">
            <calcext:condition calcext:apply-style-name="Untitled1" calcext:value="!=[$CPM.$B132]" calcext:base-cell-address="CPM.D132"/>
          </calcext:conditional-format>
          <calcext:conditional-format calcext:target-range-address="CPM.C140:CPM.C140">
            <calcext:condition calcext:apply-style-name="Untitled1" calcext:value="!=[$CPM.$B140]" calcext:base-cell-address="CPM.C140"/>
          </calcext:conditional-format>
          <calcext:conditional-format calcext:target-range-address="CPM.D140:CPM.D140">
            <calcext:condition calcext:apply-style-name="Untitled1" calcext:value="!=[$CPM.$B140]" calcext:base-cell-address="CPM.D140"/>
          </calcext:conditional-format>
          <calcext:conditional-format calcext:target-range-address="CPM.C75:CPM.C75">
            <calcext:condition calcext:apply-style-name="Untitled1" calcext:value="!=[$CPM.$B75]" calcext:base-cell-address="CPM.C75"/>
          </calcext:conditional-format>
          <calcext:conditional-format calcext:target-range-address="CPM.D75:CPM.D75">
            <calcext:condition calcext:apply-style-name="Untitled1" calcext:value="!=[$CPM.$B75]" calcext:base-cell-address="CPM.D75"/>
          </calcext:conditional-format>
          <calcext:conditional-format calcext:target-range-address="CPM.F29:CPM.F29">
            <calcext:condition calcext:apply-style-name="Untitled1" calcext:value="!=[$CPM.$B29]" calcext:base-cell-address="CPM.F29"/>
          </calcext:conditional-format>
          <calcext:conditional-format calcext:target-range-address="CPM.F30:CPM.F30">
            <calcext:condition calcext:apply-style-name="Untitled1" calcext:value="!=[$CPM.$B30]" calcext:base-cell-address="CPM.F30"/>
          </calcext:conditional-format>
          <calcext:conditional-format calcext:target-range-address="CPM.F33:CPM.F33">
            <calcext:condition calcext:apply-style-name="Untitled1" calcext:value="!=[$CPM.$B33]" calcext:base-cell-address="CPM.F33"/>
          </calcext:conditional-format>
          <calcext:conditional-format calcext:target-range-address="CPM.F34:CPM.F34">
            <calcext:condition calcext:apply-style-name="Untitled1" calcext:value="!=[$CPM.$B34]" calcext:base-cell-address="CPM.F34"/>
          </calcext:conditional-format>
          <calcext:conditional-format calcext:target-range-address="CPM.F37:CPM.F37">
            <calcext:condition calcext:apply-style-name="Untitled1" calcext:value="!=[$CPM.$B37]" calcext:base-cell-address="CPM.F37"/>
          </calcext:conditional-format>
          <calcext:conditional-format calcext:target-range-address="CPM.F38:CPM.F38">
            <calcext:condition calcext:apply-style-name="Untitled1" calcext:value="!=[$CPM.$B38]" calcext:base-cell-address="CPM.F38"/>
          </calcext:conditional-format>
          <calcext:conditional-format calcext:target-range-address="CPM.F41:CPM.F41">
            <calcext:condition calcext:apply-style-name="Untitled1" calcext:value="!=[$CPM.$B41]" calcext:base-cell-address="CPM.F41"/>
          </calcext:conditional-format>
          <calcext:conditional-format calcext:target-range-address="CPM.F42:CPM.F42">
            <calcext:condition calcext:apply-style-name="Untitled1" calcext:value="!=[$CPM.$B42]" calcext:base-cell-address="CPM.F42"/>
          </calcext:conditional-format>
          <calcext:conditional-format calcext:target-range-address="CPM.F45:CPM.F45">
            <calcext:condition calcext:apply-style-name="Untitled1" calcext:value="!=[$CPM.$B45]" calcext:base-cell-address="CPM.F45"/>
          </calcext:conditional-format>
          <calcext:conditional-format calcext:target-range-address="CPM.F46:CPM.F46">
            <calcext:condition calcext:apply-style-name="Untitled1" calcext:value="!=[$CPM.$B46]" calcext:base-cell-address="CPM.F46"/>
          </calcext:conditional-format>
          <calcext:conditional-format calcext:target-range-address="CPM.F53:CPM.F53">
            <calcext:condition calcext:apply-style-name="Untitled1" calcext:value="!=[$CPM.$B53]" calcext:base-cell-address="CPM.F53"/>
          </calcext:conditional-format>
          <calcext:conditional-format calcext:target-range-address="CPM.F54:CPM.F54">
            <calcext:condition calcext:apply-style-name="Untitled1" calcext:value="!=[$CPM.$B54]" calcext:base-cell-address="CPM.F54"/>
          </calcext:conditional-format>
          <calcext:conditional-format calcext:target-range-address="CPM.F49:CPM.F49">
            <calcext:condition calcext:apply-style-name="Untitled1" calcext:value="!=[$CPM.$B49]" calcext:base-cell-address="CPM.F49"/>
          </calcext:conditional-format>
          <calcext:conditional-format calcext:target-range-address="CPM.F64:CPM.F64">
            <calcext:condition calcext:apply-style-name="Untitled1" calcext:value="!=[$CPM.$B64]" calcext:base-cell-address="CPM.F64"/>
          </calcext:conditional-format>
          <calcext:conditional-format calcext:target-range-address="CPM.F67:CPM.F67">
            <calcext:condition calcext:apply-style-name="Untitled1" calcext:value="!=[$CPM.$B67]" calcext:base-cell-address="CPM.F67"/>
          </calcext:conditional-format>
          <calcext:conditional-format calcext:target-range-address="CPM.F71:CPM.F71">
            <calcext:condition calcext:apply-style-name="Untitled1" calcext:value="!=[$CPM.$B71]" calcext:base-cell-address="CPM.F71"/>
          </calcext:conditional-format>
          <calcext:conditional-format calcext:target-range-address="CPM.F79:CPM.F79">
            <calcext:condition calcext:apply-style-name="Untitled1" calcext:value="!=[$CPM.$B79]" calcext:base-cell-address="CPM.F79"/>
          </calcext:conditional-format>
          <calcext:conditional-format calcext:target-range-address="CPM.F83:CPM.F83">
            <calcext:condition calcext:apply-style-name="Untitled1" calcext:value="!=[$CPM.$B83]" calcext:base-cell-address="CPM.F83"/>
          </calcext:conditional-format>
          <calcext:conditional-format calcext:target-range-address="CPM.F86:CPM.F86">
            <calcext:condition calcext:apply-style-name="Untitled1" calcext:value="!=[$CPM.$B86]" calcext:base-cell-address="CPM.F86"/>
          </calcext:conditional-format>
          <calcext:conditional-format calcext:target-range-address="CPM.F89:CPM.F89">
            <calcext:condition calcext:apply-style-name="Untitled1" calcext:value="!=[$CPM.$B89]" calcext:base-cell-address="CPM.F89"/>
          </calcext:conditional-format>
          <calcext:conditional-format calcext:target-range-address="CPM.F92:CPM.F92">
            <calcext:condition calcext:apply-style-name="Untitled1" calcext:value="!=[$CPM.$B92]" calcext:base-cell-address="CPM.F92"/>
          </calcext:conditional-format>
          <calcext:conditional-format calcext:target-range-address="CPM.F96:CPM.F96">
            <calcext:condition calcext:apply-style-name="Untitled1" calcext:value="!=[$CPM.$B96]" calcext:base-cell-address="CPM.F96"/>
          </calcext:conditional-format>
          <calcext:conditional-format calcext:target-range-address="CPM.F97:CPM.F97">
            <calcext:condition calcext:apply-style-name="Untitled1" calcext:value="!=[$CPM.$B97]" calcext:base-cell-address="CPM.F97"/>
          </calcext:conditional-format>
          <calcext:conditional-format calcext:target-range-address="CPM.F104:CPM.F104">
            <calcext:condition calcext:apply-style-name="Untitled1" calcext:value="!=[$CPM.$B104]" calcext:base-cell-address="CPM.F104"/>
          </calcext:conditional-format>
          <calcext:conditional-format calcext:target-range-address="CPM.F108:CPM.F108">
            <calcext:condition calcext:apply-style-name="Untitled1" calcext:value="!=[$CPM.$B108]" calcext:base-cell-address="CPM.F108"/>
          </calcext:conditional-format>
          <calcext:conditional-format calcext:target-range-address="CPM.F111:CPM.F111">
            <calcext:condition calcext:apply-style-name="Untitled1" calcext:value="!=[$CPM.$B111]" calcext:base-cell-address="CPM.F111"/>
          </calcext:conditional-format>
          <calcext:conditional-format calcext:target-range-address="CPM.F114:CPM.F114">
            <calcext:condition calcext:apply-style-name="Untitled1" calcext:value="!=[$CPM.$B114]" calcext:base-cell-address="CPM.F114"/>
          </calcext:conditional-format>
          <calcext:conditional-format calcext:target-range-address="CPM.F117:CPM.F117">
            <calcext:condition calcext:apply-style-name="Untitled1" calcext:value="!=[$CPM.$B117]" calcext:base-cell-address="CPM.F117"/>
          </calcext:conditional-format>
          <calcext:conditional-format calcext:target-range-address="CPM.F120:CPM.F120">
            <calcext:condition calcext:apply-style-name="Untitled1" calcext:value="!=[$CPM.$B120]" calcext:base-cell-address="CPM.F120"/>
          </calcext:conditional-format>
          <calcext:conditional-format calcext:target-range-address="CPM.F123:CPM.F123">
            <calcext:condition calcext:apply-style-name="Untitled1" calcext:value="!=[$CPM.$B123]" calcext:base-cell-address="CPM.F123"/>
          </calcext:conditional-format>
          <calcext:conditional-format calcext:target-range-address="CPM.F126:CPM.F126">
            <calcext:condition calcext:apply-style-name="Untitled1" calcext:value="!=[$CPM.$B126]" calcext:base-cell-address="CPM.F126"/>
          </calcext:conditional-format>
          <calcext:conditional-format calcext:target-range-address="CPM.F129:CPM.F129">
            <calcext:condition calcext:apply-style-name="Untitled1" calcext:value="!=[$CPM.$B129]" calcext:base-cell-address="CPM.F129"/>
          </calcext:conditional-format>
          <calcext:conditional-format calcext:target-range-address="CPM.F132:CPM.F132">
            <calcext:condition calcext:apply-style-name="Untitled1" calcext:value="!=[$CPM.$B132]" calcext:base-cell-address="CPM.F132"/>
          </calcext:conditional-format>
          <calcext:conditional-format calcext:target-range-address="CPM.F140:CPM.F140">
            <calcext:condition calcext:apply-style-name="Untitled1" calcext:value="!=[$CPM.$B140]" calcext:base-cell-address="CPM.F140"/>
          </calcext:conditional-format>
          <calcext:conditional-format calcext:target-range-address="CPM.F75:CPM.F75">
            <calcext:condition calcext:apply-style-name="Untitled1" calcext:value="!=[$CPM.$B75]" calcext:base-cell-address="CPM.F75"/>
          </calcext:conditional-format>
        </calcext:conditional-formats>
      </table:table>
      <table:table table:name="CPM_CSV" table:style-name="ta1">
        <table:table-column table:style-name="co3" table:default-cell-style-name="Default"/>
        <table:table-column table:style-name="co4" table:number-columns-repeated="13" table:default-cell-style-name="Default"/>
        <table:table-row table:style-name="ro1">
          <table:table-cell table:formula="of:=[CPM.A177]" office:value-type="string" office:string-value="NAME" calcext:value-type="string">
            <text:p>NAME</text:p>
          </table:table-cell>
          <table:table-cell table:formula="of:=[CPM.B177]" office:value-type="string" office:string-value="'12_87_09_NIIJAF'" calcext:value-type="string">
            <text:p>'12_87_09_NIIJAF'</text:p>
          </table:table-cell>
          <table:table-cell table:formula="of:=[CPM.C177]" office:value-type="string" office:string-value="'1x_88_EPSON_V104'" calcext:value-type="string">
            <text:p>'1x_88_EPSON_V104'</text:p>
          </table:table-cell>
          <table:table-cell table:formula="of:=[CPM.D177]" office:value-type="string" office:string-value="'1x_89_03_30_RAVI'" calcext:value-type="string">
            <text:p>'1x_89_03_30_RAVI'</text:p>
          </table:table-cell>
          <table:table-cell table:formula="of:=[CPM.E177]" office:value-type="string" office:string-value="'12_87_11_niijaf'" calcext:value-type="string">
            <text:p>'12_87_11_niijaf'</text:p>
          </table:table-cell>
          <table:table-cell table:formula="of:=[CPM.F177]" office:value-type="string" office:string-value="'12_88_3_niijaf'" calcext:value-type="string">
            <text:p>'12_88_3_niijaf'</text:p>
          </table:table-cell>
          <table:table-cell table:formula="of:=[CPM.G177]" office:value-type="string" office:string-value="'12_88_3_alternativa'" calcext:value-type="string">
            <text:p>'12_88_3_alternativa'</text:p>
          </table:table-cell>
          <table:table-cell table:formula="of:=[CPM.H177]" office:value-type="string" office:string-value="'12_90_5_kontur'" calcext:value-type="string">
            <text:p>'12_90_5_kontur'</text:p>
          </table:table-cell>
          <table:table-cell table:formula="of:=[CPM.I177]" office:value-type="string" office:string-value="'20_88___miks'" calcext:value-type="string">
            <text:p>'20_88___miks'</text:p>
          </table:table-cell>
          <table:table-cell table:formula="of:=[CPM.J177]" office:value-type="string" office:string-value="'21_89_2_niijaf'" calcext:value-type="string">
            <text:p>'21_89_2_niijaf'</text:p>
          </table:table-cell>
          <table:table-cell table:formula="of:=[CPM.K177]" office:value-type="string" office:string-value="'21_89_2_niijaf2'" calcext:value-type="string">
            <text:p>'21_89_2_niijaf2'</text:p>
          </table:table-cell>
          <table:table-cell table:formula="of:=[CPM.L177]" office:value-type="string" office:string-value="'21_89___wiza'" calcext:value-type="string">
            <text:p>'21_89___wiza'</text:p>
          </table:table-cell>
          <table:table-cell table:formula="of:=[CPM.M177]" office:value-type="string" office:string-value="'21_91___LAP'" calcext:value-type="string">
            <text:p>'21_91___LAP'</text:p>
          </table:table-cell>
          <table:table-cell table:formula="of:=[CPM.N177]" office:value-type="string" office:string-value="'21m_____Shkanov'" calcext:value-type="string">
            <text:p>'21m_____Shkanov'</text:p>
          </table:table-cell>
        </table:table-row>
        <table:table-row table:style-name="ro1">
          <table:table-cell table:formula="of:=[CPM.A146]" office:value-type="string" office:string-value="ROMCHECK" calcext:value-type="string">
            <text:p>ROMCHECK</text:p>
          </table:table-cell>
          <table:table-cell table:formula="of:=[CPM.B146]">
            <text:p/>
          </table:table-cell>
          <table:table-cell table:formula="of:=[CPM.C146]" office:value-type="string" office:string-value="RQ_OPTS1" calcext:value-type="string">
            <text:p>RQ_OPTS1</text:p>
          </table:table-cell>
          <table:table-cell table:formula="of:=[CPM.D146]" office:value-type="string" office:string-value="RQ_OPTS1" calcext:value-type="string">
            <text:p>RQ_OPTS1</text:p>
          </table:table-cell>
          <table:table-cell table:formula="of:=[CPM.E146]">
            <text:p/>
          </table:table-cell>
          <table:table-cell table:formula="of:=[CPM.F146]">
            <text:p/>
          </table:table-cell>
          <table:table-cell table:formula="of:=[CPM.G146]">
            <text:p/>
          </table:table-cell>
          <table:table-cell table:formula="of:=[CPM.H146]">
            <text:p/>
          </table:table-cell>
          <table:table-cell table:formula="of:=[CPM.I146]">
            <text:p/>
          </table:table-cell>
          <table:table-cell table:formula="of:=[CPM.J146]">
            <text:p/>
          </table:table-cell>
          <table:table-cell table:formula="of:=[CPM.K146]">
            <text:p/>
          </table:table-cell>
          <table:table-cell table:formula="of:=[CPM.L146]">
            <text:p/>
          </table:table-cell>
          <table:table-cell table:formula="of:=[CPM.M146]">
            <text:p/>
          </table:table-cell>
          <table:table-cell table:formula="of:=[CPM.N146]">
            <text:p/>
          </table:table-cell>
        </table:table-row>
        <table:table-row table:style-name="ro1">
          <table:table-cell table:formula="of:=[CPM.A147]" office:value-type="string" office:string-value="BIOS_LOGO" calcext:value-type="string">
            <text:p>BIOS_LOGO</text:p>
          </table:table-cell>
          <table:table-cell table:formula="of:=[CPM.B147]" office:value-type="string" office:string-value="0xDAEE" calcext:value-type="string">
            <text:p>0xDAEE</text:p>
          </table:table-cell>
          <table:table-cell table:formula="of:=[CPM.C147]" office:value-type="string" office:string-value="0xDAEE" calcext:value-type="string">
            <text:p>0xDAEE</text:p>
          </table:table-cell>
          <table:table-cell table:formula="of:=[CPM.D147]" office:value-type="string" office:string-value="0xDAEE" calcext:value-type="string">
            <text:p>0xDAEE</text:p>
          </table:table-cell>
          <table:table-cell table:formula="of:=[CPM.E147]" office:value-type="string" office:string-value="0xDAEE" calcext:value-type="string">
            <text:p>0xDAEE</text:p>
          </table:table-cell>
          <table:table-cell table:formula="of:=[CPM.F147]" office:value-type="string" office:string-value="0xDAEE" calcext:value-type="string">
            <text:p>0xDAEE</text:p>
          </table:table-cell>
          <table:table-cell table:formula="of:=[CPM.G147]" office:value-type="string" office:string-value="0xDAEE" calcext:value-type="string">
            <text:p>0xDAEE</text:p>
          </table:table-cell>
          <table:table-cell table:formula="of:=[CPM.H147]" office:value-type="string" office:string-value="0xDAEF" calcext:value-type="string">
            <text:p>0xDAEF</text:p>
          </table:table-cell>
          <table:table-cell table:formula="of:=[CPM.I147]" office:value-type="string" office:string-value="0xDAEE" calcext:value-type="string">
            <text:p>0xDAEE</text:p>
          </table:table-cell>
          <table:table-cell table:formula="of:=[CPM.J147]" office:value-type="string" office:string-value="0xDAEE" calcext:value-type="string">
            <text:p>0xDAEE</text:p>
          </table:table-cell>
          <table:table-cell table:formula="of:=[CPM.K147]" office:value-type="string" office:string-value="0xDAEE" calcext:value-type="string">
            <text:p>0xDAEE</text:p>
          </table:table-cell>
          <table:table-cell table:formula="of:=[CPM.L147]" office:value-type="string" office:string-value="0xDAEE" calcext:value-type="string">
            <text:p>0xDAEE</text:p>
          </table:table-cell>
          <table:table-cell table:formula="of:=[CPM.M147]" office:value-type="string" office:string-value="0xDAEE" calcext:value-type="string">
            <text:p>0xDAEE</text:p>
          </table:table-cell>
          <table:table-cell table:formula="of:=[CPM.N147]" office:value-type="string" office:string-value="0xDAEE" calcext:value-type="string">
            <text:p>0xDAEE</text:p>
          </table:table-cell>
        </table:table-row>
        <table:table-row table:style-name="ro1">
          <table:table-cell table:formula="of:=[CPM.A148]" office:value-type="string" office:string-value="PPI2C_BIOS_INIT" calcext:value-type="string">
            <text:p>PPI2C_BIOS_INIT</text:p>
          </table:table-cell>
          <table:table-cell table:formula="of:=[CPM.B148]" office:value-type="string" office:string-value="0xE738+1" calcext:value-type="string">
            <text:p>0xE738+1</text:p>
          </table:table-cell>
          <table:table-cell table:formula="of:=[CPM.C148]" office:value-type="string" office:string-value="0xE8B7+1" calcext:value-type="string">
            <text:p>0xE8B7+1</text:p>
          </table:table-cell>
          <table:table-cell table:formula="of:=[CPM.D148]" office:value-type="string" office:string-value="0xE8B8+1" calcext:value-type="string">
            <text:p>0xE8B8+1</text:p>
          </table:table-cell>
          <table:table-cell table:formula="of:=[CPM.E148]" office:value-type="string" office:string-value="0xE30E+1" calcext:value-type="string">
            <text:p>0xE30E+1</text:p>
          </table:table-cell>
          <table:table-cell table:formula="of:=[CPM.F148]" office:value-type="string" office:string-value="0xE077+1" calcext:value-type="string">
            <text:p>0xE077+1</text:p>
          </table:table-cell>
          <table:table-cell table:formula="of:=[CPM.G148]" office:value-type="string" office:string-value="0xE077+1" calcext:value-type="string">
            <text:p>0xE077+1</text:p>
          </table:table-cell>
          <table:table-cell table:formula="of:=[CPM.H148]" office:value-type="string" office:string-value="0xE09B+1" calcext:value-type="string">
            <text:p>0xE09B+1</text:p>
          </table:table-cell>
          <table:table-cell table:formula="of:=[CPM.I148]" office:value-type="string" office:string-value="0xE3DC+1" calcext:value-type="string">
            <text:p>0xE3DC+1</text:p>
          </table:table-cell>
          <table:table-cell table:formula="of:=[CPM.J148]" office:value-type="string" office:string-value="0xE48E+1" calcext:value-type="string">
            <text:p>0xE48E+1</text:p>
          </table:table-cell>
          <table:table-cell table:formula="of:=[CPM.K148]" office:value-type="string" office:string-value="0xE487+1" calcext:value-type="string">
            <text:p>0xE487+1</text:p>
          </table:table-cell>
          <table:table-cell table:formula="of:=[CPM.L148]" office:value-type="string" office:string-value="0xE49F+1" calcext:value-type="string">
            <text:p>0xE49F+1</text:p>
          </table:table-cell>
          <table:table-cell table:formula="of:=[CPM.M148]" office:value-type="string" office:string-value="0xE0D2+1" calcext:value-type="string">
            <text:p>0xE0D2+1</text:p>
          </table:table-cell>
          <table:table-cell table:formula="of:=[CPM.N148]" office:value-type="string" office:string-value="0xE135+1" calcext:value-type="string">
            <text:p>0xE135+1</text:p>
          </table:table-cell>
        </table:table-row>
        <table:table-row table:style-name="ro1">
          <table:table-cell table:formula="of:=[CPM.A149]" office:value-type="string" office:string-value="DRVREG_A" calcext:value-type="string">
            <text:p>DRVREG_A</text:p>
          </table:table-cell>
          <table:table-cell table:formula="of:=[CPM.B149]" office:value-type="string" office:string-value="0xDA88" calcext:value-type="string">
            <text:p>0xDA88</text:p>
          </table:table-cell>
          <table:table-cell table:formula="of:=[CPM.C149]" office:value-type="string" office:string-value="0xDA88" calcext:value-type="string">
            <text:p>0xDA88</text:p>
          </table:table-cell>
          <table:table-cell table:formula="of:=[CPM.D149]" office:value-type="string" office:string-value="0xDA88" calcext:value-type="string">
            <text:p>0xDA88</text:p>
          </table:table-cell>
          <table:table-cell table:formula="of:=[CPM.E149]" office:value-type="string" office:string-value="0xDA88" calcext:value-type="string">
            <text:p>0xDA88</text:p>
          </table:table-cell>
          <table:table-cell table:formula="of:=[CPM.F149]" office:value-type="string" office:string-value="0xDA88" calcext:value-type="string">
            <text:p>0xDA88</text:p>
          </table:table-cell>
          <table:table-cell table:formula="of:=[CPM.G149]" office:value-type="string" office:string-value="0xDA88" calcext:value-type="string">
            <text:p>0xDA88</text:p>
          </table:table-cell>
          <table:table-cell table:formula="of:=[CPM.H149]" office:value-type="string" office:string-value="0xDA88" calcext:value-type="string">
            <text:p>0xDA88</text:p>
          </table:table-cell>
          <table:table-cell table:formula="of:=[CPM.I149]" office:value-type="string" office:string-value="0xDA88" calcext:value-type="string">
            <text:p>0xDA88</text:p>
          </table:table-cell>
          <table:table-cell table:formula="of:=[CPM.J149]" office:value-type="string" office:string-value="0xDA89" calcext:value-type="string">
            <text:p>0xDA89</text:p>
          </table:table-cell>
          <table:table-cell table:formula="of:=[CPM.K149]" office:value-type="string" office:string-value="0xDA89" calcext:value-type="string">
            <text:p>0xDA89</text:p>
          </table:table-cell>
          <table:table-cell table:formula="of:=[CPM.L149]" office:value-type="string" office:string-value="0xDA89" calcext:value-type="string">
            <text:p>0xDA89</text:p>
          </table:table-cell>
          <table:table-cell table:formula="of:=[CPM.M149]" office:value-type="string" office:string-value="0xDA88" calcext:value-type="string">
            <text:p>0xDA88</text:p>
          </table:table-cell>
          <table:table-cell table:formula="of:=[CPM.N149]" office:value-type="string" office:string-value="0xDA89" calcext:value-type="string">
            <text:p>0xDA89</text:p>
          </table:table-cell>
        </table:table-row>
        <table:table-row table:style-name="ro1">
          <table:table-cell table:formula="of:=[CPM.A150]" office:value-type="string" office:string-value="DRVREG_B" calcext:value-type="string">
            <text:p>DRVREG_B</text:p>
          </table:table-cell>
          <table:table-cell table:formula="of:=[CPM.B150]" office:value-type="string" office:string-value="0xDA9F" calcext:value-type="string">
            <text:p>0xDA9F</text:p>
          </table:table-cell>
          <table:table-cell table:formula="of:=[CPM.C150]" office:value-type="string" office:string-value="0xDA9F" calcext:value-type="string">
            <text:p>0xDA9F</text:p>
          </table:table-cell>
          <table:table-cell table:formula="of:=[CPM.D150]" office:value-type="string" office:string-value="0xDA9F" calcext:value-type="string">
            <text:p>0xDA9F</text:p>
          </table:table-cell>
          <table:table-cell table:formula="of:=[CPM.E150]" office:value-type="string" office:string-value="0xDA9F" calcext:value-type="string">
            <text:p>0xDA9F</text:p>
          </table:table-cell>
          <table:table-cell table:formula="of:=[CPM.F150]" office:value-type="string" office:string-value="0xDA9F" calcext:value-type="string">
            <text:p>0xDA9F</text:p>
          </table:table-cell>
          <table:table-cell table:formula="of:=[CPM.G150]" office:value-type="string" office:string-value="0xDA9F" calcext:value-type="string">
            <text:p>0xDA9F</text:p>
          </table:table-cell>
          <table:table-cell table:formula="of:=[CPM.H150]" office:value-type="string" office:string-value="0xDA9F" calcext:value-type="string">
            <text:p>0xDA9F</text:p>
          </table:table-cell>
          <table:table-cell table:formula="of:=[CPM.I150]" office:value-type="string" office:string-value="0xDA9F" calcext:value-type="string">
            <text:p>0xDA9F</text:p>
          </table:table-cell>
          <table:table-cell table:formula="of:=[CPM.J150]" office:value-type="string" office:string-value="0xDAA0" calcext:value-type="string">
            <text:p>0xDAA0</text:p>
          </table:table-cell>
          <table:table-cell table:formula="of:=[CPM.K150]" office:value-type="string" office:string-value="0xDAA0" calcext:value-type="string">
            <text:p>0xDAA0</text:p>
          </table:table-cell>
          <table:table-cell table:formula="of:=[CPM.L150]" office:value-type="string" office:string-value="0xDAA0" calcext:value-type="string">
            <text:p>0xDAA0</text:p>
          </table:table-cell>
          <table:table-cell table:formula="of:=[CPM.M150]" office:value-type="string" office:string-value="0xDA9F" calcext:value-type="string">
            <text:p>0xDA9F</text:p>
          </table:table-cell>
          <table:table-cell table:formula="of:=[CPM.N150]" office:value-type="string" office:string-value="0xDAA0" calcext:value-type="string">
            <text:p>0xDAA0</text:p>
          </table:table-cell>
        </table:table-row>
        <table:table-row table:style-name="ro1">
          <table:table-cell table:formula="of:=[CPM.A151]" office:value-type="string" office:string-value="DRVREG_C" calcext:value-type="string">
            <text:p>DRVREG_C</text:p>
          </table:table-cell>
          <table:table-cell table:formula="of:=[CPM.B151]" office:value-type="string" office:string-value="0xDAB6" calcext:value-type="string">
            <text:p>0xDAB6</text:p>
          </table:table-cell>
          <table:table-cell table:formula="of:=[CPM.C151]" office:value-type="string" office:string-value="0xDAB6" calcext:value-type="string">
            <text:p>0xDAB6</text:p>
          </table:table-cell>
          <table:table-cell table:formula="of:=[CPM.D151]" office:value-type="string" office:string-value="0xDAB6" calcext:value-type="string">
            <text:p>0xDAB6</text:p>
          </table:table-cell>
          <table:table-cell table:formula="of:=[CPM.E151]" office:value-type="string" office:string-value="0xDAB6" calcext:value-type="string">
            <text:p>0xDAB6</text:p>
          </table:table-cell>
          <table:table-cell table:formula="of:=[CPM.F151]" office:value-type="string" office:string-value="0xDAB6" calcext:value-type="string">
            <text:p>0xDAB6</text:p>
          </table:table-cell>
          <table:table-cell table:formula="of:=[CPM.G151]" office:value-type="string" office:string-value="0xDAB6" calcext:value-type="string">
            <text:p>0xDAB6</text:p>
          </table:table-cell>
          <table:table-cell table:formula="of:=[CPM.H151]" office:value-type="string" office:string-value="0xDAB6" calcext:value-type="string">
            <text:p>0xDAB6</text:p>
          </table:table-cell>
          <table:table-cell table:formula="of:=[CPM.I151]" office:value-type="string" office:string-value="0xDAB6" calcext:value-type="string">
            <text:p>0xDAB6</text:p>
          </table:table-cell>
          <table:table-cell table:formula="of:=[CPM.J151]" office:value-type="string" office:string-value="0xDAB7" calcext:value-type="string">
            <text:p>0xDAB7</text:p>
          </table:table-cell>
          <table:table-cell table:formula="of:=[CPM.K151]" office:value-type="string" office:string-value="0xDAB7" calcext:value-type="string">
            <text:p>0xDAB7</text:p>
          </table:table-cell>
          <table:table-cell table:formula="of:=[CPM.L151]" office:value-type="string" office:string-value="0xDAB7" calcext:value-type="string">
            <text:p>0xDAB7</text:p>
          </table:table-cell>
          <table:table-cell table:formula="of:=[CPM.M151]" office:value-type="string" office:string-value="0xDAB6" calcext:value-type="string">
            <text:p>0xDAB6</text:p>
          </table:table-cell>
          <table:table-cell table:formula="of:=[CPM.N151]" office:value-type="string" office:string-value="0xDAB7" calcext:value-type="string">
            <text:p>0xDAB7</text:p>
          </table:table-cell>
        </table:table-row>
        <table:table-row table:style-name="ro1">
          <table:table-cell table:formula="of:=[CPM.A152]" office:value-type="string" office:string-value="DRVREG_D" calcext:value-type="string">
            <text:p>DRVREG_D</text:p>
          </table:table-cell>
          <table:table-cell table:formula="of:=[CPM.B152]" office:value-type="string" office:string-value="0xDACD" calcext:value-type="string">
            <text:p>0xDACD</text:p>
          </table:table-cell>
          <table:table-cell table:formula="of:=[CPM.C152]" office:value-type="string" office:string-value="0xDACD" calcext:value-type="string">
            <text:p>0xDACD</text:p>
          </table:table-cell>
          <table:table-cell table:formula="of:=[CPM.D152]" office:value-type="string" office:string-value="0xDACD" calcext:value-type="string">
            <text:p>0xDACD</text:p>
          </table:table-cell>
          <table:table-cell table:formula="of:=[CPM.E152]" office:value-type="string" office:string-value="0xDACD" calcext:value-type="string">
            <text:p>0xDACD</text:p>
          </table:table-cell>
          <table:table-cell table:formula="of:=[CPM.F152]" office:value-type="string" office:string-value="0xDACD" calcext:value-type="string">
            <text:p>0xDACD</text:p>
          </table:table-cell>
          <table:table-cell table:formula="of:=[CPM.G152]" office:value-type="string" office:string-value="0xDACD" calcext:value-type="string">
            <text:p>0xDACD</text:p>
          </table:table-cell>
          <table:table-cell table:formula="of:=[CPM.H152]" office:value-type="string" office:string-value="0xDACD" calcext:value-type="string">
            <text:p>0xDACD</text:p>
          </table:table-cell>
          <table:table-cell table:formula="of:=[CPM.I152]" office:value-type="string" office:string-value="0xDACD" calcext:value-type="string">
            <text:p>0xDACD</text:p>
          </table:table-cell>
          <table:table-cell table:formula="of:=[CPM.J152]" office:value-type="string" office:string-value="0xDACE" calcext:value-type="string">
            <text:p>0xDACE</text:p>
          </table:table-cell>
          <table:table-cell table:formula="of:=[CPM.K152]" office:value-type="string" office:string-value="0xDACE" calcext:value-type="string">
            <text:p>0xDACE</text:p>
          </table:table-cell>
          <table:table-cell table:formula="of:=[CPM.L152]" office:value-type="string" office:string-value="0xDACE" calcext:value-type="string">
            <text:p>0xDACE</text:p>
          </table:table-cell>
          <table:table-cell table:formula="of:=[CPM.M152]" office:value-type="string" office:string-value="0xDACD" calcext:value-type="string">
            <text:p>0xDACD</text:p>
          </table:table-cell>
          <table:table-cell table:formula="of:=[CPM.N152]" office:value-type="string" office:string-value="0xDACE" calcext:value-type="string">
            <text:p>0xDAC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CPM.A154]" office:value-type="string" office:string-value="SELDSK_STORE_DRV" calcext:value-type="string">
            <text:p>SELDSK_STORE_DRV</text:p>
          </table:table-cell>
          <table:table-cell table:formula="of:=[CPM.B154]" office:value-type="string" office:string-value="0xE531" calcext:value-type="string">
            <text:p>0xE531</text:p>
          </table:table-cell>
          <table:table-cell table:formula="of:=[CPM.C154]" office:value-type="string" office:string-value="0xE6DE" calcext:value-type="string">
            <text:p>0xE6DE</text:p>
          </table:table-cell>
          <table:table-cell table:formula="of:=[CPM.D154]" office:value-type="string" office:string-value="0xE6DF" calcext:value-type="string">
            <text:p>0xE6DF</text:p>
          </table:table-cell>
          <table:table-cell table:formula="of:=[CPM.E154]" office:value-type="string" office:string-value="0xE789" calcext:value-type="string">
            <text:p>0xE789</text:p>
          </table:table-cell>
          <table:table-cell table:formula="of:=[CPM.F154]" office:value-type="string" office:string-value="0xE63E" calcext:value-type="string">
            <text:p>0xE63E</text:p>
          </table:table-cell>
          <table:table-cell table:formula="of:=[CPM.G154]" office:value-type="string" office:string-value="0xE63E" calcext:value-type="string">
            <text:p>0xE63E</text:p>
          </table:table-cell>
          <table:table-cell table:formula="of:=[CPM.H154]" office:value-type="string" office:string-value="0xE6C0" calcext:value-type="string">
            <text:p>0xE6C0</text:p>
          </table:table-cell>
          <table:table-cell table:formula="of:=[CPM.I154]" office:value-type="string" office:string-value="0xE64F" calcext:value-type="string">
            <text:p>0xE64F</text:p>
          </table:table-cell>
          <table:table-cell table:formula="of:=[CPM.J154]" office:value-type="string" office:string-value="0xE6F9" calcext:value-type="string">
            <text:p>0xE6F9</text:p>
          </table:table-cell>
          <table:table-cell table:formula="of:=[CPM.K154]" office:value-type="string" office:string-value="0xE6F2" calcext:value-type="string">
            <text:p>0xE6F2</text:p>
          </table:table-cell>
          <table:table-cell table:formula="of:=[CPM.L154]" office:value-type="string" office:string-value="0xE70A" calcext:value-type="string">
            <text:p>0xE70A</text:p>
          </table:table-cell>
          <table:table-cell table:formula="of:=[CPM.M154]" office:value-type="string" office:string-value="0xE69F" calcext:value-type="string">
            <text:p>0xE69F</text:p>
          </table:table-cell>
          <table:table-cell table:formula="of:=[CPM.N154]" office:value-type="string" office:string-value="0xE6FE" calcext:value-type="string">
            <text:p>0xE6FE</text:p>
          </table:table-cell>
        </table:table-row>
        <table:table-row table:style-name="ro1">
          <table:table-cell table:formula="of:=[CPM.A155]" office:value-type="string" office:string-value="SELDSK_ADDR" calcext:value-type="string">
            <text:p>SELDSK_ADDR</text:p>
          </table:table-cell>
          <table:table-cell table:formula="of:=[CPM.B155]" office:value-type="string" office:string-value="0xDCB6" calcext:value-type="string">
            <text:p>0xDCB6</text:p>
          </table:table-cell>
          <table:table-cell table:formula="of:=[CPM.C155]" office:value-type="string" office:string-value="0xDE82" calcext:value-type="string">
            <text:p>0xDE82</text:p>
          </table:table-cell>
          <table:table-cell table:formula="of:=[CPM.D155]" office:value-type="string" office:string-value="0xDE82" calcext:value-type="string">
            <text:p>0xDE82</text:p>
          </table:table-cell>
          <table:table-cell table:formula="of:=[CPM.E155]" office:value-type="string" office:string-value="0xDCB2" calcext:value-type="string">
            <text:p>0xDCB2</text:p>
          </table:table-cell>
          <table:table-cell table:formula="of:=[CPM.F155]" office:value-type="string" office:string-value="0xDC7B" calcext:value-type="string">
            <text:p>0xDC7B</text:p>
          </table:table-cell>
          <table:table-cell table:formula="of:=[CPM.G155]" office:value-type="string" office:string-value="0xDC7B" calcext:value-type="string">
            <text:p>0xDC7B</text:p>
          </table:table-cell>
          <table:table-cell table:formula="of:=[CPM.H155]" office:value-type="string" office:string-value="0xDC72" calcext:value-type="string">
            <text:p>0xDC72</text:p>
          </table:table-cell>
          <table:table-cell table:formula="of:=[CPM.I155]" office:value-type="string" office:string-value="0xDC8C" calcext:value-type="string">
            <text:p>0xDC8C</text:p>
          </table:table-cell>
          <table:table-cell table:formula="of:=[CPM.J155]" office:value-type="string" office:string-value="0xDC7C" calcext:value-type="string">
            <text:p>0xDC7C</text:p>
          </table:table-cell>
          <table:table-cell table:formula="of:=[CPM.K155]" office:value-type="string" office:string-value="0xDC7C" calcext:value-type="string">
            <text:p>0xDC7C</text:p>
          </table:table-cell>
          <table:table-cell table:formula="of:=[CPM.L155]" office:value-type="string" office:string-value="0xDC8D" calcext:value-type="string">
            <text:p>0xDC8D</text:p>
          </table:table-cell>
          <table:table-cell table:formula="of:=[CPM.M155]" office:value-type="string" office:string-value="0xDCAE" calcext:value-type="string">
            <text:p>0xDCAE</text:p>
          </table:table-cell>
          <table:table-cell table:formula="of:=[CPM.N155]" office:value-type="string" office:string-value="0xDC73" calcext:value-type="string">
            <text:p>0xDC73</text:p>
          </table:table-cell>
        </table:table-row>
        <table:table-row table:style-name="ro1">
          <table:table-cell table:formula="of:=[CPM.A156]" office:value-type="string" office:string-value="CURRENT_DISK_PTR" calcext:value-type="string">
            <text:p>CURRENT_DISK_PTR</text:p>
          </table:table-cell>
          <table:table-cell table:formula="of:=[CPM.B156]" office:value-type="string" office:string-value="0xDFCD" calcext:value-type="string">
            <text:p>0xDFCD</text:p>
          </table:table-cell>
          <table:table-cell table:formula="of:=[CPM.C156]" office:value-type="string" office:string-value="0xE199" calcext:value-type="string">
            <text:p>0xE199</text:p>
          </table:table-cell>
          <table:table-cell table:formula="of:=[CPM.D156]" office:value-type="string" office:string-value="0xE199" calcext:value-type="string">
            <text:p>0xE199</text:p>
          </table:table-cell>
          <table:table-cell table:formula="of:=[CPM.E156]" office:value-type="string" office:string-value="0xDFC9" calcext:value-type="string">
            <text:p>0xDFC9</text:p>
          </table:table-cell>
          <table:table-cell table:formula="of:=[CPM.F156]" office:value-type="string" office:string-value="0xDF92" calcext:value-type="string">
            <text:p>0xDF92</text:p>
          </table:table-cell>
          <table:table-cell table:formula="of:=[CPM.G156]" office:value-type="string" office:string-value="0xDF92" calcext:value-type="string">
            <text:p>0xDF92</text:p>
          </table:table-cell>
          <table:table-cell table:formula="of:=[CPM.H156]" office:value-type="string" office:string-value="0xDFB6" calcext:value-type="string">
            <text:p>0xDFB6</text:p>
          </table:table-cell>
          <table:table-cell table:formula="of:=[CPM.I156]" office:value-type="string" office:string-value="0xDFA3" calcext:value-type="string">
            <text:p>0xDFA3</text:p>
          </table:table-cell>
          <table:table-cell table:formula="of:=[CPM.J156]" office:value-type="string" office:string-value="0xE05D" calcext:value-type="string">
            <text:p>0xE05D</text:p>
          </table:table-cell>
          <table:table-cell table:formula="of:=[CPM.K156]" office:value-type="string" office:string-value="0xE056" calcext:value-type="string">
            <text:p>0xE056</text:p>
          </table:table-cell>
          <table:table-cell table:formula="of:=[CPM.L156]" office:value-type="string" office:string-value="0xE06E" calcext:value-type="string">
            <text:p>0xE06E</text:p>
          </table:table-cell>
          <table:table-cell table:formula="of:=[CPM.M156]" office:value-type="string" office:string-value="0xDFED" calcext:value-type="string">
            <text:p>0xDFED</text:p>
          </table:table-cell>
          <table:table-cell table:formula="of:=[CPM.N156]" office:value-type="string" office:string-value="0xE058" calcext:value-type="string">
            <text:p>0xE05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CPM.A158]" office:value-type="string" office:string-value="BIOS_WRITE" calcext:value-type="string">
            <text:p>BIOS_WRITE</text:p>
          </table:table-cell>
          <table:table-cell table:formula="of:=[CPM.B158]" office:value-type="string" office:string-value="0xDE4F" calcext:value-type="string">
            <text:p>0xDE4F</text:p>
          </table:table-cell>
          <table:table-cell table:formula="of:=[CPM.C158]" office:value-type="string" office:string-value="0xE01B" calcext:value-type="string">
            <text:p>0xE01B</text:p>
          </table:table-cell>
          <table:table-cell table:formula="of:=[CPM.D158]" office:value-type="string" office:string-value="0xE01B" calcext:value-type="string">
            <text:p>0xE01B</text:p>
          </table:table-cell>
          <table:table-cell table:formula="of:=[CPM.E158]" office:value-type="string" office:string-value="0xDE4B" calcext:value-type="string">
            <text:p>0xDE4B</text:p>
          </table:table-cell>
          <table:table-cell table:formula="of:=[CPM.F158]" office:value-type="string" office:string-value="0xDE14" calcext:value-type="string">
            <text:p>0xDE14</text:p>
          </table:table-cell>
          <table:table-cell table:formula="of:=[CPM.G158]" office:value-type="string" office:string-value="0xDE14" calcext:value-type="string">
            <text:p>0xDE14</text:p>
          </table:table-cell>
          <table:table-cell table:formula="of:=[CPM.H158]" office:value-type="string" office:string-value="0xDE22" calcext:value-type="string">
            <text:p>0xDE22</text:p>
          </table:table-cell>
          <table:table-cell table:formula="of:=[CPM.I158]" office:value-type="string" office:string-value="0xDE25" calcext:value-type="string">
            <text:p>0xDE25</text:p>
          </table:table-cell>
          <table:table-cell table:formula="of:=[CPM.J158]" office:value-type="string" office:string-value="0xDE9E" calcext:value-type="string">
            <text:p>0xDE9E</text:p>
          </table:table-cell>
          <table:table-cell table:formula="of:=[CPM.K158]" office:value-type="string" office:string-value="0xDE97" calcext:value-type="string">
            <text:p>0xDE97</text:p>
          </table:table-cell>
          <table:table-cell table:formula="of:=[CPM.L158]" office:value-type="string" office:string-value="0xDEAF" calcext:value-type="string">
            <text:p>0xDEAF</text:p>
          </table:table-cell>
          <table:table-cell table:formula="of:=[CPM.M158]" office:value-type="string" office:string-value="0xDE47" calcext:value-type="string">
            <text:p>0xDE47</text:p>
          </table:table-cell>
          <table:table-cell table:formula="of:=[CPM.N158]" office:value-type="string" office:string-value="0xDE99" calcext:value-type="string">
            <text:p>0xDE99</text:p>
          </table:table-cell>
        </table:table-row>
        <table:table-row table:style-name="ro1">
          <table:table-cell table:formula="of:=[CPM.A159]" office:value-type="string" office:string-value="BIOS_READ" calcext:value-type="string">
            <text:p>BIOS_READ</text:p>
          </table:table-cell>
          <table:table-cell table:formula="of:=[CPM.B159]" office:value-type="string" office:string-value="0xDD19" calcext:value-type="string">
            <text:p>0xDD19</text:p>
          </table:table-cell>
          <table:table-cell table:formula="of:=[CPM.C159]" office:value-type="string" office:string-value="0xDEE5" calcext:value-type="string">
            <text:p>0xDEE5</text:p>
          </table:table-cell>
          <table:table-cell table:formula="of:=[CPM.D159]" office:value-type="string" office:string-value="0xDEE5" calcext:value-type="string">
            <text:p>0xDEE5</text:p>
          </table:table-cell>
          <table:table-cell table:formula="of:=[CPM.E159]" office:value-type="string" office:string-value="0xDD15" calcext:value-type="string">
            <text:p>0xDD15</text:p>
          </table:table-cell>
          <table:table-cell table:formula="of:=[CPM.F159]" office:value-type="string" office:string-value="0xDCDE" calcext:value-type="string">
            <text:p>0xDCDE</text:p>
          </table:table-cell>
          <table:table-cell table:formula="of:=[CPM.G159]" office:value-type="string" office:string-value="0xDCDE" calcext:value-type="string">
            <text:p>0xDCDE</text:p>
          </table:table-cell>
          <table:table-cell table:formula="of:=[CPM.H159]" office:value-type="string" office:string-value="0xDCD5" calcext:value-type="string">
            <text:p>0xDCD5</text:p>
          </table:table-cell>
          <table:table-cell table:formula="of:=[CPM.I159]" office:value-type="string" office:string-value="0xDCEF" calcext:value-type="string">
            <text:p>0xDCEF</text:p>
          </table:table-cell>
          <table:table-cell table:formula="of:=[CPM.J159]" office:value-type="string" office:string-value="0xDCDA" calcext:value-type="string">
            <text:p>0xDCDA</text:p>
          </table:table-cell>
          <table:table-cell table:formula="of:=[CPM.K159]" office:value-type="string" office:string-value="0xDCDA" calcext:value-type="string">
            <text:p>0xDCDA</text:p>
          </table:table-cell>
          <table:table-cell table:formula="of:=[CPM.L159]" office:value-type="string" office:string-value="0xDCEB" calcext:value-type="string">
            <text:p>0xDCEB</text:p>
          </table:table-cell>
          <table:table-cell table:formula="of:=[CPM.M159]" office:value-type="string" office:string-value="0xDD11" calcext:value-type="string">
            <text:p>0xDD11</text:p>
          </table:table-cell>
          <table:table-cell table:formula="of:=[CPM.N159]" office:value-type="string" office:string-value="0xDCD5" calcext:value-type="string">
            <text:p>0xDCD5</text:p>
          </table:table-cell>
        </table:table-row>
        <table:table-row table:style-name="ro1">
          <table:table-cell table:formula="of:=[CPM.A160]" office:value-type="string" office:string-value="WBOOT_READ_CALL" calcext:value-type="string">
            <text:p>WBOOT_READ_CALL</text:p>
          </table:table-cell>
          <table:table-cell table:formula="of:=[CPM.B160]" office:value-type="string" office:string-value="0xDB6D+1" calcext:value-type="string">
            <text:p>0xDB6D+1</text:p>
          </table:table-cell>
          <table:table-cell table:formula="of:=[CPM.C160]" office:value-type="string" office:string-value="0xDBC2+1" calcext:value-type="string">
            <text:p>0xDBC2+1</text:p>
          </table:table-cell>
          <table:table-cell table:formula="of:=[CPM.D160]" office:value-type="string" office:string-value="0xDBC2+1" calcext:value-type="string">
            <text:p>0xDBC2+1</text:p>
          </table:table-cell>
          <table:table-cell table:formula="of:=[CPM.E160]" office:value-type="string" office:string-value="0xDB70+1" calcext:value-type="string">
            <text:p>0xDB70+1</text:p>
          </table:table-cell>
          <table:table-cell table:formula="of:=[CPM.F160]" office:value-type="string" office:string-value="0xDB74+1" calcext:value-type="string">
            <text:p>0xDB74+1</text:p>
          </table:table-cell>
          <table:table-cell table:formula="of:=[CPM.G160]" office:value-type="string" office:string-value="0xDB74+1" calcext:value-type="string">
            <text:p>0xDB74+1</text:p>
          </table:table-cell>
          <table:table-cell table:formula="of:=[CPM.H160]" office:value-type="string" office:string-value="0xDB6B+1" calcext:value-type="string">
            <text:p>0xDB6B+1</text:p>
          </table:table-cell>
          <table:table-cell table:formula="of:=[CPM.I160]" office:value-type="string" office:string-value="0xDB85+1" calcext:value-type="string">
            <text:p>0xDB85+1</text:p>
          </table:table-cell>
          <table:table-cell table:formula="of:=[CPM.J160]" office:value-type="string" office:string-value="0xDB73+1" calcext:value-type="string">
            <text:p>0xDB73+1</text:p>
          </table:table-cell>
          <table:table-cell table:formula="of:=[CPM.K160]" office:value-type="string" office:string-value="0xDB73+1" calcext:value-type="string">
            <text:p>0xDB73+1</text:p>
          </table:table-cell>
          <table:table-cell table:formula="of:=[CPM.L160]" office:value-type="string" office:string-value="0xDB84+1" calcext:value-type="string">
            <text:p>0xDB84+1</text:p>
          </table:table-cell>
          <table:table-cell table:formula="of:=[CPM.M160]" office:value-type="string" office:string-value="0xDB5F+1" calcext:value-type="string">
            <text:p>0xDB5F+1</text:p>
          </table:table-cell>
          <table:table-cell table:formula="of:=[CPM.N160]" office:value-type="string" office:string-value="0xDB6A+1" calcext:value-type="string">
            <text:p>0xDB6A+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CPM.A162]" office:value-type="string" office:string-value="SELDSK_GETINFO_CALL" calcext:value-type="string">
            <text:p>SELDSK_GETINFO_CALL</text:p>
          </table:table-cell>
          <table:table-cell table:formula="of:=[CPM.B162]" office:value-type="string" office:string-value="0xDCE8+1" calcext:value-type="string">
            <text:p>0xDCE8+1</text:p>
          </table:table-cell>
          <table:table-cell table:formula="of:=[CPM.C162]" office:value-type="string" office:string-value="0xdeb4+1" calcext:value-type="string">
            <text:p>0xdeb4+1</text:p>
          </table:table-cell>
          <table:table-cell table:formula="of:=[CPM.D162]" office:value-type="string" office:string-value="0xdeb4+1" calcext:value-type="string">
            <text:p>0xdeb4+1</text:p>
          </table:table-cell>
          <table:table-cell table:formula="of:=[CPM.E162]" office:value-type="string" office:string-value="0xDCE4+1" calcext:value-type="string">
            <text:p>0xDCE4+1</text:p>
          </table:table-cell>
          <table:table-cell table:formula="of:=[CPM.F162]" office:value-type="string" office:string-value="0xDCAD+1" calcext:value-type="string">
            <text:p>0xDCAD+1</text:p>
          </table:table-cell>
          <table:table-cell table:formula="of:=[CPM.G162]" office:value-type="string" office:string-value="0xDCAD+1" calcext:value-type="string">
            <text:p>0xDCAD+1</text:p>
          </table:table-cell>
          <table:table-cell table:formula="of:=[CPM.H162]" office:value-type="string" office:string-value="0xdca4+1" calcext:value-type="string">
            <text:p>0xdca4+1</text:p>
          </table:table-cell>
          <table:table-cell table:formula="of:=[CPM.I162]" office:value-type="string" office:string-value="0xdcbe+1" calcext:value-type="string">
            <text:p>0xdcbe+1</text:p>
          </table:table-cell>
          <table:table-cell table:formula="of:=[CPM.J162]" office:value-type="string" office:string-value="0xdcae+1" calcext:value-type="string">
            <text:p>0xdcae+1</text:p>
          </table:table-cell>
          <table:table-cell table:formula="of:=[CPM.K162]" office:value-type="string" office:string-value="0xdcae+1" calcext:value-type="string">
            <text:p>0xdcae+1</text:p>
          </table:table-cell>
          <table:table-cell table:formula="of:=[CPM.L162]" office:value-type="string" office:string-value="0xdcbf+1" calcext:value-type="string">
            <text:p>0xdcbf+1</text:p>
          </table:table-cell>
          <table:table-cell table:formula="of:=[CPM.M162]" office:value-type="string" office:string-value="0xdce0+1" calcext:value-type="string">
            <text:p>0xdce0+1</text:p>
          </table:table-cell>
          <table:table-cell table:formula="of:=[CPM.N162]" office:value-type="string" office:string-value="0xdca8+1" calcext:value-type="string">
            <text:p>0xdca8+1</text:p>
          </table:table-cell>
        </table:table-row>
        <table:table-row table:style-name="ro1">
          <table:table-cell table:formula="of:=[CPM.A163]" office:value-type="string" office:string-value="BIOS_GETINFO" calcext:value-type="string">
            <text:p>BIOS_GETINFO</text:p>
          </table:table-cell>
          <table:table-cell table:formula="of:=[CPM.B163]" office:value-type="string" office:string-value="0xE467" calcext:value-type="string">
            <text:p>0xE467</text:p>
          </table:table-cell>
          <table:table-cell table:formula="of:=[CPM.C163]" office:value-type="string" office:string-value="0xE614" calcext:value-type="string">
            <text:p>0xE614</text:p>
          </table:table-cell>
          <table:table-cell table:formula="of:=[CPM.D163]" office:value-type="string" office:string-value="0xE615" calcext:value-type="string">
            <text:p>0xE615</text:p>
          </table:table-cell>
          <table:table-cell table:formula="of:=[CPM.E163]" office:value-type="string" office:string-value="0xE6BF" calcext:value-type="string">
            <text:p>0xE6BF</text:p>
          </table:table-cell>
          <table:table-cell table:formula="of:=[CPM.F163]" office:value-type="string" office:string-value="0xE574" calcext:value-type="string">
            <text:p>0xE574</text:p>
          </table:table-cell>
          <table:table-cell table:formula="of:=[CPM.G163]" office:value-type="string" office:string-value="0xE574" calcext:value-type="string">
            <text:p>0xE574</text:p>
          </table:table-cell>
          <table:table-cell table:formula="of:=[CPM.H163]" office:value-type="string" office:string-value="0xE5F6" calcext:value-type="string">
            <text:p>0xE5F6</text:p>
          </table:table-cell>
          <table:table-cell table:formula="of:=[CPM.I163]" office:value-type="string" office:string-value="0xE585" calcext:value-type="string">
            <text:p>0xE585</text:p>
          </table:table-cell>
          <table:table-cell table:formula="of:=[CPM.J163]" office:value-type="string" office:string-value="0xE637" calcext:value-type="string">
            <text:p>0xE637</text:p>
          </table:table-cell>
          <table:table-cell table:formula="of:=[CPM.K163]" office:value-type="string" office:string-value="0xE630" calcext:value-type="string">
            <text:p>0xE630</text:p>
          </table:table-cell>
          <table:table-cell table:formula="of:=[CPM.L163]" office:value-type="string" office:string-value="0xE648" calcext:value-type="string">
            <text:p>0xE648</text:p>
          </table:table-cell>
          <table:table-cell table:formula="of:=[CPM.M163]" office:value-type="string" office:string-value="0xE5D5" calcext:value-type="string">
            <text:p>0xE5D5</text:p>
          </table:table-cell>
          <table:table-cell table:formula="of:=[CPM.N163]" office:value-type="string" office:string-value="0xE632" calcext:value-type="string">
            <text:p>0xE63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CPM.A165]" office:value-type="string" office:string-value="GETINFO_POSTDTOM_ADDR" calcext:value-type="string">
            <text:p>GETINFO_POSTDTOM_ADDR</text:p>
          </table:table-cell>
          <table:table-cell table:formula="of:=[CPM.B165]" office:value-type="string" office:string-value="0xE4A7" calcext:value-type="string">
            <text:p>0xE4A7</text:p>
          </table:table-cell>
          <table:table-cell table:formula="of:=[CPM.C165]" office:value-type="string" office:string-value="0xE654" calcext:value-type="string">
            <text:p>0xE654</text:p>
          </table:table-cell>
          <table:table-cell table:formula="of:=[CPM.D165]" office:value-type="string" office:string-value="0xE655" calcext:value-type="string">
            <text:p>0xE655</text:p>
          </table:table-cell>
          <table:table-cell table:formula="of:=[CPM.E165]" office:value-type="string" office:string-value="0xE6FF" calcext:value-type="string">
            <text:p>0xE6FF</text:p>
          </table:table-cell>
          <table:table-cell table:formula="of:=[CPM.F165]" office:value-type="string" office:string-value="0xE5B4" calcext:value-type="string">
            <text:p>0xE5B4</text:p>
          </table:table-cell>
          <table:table-cell table:formula="of:=[CPM.G165]" office:value-type="string" office:string-value="0xE5B4" calcext:value-type="string">
            <text:p>0xE5B4</text:p>
          </table:table-cell>
          <table:table-cell table:formula="of:=[CPM.H165]" office:value-type="string" office:string-value="0xE636" calcext:value-type="string">
            <text:p>0xE636</text:p>
          </table:table-cell>
          <table:table-cell table:formula="of:=[CPM.I165]" office:value-type="string" office:string-value="0xE5C5" calcext:value-type="string">
            <text:p>0xE5C5</text:p>
          </table:table-cell>
          <table:table-cell table:formula="of:=[CPM.J165]" office:value-type="string" office:string-value="0xE66E" calcext:value-type="string">
            <text:p>0xE66E</text:p>
          </table:table-cell>
          <table:table-cell table:formula="of:=[CPM.K165]" office:value-type="string" office:string-value="0xE667" calcext:value-type="string">
            <text:p>0xE667</text:p>
          </table:table-cell>
          <table:table-cell table:formula="of:=[CPM.L165]" office:value-type="string" office:string-value="0xE67F" calcext:value-type="string">
            <text:p>0xE67F</text:p>
          </table:table-cell>
          <table:table-cell table:formula="of:=[CPM.M165]" office:value-type="string" office:string-value="0xE615" calcext:value-type="string">
            <text:p>0xE615</text:p>
          </table:table-cell>
          <table:table-cell table:formula="of:=[CPM.N165]" office:value-type="string" office:string-value="0xE669" calcext:value-type="string">
            <text:p>0xE669</text:p>
          </table:table-cell>
        </table:table-row>
        <table:table-row table:style-name="ro1">
          <table:table-cell table:formula="of:=[CPM.A166]" office:value-type="string" office:string-value="GETINFO_POSTDTOM_CHKW" calcext:value-type="string">
            <text:p>GETINFO_POSTDTOM_CHKW</text:p>
          </table:table-cell>
          <table:table-cell table:formula="of:=[CPM.B166]" office:value-type="string" office:string-value="0xE4D7" calcext:value-type="string">
            <text:p>0xE4D7</text:p>
          </table:table-cell>
          <table:table-cell table:formula="of:=[CPM.C166]" office:value-type="string" office:string-value="0xE684" calcext:value-type="string">
            <text:p>0xE684</text:p>
          </table:table-cell>
          <table:table-cell table:formula="of:=[CPM.D166]" office:value-type="string" office:string-value="0xE685" calcext:value-type="string">
            <text:p>0xE685</text:p>
          </table:table-cell>
          <table:table-cell table:formula="of:=[CPM.E166]" office:value-type="string" office:string-value="0xe72F" calcext:value-type="string">
            <text:p>0xe72F</text:p>
          </table:table-cell>
          <table:table-cell table:formula="of:=[CPM.F166]" office:value-type="string" office:string-value="0xE5E4" calcext:value-type="string">
            <text:p>0xE5E4</text:p>
          </table:table-cell>
          <table:table-cell table:formula="of:=[CPM.G166]" office:value-type="string" office:string-value="0xE5E4" calcext:value-type="string">
            <text:p>0xE5E4</text:p>
          </table:table-cell>
          <table:table-cell table:formula="of:=[CPM.H166]" office:value-type="string" office:string-value="0xE666" calcext:value-type="string">
            <text:p>0xE666</text:p>
          </table:table-cell>
          <table:table-cell table:formula="of:=[CPM.I166]" office:value-type="string" office:string-value="0xE5F5" calcext:value-type="string">
            <text:p>0xE5F5</text:p>
          </table:table-cell>
          <table:table-cell table:formula="of:=[CPM.J166]" office:value-type="string" office:string-value="0xE69E" calcext:value-type="string">
            <text:p>0xE69E</text:p>
          </table:table-cell>
          <table:table-cell table:formula="of:=[CPM.K166]" office:value-type="string" office:string-value="0xE697" calcext:value-type="string">
            <text:p>0xE697</text:p>
          </table:table-cell>
          <table:table-cell table:formula="of:=[CPM.L166]" office:value-type="string" office:string-value="0xE6AF" calcext:value-type="string">
            <text:p>0xE6AF</text:p>
          </table:table-cell>
          <table:table-cell table:formula="of:=[CPM.M166]" office:value-type="string" office:string-value="0xE645" calcext:value-type="string">
            <text:p>0xE645</text:p>
          </table:table-cell>
          <table:table-cell table:formula="of:=[CPM.N166]" office:value-type="string" office:string-value="0xE6A3" calcext:value-type="string">
            <text:p>0xE6A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CPM.A168]" office:value-type="string" office:string-value="BIOS_VAR_DSK" calcext:value-type="string">
            <text:p>BIOS_VAR_DSK</text:p>
          </table:table-cell>
          <table:table-cell table:formula="of:=[CPM.B168]" office:value-type="string" office:string-value="0xDFC3" calcext:value-type="string">
            <text:p>0xDFC3</text:p>
          </table:table-cell>
          <table:table-cell table:formula="of:=[CPM.C168]" office:value-type="string" office:string-value="0xE18F" calcext:value-type="string">
            <text:p>0xE18F</text:p>
          </table:table-cell>
          <table:table-cell table:formula="of:=[CPM.D168]" office:value-type="string" office:string-value="0xE18F" calcext:value-type="string">
            <text:p>0xE18F</text:p>
          </table:table-cell>
          <table:table-cell table:formula="of:=[CPM.E168]" office:value-type="string" office:string-value="0xDFBF" calcext:value-type="string">
            <text:p>0xDFBF</text:p>
          </table:table-cell>
          <table:table-cell table:formula="of:=[CPM.F168]" office:value-type="string" office:string-value="0xDF88" calcext:value-type="string">
            <text:p>0xDF88</text:p>
          </table:table-cell>
          <table:table-cell table:formula="of:=[CPM.G168]" office:value-type="string" office:string-value="0xDF88" calcext:value-type="string">
            <text:p>0xDF88</text:p>
          </table:table-cell>
          <table:table-cell table:formula="of:=[CPM.H168]" office:value-type="string" office:string-value="0xDFAC" calcext:value-type="string">
            <text:p>0xDFAC</text:p>
          </table:table-cell>
          <table:table-cell table:formula="of:=[CPM.I168]" office:value-type="string" office:string-value="0xDF99" calcext:value-type="string">
            <text:p>0xDF99</text:p>
          </table:table-cell>
          <table:table-cell table:formula="of:=[CPM.J168]" office:value-type="string" office:string-value="0xE053" calcext:value-type="string">
            <text:p>0xE053</text:p>
          </table:table-cell>
          <table:table-cell table:formula="of:=[CPM.K168]" office:value-type="string" office:string-value="0xE04C" calcext:value-type="string">
            <text:p>0xE04C</text:p>
          </table:table-cell>
          <table:table-cell table:formula="of:=[CPM.L168]" office:value-type="string" office:string-value="0xE064" calcext:value-type="string">
            <text:p>0xE064</text:p>
          </table:table-cell>
          <table:table-cell table:formula="of:=[CPM.M168]" office:value-type="string" office:string-value="0xDFE3" calcext:value-type="string">
            <text:p>0xDFE3</text:p>
          </table:table-cell>
          <table:table-cell table:formula="of:=[CPM.N168]" office:value-type="string" office:string-value="0xE04E" calcext:value-type="string">
            <text:p>0xE04E</text:p>
          </table:table-cell>
        </table:table-row>
        <table:table-row table:style-name="ro1">
          <table:table-cell table:formula="of:=[CPM.A169]" office:value-type="string" office:string-value="BIOS_VAR_TRK" calcext:value-type="string">
            <text:p>BIOS_VAR_TRK</text:p>
          </table:table-cell>
          <table:table-cell table:formula="of:=[CPM.B169]" office:value-type="string" office:string-value="0xDFC7" calcext:value-type="string">
            <text:p>0xDFC7</text:p>
          </table:table-cell>
          <table:table-cell table:formula="of:=[CPM.C169]" office:value-type="string" office:string-value="0xE193" calcext:value-type="string">
            <text:p>0xE193</text:p>
          </table:table-cell>
          <table:table-cell table:formula="of:=[CPM.D169]" office:value-type="string" office:string-value="0xE193" calcext:value-type="string">
            <text:p>0xE193</text:p>
          </table:table-cell>
          <table:table-cell table:formula="of:=[CPM.E169]" office:value-type="string" office:string-value="0xDFC3" calcext:value-type="string">
            <text:p>0xDFC3</text:p>
          </table:table-cell>
          <table:table-cell table:formula="of:=[CPM.F169]" office:value-type="string" office:string-value="0xDF8C" calcext:value-type="string">
            <text:p>0xDF8C</text:p>
          </table:table-cell>
          <table:table-cell table:formula="of:=[CPM.G169]" office:value-type="string" office:string-value="0xDF8C" calcext:value-type="string">
            <text:p>0xDF8C</text:p>
          </table:table-cell>
          <table:table-cell table:formula="of:=[CPM.H169]" office:value-type="string" office:string-value="0xDFB0" calcext:value-type="string">
            <text:p>0xDFB0</text:p>
          </table:table-cell>
          <table:table-cell table:formula="of:=[CPM.I169]" office:value-type="string" office:string-value="0xDF9D" calcext:value-type="string">
            <text:p>0xDF9D</text:p>
          </table:table-cell>
          <table:table-cell table:formula="of:=[CPM.J169]" office:value-type="string" office:string-value="0xE057" calcext:value-type="string">
            <text:p>0xE057</text:p>
          </table:table-cell>
          <table:table-cell table:formula="of:=[CPM.K169]" office:value-type="string" office:string-value="0xE050" calcext:value-type="string">
            <text:p>0xE050</text:p>
          </table:table-cell>
          <table:table-cell table:formula="of:=[CPM.L169]" office:value-type="string" office:string-value="0xE068" calcext:value-type="string">
            <text:p>0xE068</text:p>
          </table:table-cell>
          <table:table-cell table:formula="of:=[CPM.M169]" office:value-type="string" office:string-value="0xDFE7" calcext:value-type="string">
            <text:p>0xDFE7</text:p>
          </table:table-cell>
          <table:table-cell table:formula="of:=[CPM.N169]" office:value-type="string" office:string-value="0xE052" calcext:value-type="string">
            <text:p>0xE052</text:p>
          </table:table-cell>
        </table:table-row>
        <table:table-row table:style-name="ro1">
          <table:table-cell table:formula="of:=[CPM.A170]" office:value-type="string" office:string-value="BIOS_VAR_SEC" calcext:value-type="string">
            <text:p>BIOS_VAR_SEC</text:p>
          </table:table-cell>
          <table:table-cell table:formula="of:=[CPM.B170]" office:value-type="string" office:string-value="0xDFC8" calcext:value-type="string">
            <text:p>0xDFC8</text:p>
          </table:table-cell>
          <table:table-cell table:formula="of:=[CPM.C170]" office:value-type="string" office:string-value="0xE194" calcext:value-type="string">
            <text:p>0xE194</text:p>
          </table:table-cell>
          <table:table-cell table:formula="of:=[CPM.D170]" office:value-type="string" office:string-value="0xE194" calcext:value-type="string">
            <text:p>0xE194</text:p>
          </table:table-cell>
          <table:table-cell table:formula="of:=[CPM.E170]" office:value-type="string" office:string-value="0xDFC4" calcext:value-type="string">
            <text:p>0xDFC4</text:p>
          </table:table-cell>
          <table:table-cell table:formula="of:=[CPM.F170]" office:value-type="string" office:string-value="0xDF8D" calcext:value-type="string">
            <text:p>0xDF8D</text:p>
          </table:table-cell>
          <table:table-cell table:formula="of:=[CPM.G170]" office:value-type="string" office:string-value="0xDF8D" calcext:value-type="string">
            <text:p>0xDF8D</text:p>
          </table:table-cell>
          <table:table-cell table:formula="of:=[CPM.H170]" office:value-type="string" office:string-value="0xDFB1" calcext:value-type="string">
            <text:p>0xDFB1</text:p>
          </table:table-cell>
          <table:table-cell table:formula="of:=[CPM.I170]" office:value-type="string" office:string-value="0xDF9E" calcext:value-type="string">
            <text:p>0xDF9E</text:p>
          </table:table-cell>
          <table:table-cell table:formula="of:=[CPM.J170]" office:value-type="string" office:string-value="0xE058" calcext:value-type="string">
            <text:p>0xE058</text:p>
          </table:table-cell>
          <table:table-cell table:formula="of:=[CPM.K170]" office:value-type="string" office:string-value="0xE051" calcext:value-type="string">
            <text:p>0xE051</text:p>
          </table:table-cell>
          <table:table-cell table:formula="of:=[CPM.L170]" office:value-type="string" office:string-value="0xE069" calcext:value-type="string">
            <text:p>0xE069</text:p>
          </table:table-cell>
          <table:table-cell table:formula="of:=[CPM.M170]" office:value-type="string" office:string-value="0xDFE8" calcext:value-type="string">
            <text:p>0xDFE8</text:p>
          </table:table-cell>
          <table:table-cell table:formula="of:=[CPM.N170]" office:value-type="string" office:string-value="0xE053" calcext:value-type="string">
            <text:p>0xE053</text:p>
          </table:table-cell>
        </table:table-row>
        <table:table-row table:style-name="ro1">
          <table:table-cell table:formula="of:=[CPM.A171]" office:value-type="string" office:string-value="BIOS_VAR_DMA" calcext:value-type="string">
            <text:p>BIOS_VAR_DMA</text:p>
          </table:table-cell>
          <table:table-cell table:formula="of:=[CPM.B171]" office:value-type="string" office:string-value="0xDFC9" calcext:value-type="string">
            <text:p>0xDFC9</text:p>
          </table:table-cell>
          <table:table-cell table:formula="of:=[CPM.C171]" office:value-type="string" office:string-value="0xE195" calcext:value-type="string">
            <text:p>0xE195</text:p>
          </table:table-cell>
          <table:table-cell table:formula="of:=[CPM.D171]" office:value-type="string" office:string-value="0xE195" calcext:value-type="string">
            <text:p>0xE195</text:p>
          </table:table-cell>
          <table:table-cell table:formula="of:=[CPM.E171]" office:value-type="string" office:string-value="0xDFC5" calcext:value-type="string">
            <text:p>0xDFC5</text:p>
          </table:table-cell>
          <table:table-cell table:formula="of:=[CPM.F171]" office:value-type="string" office:string-value="0xDF8E" calcext:value-type="string">
            <text:p>0xDF8E</text:p>
          </table:table-cell>
          <table:table-cell table:formula="of:=[CPM.G171]" office:value-type="string" office:string-value="0xDF8E" calcext:value-type="string">
            <text:p>0xDF8E</text:p>
          </table:table-cell>
          <table:table-cell table:formula="of:=[CPM.H171]" office:value-type="string" office:string-value="0xDFB2" calcext:value-type="string">
            <text:p>0xDFB2</text:p>
          </table:table-cell>
          <table:table-cell table:formula="of:=[CPM.I171]" office:value-type="string" office:string-value="0xDF9F" calcext:value-type="string">
            <text:p>0xDF9F</text:p>
          </table:table-cell>
          <table:table-cell table:formula="of:=[CPM.J171]" office:value-type="string" office:string-value="0xE059" calcext:value-type="string">
            <text:p>0xE059</text:p>
          </table:table-cell>
          <table:table-cell table:formula="of:=[CPM.K171]" office:value-type="string" office:string-value="0xE052" calcext:value-type="string">
            <text:p>0xE052</text:p>
          </table:table-cell>
          <table:table-cell table:formula="of:=[CPM.L171]" office:value-type="string" office:string-value="0xE06A" calcext:value-type="string">
            <text:p>0xE06A</text:p>
          </table:table-cell>
          <table:table-cell table:formula="of:=[CPM.M171]" office:value-type="string" office:string-value="0xDFE9" calcext:value-type="string">
            <text:p>0xDFE9</text:p>
          </table:table-cell>
          <table:table-cell table:formula="of:=[CPM.N171]" office:value-type="string" office:string-value="0xE054" calcext:value-type="string">
            <text:p>0xE05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CPM.A173]" office:value-type="string" office:string-value="VINTKBDADDR" calcext:value-type="string">
            <text:p>VINTKBDADDR</text:p>
          </table:table-cell>
          <table:table-cell table:formula="of:=[CPM.B173]" office:value-type="string" office:string-value="0xE695" calcext:value-type="string">
            <text:p>0xE695</text:p>
          </table:table-cell>
          <table:table-cell table:formula="of:=[CPM.C173]" office:value-type="string" office:string-value="0xE842" calcext:value-type="string">
            <text:p>0xE842</text:p>
          </table:table-cell>
          <table:table-cell table:formula="of:=[CPM.D173]" office:value-type="string" office:string-value="0xE843" calcext:value-type="string">
            <text:p>0xE843</text:p>
          </table:table-cell>
          <table:table-cell table:formula="of:=[CPM.E173]" office:value-type="string" office:string-value="0xE266" calcext:value-type="string">
            <text:p>0xE266</text:p>
          </table:table-cell>
          <table:table-cell table:formula="of:=[CPM.F173]" office:value-type="string" office:string-value="0xDFB6" calcext:value-type="string">
            <text:p>0xDFB6</text:p>
          </table:table-cell>
          <table:table-cell table:formula="of:=[CPM.G173]" office:value-type="string" office:string-value="0xDFB6" calcext:value-type="string">
            <text:p>0xDFB6</text:p>
          </table:table-cell>
          <table:table-cell table:formula="of:=[CPM.H173]" office:value-type="string" office:string-value="0xDFDA" calcext:value-type="string">
            <text:p>0xDFDA</text:p>
          </table:table-cell>
          <table:table-cell table:formula="of:=[CPM.I173]" office:value-type="string" office:string-value="0xe31b" calcext:value-type="string">
            <text:p>0xe31b</text:p>
          </table:table-cell>
          <table:table-cell table:formula="of:=[CPM.J173]" office:value-type="string" office:string-value="0xe3d2" calcext:value-type="string">
            <text:p>0xe3d2</text:p>
          </table:table-cell>
          <table:table-cell table:formula="of:=[CPM.K173]" office:value-type="string" office:string-value="0xe3cb" calcext:value-type="string">
            <text:p>0xe3cb</text:p>
          </table:table-cell>
          <table:table-cell table:formula="of:=[CPM.L173]" office:value-type="string" office:string-value="0xe3e3" calcext:value-type="string">
            <text:p>0xe3e3</text:p>
          </table:table-cell>
          <table:table-cell table:formula="of:=[CPM.M173]" office:value-type="string" office:string-value="0xe011" calcext:value-type="string">
            <text:p>0xe011</text:p>
          </table:table-cell>
          <table:table-cell table:formula="of:=[CPM.N173]" office:value-type="string" office:string-value="0xe079" calcext:value-type="string">
            <text:p>0xe079</text:p>
          </table:table-cell>
        </table:table-row>
        <table:table-row table:style-name="ro1">
          <table:table-cell table:formula="of:=[CPM.A174]" office:value-type="string" office:string-value="VINTKBDVALUE" calcext:value-type="string">
            <text:p>VINTKBDVALUE</text:p>
          </table:table-cell>
          <table:table-cell table:formula="of:=[CPM.B174]" office:value-type="string" office:string-value="0xDC58" calcext:value-type="string">
            <text:p>0xDC58</text:p>
          </table:table-cell>
          <table:table-cell table:formula="of:=[CPM.C174]" office:value-type="string" office:string-value="0xDCAD" calcext:value-type="string">
            <text:p>0xDCAD</text:p>
          </table:table-cell>
          <table:table-cell table:formula="of:=[CPM.D174]" office:value-type="string" office:string-value="0xDCAD" calcext:value-type="string">
            <text:p>0xDCAD</text:p>
          </table:table-cell>
          <table:table-cell table:formula="of:=[CPM.E174]" office:value-type="string" office:string-value="0xDC59" calcext:value-type="string">
            <text:p>0xDC59</text:p>
          </table:table-cell>
          <table:table-cell table:formula="of:=[CPM.F174]" office:value-type="string" office:string-value="0xDC36" calcext:value-type="string">
            <text:p>0xDC36</text:p>
          </table:table-cell>
          <table:table-cell table:formula="of:=[CPM.G174]" office:value-type="string" office:string-value="0xDC36" calcext:value-type="string">
            <text:p>0xDC36</text:p>
          </table:table-cell>
          <table:table-cell table:formula="of:=[CPM.H174]" office:value-type="string" office:string-value="0xDC2D" calcext:value-type="string">
            <text:p>0xDC2D</text:p>
          </table:table-cell>
          <table:table-cell table:formula="of:=[CPM.I174]" office:value-type="string" office:string-value="0xdc47" calcext:value-type="string">
            <text:p>0xdc47</text:p>
          </table:table-cell>
          <table:table-cell table:formula="of:=[CPM.J174]" office:value-type="string" office:string-value="0xdc35" calcext:value-type="string">
            <text:p>0xdc35</text:p>
          </table:table-cell>
          <table:table-cell table:formula="of:=[CPM.K174]" office:value-type="string" office:string-value="0xdc35" calcext:value-type="string">
            <text:p>0xdc35</text:p>
          </table:table-cell>
          <table:table-cell table:formula="of:=[CPM.L174]" office:value-type="string" office:string-value="0xdc46" calcext:value-type="string">
            <text:p>0xdc46</text:p>
          </table:table-cell>
          <table:table-cell table:formula="of:=[CPM.M174]" office:value-type="string" office:string-value="0xdc21" calcext:value-type="string">
            <text:p>0xdc21</text:p>
          </table:table-cell>
          <table:table-cell table:formula="of:=[CPM.N174]" office:value-type="string" office:string-value="0xdc2c" calcext:value-type="string">
            <text:p>0xdc2c</text:p>
          </table:table-cell>
        </table:table-row>
        <table:table-row table:style-name="ro1">
          <table:table-cell table:formula="of:=[CPM.A175]" office:value-type="string" office:string-value="KBD_HOOK_PROC" calcext:value-type="string">
            <text:p>KBD_HOOK_PROC</text:p>
          </table:table-cell>
          <table:table-cell table:formula="of:=[CPM.B175]" office:value-type="string" office:string-value="kbd_hook_noCtrl_03" calcext:value-type="string">
            <text:p>kbd_hook_noCtrl_03</text:p>
          </table:table-cell>
          <table:table-cell table:formula="of:=[CPM.C175]" office:value-type="string" office:string-value="kbd_hook_noCtrl_03" calcext:value-type="string">
            <text:p>kbd_hook_noCtrl_03</text:p>
          </table:table-cell>
          <table:table-cell table:formula="of:=[CPM.D175]" office:value-type="string" office:string-value="kbd_hook_noCtrl_03" calcext:value-type="string">
            <text:p>kbd_hook_noCtrl_03</text:p>
          </table:table-cell>
          <table:table-cell table:formula="of:=[CPM.E175]" office:value-type="string" office:string-value="kbd_hook_noCtrl_33" calcext:value-type="string">
            <text:p>kbd_hook_noCtrl_33</text:p>
          </table:table-cell>
          <table:table-cell table:formula="of:=[CPM.F175]" office:value-type="string" office:string-value="kbd_hook_2133" calcext:value-type="string">
            <text:p>kbd_hook_2133</text:p>
          </table:table-cell>
          <table:table-cell table:formula="of:=[CPM.G175]" office:value-type="string" office:string-value="kbd_hook_2133" calcext:value-type="string">
            <text:p>kbd_hook_2133</text:p>
          </table:table-cell>
          <table:table-cell table:formula="of:=[CPM.H175]" office:value-type="string" office:string-value="kbd_hook_2133" calcext:value-type="string">
            <text:p>kbd_hook_2133</text:p>
          </table:table-cell>
          <table:table-cell table:formula="of:=[CPM.I175]" office:value-type="string" office:string-value="kbd_hook_2133" calcext:value-type="string">
            <text:p>kbd_hook_2133</text:p>
          </table:table-cell>
          <table:table-cell table:formula="of:=[CPM.J175]" office:value-type="string" office:string-value="kbd_hook_2133" calcext:value-type="string">
            <text:p>kbd_hook_2133</text:p>
          </table:table-cell>
          <table:table-cell table:formula="of:=[CPM.K175]" office:value-type="string" office:string-value="kbd_hook_2133" calcext:value-type="string">
            <text:p>kbd_hook_2133</text:p>
          </table:table-cell>
          <table:table-cell table:formula="of:=[CPM.L175]" office:value-type="string" office:string-value="kbd_hook_2133" calcext:value-type="string">
            <text:p>kbd_hook_2133</text:p>
          </table:table-cell>
          <table:table-cell table:formula="of:=[CPM.M175]" office:value-type="string" office:string-value="kbd_hook_2133" calcext:value-type="string">
            <text:p>kbd_hook_2133</text:p>
          </table:table-cell>
          <table:table-cell table:formula="of:=[CPM.N175]" office:value-type="string" office:string-value="kbd_hook_2133" calcext:value-type="string">
            <text:p>kbd_hook_21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CPM.A179]" office:value-type="string" office:string-value="CUSTOM_CHECKERS01A" calcext:value-type="string">
            <text:p>CUSTOM_CHECKERS01A</text:p>
          </table:table-cell>
          <table:table-cell table:formula="of:=[CPM.B179]">
            <text:p/>
          </table:table-cell>
          <table:table-cell table:formula="of:=[CPM.C179]">
            <text:p/>
          </table:table-cell>
          <table:table-cell table:formula="of:=[CPM.D179]">
            <text:p/>
          </table:table-cell>
          <table:table-cell table:formula="of:=[CPM.E179]">
            <text:p/>
          </table:table-cell>
          <table:table-cell table:formula="of:=[CPM.F179]">
            <text:p/>
          </table:table-cell>
          <table:table-cell table:formula="of:=[CPM.G179]" office:value-type="string" office:string-value="0xE01D" calcext:value-type="string">
            <text:p>0xE01D</text:p>
          </table:table-cell>
          <table:table-cell table:formula="of:=[CPM.H179]">
            <text:p/>
          </table:table-cell>
          <table:table-cell table:formula="of:=[CPM.I179]">
            <text:p/>
          </table:table-cell>
          <table:table-cell table:formula="of:=[CPM.J179]">
            <text:p/>
          </table:table-cell>
          <table:table-cell table:formula="of:=[CPM.K179]">
            <text:p/>
          </table:table-cell>
          <table:table-cell table:formula="of:=[CPM.L179]" office:value-type="string" office:string-value="0xDCBB+1" calcext:value-type="string">
            <text:p>0xDCBB+1</text:p>
          </table:table-cell>
          <table:table-cell table:formula="of:=[CPM.M179]">
            <text:p/>
          </table:table-cell>
          <table:table-cell table:formula="of:=[CPM.N179]">
            <text:p/>
          </table:table-cell>
        </table:table-row>
        <table:table-row table:style-name="ro1">
          <table:table-cell table:formula="of:=[CPM.A180]" office:value-type="string" office:string-value="CUSTOM_CHECKERS01V" calcext:value-type="string">
            <text:p>CUSTOM_CHECKERS01V</text:p>
          </table:table-cell>
          <table:table-cell table:formula="of:=[CPM.B180]">
            <text:p/>
          </table:table-cell>
          <table:table-cell table:formula="of:=[CPM.C180]">
            <text:p/>
          </table:table-cell>
          <table:table-cell table:formula="of:=[CPM.D180]">
            <text:p/>
          </table:table-cell>
          <table:table-cell table:formula="of:=[CPM.E180]">
            <text:p/>
          </table:table-cell>
          <table:table-cell table:formula="of:=[CPM.F180]">
            <text:p/>
          </table:table-cell>
          <table:table-cell table:formula="of:=[CPM.G180]" office:value-type="string" office:string-value="0x21" calcext:value-type="string">
            <text:p>0x21</text:p>
          </table:table-cell>
          <table:table-cell table:formula="of:=[CPM.H180]">
            <text:p/>
          </table:table-cell>
          <table:table-cell table:formula="of:=[CPM.I180]">
            <text:p/>
          </table:table-cell>
          <table:table-cell table:formula="of:=[CPM.J180]">
            <text:p/>
          </table:table-cell>
          <table:table-cell table:formula="of:=[CPM.K180]">
            <text:p/>
          </table:table-cell>
          <table:table-cell table:formula="of:=[CPM.L180]" office:value-type="string" office:string-value="0xE06E" calcext:value-type="string">
            <text:p>0xE06E</text:p>
          </table:table-cell>
          <table:table-cell table:formula="of:=[CPM.M180]">
            <text:p/>
          </table:table-cell>
          <table:table-cell table:formula="of:=[CPM.N180]">
            <text:p/>
          </table:table-cell>
        </table:table-row>
        <table:table-row table:style-name="ro1">
          <table:table-cell table:formula="of:=[CPM.A181]" office:value-type="string" office:string-value="CUSTOM_CHECKERS02A" calcext:value-type="string">
            <text:p>CUSTOM_CHECKERS02A</text:p>
          </table:table-cell>
          <table:table-cell table:formula="of:=[CPM.B181]">
            <text:p/>
          </table:table-cell>
          <table:table-cell table:formula="of:=[CPM.C181]">
            <text:p/>
          </table:table-cell>
          <table:table-cell table:formula="of:=[CPM.D181]">
            <text:p/>
          </table:table-cell>
          <table:table-cell table:formula="of:=[CPM.E181]">
            <text:p/>
          </table:table-cell>
          <table:table-cell table:formula="of:=[CPM.F181]">
            <text:p/>
          </table:table-cell>
          <table:table-cell table:formula="of:=[CPM.G181]" office:value-type="string" office:string-value="0xE01D+1" calcext:value-type="string">
            <text:p>0xE01D+1</text:p>
          </table:table-cell>
          <table:table-cell table:formula="of:=[CPM.H181]">
            <text:p/>
          </table:table-cell>
          <table:table-cell table:formula="of:=[CPM.I181]">
            <text:p/>
          </table:table-cell>
          <table:table-cell table:formula="of:=[CPM.J181]">
            <text:p/>
          </table:table-cell>
          <table:table-cell table:formula="of:=[CPM.K181]">
            <text:p/>
          </table:table-cell>
          <table:table-cell table:formula="of:=[CPM.L181]">
            <text:p/>
          </table:table-cell>
          <table:table-cell table:formula="of:=[CPM.M181]">
            <text:p/>
          </table:table-cell>
          <table:table-cell table:formula="of:=[CPM.N181]">
            <text:p/>
          </table:table-cell>
        </table:table-row>
        <table:table-row table:style-name="ro1">
          <table:table-cell table:formula="of:=[CPM.A182]" office:value-type="string" office:string-value="CUSTOM_CHECKERS02V" calcext:value-type="string">
            <text:p>CUSTOM_CHECKERS02V</text:p>
          </table:table-cell>
          <table:table-cell table:formula="of:=[CPM.B182]">
            <text:p/>
          </table:table-cell>
          <table:table-cell table:formula="of:=[CPM.C182]">
            <text:p/>
          </table:table-cell>
          <table:table-cell table:formula="of:=[CPM.D182]">
            <text:p/>
          </table:table-cell>
          <table:table-cell table:formula="of:=[CPM.E182]">
            <text:p/>
          </table:table-cell>
          <table:table-cell table:formula="of:=[CPM.F182]">
            <text:p/>
          </table:table-cell>
          <table:table-cell table:formula="of:=[CPM.G182]" office:value-type="string" office:string-value="0xFB21" calcext:value-type="string">
            <text:p>0xFB21</text:p>
          </table:table-cell>
          <table:table-cell table:formula="of:=[CPM.H182]">
            <text:p/>
          </table:table-cell>
          <table:table-cell table:formula="of:=[CPM.I182]">
            <text:p/>
          </table:table-cell>
          <table:table-cell table:formula="of:=[CPM.J182]">
            <text:p/>
          </table:table-cell>
          <table:table-cell table:formula="of:=[CPM.K182]">
            <text:p/>
          </table:table-cell>
          <table:table-cell table:formula="of:=[CPM.L182]">
            <text:p/>
          </table:table-cell>
          <table:table-cell table:formula="of:=[CPM.M182]">
            <text:p/>
          </table:table-cell>
          <table:table-cell table:formula="of:=[CPM.N182]">
            <text:p/>
          </table:table-cell>
        </table:table-row>
        <table:table-row table:style-name="ro1">
          <table:table-cell table:formula="of:=[CPM.A183]" office:value-type="string" office:string-value="CUSTOM_CHECKERS03A" calcext:value-type="string">
            <text:p>CUSTOM_CHECKERS03A</text:p>
          </table:table-cell>
          <table:table-cell table:formula="of:=[CPM.B183]">
            <text:p/>
          </table:table-cell>
          <table:table-cell table:formula="of:=[CPM.C183]">
            <text:p/>
          </table:table-cell>
          <table:table-cell table:formula="of:=[CPM.D183]">
            <text:p/>
          </table:table-cell>
          <table:table-cell table:formula="of:=[CPM.E183]">
            <text:p/>
          </table:table-cell>
          <table:table-cell table:formula="of:=[CPM.F183]">
            <text:p/>
          </table:table-cell>
          <table:table-cell/>
          <table:table-cell table:formula="of:=[CPM.H183]">
            <text:p/>
          </table:table-cell>
          <table:table-cell table:formula="of:=[CPM.I183]">
            <text:p/>
          </table:table-cell>
          <table:table-cell table:formula="of:=[CPM.J183]">
            <text:p/>
          </table:table-cell>
          <table:table-cell table:formula="of:=[CPM.K183]">
            <text:p/>
          </table:table-cell>
          <table:table-cell table:formula="of:=[CPM.L183]">
            <text:p/>
          </table:table-cell>
          <table:table-cell table:formula="of:=[CPM.M183]">
            <text:p/>
          </table:table-cell>
          <table:table-cell table:formula="of:=[CPM.N183]">
            <text:p/>
          </table:table-cell>
        </table:table-row>
        <table:table-row table:style-name="ro1">
          <table:table-cell table:formula="of:=[CPM.A184]" office:value-type="string" office:string-value="CUSTOM_CHECKERS03V" calcext:value-type="string">
            <text:p>CUSTOM_CHECKERS03V</text:p>
          </table:table-cell>
          <table:table-cell table:formula="of:=[CPM.B184]">
            <text:p/>
          </table:table-cell>
          <table:table-cell table:formula="of:=[CPM.C184]">
            <text:p/>
          </table:table-cell>
          <table:table-cell table:formula="of:=[CPM.D184]">
            <text:p/>
          </table:table-cell>
          <table:table-cell table:formula="of:=[CPM.E184]">
            <text:p/>
          </table:table-cell>
          <table:table-cell table:formula="of:=[CPM.F184]">
            <text:p/>
          </table:table-cell>
          <table:table-cell/>
          <table:table-cell table:formula="of:=[CPM.H184]">
            <text:p/>
          </table:table-cell>
          <table:table-cell table:formula="of:=[CPM.I184]">
            <text:p/>
          </table:table-cell>
          <table:table-cell table:formula="of:=[CPM.J184]">
            <text:p/>
          </table:table-cell>
          <table:table-cell table:formula="of:=[CPM.K184]">
            <text:p/>
          </table:table-cell>
          <table:table-cell table:formula="of:=[CPM.L184]">
            <text:p/>
          </table:table-cell>
          <table:table-cell table:formula="of:=[CPM.M184]">
            <text:p/>
          </table:table-cell>
          <table:table-cell table:formula="of:=[CPM.N184]">
            <text:p/>
          </table:table-cell>
        </table:table-row>
        <table:table-row table:style-name="ro1">
          <table:table-cell/>
          <table:table-cell table:formula="of:=[CPM.B185]">
            <text:p/>
          </table:table-cell>
          <table:table-cell table:formula="of:=[CPM.C185]">
            <text:p/>
          </table:table-cell>
          <table:table-cell table:formula="of:=[CPM.D185]">
            <text:p/>
          </table:table-cell>
          <table:table-cell table:formula="of:=[CPM.E185]">
            <text:p/>
          </table:table-cell>
          <table:table-cell table:formula="of:=[CPM.F185]">
            <text:p/>
          </table:table-cell>
          <table:table-cell table:formula="of:=[CPM.G185]">
            <text:p/>
          </table:table-cell>
          <table:table-cell table:formula="of:=[CPM.H185]">
            <text:p/>
          </table:table-cell>
          <table:table-cell table:formula="of:=[CPM.I185]">
            <text:p/>
          </table:table-cell>
          <table:table-cell table:formula="of:=[CPM.J185]">
            <text:p/>
          </table:table-cell>
          <table:table-cell table:formula="of:=[CPM.K185]">
            <text:p/>
          </table:table-cell>
          <table:table-cell table:formula="of:=[CPM.L185]">
            <text:p/>
          </table:table-cell>
          <table:table-cell table:formula="of:=[CPM.M185]">
            <text:p/>
          </table:table-cell>
          <table:table-cell table:formula="of:=[CPM.N185]">
            <text:p/>
          </table:table-cell>
        </table:table-row>
        <table:table-row table:style-name="ro1">
          <table:table-cell/>
          <table:table-cell table:formula="of:=[CPM.B186]">
            <text:p/>
          </table:table-cell>
          <table:table-cell table:formula="of:=[CPM.C186]">
            <text:p/>
          </table:table-cell>
          <table:table-cell table:formula="of:=[CPM.D186]">
            <text:p/>
          </table:table-cell>
          <table:table-cell table:formula="of:=[CPM.E186]">
            <text:p/>
          </table:table-cell>
          <table:table-cell table:formula="of:=[CPM.F186]">
            <text:p/>
          </table:table-cell>
          <table:table-cell table:formula="of:=[CPM.G186]">
            <text:p/>
          </table:table-cell>
          <table:table-cell table:formula="of:=[CPM.H186]">
            <text:p/>
          </table:table-cell>
          <table:table-cell table:formula="of:=[CPM.I186]">
            <text:p/>
          </table:table-cell>
          <table:table-cell table:formula="of:=[CPM.J186]">
            <text:p/>
          </table:table-cell>
          <table:table-cell table:formula="of:=[CPM.K186]">
            <text:p/>
          </table:table-cell>
          <table:table-cell table:formula="of:=[CPM.L186]">
            <text:p/>
          </table:table-cell>
          <table:table-cell table:formula="of:=[CPM.M186]">
            <text:p/>
          </table:table-cell>
          <table:table-cell table:formula="of:=[CPM.N186]">
            <text:p/>
          </table:table-cell>
        </table:table-row>
        <table:table-row table:style-name="ro1">
          <table:table-cell/>
          <table:table-cell table:formula="of:=[CPM.B187]">
            <text:p/>
          </table:table-cell>
          <table:table-cell table:formula="of:=[CPM.C187]">
            <text:p/>
          </table:table-cell>
          <table:table-cell table:formula="of:=[CPM.D187]">
            <text:p/>
          </table:table-cell>
          <table:table-cell table:formula="of:=[CPM.E187]">
            <text:p/>
          </table:table-cell>
          <table:table-cell table:formula="of:=[CPM.F187]">
            <text:p/>
          </table:table-cell>
          <table:table-cell table:formula="of:=[CPM.G187]">
            <text:p/>
          </table:table-cell>
          <table:table-cell table:formula="of:=[CPM.H187]">
            <text:p/>
          </table:table-cell>
          <table:table-cell table:formula="of:=[CPM.I187]">
            <text:p/>
          </table:table-cell>
          <table:table-cell table:formula="of:=[CPM.J187]">
            <text:p/>
          </table:table-cell>
          <table:table-cell table:formula="of:=[CPM.K187]">
            <text:p/>
          </table:table-cell>
          <table:table-cell table:formula="of:=[CPM.L187]">
            <text:p/>
          </table:table-cell>
          <table:table-cell table:formula="of:=[CPM.M187]">
            <text:p/>
          </table:table-cell>
          <table:table-cell table:formula="of:=[CPM.N187]">
            <text:p/>
          </table:table-cell>
        </table:table-row>
        <table:table-row table:style-name="ro1">
          <table:table-cell/>
          <table:table-cell table:formula="of:=[CPM.B188]">
            <text:p/>
          </table:table-cell>
          <table:table-cell table:formula="of:=[CPM.C188]">
            <text:p/>
          </table:table-cell>
          <table:table-cell table:formula="of:=[CPM.D188]">
            <text:p/>
          </table:table-cell>
          <table:table-cell table:formula="of:=[CPM.E188]">
            <text:p/>
          </table:table-cell>
          <table:table-cell table:formula="of:=[CPM.F188]">
            <text:p/>
          </table:table-cell>
          <table:table-cell table:formula="of:=[CPM.G188]">
            <text:p/>
          </table:table-cell>
          <table:table-cell table:formula="of:=[CPM.H188]">
            <text:p/>
          </table:table-cell>
          <table:table-cell table:formula="of:=[CPM.I188]">
            <text:p/>
          </table:table-cell>
          <table:table-cell table:formula="of:=[CPM.J188]">
            <text:p/>
          </table:table-cell>
          <table:table-cell table:formula="of:=[CPM.K188]">
            <text:p/>
          </table:table-cell>
          <table:table-cell table:formula="of:=[CPM.L188]">
            <text:p/>
          </table:table-cell>
          <table:table-cell table:formula="of:=[CPM.M188]">
            <text:p/>
          </table:table-cell>
          <table:table-cell table:formula="of:=[CPM.N188]">
            <text:p/>
          </table:table-cell>
        </table:table-row>
        <table:table-row table:style-name="ro1">
          <table:table-cell/>
          <table:table-cell table:formula="of:=[CPM.B189]">
            <text:p/>
          </table:table-cell>
          <table:table-cell table:formula="of:=[CPM.C189]">
            <text:p/>
          </table:table-cell>
          <table:table-cell table:formula="of:=[CPM.D189]">
            <text:p/>
          </table:table-cell>
          <table:table-cell table:formula="of:=[CPM.E189]">
            <text:p/>
          </table:table-cell>
          <table:table-cell table:formula="of:=[CPM.F189]">
            <text:p/>
          </table:table-cell>
          <table:table-cell table:formula="of:=[CPM.G189]">
            <text:p/>
          </table:table-cell>
          <table:table-cell table:formula="of:=[CPM.H189]">
            <text:p/>
          </table:table-cell>
          <table:table-cell table:formula="of:=[CPM.I189]">
            <text:p/>
          </table:table-cell>
          <table:table-cell table:formula="of:=[CPM.J189]">
            <text:p/>
          </table:table-cell>
          <table:table-cell table:formula="of:=[CPM.K189]">
            <text:p/>
          </table:table-cell>
          <table:table-cell table:formula="of:=[CPM.L189]">
            <text:p/>
          </table:table-cell>
          <table:table-cell table:formula="of:=[CPM.M189]">
            <text:p/>
          </table:table-cell>
          <table:table-cell table:formula="of:=[CPM.N189]">
            <text:p/>
          </table:table-cell>
        </table:table-row>
        <table:table-row table:style-name="ro1">
          <table:table-cell/>
          <table:table-cell table:formula="of:=[CPM.B190]">
            <text:p/>
          </table:table-cell>
          <table:table-cell table:formula="of:=[CPM.C190]">
            <text:p/>
          </table:table-cell>
          <table:table-cell table:formula="of:=[CPM.D190]">
            <text:p/>
          </table:table-cell>
          <table:table-cell table:formula="of:=[CPM.E190]">
            <text:p/>
          </table:table-cell>
          <table:table-cell table:formula="of:=[CPM.F190]">
            <text:p/>
          </table:table-cell>
          <table:table-cell table:formula="of:=[CPM.G190]">
            <text:p/>
          </table:table-cell>
          <table:table-cell table:formula="of:=[CPM.H190]">
            <text:p/>
          </table:table-cell>
          <table:table-cell table:formula="of:=[CPM.I190]">
            <text:p/>
          </table:table-cell>
          <table:table-cell table:formula="of:=[CPM.J190]">
            <text:p/>
          </table:table-cell>
          <table:table-cell table:formula="of:=[CPM.K190]">
            <text:p/>
          </table:table-cell>
          <table:table-cell table:formula="of:=[CPM.L190]">
            <text:p/>
          </table:table-cell>
          <table:table-cell table:formula="of:=[CPM.M190]">
            <text:p/>
          </table:table-cell>
          <table:table-cell table:formula="of:=[CPM.N190]">
            <text:p/>
          </table:table-cell>
        </table:table-row>
        <table:table-row table:style-name="ro1">
          <table:table-cell/>
          <table:table-cell table:formula="of:=[CPM.B191]">
            <text:p/>
          </table:table-cell>
          <table:table-cell table:formula="of:=[CPM.C191]">
            <text:p/>
          </table:table-cell>
          <table:table-cell table:formula="of:=[CPM.D191]">
            <text:p/>
          </table:table-cell>
          <table:table-cell table:formula="of:=[CPM.E191]">
            <text:p/>
          </table:table-cell>
          <table:table-cell table:formula="of:=[CPM.F191]">
            <text:p/>
          </table:table-cell>
          <table:table-cell table:formula="of:=[CPM.G191]">
            <text:p/>
          </table:table-cell>
          <table:table-cell table:formula="of:=[CPM.H191]">
            <text:p/>
          </table:table-cell>
          <table:table-cell table:formula="of:=[CPM.I191]">
            <text:p/>
          </table:table-cell>
          <table:table-cell table:formula="of:=[CPM.J191]">
            <text:p/>
          </table:table-cell>
          <table:table-cell table:formula="of:=[CPM.K191]">
            <text:p/>
          </table:table-cell>
          <table:table-cell table:formula="of:=[CPM.L191]">
            <text:p/>
          </table:table-cell>
          <table:table-cell table:formula="of:=[CPM.M191]">
            <text:p/>
          </table:table-cell>
          <table:table-cell table:formula="of:=[CPM.N191]">
            <text:p/>
          </table:table-cell>
        </table:table-row>
        <table:table-row table:style-name="ro1">
          <table:table-cell/>
          <table:table-cell table:formula="of:=[CPM.B192]">
            <text:p/>
          </table:table-cell>
          <table:table-cell table:formula="of:=[CPM.C192]">
            <text:p/>
          </table:table-cell>
          <table:table-cell table:formula="of:=[CPM.D192]">
            <text:p/>
          </table:table-cell>
          <table:table-cell table:formula="of:=[CPM.E192]">
            <text:p/>
          </table:table-cell>
          <table:table-cell table:formula="of:=[CPM.F192]">
            <text:p/>
          </table:table-cell>
          <table:table-cell table:formula="of:=[CPM.G192]">
            <text:p/>
          </table:table-cell>
          <table:table-cell table:formula="of:=[CPM.H192]">
            <text:p/>
          </table:table-cell>
          <table:table-cell table:formula="of:=[CPM.I192]">
            <text:p/>
          </table:table-cell>
          <table:table-cell table:formula="of:=[CPM.J192]">
            <text:p/>
          </table:table-cell>
          <table:table-cell table:formula="of:=[CPM.K192]">
            <text:p/>
          </table:table-cell>
          <table:table-cell table:formula="of:=[CPM.L192]">
            <text:p/>
          </table:table-cell>
          <table:table-cell table:formula="of:=[CPM.M192]">
            <text:p/>
          </table:table-cell>
          <table:table-cell table:formula="of:=[CPM.N192]">
            <text:p/>
          </table:table-cell>
        </table:table-row>
        <table:table-row table:style-name="ro1">
          <table:table-cell/>
          <table:table-cell table:formula="of:=[CPM.B193]">
            <text:p/>
          </table:table-cell>
          <table:table-cell table:formula="of:=[CPM.C193]">
            <text:p/>
          </table:table-cell>
          <table:table-cell table:formula="of:=[CPM.D193]">
            <text:p/>
          </table:table-cell>
          <table:table-cell table:formula="of:=[CPM.E193]">
            <text:p/>
          </table:table-cell>
          <table:table-cell table:formula="of:=[CPM.F193]">
            <text:p/>
          </table:table-cell>
          <table:table-cell table:formula="of:=[CPM.G193]">
            <text:p/>
          </table:table-cell>
          <table:table-cell table:formula="of:=[CPM.H193]">
            <text:p/>
          </table:table-cell>
          <table:table-cell table:formula="of:=[CPM.I193]">
            <text:p/>
          </table:table-cell>
          <table:table-cell table:formula="of:=[CPM.J193]">
            <text:p/>
          </table:table-cell>
          <table:table-cell table:formula="of:=[CPM.K193]">
            <text:p/>
          </table:table-cell>
          <table:table-cell table:formula="of:=[CPM.L193]">
            <text:p/>
          </table:table-cell>
          <table:table-cell table:formula="of:=[CPM.M193]">
            <text:p/>
          </table:table-cell>
          <table:table-cell table:formula="of:=[CPM.N193]">
            <text:p/>
          </table:table-cell>
        </table:table-row>
        <table:table-row table:style-name="ro1">
          <table:table-cell/>
          <table:table-cell table:formula="of:=[CPM.B194]">
            <text:p/>
          </table:table-cell>
          <table:table-cell table:formula="of:=[CPM.C194]">
            <text:p/>
          </table:table-cell>
          <table:table-cell table:formula="of:=[CPM.D194]">
            <text:p/>
          </table:table-cell>
          <table:table-cell table:formula="of:=[CPM.E194]">
            <text:p/>
          </table:table-cell>
          <table:table-cell table:formula="of:=[CPM.F194]">
            <text:p/>
          </table:table-cell>
          <table:table-cell table:formula="of:=[CPM.G194]">
            <text:p/>
          </table:table-cell>
          <table:table-cell table:formula="of:=[CPM.H194]">
            <text:p/>
          </table:table-cell>
          <table:table-cell table:formula="of:=[CPM.I194]">
            <text:p/>
          </table:table-cell>
          <table:table-cell table:formula="of:=[CPM.J194]">
            <text:p/>
          </table:table-cell>
          <table:table-cell table:formula="of:=[CPM.K194]">
            <text:p/>
          </table:table-cell>
          <table:table-cell table:formula="of:=[CPM.L194]">
            <text:p/>
          </table:table-cell>
          <table:table-cell table:formula="of:=[CPM.M194]">
            <text:p/>
          </table:table-cell>
          <table:table-cell table:formula="of:=[CPM.N194]">
            <text:p/>
          </table:table-cell>
        </table:table-row>
        <table:table-row table:style-name="ro1">
          <table:table-cell/>
          <table:table-cell table:formula="of:=[CPM.B195]">
            <text:p/>
          </table:table-cell>
          <table:table-cell table:formula="of:=[CPM.C195]">
            <text:p/>
          </table:table-cell>
          <table:table-cell table:formula="of:=[CPM.D195]">
            <text:p/>
          </table:table-cell>
          <table:table-cell table:formula="of:=[CPM.E195]">
            <text:p/>
          </table:table-cell>
          <table:table-cell table:formula="of:=[CPM.F195]">
            <text:p/>
          </table:table-cell>
          <table:table-cell table:formula="of:=[CPM.G195]">
            <text:p/>
          </table:table-cell>
          <table:table-cell table:formula="of:=[CPM.H195]">
            <text:p/>
          </table:table-cell>
          <table:table-cell table:formula="of:=[CPM.I195]">
            <text:p/>
          </table:table-cell>
          <table:table-cell table:formula="of:=[CPM.J195]">
            <text:p/>
          </table:table-cell>
          <table:table-cell table:formula="of:=[CPM.K195]">
            <text:p/>
          </table:table-cell>
          <table:table-cell table:formula="of:=[CPM.L195]">
            <text:p/>
          </table:table-cell>
          <table:table-cell table:formula="of:=[CPM.M195]">
            <text:p/>
          </table:table-cell>
          <table:table-cell table:formula="of:=[CPM.N195]">
            <text:p/>
          </table:table-cell>
        </table:table-row>
        <table:table-row table:style-name="ro1">
          <table:table-cell/>
          <table:table-cell table:formula="of:=[CPM.B196]">
            <text:p/>
          </table:table-cell>
          <table:table-cell table:formula="of:=[CPM.C196]">
            <text:p/>
          </table:table-cell>
          <table:table-cell table:formula="of:=[CPM.D196]">
            <text:p/>
          </table:table-cell>
          <table:table-cell table:formula="of:=[CPM.E196]">
            <text:p/>
          </table:table-cell>
          <table:table-cell table:formula="of:=[CPM.F196]">
            <text:p/>
          </table:table-cell>
          <table:table-cell table:formula="of:=[CPM.G196]">
            <text:p/>
          </table:table-cell>
          <table:table-cell table:formula="of:=[CPM.H196]">
            <text:p/>
          </table:table-cell>
          <table:table-cell table:formula="of:=[CPM.I196]">
            <text:p/>
          </table:table-cell>
          <table:table-cell table:formula="of:=[CPM.J196]">
            <text:p/>
          </table:table-cell>
          <table:table-cell table:formula="of:=[CPM.K196]">
            <text:p/>
          </table:table-cell>
          <table:table-cell table:formula="of:=[CPM.L196]">
            <text:p/>
          </table:table-cell>
          <table:table-cell table:formula="of:=[CPM.M196]">
            <text:p/>
          </table:table-cell>
          <table:table-cell table:formula="of:=[CPM.N196]">
            <text:p/>
          </table:table-cell>
        </table:table-row>
        <table:table-row table:style-name="ro1">
          <table:table-cell/>
          <table:table-cell table:formula="of:=[CPM.B197]">
            <text:p/>
          </table:table-cell>
          <table:table-cell table:formula="of:=[CPM.C197]">
            <text:p/>
          </table:table-cell>
          <table:table-cell table:formula="of:=[CPM.D197]">
            <text:p/>
          </table:table-cell>
          <table:table-cell table:formula="of:=[CPM.E197]">
            <text:p/>
          </table:table-cell>
          <table:table-cell table:formula="of:=[CPM.F197]">
            <text:p/>
          </table:table-cell>
          <table:table-cell table:formula="of:=[CPM.G197]">
            <text:p/>
          </table:table-cell>
          <table:table-cell table:formula="of:=[CPM.H197]">
            <text:p/>
          </table:table-cell>
          <table:table-cell table:formula="of:=[CPM.I197]">
            <text:p/>
          </table:table-cell>
          <table:table-cell table:formula="of:=[CPM.J197]">
            <text:p/>
          </table:table-cell>
          <table:table-cell table:formula="of:=[CPM.K197]">
            <text:p/>
          </table:table-cell>
          <table:table-cell table:formula="of:=[CPM.L197]">
            <text:p/>
          </table:table-cell>
          <table:table-cell table:formula="of:=[CPM.M197]">
            <text:p/>
          </table:table-cell>
          <table:table-cell table:formula="of:=[CPM.N197]">
            <text:p/>
          </table:table-cell>
        </table:table-row>
        <table:table-row table:style-name="ro1">
          <table:table-cell/>
          <table:table-cell table:formula="of:=[CPM.B198]">
            <text:p/>
          </table:table-cell>
          <table:table-cell table:formula="of:=[CPM.C198]">
            <text:p/>
          </table:table-cell>
          <table:table-cell table:formula="of:=[CPM.D198]">
            <text:p/>
          </table:table-cell>
          <table:table-cell table:formula="of:=[CPM.E198]">
            <text:p/>
          </table:table-cell>
          <table:table-cell table:formula="of:=[CPM.F198]">
            <text:p/>
          </table:table-cell>
          <table:table-cell table:formula="of:=[CPM.G198]">
            <text:p/>
          </table:table-cell>
          <table:table-cell table:formula="of:=[CPM.H198]">
            <text:p/>
          </table:table-cell>
          <table:table-cell table:formula="of:=[CPM.I198]">
            <text:p/>
          </table:table-cell>
          <table:table-cell table:formula="of:=[CPM.J198]">
            <text:p/>
          </table:table-cell>
          <table:table-cell table:formula="of:=[CPM.K198]">
            <text:p/>
          </table:table-cell>
          <table:table-cell table:formula="of:=[CPM.L198]">
            <text:p/>
          </table:table-cell>
          <table:table-cell table:formula="of:=[CPM.M198]">
            <text:p/>
          </table:table-cell>
          <table:table-cell table:formula="of:=[CPM.N198]">
            <text:p/>
          </table:table-cell>
        </table:table-row>
        <table:table-row table:style-name="ro1">
          <table:table-cell/>
          <table:table-cell table:formula="of:=[CPM.B199]">
            <text:p/>
          </table:table-cell>
          <table:table-cell table:formula="of:=[CPM.C199]">
            <text:p/>
          </table:table-cell>
          <table:table-cell table:formula="of:=[CPM.D199]">
            <text:p/>
          </table:table-cell>
          <table:table-cell table:formula="of:=[CPM.E199]">
            <text:p/>
          </table:table-cell>
          <table:table-cell table:formula="of:=[CPM.F199]">
            <text:p/>
          </table:table-cell>
          <table:table-cell table:formula="of:=[CPM.G199]">
            <text:p/>
          </table:table-cell>
          <table:table-cell table:formula="of:=[CPM.H199]">
            <text:p/>
          </table:table-cell>
          <table:table-cell table:formula="of:=[CPM.I199]">
            <text:p/>
          </table:table-cell>
          <table:table-cell table:formula="of:=[CPM.J199]">
            <text:p/>
          </table:table-cell>
          <table:table-cell table:formula="of:=[CPM.K199]">
            <text:p/>
          </table:table-cell>
          <table:table-cell table:formula="of:=[CPM.L199]">
            <text:p/>
          </table:table-cell>
          <table:table-cell table:formula="of:=[CPM.M199]">
            <text:p/>
          </table:table-cell>
          <table:table-cell table:formula="of:=[CPM.N199]">
            <text:p/>
          </table:table-cell>
        </table:table-row>
        <table:table-row table:style-name="ro1">
          <table:table-cell table:number-columns-repeated="6"/>
          <table:table-cell table:formula="of:=[CPM.G200]">
            <text:p/>
          </table:table-cell>
          <table:table-cell table:formula="of:=[CPM.H200]">
            <text:p/>
          </table:table-cell>
          <table:table-cell table:formula="of:=[CPM.I200]">
            <text:p/>
          </table:table-cell>
          <table:table-cell table:formula="of:=[CPM.J200]">
            <text:p/>
          </table:table-cell>
          <table:table-cell table:formula="of:=[CPM.K200]">
            <text:p/>
          </table:table-cell>
          <table:table-cell table:formula="of:=[CPM.L200]">
            <text:p/>
          </table:table-cell>
          <table:table-cell table:formula="of:=[CPM.M200]">
            <text:p/>
          </table:table-cell>
          <table:table-cell table:formula="of:=[CPM.N200]">
            <text:p/>
          </table:table-cell>
        </table:table-row>
      </table:table>
      <table:table table:name="MICRODOS" table:style-name="ta1">
        <office:forms form:automatic-focus="false" form:apply-design-mode="false"/>
        <table:table-column table:style-name="co5" table:default-cell-style-name="Default"/>
        <table:table-column table:style-name="co6" table:number-columns-repeated="6" table:default-cell-style-name="Default"/>
        <table:table-column table:style-name="co4" table:number-columns-repeated="1017" table:default-cell-style-name="Default"/>
        <table:table-row table:style-name="ro1">
          <table:table-cell/>
          <table:table-cell office:value-type="string" calcext:value-type="string">
            <text:p>﻿_MICRODOS_1_861011</text:p>
          </table:table-cell>
          <table:table-cell office:value-type="string" calcext:value-type="string">
            <text:p>﻿_MICRODOS_1_861115</text:p>
          </table:table-cell>
          <table:table-cell office:value-type="string" calcext:value-type="string">
            <text:p>﻿_MICRODOS_1_870430</text:p>
          </table:table-cell>
          <table:table-cell office:value-type="string" calcext:value-type="string">
            <text:p>﻿_MICRODOS_1_871220</text:p>
          </table:table-cell>
          <table:table-cell office:value-type="string" calcext:value-type="string">
            <text:p>﻿_MICRODOS_2_880630</text:p>
          </table:table-cell>
          <table:table-cell office:value-type="string" calcext:value-type="string">
            <text:p>﻿_MICRODOS_2_9001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IOS_LOAD_ADDR</text:p>
          </table:table-cell>
          <table:table-cell table:number-columns-repeated="6" table:style-name="ce2" office:value-type="string" calcext:value-type="string">
            <text:p>dw</text:p>
          </table:table-cell>
          <table:table-cell table:style-name="ce2"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BC80</text:p>
          </table:table-cell>
          <table:table-cell office:value-type="string" calcext:value-type="string">
            <text:p>0xBE80</text:p>
          </table:table-cell>
          <table:table-cell table:number-columns-repeated="3" office:value-type="string" calcext:value-type="string">
            <text:p>0xBD8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BC80</text:p>
          </table:table-cell>
          <table:table-cell office:value-type="string" calcext:value-type="string">
            <text:p>0xBE80</text:p>
          </table:table-cell>
          <table:table-cell table:number-columns-repeated="3" office:value-type="string" calcext:value-type="string">
            <text:p>0xBD8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BC80</text:p>
          </table:table-cell>
          <table:table-cell office:value-type="string" calcext:value-type="string">
            <text:p>0xBE80</text:p>
          </table:table-cell>
          <table:table-cell table:number-columns-repeated="3" office:value-type="string" calcext:value-type="string">
            <text:p>0xBD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OS_START_ADDR</text:p>
          </table:table-cell>
          <table:table-cell table:number-columns-repeated="6" table:style-name="ce5" office:value-type="string" calcext:value-type="string">
            <text:p>dw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BC82</text:p>
          </table:table-cell>
          <table:table-cell office:value-type="string" calcext:value-type="string">
            <text:p>0xBE82</text:p>
          </table:table-cell>
          <table:table-cell table:number-columns-repeated="3" office:value-type="string" calcext:value-type="string">
            <text:p>0xBD82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BD00</text:p>
          </table:table-cell>
          <table:table-cell office:value-type="string" calcext:value-type="string">
            <text:p>0xBF00</text:p>
          </table:table-cell>
          <table:table-cell table:number-columns-repeated="3" office:value-type="string" calcext:value-type="string">
            <text:p>0xBE0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BD00</text:p>
          </table:table-cell>
          <table:table-cell office:value-type="string" calcext:value-type="string">
            <text:p>0xBF00</text:p>
          </table:table-cell>
          <table:table-cell table:number-columns-repeated="3" office:value-type="string" calcext:value-type="string">
            <text:p>0xBE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DOS_ENTRY_POINT</text:p>
          </table:table-cell>
          <table:table-cell table:number-columns-repeated="6" table:style-name="ce5" office:value-type="string" calcext:value-type="string">
            <text:p>dw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0xc000+1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C4BF</text:p>
          </table:table-cell>
          <table:table-cell office:value-type="string" calcext:value-type="string">
            <text:p>0xC49A</text:p>
          </table:table-cell>
          <table:table-cell office:value-type="string" calcext:value-type="string">
            <text:p>0xC495</text:p>
          </table:table-cell>
          <table:table-cell office:value-type="string" calcext:value-type="string">
            <text:p>0xC488</text:p>
          </table:table-cell>
          <table:table-cell office:value-type="string" calcext:value-type="string">
            <text:p>0xC487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C4BF</text:p>
          </table:table-cell>
          <table:table-cell office:value-type="string" calcext:value-type="string">
            <text:p>0xC49A</text:p>
          </table:table-cell>
          <table:table-cell office:value-type="string" calcext:value-type="string">
            <text:p>0xC495</text:p>
          </table:table-cell>
          <table:table-cell office:value-type="string" calcext:value-type="string">
            <text:p>0xC488</text:p>
          </table:table-cell>
          <table:table-cell office:value-type="string" calcext:value-type="string">
            <text:p>0xC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DOS_ENTRY_POINT2</text:p>
          </table:table-cell>
          <table:table-cell table:number-columns-repeated="6" table:style-name="ce5" office:value-type="string" calcext:value-type="string">
            <text:p>dw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0xc003+1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DBFB</text:p>
          </table:table-cell>
          <table:table-cell office:value-type="string" calcext:value-type="string">
            <text:p>0xDBFD</text:p>
          </table:table-cell>
          <table:table-cell office:value-type="string" calcext:value-type="string">
            <text:p>0xDC25</text:p>
          </table:table-cell>
          <table:table-cell office:value-type="string" calcext:value-type="string">
            <text:p>0xDBFC</text:p>
          </table:table-cell>
          <table:table-cell office:value-type="string" calcext:value-type="string">
            <text:p>0xDBC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DBFB</text:p>
          </table:table-cell>
          <table:table-cell office:value-type="string" calcext:value-type="string">
            <text:p>0xDBFD</text:p>
          </table:table-cell>
          <table:table-cell office:value-type="string" calcext:value-type="string">
            <text:p>0xDC25</text:p>
          </table:table-cell>
          <table:table-cell office:value-type="string" calcext:value-type="string">
            <text:p>0xDBFC</text:p>
          </table:table-cell>
          <table:table-cell office:value-type="string" calcext:value-type="string">
            <text:p>0xDBC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</text:p>
          </table:table-cell>
          <table:table-cell table:number-columns-repeated="2" table:style-name="ce5" office:value-type="string" calcext:value-type="string">
            <text:p>db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0xDF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x50</text:p>
          </table:table-cell>
          <table:table-cell office:value-type="string" calcext:value-type="string">
            <text:p>0x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x50</text:p>
          </table:table-cell>
          <table:table-cell office:value-type="string" calcext:value-type="string">
            <text:p>0x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STOM</text:p>
          </table:table-cell>
          <table:table-cell table:number-columns-repeated="2" table:style-name="ce5" office:value-type="string" calcext:value-type="string">
            <text:p>db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0xDF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0x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0x1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move FDD check</text:p>
          </table:table-cell>
          <table:table-cell table:style-name="ce5" table:number-columns-repeated="5"/>
          <table:table-cell table:style-name="ce5" office:value-type="string" calcext:value-type="string">
            <text:p>db</text:p>
          </table:table-cell>
          <table:table-cell table:style-name="ce5"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0xbe07+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0x0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0x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4"/>
          <table:table-cell table:number-columns-repeated="3" table:style-name="ce5" office:value-type="string" calcext:value-type="string">
            <text:p>db</text:p>
          </table:table-cell>
          <table:table-cell table:style-name="ce5"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0xEACE</text:p>
          </table:table-cell>
          <table:table-cell office:value-type="string" calcext:value-type="string">
            <text:p>0xEC4C</text:p>
          </table:table-cell>
          <table:table-cell office:value-type="string" calcext:value-type="string">
            <text:p>0xEC4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0x2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0xC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IOS_LOGO_ADDR</text:p>
          </table:table-cell>
          <table:table-cell table:number-columns-repeated="4" table:style-name="ce2" office:value-type="string" calcext:value-type="string">
            <text:p>dw</text:p>
          </table:table-cell>
          <table:table-cell table:number-columns-repeated="2" table:style-name="ce2" office:value-type="string" calcext:value-type="string">
            <text:p>db</text:p>
          </table:table-cell>
          <table:table-cell table:style-name="ce2"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E693</text:p>
          </table:table-cell>
          <table:table-cell office:value-type="string" calcext:value-type="string">
            <text:p>0xE5A2</text:p>
          </table:table-cell>
          <table:table-cell office:value-type="string" calcext:value-type="string">
            <text:p>0xBE4C</text:p>
          </table:table-cell>
          <table:table-cell office:value-type="string" calcext:value-type="string">
            <text:p>0xBEA3</text:p>
          </table:table-cell>
          <table:table-cell office:value-type="string" calcext:value-type="string">
            <text:p>0xF04E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0x451B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0x0a0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P_READ_ADDR</text:p>
          </table:table-cell>
          <table:table-cell table:number-columns-repeated="6" table:style-name="ce2" office:value-type="string" calcext:value-type="string">
            <text:p>dw</text:p>
          </table:table-cell>
          <table:table-cell table:style-name="ce2" table:number-columns-repeated="1017"/>
        </table:table-row>
        <table:table-row table:style-name="ro1">
          <table:table-cell table:style-name="ce3"/>
          <table:table-cell table:number-columns-repeated="3" table:style-name="ce3" office:value-type="string" calcext:value-type="string">
            <text:p>0xE497+1</text:p>
          </table:table-cell>
          <table:table-cell table:style-name="ce3" office:value-type="string" calcext:value-type="string">
            <text:p>0xE97F+1</text:p>
          </table:table-cell>
          <table:table-cell table:style-name="ce3" office:value-type="string" calcext:value-type="string">
            <text:p>0xEAFD+1</text:p>
          </table:table-cell>
          <table:table-cell office:value-type="string" calcext:value-type="string">
            <text:p>0xEAFF+1</text:p>
          </table:table-cell>
          <table:table-cell table:style-name="ce3" table:number-columns-repeated="1017"/>
        </table:table-row>
        <table:table-row table:style-name="ro1">
          <table:table-cell table:style-name="ce3"/>
          <table:table-cell table:number-columns-repeated="3" table:style-name="ce3" office:value-type="string" calcext:value-type="string">
            <text:p>0xE627</text:p>
          </table:table-cell>
          <table:table-cell table:style-name="ce432" office:value-type="string" calcext:value-type="string">
            <text:p>0xE9B6</text:p>
          </table:table-cell>
          <table:table-cell table:style-name="ce3" office:value-type="string" calcext:value-type="string">
            <text:p>0xEB34</text:p>
          </table:table-cell>
          <table:table-cell office:value-type="string" calcext:value-type="string">
            <text:p>0xEB36</text:p>
          </table:table-cell>
          <table:table-cell table:style-name="ce3" table:number-columns-repeated="1017"/>
        </table:table-row>
        <table:table-row table:style-name="ro1">
          <table:table-cell table:style-name="ce3"/>
          <table:table-cell table:number-columns-repeated="3" table:style-name="ce3" office:value-type="string" calcext:value-type="string">
            <text:p>MD_READ</text:p>
          </table:table-cell>
          <table:table-cell table:style-name="ce432" office:value-type="string" calcext:value-type="string">
            <text:p>MD_READ</text:p>
          </table:table-cell>
          <table:table-cell table:style-name="ce3" office:value-type="string" calcext:value-type="string">
            <text:p>MD_READ</text:p>
          </table:table-cell>
          <table:table-cell office:value-type="string" calcext:value-type="string">
            <text:p>MD_READ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JP_WRITE_ADDR</text:p>
          </table:table-cell>
          <table:table-cell table:number-columns-repeated="5" table:style-name="ce5" office:value-type="string" calcext:value-type="string">
            <text:p>db</text:p>
          </table:table-cell>
          <table:table-cell table:style-name="ce5" office:value-type="string" calcext:value-type="string">
            <text:p>dw</text:p>
          </table:table-cell>
          <table:table-cell table:style-name="ce3" table:number-columns-repeated="1017"/>
        </table:table-row>
        <table:table-row table:style-name="ro1">
          <table:table-cell/>
          <table:table-cell table:number-columns-repeated="3" office:value-type="string" calcext:value-type="string">
            <text:p>0xE4A0+1</text:p>
          </table:table-cell>
          <table:table-cell office:value-type="string" calcext:value-type="string">
            <text:p>0xE984+1</text:p>
          </table:table-cell>
          <table:table-cell office:value-type="string" calcext:value-type="string">
            <text:p>0xEB02+1</text:p>
          </table:table-cell>
          <table:table-cell office:value-type="string" calcext:value-type="string">
            <text:p>0xEB04+1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string" calcext:value-type="string">
            <text:p>0xE62A</text:p>
          </table:table-cell>
          <table:table-cell office:value-type="string" calcext:value-type="string">
            <text:p>0xEA20</text:p>
          </table:table-cell>
          <table:table-cell office:value-type="string" calcext:value-type="string">
            <text:p>0xEB9E</text:p>
          </table:table-cell>
          <table:table-cell office:value-type="string" calcext:value-type="string">
            <text:p>0xEBA0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MD_WR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_INFO_FDC_SEEK_ADDR</text:p>
          </table:table-cell>
          <table:table-cell table:number-columns-repeated="5" table:style-name="ce5" office:value-type="string" calcext:value-type="string">
            <text:p>db</text:p>
          </table:table-cell>
          <table:table-cell table:style-name="ce5" office:value-type="string" calcext:value-type="string">
            <text:p>dw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string" calcext:value-type="string">
            <text:p>0xEAAE</text:p>
          </table:table-cell>
          <table:table-cell office:value-type="string" calcext:value-type="string">
            <text:p>0xEB13</text:p>
          </table:table-cell>
          <table:table-cell office:value-type="string" calcext:value-type="string">
            <text:p>0xEC91</text:p>
          </table:table-cell>
          <table:table-cell office:value-type="string" calcext:value-type="string">
            <text:p>0xEC87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0xcd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0x00</text:p>
          </table:table-cell>
          <table:table-cell table:number-columns-repeated="1017"/>
        </table:table-row>
        <table:table-row table:style-name="ro1">
          <table:table-cell/>
          <table:table-cell table:number-columns-repeated="6" table:style-name="ce5" office:value-type="string" calcext:value-type="string">
            <text:p>dw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string" calcext:value-type="string">
            <text:p>0xEAAE+1</text:p>
          </table:table-cell>
          <table:table-cell office:value-type="string" calcext:value-type="string">
            <text:p>0xEB13+1</text:p>
          </table:table-cell>
          <table:table-cell office:value-type="string" calcext:value-type="string">
            <text:p>0xEC91+1</text:p>
          </table:table-cell>
          <table:table-cell office:value-type="string" calcext:value-type="string">
            <text:p>0xEC87+1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string" calcext:value-type="string">
            <text:p>0xE9E9</text:p>
          </table:table-cell>
          <table:table-cell office:value-type="string" calcext:value-type="string">
            <text:p>0xECA9</text:p>
          </table:table-cell>
          <table:table-cell office:value-type="string" calcext:value-type="string">
            <text:p>0xee27</text:p>
          </table:table-cell>
          <table:table-cell office:value-type="string" calcext:value-type="string">
            <text:p>0xEE14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0x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_INFO_CALL_READ_ADDR</text:p>
          </table:table-cell>
          <table:table-cell table:number-columns-repeated="6" table:style-name="ce5" office:value-type="string" calcext:value-type="string">
            <text:p>dw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string" calcext:value-type="string">
            <text:p>0xEAB5</text:p>
          </table:table-cell>
          <table:table-cell office:value-type="string" calcext:value-type="string">
            <text:p>0xEB16</text:p>
          </table:table-cell>
          <table:table-cell office:value-type="string" calcext:value-type="string">
            <text:p>0xEC94</text:p>
          </table:table-cell>
          <table:table-cell office:value-type="string" calcext:value-type="string">
            <text:p>0xEC8A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string" calcext:value-type="string">
            <text:p>0xEC5D</text:p>
          </table:table-cell>
          <table:table-cell office:value-type="string" calcext:value-type="string">
            <text:p>0xECAE</text:p>
          </table:table-cell>
          <table:table-cell office:value-type="string" calcext:value-type="string">
            <text:p>0xEE2C</text:p>
          </table:table-cell>
          <table:table-cell office:value-type="string" calcext:value-type="string">
            <text:p>0xEE1E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MD_READ_INFOS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KINFO_DRIVE</text:p>
          </table:table-cell>
          <table:table-cell table:number-columns-repeated="6" table:style-name="ce5" office:value-type="string" calcext:value-type="string">
            <text:p>st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DFC8</text:p>
          </table:table-cell>
          <table:table-cell office:value-type="string" calcext:value-type="string">
            <text:p>0xDF5A</text:p>
          </table:table-cell>
          <table:table-cell office:value-type="string" calcext:value-type="string">
            <text:p>0xEDA4</text:p>
          </table:table-cell>
          <table:table-cell office:value-type="string" calcext:value-type="string">
            <text:p>0xEF23</text:p>
          </table:table-cell>
          <table:table-cell office:value-type="string" calcext:value-type="string">
            <text:p>0xEF06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MD_DRV2+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KINFO_READ_BUFFER</text:p>
          </table:table-cell>
          <table:table-cell table:number-columns-repeated="6" table:style-name="ce5" office:value-type="string" calcext:value-type="string">
            <text:p>st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EEB0</text:p>
          </table:table-cell>
          <table:table-cell office:value-type="string" calcext:value-type="string">
            <text:p>0xE09A</text:p>
          </table:table-cell>
          <table:table-cell office:value-type="string" calcext:value-type="string">
            <text:p>0xEDAC</text:p>
          </table:table-cell>
          <table:table-cell office:value-type="string" calcext:value-type="string">
            <text:p>0xEF2B</text:p>
          </table:table-cell>
          <table:table-cell office:value-type="string" calcext:value-type="string">
            <text:p>0xF04E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MD_RDBUF2+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K_IO_PARAM_BLOCK_ADDR</text:p>
          </table:table-cell>
          <table:table-cell table:number-columns-repeated="6" table:style-name="ce5" office:value-type="string" calcext:value-type="string">
            <text:p>st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 calcext:value-type="string">
            <text:p>0xDDBB+1</text:p>
          </table:table-cell>
          <table:table-cell office:value-type="string" calcext:value-type="string">
            <text:p>0xDDC0+1</text:p>
          </table:table-cell>
          <table:table-cell office:value-type="string" calcext:value-type="string">
            <text:p>0xED97</text:p>
          </table:table-cell>
          <table:table-cell office:value-type="string" calcext:value-type="string">
            <text:p>0xEF16</text:p>
          </table:table-cell>
          <table:table-cell office:value-type="string" calcext:value-type="string">
            <text:p>0xEEF8</text:p>
          </table:table-cell>
          <table:table-cell table:number-columns-repeated="1017"/>
        </table:table-row>
        <table:table-row table:style-name="ro1">
          <table:table-cell/>
          <table:table-cell table:number-columns-repeated="6" office:value-type="string" calcext:value-type="string">
            <text:p>MD_PARAM2+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LAG_OS</text:p>
          </table:table-cell>
          <table:table-cell table:number-columns-repeated="6" table:style-name="ce2" office:value-type="string" calcext:value-type="string">
            <text:p>MICRDO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FLAG_OPTS</text:p>
          </table:table-cell>
          <table:table-cell table:number-columns-repeated="4" office:value-type="string" calcext:value-type="string">
            <text:p>RQ_OPTS1</text:p>
          </table:table-cell>
          <table:table-cell office:value-type="string" calcext:value-type="string">
            <text:p>RQ_OPTS2</text:p>
          </table:table-cell>
          <table:table-cell office:value-type="string" calcext:value-type="string">
            <text:p>RQ_OPTS_AN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OP</text:p>
          </table:table-cell>
          <table:table-cell table:number-columns-repeated="6" table:style-name="ce2" office:value-type="string" calcext:value-type="string">
            <text:p>sto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'MICRODOS_1_861011'</text:p>
          </table:table-cell>
          <table:table-cell office:value-type="string" calcext:value-type="string">
            <text:p>'MICRODOS_1_861115'</text:p>
          </table:table-cell>
          <table:table-cell office:value-type="string" calcext:value-type="string">
            <text:p>'MICRODOS_1_870430'</text:p>
          </table:table-cell>
          <table:table-cell office:value-type="string" calcext:value-type="string">
            <text:p>'MICRODOS_1_871220'</text:p>
          </table:table-cell>
          <table:table-cell office:value-type="string" calcext:value-type="string">
            <text:p>'MICRODOS_2_880630'</text:p>
          </table:table-cell>
          <table:table-cell office:value-type="string" calcext:value-type="string">
            <text:p>'MICRODOS_2_900105'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29" table:number-columns-repeated="1024"/>
        </table:table-row>
        <table:table-row table:style-name="ro1">
          <table:table-cell table:formula="of:=[.A73]" office:value-type="string" office:string-value="NAME" calcext:value-type="string">
            <text:p>NAME</text:p>
          </table:table-cell>
          <table:table-cell table:formula="of:=[.B73]" office:value-type="string" office:string-value="'MICRODOS_1_861011'" calcext:value-type="string">
            <text:p>'MICRODOS_1_861011'</text:p>
          </table:table-cell>
          <table:table-cell table:formula="of:=[.C73]" office:value-type="string" office:string-value="'MICRODOS_1_861115'" calcext:value-type="string">
            <text:p>'MICRODOS_1_861115'</text:p>
          </table:table-cell>
          <table:table-cell table:formula="of:=[.D73]" office:value-type="string" office:string-value="'MICRODOS_1_870430'" calcext:value-type="string">
            <text:p>'MICRODOS_1_870430'</text:p>
          </table:table-cell>
          <table:table-cell table:formula="of:=[.E73]" office:value-type="string" office:string-value="'MICRODOS_1_871220'" calcext:value-type="string">
            <text:p>'MICRODOS_1_871220'</text:p>
          </table:table-cell>
          <table:table-cell table:formula="of:=[.F73]" office:value-type="string" office:string-value="'MICRODOS_2_880630'" calcext:value-type="string">
            <text:p>'MICRODOS_2_880630'</text:p>
          </table:table-cell>
          <table:table-cell table:formula="of:=[.G73]" office:value-type="string" office:string-value="'MICRODOS_2_900105'" calcext:value-type="string">
            <text:p>'MICRODOS_2_900105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_TEMPLATE</text:p>
          </table:table-cell>
          <table:table-cell table:number-columns-repeated="6" office:value-type="string" calcext:value-type="string">
            <text:p>MICR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_IMAGES_COUN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CHECK</text:p>
          </table:table-cell>
          <table:table-cell table:formula="of:=[.B71]" office:value-type="string" office:string-value="RQ_OPTS1" calcext:value-type="string">
            <text:p>RQ_OPTS1</text:p>
          </table:table-cell>
          <table:table-cell table:formula="of:=[.C71]" office:value-type="string" office:string-value="RQ_OPTS1" calcext:value-type="string">
            <text:p>RQ_OPTS1</text:p>
          </table:table-cell>
          <table:table-cell table:formula="of:=[.D71]" office:value-type="string" office:string-value="RQ_OPTS1" calcext:value-type="string">
            <text:p>RQ_OPTS1</text:p>
          </table:table-cell>
          <table:table-cell table:formula="of:=[.E71]" office:value-type="string" office:string-value="RQ_OPTS1" calcext:value-type="string">
            <text:p>RQ_OPTS1</text:p>
          </table:table-cell>
          <table:table-cell table:formula="of:=[.F71]" office:value-type="string" office:string-value="RQ_OPTS2" calcext:value-type="string">
            <text:p>RQ_OPTS2</text:p>
          </table:table-cell>
          <table:table-cell table:formula="of:=[.G71]" office:value-type="string" office:string-value="RQ_OPTS_ANY" calcext:value-type="string">
            <text:p>RQ_OPTS_ANY</text:p>
          </table:table-cell>
          <table:table-cell table:number-columns-repeated="1017"/>
        </table:table-row>
        <table:table-row table:style-name="ro1">
          <table:table-cell table:formula="of:=[.A36]" office:value-type="string" office:string-value="BIOS_LOGO_ADDR" calcext:value-type="string">
            <text:p>BIOS_LOGO_ADDR</text:p>
          </table:table-cell>
          <table:table-cell table:formula="of:=[.B37]" office:value-type="string" office:string-value="0xE693" calcext:value-type="string">
            <text:p>0xE693</text:p>
          </table:table-cell>
          <table:table-cell table:formula="of:=[.C37]" office:value-type="string" office:string-value="0xE693" calcext:value-type="string">
            <text:p>0xE693</text:p>
          </table:table-cell>
          <table:table-cell table:formula="of:=[.D37]" office:value-type="string" office:string-value="0xE5A2" calcext:value-type="string">
            <text:p>0xE5A2</text:p>
          </table:table-cell>
          <table:table-cell table:formula="of:=[.E37]" office:value-type="string" office:string-value="0xBE4C" calcext:value-type="string">
            <text:p>0xBE4C</text:p>
          </table:table-cell>
          <table:table-cell table:formula="of:=[.F37]" office:value-type="string" office:string-value="0xBEA3" calcext:value-type="string">
            <text:p>0xBEA3</text:p>
          </table:table-cell>
          <table:table-cell table:formula="of:=[.G37]" office:value-type="string" office:string-value="0xF04E" calcext:value-type="string">
            <text:p>0xF04E</text:p>
          </table:table-cell>
          <table:table-cell table:number-columns-repeated="1017"/>
        </table:table-row>
        <table:table-row table:style-name="ro1">
          <table:table-cell table:style-name="ce430"/>
          <table:table-cell table:style-name="ce430" table:formula="of:=[.B38]" office:value-type="string" office:string-value="0x451B" calcext:value-type="string">
            <text:p>0x451B</text:p>
          </table:table-cell>
          <table:table-cell table:style-name="ce430" table:formula="of:=[.C38]" office:value-type="string" office:string-value="0x451B" calcext:value-type="string">
            <text:p>0x451B</text:p>
          </table:table-cell>
          <table:table-cell table:style-name="ce430" table:formula="of:=[.D38]" office:value-type="string" office:string-value="0x451B" calcext:value-type="string">
            <text:p>0x451B</text:p>
          </table:table-cell>
          <table:table-cell table:style-name="ce430" table:formula="of:=[.E38]" office:value-type="string" office:string-value="0x451B" calcext:value-type="string">
            <text:p>0x451B</text:p>
          </table:table-cell>
          <table:table-cell table:style-name="ce430" table:formula="of:=[.F38]" office:value-type="string" office:string-value="0x451B" calcext:value-type="string">
            <text:p>0x451B</text:p>
          </table:table-cell>
          <table:table-cell table:style-name="ce430" table:formula="of:=[.G38]" office:value-type="string" office:string-value="0x451B" calcext:value-type="string">
            <text:p>0x451B</text:p>
          </table:table-cell>
          <table:table-cell table:style-name="ce430" table:number-columns-repeated="1017"/>
        </table:table-row>
        <table:table-row table:style-name="ro1">
          <table:table-cell table:style-name="ce430"/>
          <table:table-cell table:style-name="ce430" table:formula="of:=[.B39]" office:value-type="string" office:string-value="0x0a0d" calcext:value-type="string">
            <text:p>0x0a0d</text:p>
          </table:table-cell>
          <table:table-cell table:style-name="ce430" table:formula="of:=[.C39]" office:value-type="string" office:string-value="0x0a0d" calcext:value-type="string">
            <text:p>0x0a0d</text:p>
          </table:table-cell>
          <table:table-cell table:style-name="ce430" table:formula="of:=[.D39]" office:value-type="string" office:string-value="0x0a0d" calcext:value-type="string">
            <text:p>0x0a0d</text:p>
          </table:table-cell>
          <table:table-cell table:style-name="ce430" table:formula="of:=[.E39]" office:value-type="string" office:string-value="0x0a0d" calcext:value-type="string">
            <text:p>0x0a0d</text:p>
          </table:table-cell>
          <table:table-cell table:style-name="ce430" table:formula="of:=[.F39]" office:value-type="string" office:string-value="0x0a0d" calcext:value-type="string">
            <text:p>0x0a0d</text:p>
          </table:table-cell>
          <table:table-cell table:style-name="ce430" table:formula="of:=[.G39]" office:value-type="string" office:string-value="0x0a0d" calcext:value-type="string">
            <text:p>0x0a0d</text:p>
          </table:table-cell>
          <table:table-cell table:style-name="ce430" table:number-columns-repeated="1017"/>
        </table:table-row>
        <table:table-row table:style-name="ro1">
          <table:table-cell table:formula="of:=[.A40]" office:value-type="string" office:string-value="JP_READ_ADDR" calcext:value-type="string">
            <text:p>JP_READ_ADDR</text:p>
          </table:table-cell>
          <table:table-cell table:formula="of:=[.B41]" office:value-type="string" office:string-value="0xE497+1" calcext:value-type="string">
            <text:p>0xE497+1</text:p>
          </table:table-cell>
          <table:table-cell table:formula="of:=[.C41]" office:value-type="string" office:string-value="0xE497+1" calcext:value-type="string">
            <text:p>0xE497+1</text:p>
          </table:table-cell>
          <table:table-cell table:formula="of:=[.D41]" office:value-type="string" office:string-value="0xE497+1" calcext:value-type="string">
            <text:p>0xE497+1</text:p>
          </table:table-cell>
          <table:table-cell table:formula="of:=[.E41]" office:value-type="string" office:string-value="0xE97F+1" calcext:value-type="string">
            <text:p>0xE97F+1</text:p>
          </table:table-cell>
          <table:table-cell table:formula="of:=[.F41]" office:value-type="string" office:string-value="0xEAFD+1" calcext:value-type="string">
            <text:p>0xEAFD+1</text:p>
          </table:table-cell>
          <table:table-cell table:formula="of:=[.G41]" office:value-type="string" office:string-value="0xEAFF+1" calcext:value-type="string">
            <text:p>0xEAFF+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_READ_VALUE</text:p>
          </table:table-cell>
          <table:table-cell table:formula="of:=[.B42]" office:value-type="string" office:string-value="0xE627" calcext:value-type="string">
            <text:p>0xE627</text:p>
          </table:table-cell>
          <table:table-cell table:formula="of:=[.C42]" office:value-type="string" office:string-value="0xE627" calcext:value-type="string">
            <text:p>0xE627</text:p>
          </table:table-cell>
          <table:table-cell table:formula="of:=[.D42]" office:value-type="string" office:string-value="0xE627" calcext:value-type="string">
            <text:p>0xE627</text:p>
          </table:table-cell>
          <table:table-cell table:formula="of:=[.E42]" office:value-type="string" office:string-value="0xE9B6" calcext:value-type="string">
            <text:p>0xE9B6</text:p>
          </table:table-cell>
          <table:table-cell table:formula="of:=[.F42]" office:value-type="string" office:string-value="0xEB34" calcext:value-type="string">
            <text:p>0xEB34</text:p>
          </table:table-cell>
          <table:table-cell table:formula="of:=[.G42]" office:value-type="string" office:string-value="0xEB36" calcext:value-type="string">
            <text:p>0xEB36</text:p>
          </table:table-cell>
          <table:table-cell table:number-columns-repeated="1017"/>
        </table:table-row>
        <table:table-row table:style-name="ro1">
          <table:table-cell table:style-name="ce430"/>
          <table:table-cell table:style-name="ce430" table:formula="of:=[.B43]" office:value-type="string" office:string-value="MD_READ" calcext:value-type="string">
            <text:p>MD_READ</text:p>
          </table:table-cell>
          <table:table-cell table:style-name="ce430" table:formula="of:=[.C43]" office:value-type="string" office:string-value="MD_READ" calcext:value-type="string">
            <text:p>MD_READ</text:p>
          </table:table-cell>
          <table:table-cell table:style-name="ce430" table:formula="of:=[.D43]" office:value-type="string" office:string-value="MD_READ" calcext:value-type="string">
            <text:p>MD_READ</text:p>
          </table:table-cell>
          <table:table-cell table:style-name="ce430" table:formula="of:=[.E43]" office:value-type="string" office:string-value="MD_READ" calcext:value-type="string">
            <text:p>MD_READ</text:p>
          </table:table-cell>
          <table:table-cell table:style-name="ce430" table:formula="of:=[.F43]" office:value-type="string" office:string-value="MD_READ" calcext:value-type="string">
            <text:p>MD_READ</text:p>
          </table:table-cell>
          <table:table-cell table:style-name="ce430" table:formula="of:=[.G43]" office:value-type="string" office:string-value="MD_READ" calcext:value-type="string">
            <text:p>MD_READ</text:p>
          </table:table-cell>
          <table:table-cell table:style-name="ce430" table:number-columns-repeated="1017"/>
        </table:table-row>
        <table:table-row table:style-name="ro1">
          <table:table-cell table:formula="of:=[.A44]" office:value-type="string" office:string-value="JP_WRITE_ADDR" calcext:value-type="string">
            <text:p>JP_WRITE_ADDR</text:p>
          </table:table-cell>
          <table:table-cell table:formula="of:=[.B45]" office:value-type="string" office:string-value="0xE4A0+1" calcext:value-type="string">
            <text:p>0xE4A0+1</text:p>
          </table:table-cell>
          <table:table-cell table:formula="of:=[.C45]" office:value-type="string" office:string-value="0xE4A0+1" calcext:value-type="string">
            <text:p>0xE4A0+1</text:p>
          </table:table-cell>
          <table:table-cell table:formula="of:=[.D45]" office:value-type="string" office:string-value="0xE4A0+1" calcext:value-type="string">
            <text:p>0xE4A0+1</text:p>
          </table:table-cell>
          <table:table-cell table:formula="of:=[.E45]" office:value-type="string" office:string-value="0xE984+1" calcext:value-type="string">
            <text:p>0xE984+1</text:p>
          </table:table-cell>
          <table:table-cell table:formula="of:=[.F45]" office:value-type="string" office:string-value="0xEB02+1" calcext:value-type="string">
            <text:p>0xEB02+1</text:p>
          </table:table-cell>
          <table:table-cell table:formula="of:=[.G45]" office:value-type="string" office:string-value="0xEB04+1" calcext:value-type="string">
            <text:p>0xEB04+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_WRITE_VALUE</text:p>
          </table:table-cell>
          <table:table-cell table:formula="of:=[.B46]" office:value-type="string" office:string-value="0xE62A" calcext:value-type="string">
            <text:p>0xE62A</text:p>
          </table:table-cell>
          <table:table-cell table:formula="of:=[.C46]" office:value-type="string" office:string-value="0xE62A" calcext:value-type="string">
            <text:p>0xE62A</text:p>
          </table:table-cell>
          <table:table-cell table:formula="of:=[.D46]" office:value-type="string" office:string-value="0xE62A" calcext:value-type="string">
            <text:p>0xE62A</text:p>
          </table:table-cell>
          <table:table-cell table:formula="of:=[.E46]" office:value-type="string" office:string-value="0xEA20" calcext:value-type="string">
            <text:p>0xEA20</text:p>
          </table:table-cell>
          <table:table-cell table:formula="of:=[.F46]" office:value-type="string" office:string-value="0xEB9E" calcext:value-type="string">
            <text:p>0xEB9E</text:p>
          </table:table-cell>
          <table:table-cell table:formula="of:=[.G46]" office:value-type="string" office:string-value="0xEBA0" calcext:value-type="string">
            <text:p>0xEBA0</text:p>
          </table:table-cell>
          <table:table-cell table:number-columns-repeated="1017"/>
        </table:table-row>
        <table:table-row table:style-name="ro1">
          <table:table-cell table:style-name="ce430"/>
          <table:table-cell table:style-name="ce430" table:formula="of:=[.B47]" office:value-type="string" office:string-value="MD_WRITE" calcext:value-type="string">
            <text:p>MD_WRITE</text:p>
          </table:table-cell>
          <table:table-cell table:style-name="ce430" table:formula="of:=[.C47]" office:value-type="string" office:string-value="MD_WRITE" calcext:value-type="string">
            <text:p>MD_WRITE</text:p>
          </table:table-cell>
          <table:table-cell table:style-name="ce430" table:formula="of:=[.D47]" office:value-type="string" office:string-value="MD_WRITE" calcext:value-type="string">
            <text:p>MD_WRITE</text:p>
          </table:table-cell>
          <table:table-cell table:style-name="ce430" table:formula="of:=[.E47]" office:value-type="string" office:string-value="MD_WRITE" calcext:value-type="string">
            <text:p>MD_WRITE</text:p>
          </table:table-cell>
          <table:table-cell table:style-name="ce430" table:formula="of:=[.F47]" office:value-type="string" office:string-value="MD_WRITE" calcext:value-type="string">
            <text:p>MD_WRITE</text:p>
          </table:table-cell>
          <table:table-cell table:style-name="ce430" table:formula="of:=[.G47]" office:value-type="string" office:string-value="MD_WRITE" calcext:value-type="string">
            <text:p>MD_WRITE</text:p>
          </table:table-cell>
          <table:table-cell table:style-name="ce430" table:number-columns-repeated="1017"/>
        </table:table-row>
        <table:table-row table:style-name="ro1">
          <table:table-cell table:formula="of:=[.A48]" office:value-type="string" office:string-value="GET_INFO_FDC_SEEK_ADDR" calcext:value-type="string">
            <text:p>GET_INFO_FDC_SEEK_ADDR</text:p>
          </table:table-cell>
          <table:table-cell table:formula="of:=[.B49]" office:value-type="string" office:string-value="0xEAAE" calcext:value-type="string">
            <text:p>0xEAAE</text:p>
          </table:table-cell>
          <table:table-cell table:formula="of:=[.C49]" office:value-type="string" office:string-value="0xEAAE" calcext:value-type="string">
            <text:p>0xEAAE</text:p>
          </table:table-cell>
          <table:table-cell table:formula="of:=[.D49]" office:value-type="string" office:string-value="0xEAAE" calcext:value-type="string">
            <text:p>0xEAAE</text:p>
          </table:table-cell>
          <table:table-cell table:formula="of:=[.E49]" office:value-type="string" office:string-value="0xEB13" calcext:value-type="string">
            <text:p>0xEB13</text:p>
          </table:table-cell>
          <table:table-cell table:formula="of:=[.F49]" office:value-type="string" office:string-value="0xEC91" calcext:value-type="string">
            <text:p>0xEC91</text:p>
          </table:table-cell>
          <table:table-cell table:formula="of:=[.G49]" office:value-type="string" office:string-value="0xEC87" calcext:value-type="string">
            <text:p>0xEC87</text:p>
          </table:table-cell>
          <table:table-cell table:number-columns-repeated="1017"/>
        </table:table-row>
        <table:table-row table:style-name="ro1">
          <table:table-cell table:style-name="ce430"/>
          <table:table-cell table:style-name="ce430" table:formula="of:=[.B50]" office:value-type="string" office:string-value="0xcd" calcext:value-type="string">
            <text:p>0xcd</text:p>
          </table:table-cell>
          <table:table-cell table:style-name="ce430" table:formula="of:=[.C50]" office:value-type="string" office:string-value="0xcd" calcext:value-type="string">
            <text:p>0xcd</text:p>
          </table:table-cell>
          <table:table-cell table:style-name="ce430" table:formula="of:=[.D50]" office:value-type="string" office:string-value="0xcd" calcext:value-type="string">
            <text:p>0xcd</text:p>
          </table:table-cell>
          <table:table-cell table:style-name="ce430" table:formula="of:=[.E50]" office:value-type="string" office:string-value="0xcd" calcext:value-type="string">
            <text:p>0xcd</text:p>
          </table:table-cell>
          <table:table-cell table:style-name="ce430" table:formula="of:=[.F50]" office:value-type="string" office:string-value="0xcd" calcext:value-type="string">
            <text:p>0xcd</text:p>
          </table:table-cell>
          <table:table-cell table:style-name="ce430" table:formula="of:=[.G50]" office:value-type="string" office:string-value="0xcd" calcext:value-type="string">
            <text:p>0xcd</text:p>
          </table:table-cell>
          <table:table-cell table:style-name="ce430" table:number-columns-repeated="1017"/>
        </table:table-row>
        <table:table-row table:style-name="ro1">
          <table:table-cell table:style-name="ce430"/>
          <table:table-cell table:style-name="ce430" table:formula="of:=[.B51]" office:value-type="string" office:string-value="0x00" calcext:value-type="string">
            <text:p>0x00</text:p>
          </table:table-cell>
          <table:table-cell table:style-name="ce430" table:formula="of:=[.C51]" office:value-type="string" office:string-value="0x00" calcext:value-type="string">
            <text:p>0x00</text:p>
          </table:table-cell>
          <table:table-cell table:style-name="ce430" table:formula="of:=[.D51]" office:value-type="string" office:string-value="0x00" calcext:value-type="string">
            <text:p>0x00</text:p>
          </table:table-cell>
          <table:table-cell table:style-name="ce430" table:formula="of:=[.E51]" office:value-type="string" office:string-value="0x00" calcext:value-type="string">
            <text:p>0x00</text:p>
          </table:table-cell>
          <table:table-cell table:style-name="ce430" table:formula="of:=[.F51]" office:value-type="string" office:string-value="0x00" calcext:value-type="string">
            <text:p>0x00</text:p>
          </table:table-cell>
          <table:table-cell table:style-name="ce430" table:formula="of:=[.G51]" office:value-type="string" office:string-value="0x00" calcext:value-type="string">
            <text:p>0x00</text:p>
          </table:table-cell>
          <table:table-cell table:style-name="ce430" table:number-columns-repeated="1017"/>
        </table:table-row>
        <table:table-row table:style-name="ro1">
          <table:table-cell table:style-name="ce430"/>
          <table:table-cell table:style-name="ce430" table:formula="of:=[.B53]" office:value-type="string" office:string-value="0xEAAE+1" calcext:value-type="string">
            <text:p>0xEAAE+1</text:p>
          </table:table-cell>
          <table:table-cell table:style-name="ce430" table:formula="of:=[.C53]" office:value-type="string" office:string-value="0xEAAE+1" calcext:value-type="string">
            <text:p>0xEAAE+1</text:p>
          </table:table-cell>
          <table:table-cell table:style-name="ce430" table:formula="of:=[.D53]" office:value-type="string" office:string-value="0xEAAE+1" calcext:value-type="string">
            <text:p>0xEAAE+1</text:p>
          </table:table-cell>
          <table:table-cell table:style-name="ce430" table:formula="of:=[.E53]" office:value-type="string" office:string-value="0xEB13+1" calcext:value-type="string">
            <text:p>0xEB13+1</text:p>
          </table:table-cell>
          <table:table-cell table:style-name="ce430" table:formula="of:=[.F53]" office:value-type="string" office:string-value="0xEC91+1" calcext:value-type="string">
            <text:p>0xEC91+1</text:p>
          </table:table-cell>
          <table:table-cell table:style-name="ce430" table:formula="of:=[.G53]" office:value-type="string" office:string-value="0xEC87+1" calcext:value-type="string">
            <text:p>0xEC87+1</text:p>
          </table:table-cell>
          <table:table-cell table:style-name="ce430" table:number-columns-repeated="1017"/>
        </table:table-row>
        <table:table-row table:style-name="ro1">
          <table:table-cell office:value-type="string" calcext:value-type="string">
            <text:p>GET_INFO_FDC_SEEK2</text:p>
          </table:table-cell>
          <table:table-cell table:formula="of:=[.B54]" office:value-type="string" office:string-value="0xE9E9" calcext:value-type="string">
            <text:p>0xE9E9</text:p>
          </table:table-cell>
          <table:table-cell table:formula="of:=[.C54]" office:value-type="string" office:string-value="0xE9E9" calcext:value-type="string">
            <text:p>0xE9E9</text:p>
          </table:table-cell>
          <table:table-cell table:formula="of:=[.D54]" office:value-type="string" office:string-value="0xE9E9" calcext:value-type="string">
            <text:p>0xE9E9</text:p>
          </table:table-cell>
          <table:table-cell table:formula="of:=[.E54]" office:value-type="string" office:string-value="0xECA9" calcext:value-type="string">
            <text:p>0xECA9</text:p>
          </table:table-cell>
          <table:table-cell table:formula="of:=[.F54]" office:value-type="string" office:string-value="0xee27" calcext:value-type="string">
            <text:p>0xee27</text:p>
          </table:table-cell>
          <table:table-cell table:formula="of:=[.G54]" office:value-type="string" office:string-value="0xEE14" calcext:value-type="string">
            <text:p>0xEE14</text:p>
          </table:table-cell>
          <table:table-cell table:number-columns-repeated="1017"/>
        </table:table-row>
        <table:table-row table:style-name="ro1">
          <table:table-cell table:style-name="ce430"/>
          <table:table-cell table:style-name="ce430" table:formula="of:=[.B55]" office:value-type="string" office:string-value="0x0000" calcext:value-type="string">
            <text:p>0x0000</text:p>
          </table:table-cell>
          <table:table-cell table:style-name="ce430" table:formula="of:=[.C55]" office:value-type="string" office:string-value="0x0000" calcext:value-type="string">
            <text:p>0x0000</text:p>
          </table:table-cell>
          <table:table-cell table:style-name="ce430" table:formula="of:=[.D55]" office:value-type="string" office:string-value="0x0000" calcext:value-type="string">
            <text:p>0x0000</text:p>
          </table:table-cell>
          <table:table-cell table:style-name="ce430" table:formula="of:=[.E55]" office:value-type="string" office:string-value="0x0000" calcext:value-type="string">
            <text:p>0x0000</text:p>
          </table:table-cell>
          <table:table-cell table:style-name="ce430" table:formula="of:=[.F55]" office:value-type="string" office:string-value="0x0000" calcext:value-type="string">
            <text:p>0x0000</text:p>
          </table:table-cell>
          <table:table-cell table:style-name="ce430" table:formula="of:=[.G55]" office:value-type="string" office:string-value="0x0000" calcext:value-type="string">
            <text:p>0x0000</text:p>
          </table:table-cell>
          <table:table-cell table:style-name="ce430" table:number-columns-repeated="1017"/>
        </table:table-row>
        <table:table-row table:style-name="ro1">
          <table:table-cell table:formula="of:=[.A56]" office:value-type="string" office:string-value="GET_INFO_CALL_READ_ADDR" calcext:value-type="string">
            <text:p>GET_INFO_CALL_READ_ADDR</text:p>
          </table:table-cell>
          <table:table-cell table:formula="of:=[.B57]" office:value-type="string" office:string-value="0xEAB5" calcext:value-type="string">
            <text:p>0xEAB5</text:p>
          </table:table-cell>
          <table:table-cell table:formula="of:=[.C57]" office:value-type="string" office:string-value="0xEAB5" calcext:value-type="string">
            <text:p>0xEAB5</text:p>
          </table:table-cell>
          <table:table-cell table:formula="of:=[.D57]" office:value-type="string" office:string-value="0xEAB5" calcext:value-type="string">
            <text:p>0xEAB5</text:p>
          </table:table-cell>
          <table:table-cell table:style-name="ce433" table:formula="of:=[.E57]" office:value-type="string" office:string-value="0xEB16" calcext:value-type="string">
            <text:p>0xEB16</text:p>
          </table:table-cell>
          <table:table-cell table:style-name="ce433" table:formula="of:=[.F57]" office:value-type="string" office:string-value="0xEC94" calcext:value-type="string">
            <text:p>0xEC94</text:p>
          </table:table-cell>
          <table:table-cell table:style-name="ce433" table:formula="of:=[.G57]" office:value-type="string" office:string-value="0xEC8A" calcext:value-type="string">
            <text:p>0xEC8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T_INFO_CALL_READ_VALUE</text:p>
          </table:table-cell>
          <table:table-cell table:formula="of:=[.B58]" office:value-type="string" office:string-value="0xEC5D" calcext:value-type="string">
            <text:p>0xEC5D</text:p>
          </table:table-cell>
          <table:table-cell table:formula="of:=[.C58]" office:value-type="string" office:string-value="0xEC5D" calcext:value-type="string">
            <text:p>0xEC5D</text:p>
          </table:table-cell>
          <table:table-cell table:formula="of:=[.D58]" office:value-type="string" office:string-value="0xEC5D" calcext:value-type="string">
            <text:p>0xEC5D</text:p>
          </table:table-cell>
          <table:table-cell table:formula="of:=[.E58]" office:value-type="string" office:string-value="0xECAE" calcext:value-type="string">
            <text:p>0xECAE</text:p>
          </table:table-cell>
          <table:table-cell table:formula="of:=[.F58]" office:value-type="string" office:string-value="0xEE2C" calcext:value-type="string">
            <text:p>0xEE2C</text:p>
          </table:table-cell>
          <table:table-cell table:formula="of:=[.G58]" office:value-type="string" office:string-value="0xEE1E" calcext:value-type="string">
            <text:p>0xEE1E</text:p>
          </table:table-cell>
          <table:table-cell table:number-columns-repeated="1017"/>
        </table:table-row>
        <table:table-row table:style-name="ro1">
          <table:table-cell table:style-name="ce430"/>
          <table:table-cell table:style-name="ce430" table:formula="of:=[.B59]" office:value-type="string" office:string-value="MD_READ_INFOSECTOR" calcext:value-type="string">
            <text:p>MD_READ_INFOSECTOR</text:p>
          </table:table-cell>
          <table:table-cell table:style-name="ce430" table:formula="of:=[.C59]" office:value-type="string" office:string-value="MD_READ_INFOSECTOR" calcext:value-type="string">
            <text:p>MD_READ_INFOSECTOR</text:p>
          </table:table-cell>
          <table:table-cell table:style-name="ce430" table:formula="of:=[.D59]" office:value-type="string" office:string-value="MD_READ_INFOSECTOR" calcext:value-type="string">
            <text:p>MD_READ_INFOSECTOR</text:p>
          </table:table-cell>
          <table:table-cell table:style-name="ce430" table:formula="of:=[.E59]" office:value-type="string" office:string-value="MD_READ_INFOSECTOR" calcext:value-type="string">
            <text:p>MD_READ_INFOSECTOR</text:p>
          </table:table-cell>
          <table:table-cell table:style-name="ce430" table:formula="of:=[.F59]" office:value-type="string" office:string-value="MD_READ_INFOSECTOR" calcext:value-type="string">
            <text:p>MD_READ_INFOSECTOR</text:p>
          </table:table-cell>
          <table:table-cell table:style-name="ce430" table:formula="of:=[.G59]" office:value-type="string" office:string-value="MD_READ_INFOSECTOR" calcext:value-type="string">
            <text:p>MD_READ_INFOSECTOR</text:p>
          </table:table-cell>
          <table:table-cell table:style-name="ce430" table:number-columns-repeated="1017"/>
        </table:table-row>
        <table:table-row table:style-name="ro1">
          <table:table-cell table:formula="of:=[.A60]" office:value-type="string" office:string-value="DISKINFO_DRIVE" calcext:value-type="string">
            <text:p>DISKINFO_DRIVE</text:p>
          </table:table-cell>
          <table:table-cell table:formula="of:=[.B61]" office:value-type="string" office:string-value="0xDFC8" calcext:value-type="string">
            <text:p>0xDFC8</text:p>
          </table:table-cell>
          <table:table-cell table:formula="of:=[.C61]" office:value-type="string" office:string-value="0xDFC8" calcext:value-type="string">
            <text:p>0xDFC8</text:p>
          </table:table-cell>
          <table:table-cell table:formula="of:=[.D61]" office:value-type="string" office:string-value="0xDF5A" calcext:value-type="string">
            <text:p>0xDF5A</text:p>
          </table:table-cell>
          <table:table-cell table:formula="of:=[.E61]" office:value-type="string" office:string-value="0xEDA4" calcext:value-type="string">
            <text:p>0xEDA4</text:p>
          </table:table-cell>
          <table:table-cell table:formula="of:=[.F61]" office:value-type="string" office:string-value="0xEF23" calcext:value-type="string">
            <text:p>0xEF23</text:p>
          </table:table-cell>
          <table:table-cell table:formula="of:=[.G61]" office:value-type="string" office:string-value="0xEF06" calcext:value-type="string">
            <text:p>0xEF06</text:p>
          </table:table-cell>
          <table:table-cell table:number-columns-repeated="1017"/>
        </table:table-row>
        <table:table-row table:style-name="ro1">
          <table:table-cell table:style-name="ce430"/>
          <table:table-cell table:style-name="ce430" table:formula="of:=[.B62]" office:value-type="string" office:string-value="MD_DRV2+1" calcext:value-type="string">
            <text:p>MD_DRV2+1</text:p>
          </table:table-cell>
          <table:table-cell table:style-name="ce430" table:formula="of:=[.C62]" office:value-type="string" office:string-value="MD_DRV2+1" calcext:value-type="string">
            <text:p>MD_DRV2+1</text:p>
          </table:table-cell>
          <table:table-cell table:style-name="ce430" table:formula="of:=[.D62]" office:value-type="string" office:string-value="MD_DRV2+1" calcext:value-type="string">
            <text:p>MD_DRV2+1</text:p>
          </table:table-cell>
          <table:table-cell table:style-name="ce430" table:formula="of:=[.E62]" office:value-type="string" office:string-value="MD_DRV2+1" calcext:value-type="string">
            <text:p>MD_DRV2+1</text:p>
          </table:table-cell>
          <table:table-cell table:style-name="ce430" table:formula="of:=[.F62]" office:value-type="string" office:string-value="MD_DRV2+1" calcext:value-type="string">
            <text:p>MD_DRV2+1</text:p>
          </table:table-cell>
          <table:table-cell table:style-name="ce430" table:formula="of:=[.G62]" office:value-type="string" office:string-value="MD_DRV2+1" calcext:value-type="string">
            <text:p>MD_DRV2+1</text:p>
          </table:table-cell>
          <table:table-cell table:style-name="ce430" table:number-columns-repeated="1017"/>
        </table:table-row>
        <table:table-row table:style-name="ro1">
          <table:table-cell table:formula="of:=[.A63]" office:value-type="string" office:string-value="DISKINFO_READ_BUFFER" calcext:value-type="string">
            <text:p>DISKINFO_READ_BUFFER</text:p>
          </table:table-cell>
          <table:table-cell table:formula="of:=[.B64]" office:value-type="string" office:string-value="0xEEB0" calcext:value-type="string">
            <text:p>0xEEB0</text:p>
          </table:table-cell>
          <table:table-cell table:formula="of:=[.C64]" office:value-type="string" office:string-value="0xEEB0" calcext:value-type="string">
            <text:p>0xEEB0</text:p>
          </table:table-cell>
          <table:table-cell table:formula="of:=[.D64]" office:value-type="string" office:string-value="0xE09A" calcext:value-type="string">
            <text:p>0xE09A</text:p>
          </table:table-cell>
          <table:table-cell table:formula="of:=[.E64]" office:value-type="string" office:string-value="0xEDAC" calcext:value-type="string">
            <text:p>0xEDAC</text:p>
          </table:table-cell>
          <table:table-cell table:formula="of:=[.F64]" office:value-type="string" office:string-value="0xEF2B" calcext:value-type="string">
            <text:p>0xEF2B</text:p>
          </table:table-cell>
          <table:table-cell table:formula="of:=[.G64]" office:value-type="string" office:string-value="0xF04E" calcext:value-type="string">
            <text:p>0xF04E</text:p>
          </table:table-cell>
          <table:table-cell table:number-columns-repeated="1017"/>
        </table:table-row>
        <table:table-row table:style-name="ro1">
          <table:table-cell table:style-name="ce430"/>
          <table:table-cell table:style-name="ce430" table:formula="of:=[.B65]" office:value-type="string" office:string-value="MD_RDBUF2+1" calcext:value-type="string">
            <text:p>MD_RDBUF2+1</text:p>
          </table:table-cell>
          <table:table-cell table:style-name="ce430" table:formula="of:=[.C65]" office:value-type="string" office:string-value="MD_RDBUF2+1" calcext:value-type="string">
            <text:p>MD_RDBUF2+1</text:p>
          </table:table-cell>
          <table:table-cell table:style-name="ce430" table:formula="of:=[.D65]" office:value-type="string" office:string-value="MD_RDBUF2+1" calcext:value-type="string">
            <text:p>MD_RDBUF2+1</text:p>
          </table:table-cell>
          <table:table-cell table:style-name="ce430" table:formula="of:=[.E65]" office:value-type="string" office:string-value="MD_RDBUF2+1" calcext:value-type="string">
            <text:p>MD_RDBUF2+1</text:p>
          </table:table-cell>
          <table:table-cell table:style-name="ce430" table:formula="of:=[.F65]" office:value-type="string" office:string-value="MD_RDBUF2+1" calcext:value-type="string">
            <text:p>MD_RDBUF2+1</text:p>
          </table:table-cell>
          <table:table-cell table:style-name="ce430" table:formula="of:=[.G65]" office:value-type="string" office:string-value="MD_RDBUF2+1" calcext:value-type="string">
            <text:p>MD_RDBUF2+1</text:p>
          </table:table-cell>
          <table:table-cell table:style-name="ce430" table:number-columns-repeated="1017"/>
        </table:table-row>
        <table:table-row table:style-name="ro1">
          <table:table-cell table:formula="of:=[.A66]" office:value-type="string" office:string-value="DISK_IO_PARAM_BLOCK_ADDR" calcext:value-type="string">
            <text:p>DISK_IO_PARAM_BLOCK_ADDR</text:p>
          </table:table-cell>
          <table:table-cell table:formula="of:=[.B67]" office:value-type="string" office:string-value="0xDDBB+1" calcext:value-type="string">
            <text:p>0xDDBB+1</text:p>
          </table:table-cell>
          <table:table-cell table:formula="of:=[.C67]" office:value-type="string" office:string-value="0xDDBB+1" calcext:value-type="string">
            <text:p>0xDDBB+1</text:p>
          </table:table-cell>
          <table:table-cell table:formula="of:=[.D67]" office:value-type="string" office:string-value="0xDDC0+1" calcext:value-type="string">
            <text:p>0xDDC0+1</text:p>
          </table:table-cell>
          <table:table-cell table:formula="of:=[.E67]" office:value-type="string" office:string-value="0xED97" calcext:value-type="string">
            <text:p>0xED97</text:p>
          </table:table-cell>
          <table:table-cell table:formula="of:=[.F67]" office:value-type="string" office:string-value="0xEF16" calcext:value-type="string">
            <text:p>0xEF16</text:p>
          </table:table-cell>
          <table:table-cell table:formula="of:=[.G67]" office:value-type="string" office:string-value="0xEEF8" calcext:value-type="string">
            <text:p>0xEEF8</text:p>
          </table:table-cell>
          <table:table-cell table:number-columns-repeated="1017"/>
        </table:table-row>
        <table:table-row table:style-name="ro1">
          <table:table-cell table:style-name="ce430"/>
          <table:table-cell table:style-name="ce430" table:formula="of:=[.B68]" office:value-type="string" office:string-value="MD_PARAM2+1" calcext:value-type="string">
            <text:p>MD_PARAM2+1</text:p>
          </table:table-cell>
          <table:table-cell table:style-name="ce430" table:formula="of:=[.C68]" office:value-type="string" office:string-value="MD_PARAM2+1" calcext:value-type="string">
            <text:p>MD_PARAM2+1</text:p>
          </table:table-cell>
          <table:table-cell table:style-name="ce430" table:formula="of:=[.D68]" office:value-type="string" office:string-value="MD_PARAM2+1" calcext:value-type="string">
            <text:p>MD_PARAM2+1</text:p>
          </table:table-cell>
          <table:table-cell table:style-name="ce430" table:formula="of:=[.E68]" office:value-type="string" office:string-value="MD_PARAM2+1" calcext:value-type="string">
            <text:p>MD_PARAM2+1</text:p>
          </table:table-cell>
          <table:table-cell table:style-name="ce430" table:formula="of:=[.F68]" office:value-type="string" office:string-value="MD_PARAM2+1" calcext:value-type="string">
            <text:p>MD_PARAM2+1</text:p>
          </table:table-cell>
          <table:table-cell table:style-name="ce430" table:formula="of:=[.G68]" office:value-type="string" office:string-value="MD_PARAM2+1" calcext:value-type="string">
            <text:p>MD_PARAM2+1</text:p>
          </table:table-cell>
          <table:table-cell table:style-name="ce430" table:number-columns-repeated="1017"/>
        </table:table-row>
        <table:table-row table:style-name="ro1">
          <table:table-cell office:value-type="string" calcext:value-type="string">
            <text:p>CUSTOM_CHECKERS01A</text:p>
          </table:table-cell>
          <table:table-cell table:formula="of:=IF([.B124]=0;&quot;&quot;;[.B124])" office:value-type="string" office:string-value="0xBC80" calcext:value-type="string">
            <text:p>0xBC80</text:p>
          </table:table-cell>
          <table:table-cell table:formula="of:=IF([.C124]=0;&quot;&quot;;[.C124])" office:value-type="string" office:string-value="0xBC80" calcext:value-type="string">
            <text:p>0xBC80</text:p>
          </table:table-cell>
          <table:table-cell table:formula="of:=IF([.D124]=0;&quot;&quot;;[.D124])" office:value-type="string" office:string-value="0xBE80" calcext:value-type="string">
            <text:p>0xBE80</text:p>
          </table:table-cell>
          <table:table-cell table:formula="of:=IF([.E124]=0;&quot;&quot;;[.E124])" office:value-type="string" office:string-value="0xBD80" calcext:value-type="string">
            <text:p>0xBD80</text:p>
          </table:table-cell>
          <table:table-cell table:formula="of:=IF([.F124]=0;&quot;&quot;;[.F124])" office:value-type="string" office:string-value="0xBD80" calcext:value-type="string">
            <text:p>0xBD80</text:p>
          </table:table-cell>
          <table:table-cell table:formula="of:=IF([.G124]=0;&quot;&quot;;[.G124])" office:value-type="string" office:string-value="0xBD80" calcext:value-type="string">
            <text:p>0xBD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1V</text:p>
          </table:table-cell>
          <table:table-cell table:formula="of:=IF([.B125]=0;&quot;&quot;;[.B125])" office:value-type="string" office:string-value="0xBC80" calcext:value-type="string">
            <text:p>0xBC80</text:p>
          </table:table-cell>
          <table:table-cell table:formula="of:=IF([.C125]=0;&quot;&quot;;[.C125])" office:value-type="string" office:string-value="0xBC80" calcext:value-type="string">
            <text:p>0xBC80</text:p>
          </table:table-cell>
          <table:table-cell table:formula="of:=IF([.D125]=0;&quot;&quot;;[.D125])" office:value-type="string" office:string-value="0xBE80" calcext:value-type="string">
            <text:p>0xBE80</text:p>
          </table:table-cell>
          <table:table-cell table:formula="of:=IF([.E125]=0;&quot;&quot;;[.E125])" office:value-type="string" office:string-value="0xBD80" calcext:value-type="string">
            <text:p>0xBD80</text:p>
          </table:table-cell>
          <table:table-cell table:formula="of:=IF([.F125]=0;&quot;&quot;;[.F125])" office:value-type="string" office:string-value="0xBD80" calcext:value-type="string">
            <text:p>0xBD80</text:p>
          </table:table-cell>
          <table:table-cell table:formula="of:=IF([.G125]=0;&quot;&quot;;[.G125])" office:value-type="string" office:string-value="0xBD80" calcext:value-type="string">
            <text:p>0xBD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2A</text:p>
          </table:table-cell>
          <table:table-cell table:formula="of:=IF([.B126]=0;&quot;&quot;;[.B126])" office:value-type="string" office:string-value="0xBC82" calcext:value-type="string">
            <text:p>0xBC82</text:p>
          </table:table-cell>
          <table:table-cell table:formula="of:=IF([.C126]=0;&quot;&quot;;[.C126])" office:value-type="string" office:string-value="0xBC82" calcext:value-type="string">
            <text:p>0xBC82</text:p>
          </table:table-cell>
          <table:table-cell table:formula="of:=IF([.D126]=0;&quot;&quot;;[.D126])" office:value-type="string" office:string-value="0xBE82" calcext:value-type="string">
            <text:p>0xBE82</text:p>
          </table:table-cell>
          <table:table-cell table:formula="of:=IF([.E126]=0;&quot;&quot;;[.E126])" office:value-type="string" office:string-value="0xBD82" calcext:value-type="string">
            <text:p>0xBD82</text:p>
          </table:table-cell>
          <table:table-cell table:formula="of:=IF([.F126]=0;&quot;&quot;;[.F126])" office:value-type="string" office:string-value="0xBD82" calcext:value-type="string">
            <text:p>0xBD82</text:p>
          </table:table-cell>
          <table:table-cell table:formula="of:=IF([.G126]=0;&quot;&quot;;[.G126])" office:value-type="string" office:string-value="0xBD82" calcext:value-type="string">
            <text:p>0xBD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2V</text:p>
          </table:table-cell>
          <table:table-cell table:formula="of:=IF([.B127]=0;&quot;&quot;;[.B127])" office:value-type="string" office:string-value="0xBD00" calcext:value-type="string">
            <text:p>0xBD00</text:p>
          </table:table-cell>
          <table:table-cell table:formula="of:=IF([.C127]=0;&quot;&quot;;[.C127])" office:value-type="string" office:string-value="0xBD00" calcext:value-type="string">
            <text:p>0xBD00</text:p>
          </table:table-cell>
          <table:table-cell table:formula="of:=IF([.D127]=0;&quot;&quot;;[.D127])" office:value-type="string" office:string-value="0xBF00" calcext:value-type="string">
            <text:p>0xBF00</text:p>
          </table:table-cell>
          <table:table-cell table:formula="of:=IF([.E127]=0;&quot;&quot;;[.E127])" office:value-type="string" office:string-value="0xBE00" calcext:value-type="string">
            <text:p>0xBE00</text:p>
          </table:table-cell>
          <table:table-cell table:formula="of:=IF([.F127]=0;&quot;&quot;;[.F127])" office:value-type="string" office:string-value="0xBE00" calcext:value-type="string">
            <text:p>0xBE00</text:p>
          </table:table-cell>
          <table:table-cell table:formula="of:=IF([.G127]=0;&quot;&quot;;[.G127])" office:value-type="string" office:string-value="0xBE00" calcext:value-type="string">
            <text:p>0xBE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3A</text:p>
          </table:table-cell>
          <table:table-cell table:formula="of:=IF([.B128]=0;&quot;&quot;;[.B128])" office:value-type="string" office:string-value="0xc000+1" calcext:value-type="string">
            <text:p>0xc000+1</text:p>
          </table:table-cell>
          <table:table-cell table:formula="of:=IF([.C128]=0;&quot;&quot;;[.C128])" office:value-type="string" office:string-value="0xc000+1" calcext:value-type="string">
            <text:p>0xc000+1</text:p>
          </table:table-cell>
          <table:table-cell table:formula="of:=IF([.D128]=0;&quot;&quot;;[.D128])" office:value-type="string" office:string-value="0xc000+1" calcext:value-type="string">
            <text:p>0xc000+1</text:p>
          </table:table-cell>
          <table:table-cell table:formula="of:=IF([.E128]=0;&quot;&quot;;[.E128])" office:value-type="string" office:string-value="0xc000+1" calcext:value-type="string">
            <text:p>0xc000+1</text:p>
          </table:table-cell>
          <table:table-cell table:formula="of:=IF([.F128]=0;&quot;&quot;;[.F128])" office:value-type="string" office:string-value="0xc000+1" calcext:value-type="string">
            <text:p>0xc000+1</text:p>
          </table:table-cell>
          <table:table-cell table:formula="of:=IF([.G128]=0;&quot;&quot;;[.G128])" office:value-type="string" office:string-value="0xc000+1" calcext:value-type="string">
            <text:p>0xc000+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3V</text:p>
          </table:table-cell>
          <table:table-cell table:formula="of:=IF([.B129]=0;&quot;&quot;;[.B129])" office:value-type="string" office:string-value="0xC4BF" calcext:value-type="string">
            <text:p>0xC4BF</text:p>
          </table:table-cell>
          <table:table-cell table:formula="of:=IF([.C129]=0;&quot;&quot;;[.C129])" office:value-type="string" office:string-value="0xC4BF" calcext:value-type="string">
            <text:p>0xC4BF</text:p>
          </table:table-cell>
          <table:table-cell table:formula="of:=IF([.D129]=0;&quot;&quot;;[.D129])" office:value-type="string" office:string-value="0xC49A" calcext:value-type="string">
            <text:p>0xC49A</text:p>
          </table:table-cell>
          <table:table-cell table:formula="of:=IF([.E129]=0;&quot;&quot;;[.E129])" office:value-type="string" office:string-value="0xC495" calcext:value-type="string">
            <text:p>0xC495</text:p>
          </table:table-cell>
          <table:table-cell table:formula="of:=IF([.F129]=0;&quot;&quot;;[.F129])" office:value-type="string" office:string-value="0xC488" calcext:value-type="string">
            <text:p>0xC488</text:p>
          </table:table-cell>
          <table:table-cell table:formula="of:=IF([.G129]=0;&quot;&quot;;[.G129])" office:value-type="string" office:string-value="0xC487" calcext:value-type="string">
            <text:p>0xC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4A</text:p>
          </table:table-cell>
          <table:table-cell table:formula="of:=IF([.B130]=0;&quot;&quot;;[.B130])" office:value-type="string" office:string-value="0xc003+1" calcext:value-type="string">
            <text:p>0xc003+1</text:p>
          </table:table-cell>
          <table:table-cell table:formula="of:=IF([.C130]=0;&quot;&quot;;[.C130])" office:value-type="string" office:string-value="0xc003+1" calcext:value-type="string">
            <text:p>0xc003+1</text:p>
          </table:table-cell>
          <table:table-cell table:formula="of:=IF([.D130]=0;&quot;&quot;;[.D130])" office:value-type="string" office:string-value="0xc003+1" calcext:value-type="string">
            <text:p>0xc003+1</text:p>
          </table:table-cell>
          <table:table-cell table:formula="of:=IF([.E130]=0;&quot;&quot;;[.E130])" office:value-type="string" office:string-value="0xc003+1" calcext:value-type="string">
            <text:p>0xc003+1</text:p>
          </table:table-cell>
          <table:table-cell table:formula="of:=IF([.F130]=0;&quot;&quot;;[.F130])" office:value-type="string" office:string-value="0xc003+1" calcext:value-type="string">
            <text:p>0xc003+1</text:p>
          </table:table-cell>
          <table:table-cell table:formula="of:=IF([.G130]=0;&quot;&quot;;[.G130])" office:value-type="string" office:string-value="0xc003+1" calcext:value-type="string">
            <text:p>0xc003+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4V</text:p>
          </table:table-cell>
          <table:table-cell table:formula="of:=IF([.B131]=0;&quot;&quot;;[.B131])" office:value-type="string" office:string-value="0xDBFB" calcext:value-type="string">
            <text:p>0xDBFB</text:p>
          </table:table-cell>
          <table:table-cell table:formula="of:=IF([.C131]=0;&quot;&quot;;[.C131])" office:value-type="string" office:string-value="0xDBFB" calcext:value-type="string">
            <text:p>0xDBFB</text:p>
          </table:table-cell>
          <table:table-cell table:formula="of:=IF([.D131]=0;&quot;&quot;;[.D131])" office:value-type="string" office:string-value="0xDBFD" calcext:value-type="string">
            <text:p>0xDBFD</text:p>
          </table:table-cell>
          <table:table-cell table:formula="of:=IF([.E131]=0;&quot;&quot;;[.E131])" office:value-type="string" office:string-value="0xDC25" calcext:value-type="string">
            <text:p>0xDC25</text:p>
          </table:table-cell>
          <table:table-cell table:formula="of:=IF([.F131]=0;&quot;&quot;;[.F131])" office:value-type="string" office:string-value="0xDBFC" calcext:value-type="string">
            <text:p>0xDBFC</text:p>
          </table:table-cell>
          <table:table-cell table:formula="of:=IF([.G131]=0;&quot;&quot;;[.G131])" office:value-type="string" office:string-value="0xDBC0" calcext:value-type="string">
            <text:p>0xDBC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5A</text:p>
          </table:table-cell>
          <table:table-cell table:formula="of:=IF([.B132]=0;&quot;&quot;;[.B132])" office:value-type="string" office:string-value="0xDF95" calcext:value-type="string">
            <text:p>0xDF95</text:p>
          </table:table-cell>
          <table:table-cell table:formula="of:=IF([.C132]=0;&quot;&quot;;[.C132])" office:value-type="string" office:string-value="0xDF95" calcext:value-type="string">
            <text:p>0xDF95</text:p>
          </table:table-cell>
          <table:table-cell table:formula="of:=IF([.D132]=0;&quot;&quot;;[.D132])">
            <text:p/>
          </table:table-cell>
          <table:table-cell table:formula="of:=IF([.E132]=0;&quot;&quot;;[.E132])">
            <text:p/>
          </table:table-cell>
          <table:table-cell table:formula="of:=IF([.F132]=0;&quot;&quot;;[.F132])">
            <text:p/>
          </table:table-cell>
          <table:table-cell table:formula="of:=IF([.G132]=0;&quot;&quot;;[.G132]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5V</text:p>
          </table:table-cell>
          <table:table-cell table:formula="of:=IF([.B133]=0;&quot;&quot;;[.B133])" office:value-type="string" office:string-value="0x50" calcext:value-type="string">
            <text:p>0x50</text:p>
          </table:table-cell>
          <table:table-cell table:formula="of:=IF([.C133]=0;&quot;&quot;;[.C133])" office:value-type="string" office:string-value="0x40" calcext:value-type="string">
            <text:p>0x40</text:p>
          </table:table-cell>
          <table:table-cell table:formula="of:=IF([.D133]=0;&quot;&quot;;[.D133])">
            <text:p/>
          </table:table-cell>
          <table:table-cell table:formula="of:=IF([.E133]=0;&quot;&quot;;[.E133])">
            <text:p/>
          </table:table-cell>
          <table:table-cell table:formula="of:=IF([.F133]=0;&quot;&quot;;[.F133])">
            <text:p/>
          </table:table-cell>
          <table:table-cell table:formula="of:=IF([.G133]=0;&quot;&quot;;[.G133]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6A</text:p>
          </table:table-cell>
          <table:table-cell table:formula="of:=IF([.B134]=0;&quot;&quot;;[.B134])" office:value-type="string" office:string-value="0xDF97" calcext:value-type="string">
            <text:p>0xDF97</text:p>
          </table:table-cell>
          <table:table-cell table:formula="of:=IF([.C134]=0;&quot;&quot;;[.C134])" office:value-type="string" office:string-value="0xDF97" calcext:value-type="string">
            <text:p>0xDF97</text:p>
          </table:table-cell>
          <table:table-cell table:formula="of:=IF([.D134]=0;&quot;&quot;;[.D134])">
            <text:p/>
          </table:table-cell>
          <table:table-cell table:formula="of:=IF([.E134]=0;&quot;&quot;;[.E134])">
            <text:p/>
          </table:table-cell>
          <table:table-cell table:formula="of:=IF([.F134]=0;&quot;&quot;;[.F134])">
            <text:p/>
          </table:table-cell>
          <table:table-cell table:formula="of:=IF([.G134]=0;&quot;&quot;;[.G134]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6V</text:p>
          </table:table-cell>
          <table:table-cell table:formula="of:=IF([.B135]=0;&quot;&quot;;[.B135])" office:value-type="string" office:string-value="0x18" calcext:value-type="string">
            <text:p>0x18</text:p>
          </table:table-cell>
          <table:table-cell table:formula="of:=IF([.C135]=0;&quot;&quot;;[.C135])" office:value-type="string" office:string-value="0x10" calcext:value-type="string">
            <text:p>0x10</text:p>
          </table:table-cell>
          <table:table-cell table:formula="of:=IF([.D135]=0;&quot;&quot;;[.D135])">
            <text:p/>
          </table:table-cell>
          <table:table-cell table:formula="of:=IF([.E135]=0;&quot;&quot;;[.E135])">
            <text:p/>
          </table:table-cell>
          <table:table-cell table:formula="of:=IF([.F135]=0;&quot;&quot;;[.F135])">
            <text:p/>
          </table:table-cell>
          <table:table-cell table:formula="of:=IF([.G135]=0;&quot;&quot;;[.G135]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7A</text:p>
          </table:table-cell>
          <table:table-cell table:formula="of:=IF([.B136]=0;&quot;&quot;;[.B136])">
            <text:p/>
          </table:table-cell>
          <table:table-cell table:formula="of:=IF([.C136]=0;&quot;&quot;;[.C136])">
            <text:p/>
          </table:table-cell>
          <table:table-cell table:formula="of:=IF([.D136]=0;&quot;&quot;;[.D136])">
            <text:p/>
          </table:table-cell>
          <table:table-cell table:formula="of:=IF([.E136]=0;&quot;&quot;;[.E136])">
            <text:p/>
          </table:table-cell>
          <table:table-cell table:formula="of:=IF([.F136]=0;&quot;&quot;;[.F136])">
            <text:p/>
          </table:table-cell>
          <table:table-cell table:formula="of:=IF([.G136]=0;&quot;&quot;;[.G136])" office:value-type="string" office:string-value="0xbe07+1" calcext:value-type="string">
            <text:p>0xbe07+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7V</text:p>
          </table:table-cell>
          <table:table-cell table:formula="of:=IF([.B137]=0;&quot;&quot;;[.B137])">
            <text:p/>
          </table:table-cell>
          <table:table-cell table:formula="of:=IF([.C137]=0;&quot;&quot;;[.C137])">
            <text:p/>
          </table:table-cell>
          <table:table-cell table:formula="of:=IF([.D137]=0;&quot;&quot;;[.D137])">
            <text:p/>
          </table:table-cell>
          <table:table-cell table:formula="of:=IF([.E137]=0;&quot;&quot;;[.E137])">
            <text:p/>
          </table:table-cell>
          <table:table-cell table:formula="of:=IF([.F137]=0;&quot;&quot;;[.F137])">
            <text:p/>
          </table:table-cell>
          <table:table-cell table:formula="of:=IF([.G137]=0;&quot;&quot;;[.G137])" office:value-type="string" office:string-value="0x02" calcext:value-type="string">
            <text:p>0x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8A</text:p>
          </table:table-cell>
          <table:table-cell table:formula="of:=IF([.B138]=0;&quot;&quot;;[.B138])">
            <text:p/>
          </table:table-cell>
          <table:table-cell table:formula="of:=IF([.C138]=0;&quot;&quot;;[.C138])">
            <text:p/>
          </table:table-cell>
          <table:table-cell table:formula="of:=IF([.D138]=0;&quot;&quot;;[.D138])">
            <text:p/>
          </table:table-cell>
          <table:table-cell table:formula="of:=IF([.E138]=0;&quot;&quot;;[.E138])" office:value-type="string" office:string-value="0xEACE" calcext:value-type="string">
            <text:p>0xEACE</text:p>
          </table:table-cell>
          <table:table-cell table:formula="of:=IF([.F138]=0;&quot;&quot;;[.F138])" office:value-type="string" office:string-value="0xEC4C" calcext:value-type="string">
            <text:p>0xEC4C</text:p>
          </table:table-cell>
          <table:table-cell table:formula="of:=IF([.G138]=0;&quot;&quot;;[.G138])" office:value-type="string" office:string-value="0xEC42" calcext:value-type="string">
            <text:p>0xEC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_CHECKERS08V</text:p>
          </table:table-cell>
          <table:table-cell table:formula="of:=IF([.B139]=0;&quot;&quot;;[.B139])">
            <text:p/>
          </table:table-cell>
          <table:table-cell table:formula="of:=IF([.C139]=0;&quot;&quot;;[.C139])">
            <text:p/>
          </table:table-cell>
          <table:table-cell table:formula="of:=IF([.D139]=0;&quot;&quot;;[.D139])">
            <text:p/>
          </table:table-cell>
          <table:table-cell table:formula="of:=IF([.E139]=0;&quot;&quot;;[.E139])" office:value-type="string" office:string-value="0x21" calcext:value-type="string">
            <text:p>0x21</text:p>
          </table:table-cell>
          <table:table-cell table:formula="of:=IF([.F139]=0;&quot;&quot;;[.F139])" office:value-type="string" office:string-value="0x21" calcext:value-type="string">
            <text:p>0x21</text:p>
          </table:table-cell>
          <table:table-cell table:formula="of:=IF([.G139]=0;&quot;&quot;;[.G139])" office:value-type="string" office:string-value="0x21" calcext:value-type="string">
            <text:p>0x21</text:p>
          </table:table-cell>
          <table:table-cell table:number-columns-repeated="1017"/>
        </table:table-row>
        <table:table-row table:style-name="ro1">
          <table:table-cell table:style-name="ce431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formula="of:=[.B3]" office:value-type="string" office:string-value="0xBC80" calcext:value-type="string">
            <text:p>0xBC80</text:p>
          </table:table-cell>
          <table:table-cell table:formula="of:=[.C3]" office:value-type="string" office:string-value="0xBC80" calcext:value-type="string">
            <text:p>0xBC80</text:p>
          </table:table-cell>
          <table:table-cell table:formula="of:=[.D3]" office:value-type="string" office:string-value="0xBE80" calcext:value-type="string">
            <text:p>0xBE80</text:p>
          </table:table-cell>
          <table:table-cell table:formula="of:=[.E3]" office:value-type="string" office:string-value="0xBD80" calcext:value-type="string">
            <text:p>0xBD80</text:p>
          </table:table-cell>
          <table:table-cell table:formula="of:=[.F3]" office:value-type="string" office:string-value="0xBD80" calcext:value-type="string">
            <text:p>0xBD80</text:p>
          </table:table-cell>
          <table:table-cell table:formula="of:=[.G3]" office:value-type="string" office:string-value="0xBD80" calcext:value-type="string">
            <text:p>0xBD80</text:p>
          </table:table-cell>
          <table:table-cell table:number-columns-repeated="1017"/>
        </table:table-row>
        <table:table-row table:style-name="ro1">
          <table:table-cell/>
          <table:table-cell table:formula="of:=[.B4]" office:value-type="string" office:string-value="0xBC80" calcext:value-type="string">
            <text:p>0xBC80</text:p>
          </table:table-cell>
          <table:table-cell table:formula="of:=[.C4]" office:value-type="string" office:string-value="0xBC80" calcext:value-type="string">
            <text:p>0xBC80</text:p>
          </table:table-cell>
          <table:table-cell table:formula="of:=[.D4]" office:value-type="string" office:string-value="0xBE80" calcext:value-type="string">
            <text:p>0xBE80</text:p>
          </table:table-cell>
          <table:table-cell table:formula="of:=[.E4]" office:value-type="string" office:string-value="0xBD80" calcext:value-type="string">
            <text:p>0xBD80</text:p>
          </table:table-cell>
          <table:table-cell table:formula="of:=[.F4]" office:value-type="string" office:string-value="0xBD80" calcext:value-type="string">
            <text:p>0xBD80</text:p>
          </table:table-cell>
          <table:table-cell table:formula="of:=[.G4]" office:value-type="string" office:string-value="0xBD80" calcext:value-type="string">
            <text:p>0xBD80</text:p>
          </table:table-cell>
          <table:table-cell table:number-columns-repeated="1017"/>
        </table:table-row>
        <table:table-row table:style-name="ro1">
          <table:table-cell/>
          <table:table-cell table:formula="of:=[.B7]" office:value-type="string" office:string-value="0xBC82" calcext:value-type="string">
            <text:p>0xBC82</text:p>
          </table:table-cell>
          <table:table-cell table:formula="of:=[.C7]" office:value-type="string" office:string-value="0xBC82" calcext:value-type="string">
            <text:p>0xBC82</text:p>
          </table:table-cell>
          <table:table-cell table:formula="of:=[.D7]" office:value-type="string" office:string-value="0xBE82" calcext:value-type="string">
            <text:p>0xBE82</text:p>
          </table:table-cell>
          <table:table-cell table:formula="of:=[.E7]" office:value-type="string" office:string-value="0xBD82" calcext:value-type="string">
            <text:p>0xBD82</text:p>
          </table:table-cell>
          <table:table-cell table:formula="of:=[.F7]" office:value-type="string" office:string-value="0xBD82" calcext:value-type="string">
            <text:p>0xBD82</text:p>
          </table:table-cell>
          <table:table-cell table:formula="of:=[.G7]" office:value-type="string" office:string-value="0xBD82" calcext:value-type="string">
            <text:p>0xBD82</text:p>
          </table:table-cell>
          <table:table-cell table:number-columns-repeated="1017"/>
        </table:table-row>
        <table:table-row table:style-name="ro1">
          <table:table-cell/>
          <table:table-cell table:formula="of:=[.B8]" office:value-type="string" office:string-value="0xBD00" calcext:value-type="string">
            <text:p>0xBD00</text:p>
          </table:table-cell>
          <table:table-cell table:formula="of:=[.C8]" office:value-type="string" office:string-value="0xBD00" calcext:value-type="string">
            <text:p>0xBD00</text:p>
          </table:table-cell>
          <table:table-cell table:formula="of:=[.D8]" office:value-type="string" office:string-value="0xBF00" calcext:value-type="string">
            <text:p>0xBF00</text:p>
          </table:table-cell>
          <table:table-cell table:formula="of:=[.E8]" office:value-type="string" office:string-value="0xBE00" calcext:value-type="string">
            <text:p>0xBE00</text:p>
          </table:table-cell>
          <table:table-cell table:formula="of:=[.F8]" office:value-type="string" office:string-value="0xBE00" calcext:value-type="string">
            <text:p>0xBE00</text:p>
          </table:table-cell>
          <table:table-cell table:formula="of:=[.G8]" office:value-type="string" office:string-value="0xBE00" calcext:value-type="string">
            <text:p>0xBE00</text:p>
          </table:table-cell>
          <table:table-cell table:number-columns-repeated="1017"/>
        </table:table-row>
        <table:table-row table:style-name="ro1">
          <table:table-cell/>
          <table:table-cell table:formula="of:=[.B11]" office:value-type="string" office:string-value="0xc000+1" calcext:value-type="string">
            <text:p>0xc000+1</text:p>
          </table:table-cell>
          <table:table-cell table:formula="of:=[.C11]" office:value-type="string" office:string-value="0xc000+1" calcext:value-type="string">
            <text:p>0xc000+1</text:p>
          </table:table-cell>
          <table:table-cell table:formula="of:=[.D11]" office:value-type="string" office:string-value="0xc000+1" calcext:value-type="string">
            <text:p>0xc000+1</text:p>
          </table:table-cell>
          <table:table-cell table:formula="of:=[.E11]" office:value-type="string" office:string-value="0xc000+1" calcext:value-type="string">
            <text:p>0xc000+1</text:p>
          </table:table-cell>
          <table:table-cell table:formula="of:=[.F11]" office:value-type="string" office:string-value="0xc000+1" calcext:value-type="string">
            <text:p>0xc000+1</text:p>
          </table:table-cell>
          <table:table-cell table:formula="of:=[.G11]" office:value-type="string" office:string-value="0xc000+1" calcext:value-type="string">
            <text:p>0xc000+1</text:p>
          </table:table-cell>
          <table:table-cell table:number-columns-repeated="1017"/>
        </table:table-row>
        <table:table-row table:style-name="ro1">
          <table:table-cell/>
          <table:table-cell table:formula="of:=[.B12]" office:value-type="string" office:string-value="0xC4BF" calcext:value-type="string">
            <text:p>0xC4BF</text:p>
          </table:table-cell>
          <table:table-cell table:formula="of:=[.C12]" office:value-type="string" office:string-value="0xC4BF" calcext:value-type="string">
            <text:p>0xC4BF</text:p>
          </table:table-cell>
          <table:table-cell table:formula="of:=[.D12]" office:value-type="string" office:string-value="0xC49A" calcext:value-type="string">
            <text:p>0xC49A</text:p>
          </table:table-cell>
          <table:table-cell table:formula="of:=[.E12]" office:value-type="string" office:string-value="0xC495" calcext:value-type="string">
            <text:p>0xC495</text:p>
          </table:table-cell>
          <table:table-cell table:formula="of:=[.F12]" office:value-type="string" office:string-value="0xC488" calcext:value-type="string">
            <text:p>0xC488</text:p>
          </table:table-cell>
          <table:table-cell table:formula="of:=[.G12]" office:value-type="string" office:string-value="0xC487" calcext:value-type="string">
            <text:p>0xC487</text:p>
          </table:table-cell>
          <table:table-cell table:number-columns-repeated="1017"/>
        </table:table-row>
        <table:table-row table:style-name="ro1">
          <table:table-cell/>
          <table:table-cell table:formula="of:=[.B15]" office:value-type="string" office:string-value="0xc003+1" calcext:value-type="string">
            <text:p>0xc003+1</text:p>
          </table:table-cell>
          <table:table-cell table:formula="of:=[.C15]" office:value-type="string" office:string-value="0xc003+1" calcext:value-type="string">
            <text:p>0xc003+1</text:p>
          </table:table-cell>
          <table:table-cell table:formula="of:=[.D15]" office:value-type="string" office:string-value="0xc003+1" calcext:value-type="string">
            <text:p>0xc003+1</text:p>
          </table:table-cell>
          <table:table-cell table:formula="of:=[.E15]" office:value-type="string" office:string-value="0xc003+1" calcext:value-type="string">
            <text:p>0xc003+1</text:p>
          </table:table-cell>
          <table:table-cell table:formula="of:=[.F15]" office:value-type="string" office:string-value="0xc003+1" calcext:value-type="string">
            <text:p>0xc003+1</text:p>
          </table:table-cell>
          <table:table-cell table:formula="of:=[.G15]" office:value-type="string" office:string-value="0xc003+1" calcext:value-type="string">
            <text:p>0xc003+1</text:p>
          </table:table-cell>
          <table:table-cell table:number-columns-repeated="1017"/>
        </table:table-row>
        <table:table-row table:style-name="ro1">
          <table:table-cell/>
          <table:table-cell table:formula="of:=[.B16]" office:value-type="string" office:string-value="0xDBFB" calcext:value-type="string">
            <text:p>0xDBFB</text:p>
          </table:table-cell>
          <table:table-cell table:formula="of:=[.C16]" office:value-type="string" office:string-value="0xDBFB" calcext:value-type="string">
            <text:p>0xDBFB</text:p>
          </table:table-cell>
          <table:table-cell table:formula="of:=[.D16]" office:value-type="string" office:string-value="0xDBFD" calcext:value-type="string">
            <text:p>0xDBFD</text:p>
          </table:table-cell>
          <table:table-cell table:formula="of:=[.E16]" office:value-type="string" office:string-value="0xDC25" calcext:value-type="string">
            <text:p>0xDC25</text:p>
          </table:table-cell>
          <table:table-cell table:formula="of:=[.F16]" office:value-type="string" office:string-value="0xDBFC" calcext:value-type="string">
            <text:p>0xDBFC</text:p>
          </table:table-cell>
          <table:table-cell table:formula="of:=[.G16]" office:value-type="string" office:string-value="0xDBC0" calcext:value-type="string">
            <text:p>0xDBC0</text:p>
          </table:table-cell>
          <table:table-cell table:number-columns-repeated="1017"/>
        </table:table-row>
        <table:table-row table:style-name="ro1">
          <table:table-cell/>
          <table:table-cell table:formula="of:=[.B19]" office:value-type="string" office:string-value="0xDF95" calcext:value-type="string">
            <text:p>0xDF95</text:p>
          </table:table-cell>
          <table:table-cell table:formula="of:=[.C19]" office:value-type="string" office:string-value="0xDF95" calcext:value-type="string">
            <text:p>0xDF95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formula="of:=[.B20]" office:value-type="string" office:string-value="0x50" calcext:value-type="string">
            <text:p>0x50</text:p>
          </table:table-cell>
          <table:table-cell table:formula="of:=[.C20]" office:value-type="string" office:string-value="0x40" calcext:value-type="string">
            <text:p>0x40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formula="of:=[.B23]" office:value-type="string" office:string-value="0xDF97" calcext:value-type="string">
            <text:p>0xDF97</text:p>
          </table:table-cell>
          <table:table-cell table:formula="of:=[.C23]" office:value-type="string" office:string-value="0xDF97" calcext:value-type="string">
            <text:p>0xDF97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formula="of:=[.B24]" office:value-type="string" office:string-value="0x18" calcext:value-type="string">
            <text:p>0x18</text:p>
          </table:table-cell>
          <table:table-cell table:formula="of:=[.C24]" office:value-type="string" office:string-value="0x10" calcext:value-type="string">
            <text:p>0x10</text:p>
          </table:table-cell>
          <table:table-cell table:formula="of:=[.D24]" office:value-type="float" office:value="0" calcext:value-type="float">
            <text:p>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formula="of:=[.B27]" office:value-type="float" office:value="0" calcext:value-type="float">
            <text:p>0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0" calcext:value-type="float">
            <text:p>0</text:p>
          </table:table-cell>
          <table:table-cell table:formula="of:=[.G27]" office:value-type="string" office:string-value="0xbe07+1" calcext:value-type="string">
            <text:p>0xbe07+1</text:p>
          </table:table-cell>
          <table:table-cell table:number-columns-repeated="1017"/>
        </table:table-row>
        <table:table-row table:style-name="ro1">
          <table:table-cell/>
          <table:table-cell table:formula="of:=[.B28]" office:value-type="float" office:value="0" calcext:value-type="float">
            <text:p>0</text:p>
          </table:table-cell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0" calcext:value-type="float">
            <text:p>0</text:p>
          </table:table-cell>
          <table:table-cell table:formula="of:=[.G28]" office:value-type="string" office:string-value="0x02" calcext:value-type="string">
            <text:p>0x02</text:p>
          </table:table-cell>
          <table:table-cell table:number-columns-repeated="1017"/>
        </table:table-row>
        <table:table-row table:style-name="ro1">
          <table:table-cell/>
          <table:table-cell table:formula="of:=[.B32]" office:value-type="float" office:value="0" calcext:value-type="float">
            <text:p>0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string" office:string-value="0xEACE" calcext:value-type="string">
            <text:p>0xEACE</text:p>
          </table:table-cell>
          <table:table-cell table:formula="of:=[.F32]" office:value-type="string" office:string-value="0xEC4C" calcext:value-type="string">
            <text:p>0xEC4C</text:p>
          </table:table-cell>
          <table:table-cell table:formula="of:=[.G32]" office:value-type="string" office:string-value="0xEC42" calcext:value-type="string">
            <text:p>0xEC42</text:p>
          </table:table-cell>
          <table:table-cell table:number-columns-repeated="1017"/>
        </table:table-row>
        <table:table-row table:style-name="ro1">
          <table:table-cell/>
          <table:table-cell table:formula="of:=[.B33]" office:value-type="float" office:value="0" calcext:value-type="float">
            <text:p>0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string" office:string-value="0x21" calcext:value-type="string">
            <text:p>0x21</text:p>
          </table:table-cell>
          <table:table-cell table:formula="of:=[.F33]" office:value-type="string" office:string-value="0x21" calcext:value-type="string">
            <text:p>0x21</text:p>
          </table:table-cell>
          <table:table-cell table:formula="of:=[.G33]" office:value-type="string" office:string-value="0x21" calcext:value-type="string">
            <text:p>0x21</text:p>
          </table:table-cell>
          <table:table-cell table:number-columns-repeated="1017"/>
        </table:table-row>
      </table:table>
      <table:table table:name="NOT_SUPPORTED" table:style-name="ta1">
        <table:table-column table:style-name="co4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_CPM_NET_KORNET_drive_a</text:p>
          </table:table-cell>
          <table:table-cell office:value-type="string" calcext:value-type="string">
            <text:p>_CPM_NET_KORNET_drive_b</text:p>
          </table:table-cell>
          <table:table-cell office:value-type="string" calcext:value-type="string">
            <text:p>_CPM_NET_SFERA1</text:p>
          </table:table-cell>
          <table:table-cell office:value-type="string" calcext:value-type="string">
            <text:p>_CPM_NET_SFERA2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dw</text:p>
          </table:table-cell>
        </table:table-row>
        <table:table-row table:style-name="ro1">
          <table:table-cell/>
          <table:table-cell office:value-type="string" calcext:value-type="string">
            <text:p>0xD980</text:p>
          </table:table-cell>
          <table:table-cell table:style-name="ce434" office:value-type="string" calcext:value-type="string">
            <text:p>kornet_b_base</text:p>
          </table:table-cell>
          <table:table-cell table:number-columns-repeated="2" office:value-type="string" calcext:value-type="string">
            <text:p>0xC380</text:p>
          </table:table-cell>
        </table:table-row>
        <table:table-row table:style-name="ro1">
          <table:table-cell/>
          <table:table-cell office:value-type="string" calcext:value-type="string">
            <text:p>0xD980</text:p>
          </table:table-cell>
          <table:table-cell office:value-type="string" calcext:value-type="string">
            <text:p>0x00EE</text:p>
          </table:table-cell>
          <table:table-cell table:number-columns-repeated="2" office:value-type="string" calcext:value-type="string">
            <text:p>0xC380</text:p>
          </table:table-cell>
        </table:table-row>
        <table:table-row table:style-name="ro1">
          <table:table-cell/>
          <table:table-cell office:value-type="string" calcext:value-type="string">
            <text:p>0xD980</text:p>
          </table:table-cell>
          <table:table-cell office:value-type="string" calcext:value-type="string">
            <text:p>0x00EE</text:p>
          </table:table-cell>
          <table:table-cell table:number-columns-repeated="2" office:value-type="string" calcext:value-type="string">
            <text:p>0xC380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dw</text:p>
          </table:table-cell>
        </table:table-row>
        <table:table-row table:style-name="ro1">
          <table:table-cell/>
          <table:table-cell office:value-type="string" calcext:value-type="string">
            <text:p>0xD982</text:p>
          </table:table-cell>
          <table:table-cell table:style-name="ce434" office:value-type="string" calcext:value-type="string">
            <text:p>kornet_b_base+2</text:p>
          </table:table-cell>
          <table:table-cell table:number-columns-repeated="2" office:value-type="string" calcext:value-type="string">
            <text:p>0xC382</text:p>
          </table:table-cell>
        </table:table-row>
        <table:table-row table:style-name="ro1">
          <table:table-cell/>
          <table:table-cell office:value-type="string" calcext:value-type="string">
            <text:p>0xDa00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Da00</text:p>
          </table:table-cell>
        </table:table-row>
        <table:table-row table:style-name="ro1">
          <table:table-cell/>
          <table:table-cell office:value-type="string" calcext:value-type="string">
            <text:p>0xDa00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Da00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dw</text:p>
          </table:table-cell>
        </table:table-row>
        <table:table-row table:style-name="ro1">
          <table:table-cell/>
          <table:table-cell office:value-type="string" calcext:value-type="string">
            <text:p>0xD984</text:p>
          </table:table-cell>
          <table:table-cell table:style-name="ce434" office:value-type="string" calcext:value-type="string">
            <office:annotation draw:style-name="gr1" draw:text-style-name="P1" svg:width="1.1413in" svg:height="0.5457in" svg:x="5.2055in" svg:y="1.187in" draw:caption-point-x="-0.2402in" draw:caption-point-y="0.5945in">
              <dc:creator>SE</dc:creator>
              <dc:date>2014-10-10T00:00:00</dc:date>
              <text:p text:style-name="P1"><text:span text:style-name="T1">ERROR, </text:span><text:span text:style-name="T1"><text:line-break/></text:span><text:span text:style-name="T1">was +2</text:span><text:span text:style-name="T1"><text:line-break/></text:span><text:span text:style-name="T1">should be +4</text:span></text:p>
            </office:annotation>
            <text:p>kornet_b_base+4</text:p>
          </table:table-cell>
          <table:table-cell table:number-columns-repeated="2" office:value-type="string" calcext:value-type="string">
            <text:p>0xC384</text:p>
          </table:table-cell>
        </table:table-row>
        <table:table-row table:style-name="ro1">
          <table:table-cell/>
          <table:table-cell office:value-type="string" calcext:value-type="string">
            <text:p>0x0006</text:p>
          </table:table-cell>
          <table:table-cell office:value-type="string" calcext:value-type="string">
            <text:p>0x000E</text:p>
          </table:table-cell>
          <table:table-cell table:number-columns-repeated="2" office:value-type="string" calcext:value-type="string">
            <text:p>0x000A</text:p>
          </table:table-cell>
        </table:table-row>
        <table:table-row table:style-name="ro1">
          <table:table-cell/>
          <table:table-cell office:value-type="string" calcext:value-type="string">
            <text:p>0x0006</text:p>
          </table:table-cell>
          <table:table-cell office:value-type="string" calcext:value-type="string">
            <text:p>0x000E</text:p>
          </table:table-cell>
          <table:table-cell table:number-columns-repeated="2" office:value-type="string" calcext:value-type="string">
            <text:p>0x000A</text:p>
          </table:table-cell>
        </table:table-row>
        <table:table-row table:style-name="ro1">
          <table:table-cell/>
          <table:table-cell office:value-type="string" calcext:value-type="string">
            <text:p>dw</text:p>
          </table:table-cell>
          <table:table-cell/>
          <table:table-cell table:number-columns-repeated="2" office:value-type="string" calcext:value-type="string">
            <text:p>dw</text:p>
          </table:table-cell>
        </table:table-row>
        <table:table-row table:style-name="ro1">
          <table:table-cell/>
          <table:table-cell office:value-type="string" calcext:value-type="string">
            <text:p>0xDB59+1</text:p>
          </table:table-cell>
          <table:table-cell/>
          <table:table-cell table:number-columns-repeated="2" office:value-type="string" calcext:value-type="string">
            <text:p>0xDB5C+1</text:p>
          </table:table-cell>
        </table:table-row>
        <table:table-row table:style-name="ro1">
          <table:table-cell/>
          <table:table-cell office:value-type="string" calcext:value-type="string">
            <text:p>0xDAAA</text:p>
          </table:table-cell>
          <table:table-cell/>
          <table:table-cell table:number-columns-repeated="2" office:value-type="string" calcext:value-type="string">
            <text:p>0xDAC3</text:p>
          </table:table-cell>
        </table:table-row>
        <table:table-row table:style-name="ro1">
          <table:table-cell/>
          <table:table-cell office:value-type="string" calcext:value-type="string">
            <text:p>0xDAAA</text:p>
          </table:table-cell>
          <table:table-cell/>
          <table:table-cell table:number-columns-repeated="2" office:value-type="string" calcext:value-type="string">
            <text:p>0xDAC3</text:p>
          </table:table-cell>
        </table:table-row>
        <table:table-row table:style-name="ro1">
          <table:table-cell/>
          <table:table-cell office:value-type="string" calcext:value-type="string">
            <text:p>dw</text:p>
          </table:table-cell>
          <table:table-cell/>
          <table:table-cell table:number-columns-repeated="2" office:value-type="string" calcext:value-type="string">
            <text:p>dw</text:p>
          </table:table-cell>
        </table:table-row>
        <table:table-row table:style-name="ro1">
          <table:table-cell/>
          <table:table-cell office:value-type="string" calcext:value-type="string">
            <text:p>0xDA03+1</text:p>
          </table:table-cell>
          <table:table-cell/>
          <table:table-cell table:number-columns-repeated="2" office:value-type="string" calcext:value-type="string">
            <text:p>0xDA03+1</text:p>
          </table:table-cell>
        </table:table-row>
        <table:table-row table:style-name="ro1">
          <table:table-cell/>
          <table:table-cell office:value-type="string" calcext:value-type="string">
            <text:p>0xDBA1</text:p>
          </table:table-cell>
          <table:table-cell/>
          <table:table-cell table:number-columns-repeated="2" office:value-type="string" calcext:value-type="string">
            <text:p>0xDB6E</text:p>
          </table:table-cell>
        </table:table-row>
        <table:table-row table:style-name="ro1">
          <table:table-cell/>
          <table:table-cell office:value-type="string" calcext:value-type="string">
            <text:p>0xDBA1</text:p>
          </table:table-cell>
          <table:table-cell/>
          <table:table-cell table:number-columns-repeated="2" office:value-type="string" calcext:value-type="string">
            <text:p>0xDB6E</text:p>
          </table:table-cell>
        </table:table-row>
        <table:table-row table:style-name="ro1">
          <table:table-cell/>
          <table:table-cell office:value-type="string" calcext:value-type="string">
            <text:p>dw</text:p>
          </table:table-cell>
          <table:table-cell/>
          <table:table-cell table:number-columns-repeated="2" office:value-type="string" calcext:value-type="string">
            <text:p>dw</text:p>
          </table:table-cell>
        </table:table-row>
        <table:table-row table:style-name="ro1">
          <table:table-cell/>
          <table:table-cell office:value-type="string" calcext:value-type="string">
            <text:p>0xDA27+1</text:p>
          </table:table-cell>
          <table:table-cell/>
          <table:table-cell table:number-columns-repeated="2" office:value-type="string" calcext:value-type="string">
            <text:p>0xDA27+1</text:p>
          </table:table-cell>
        </table:table-row>
        <table:table-row table:style-name="ro1">
          <table:table-cell/>
          <table:table-cell office:value-type="string" calcext:value-type="string">
            <text:p>0xDEB0</text:p>
          </table:table-cell>
          <table:table-cell/>
          <table:table-cell office:value-type="string" calcext:value-type="string">
            <text:p>0xDED4</text:p>
          </table:table-cell>
          <table:table-cell office:value-type="string" calcext:value-type="string">
            <text:p>0xDED0</text:p>
          </table:table-cell>
        </table:table-row>
        <table:table-row table:style-name="ro1">
          <table:table-cell/>
          <table:table-cell office:value-type="string" calcext:value-type="string">
            <text:p>0xDEB0</text:p>
          </table:table-cell>
          <table:table-cell/>
          <table:table-cell office:value-type="string" calcext:value-type="string">
            <text:p>0xDED4</text:p>
          </table:table-cell>
          <table:table-cell office:value-type="string" calcext:value-type="string">
            <text:p>0xDED0</text:p>
          </table:table-cell>
        </table:table-row>
        <table:table-row table:style-name="ro1">
          <table:table-cell/>
          <table:table-cell office:value-type="string" calcext:value-type="string">
            <text:p>dw</text:p>
          </table:table-cell>
          <table:table-cell/>
          <table:table-cell table:number-columns-repeated="2" office:value-type="string" calcext:value-type="string">
            <text:p>dw</text:p>
          </table:table-cell>
        </table:table-row>
        <table:table-row table:style-name="ro1">
          <table:table-cell/>
          <table:table-cell office:value-type="string" calcext:value-type="string">
            <text:p>0xDA2A+1</text:p>
          </table:table-cell>
          <table:table-cell/>
          <table:table-cell table:number-columns-repeated="2" office:value-type="string" calcext:value-type="string">
            <text:p>0xDA2A+1</text:p>
          </table:table-cell>
        </table:table-row>
        <table:table-row table:style-name="ro1">
          <table:table-cell/>
          <table:table-cell office:value-type="string" calcext:value-type="string">
            <text:p>0xE19A</text:p>
          </table:table-cell>
          <table:table-cell/>
          <table:table-cell office:value-type="string" calcext:value-type="string">
            <text:p>0xE193</text:p>
          </table:table-cell>
          <table:table-cell office:value-type="string" calcext:value-type="string">
            <text:p>0xE18F</text:p>
          </table:table-cell>
        </table:table-row>
        <table:table-row table:style-name="ro1">
          <table:table-cell/>
          <table:table-cell office:value-type="string" calcext:value-type="string">
            <text:p>0xE19A</text:p>
          </table:table-cell>
          <table:table-cell/>
          <table:table-cell office:value-type="string" calcext:value-type="string">
            <text:p>0xE193</text:p>
          </table:table-cell>
          <table:table-cell office:value-type="string" calcext:value-type="string">
            <text:p>0xE18F</text:p>
          </table:table-cell>
        </table:table-row>
        <table:table-row table:style-name="ro1">
          <table:table-cell/>
          <table:table-cell office:value-type="string" calcext:value-type="string">
            <text:p>dw</text:p>
          </table:table-cell>
          <table:table-cell/>
          <table:table-cell table:number-columns-repeated="2" office:value-type="string" calcext:value-type="string">
            <text:p>dw</text:p>
          </table:table-cell>
        </table:table-row>
        <table:table-row table:style-name="ro1">
          <table:table-cell/>
          <table:table-cell office:value-type="string" calcext:value-type="string">
            <text:p>0xDA33+1</text:p>
          </table:table-cell>
          <table:table-cell/>
          <table:table-cell table:number-columns-repeated="2" office:value-type="string" calcext:value-type="string">
            <text:p>0xDA3C+1</text:p>
          </table:table-cell>
        </table:table-row>
        <table:table-row table:style-name="ro1">
          <table:table-cell/>
          <table:table-cell office:value-type="string" calcext:value-type="string">
            <text:p>0xDFC8</text:p>
          </table:table-cell>
          <table:table-cell/>
          <table:table-cell office:value-type="string" calcext:value-type="string">
            <text:p>0xDD06</text:p>
          </table:table-cell>
          <table:table-cell office:value-type="string" calcext:value-type="string">
            <text:p>0xDD02</text:p>
          </table:table-cell>
        </table:table-row>
        <table:table-row table:style-name="ro1">
          <table:table-cell/>
          <table:table-cell office:value-type="string" calcext:value-type="string">
            <text:p>0xDFC8</text:p>
          </table:table-cell>
          <table:table-cell/>
          <table:table-cell office:value-type="string" calcext:value-type="string">
            <text:p>0xDD06</text:p>
          </table:table-cell>
          <table:table-cell office:value-type="string" calcext:value-type="string">
            <text:p>0xDD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4" office:value-type="string" calcext:value-type="string">
            <text:p>NotSup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stop</text:p>
          </table:table-cell>
        </table:table-row>
        <table:table-row table:style-name="ro1">
          <table:table-cell/>
          <table:table-cell office:value-type="string" calcext:value-type="string">
            <text:p>'CPM_NET_KORNET_drive_a'</text:p>
          </table:table-cell>
          <table:table-cell office:value-type="string" calcext:value-type="string">
            <text:p>'CPM_NET_KORNET_drive_b'</text:p>
          </table:table-cell>
          <table:table-cell office:value-type="string" calcext:value-type="string">
            <text:p>'CPM_NET_SFERA1'</text:p>
          </table:table-cell>
          <table:table-cell office:value-type="string" calcext:value-type="string">
            <text:p>'CPM_NET_SFERA2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fo:color="#ff3333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23:00:08.702986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Erokhin</meta:initial-creator>
    <meta:creation-date>2014-10-09T18:56:01.305687240</meta:creation-date>
    <dc:date>2014-10-16T00:00:39.940957091</dc:date>
    <dc:creator>Sergey Erokhin</dc:creator>
    <meta:editing-duration>PT21H13M51S</meta:editing-duration>
    <meta:editing-cycles>54</meta:editing-cycles>
    <meta:generator>LibreOffice/4.2.6.3$Linux_X86_64 LibreOffice_project/420m0$Build-3</meta:generator>
    <meta:document-statistic meta:table-count="4" meta:cell-count="3676" meta:object-count="0"/>
  </office:meta>
</office:document-meta>
</file>